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Lohit Devanaga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weight="bold" style:font-name-asian="Noto Sans CJK SC Regular" style:font-size-asian="10pt" style:font-weight-asian="bold" style:font-name-complex="Lohit Devanagari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4" table:default-cell-style-name="ce1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PID</text:p>
          </table:table-cell>
          <table:table-cell table:style-name="ce1" office:value-type="string" calcext:value-type="string">
            <text:p>NM MAG</text:p>
          </table:table-cell>
          <table:table-cell table:style-name="ce1" office:value-type="string" calcext:value-type="string">
            <text:p>iF MAG</text:p>
          </table:table-cell>
          <table:table-cell table:style-name="ce1" office:value-type="string" calcext:value-type="string">
            <text:p>Difference *</text:p>
          </table:table-cell>
          <table:table-cell office:value-type="string" calcext:value-type="string">
            <text:p>iF NN true?</text:p>
          </table:table-cell>
          <table:table-cell/>
          <table:table-cell table:style-name="ce1" office:value-type="string" calcext:value-type="string">
            <text:p>STATS</text:p>
          </table:table-cell>
          <table:table-cell table:style-name="Default" table:number-columns-repeated="2"/>
          <table:table-cell table:style-name="ce1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0015fc8a784c6443835bddd31fd11d04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4]=&quot;NA&quot;; &quot;NA&quot;; ([.B4]-[.C4]))" office:value-type="string" office:string-value="NA" calcext:value-type="string">
            <text:p>NA</text:p>
          </table:table-cell>
          <table:table-cell table:formula="of:=IF([.C4]=&quot;NA&quot;;&quot;F&quot;;&quot;T&quot;)" office:value-type="string" office:string-value="F" calcext:value-type="string">
            <text:p>F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0024b63101c7161aee4d644235a047d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]=&quot;NA&quot;; &quot;NA&quot;; ([.B5]-[.C5]))" office:value-type="float" office:value="0" calcext:value-type="float">
            <text:p>0.00</text:p>
          </table:table-cell>
          <table:table-cell table:formula="of:=IF([.C5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Total # CPIDs in NM NN W/Mag</text:p>
          </table:table-cell>
          <table:table-cell table:style-name="ce1" office:value-type="float" office:value="2108" calcext:value-type="float">
            <text:p>2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d383a19b63d698a3201793e7e3750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6]=&quot;NA&quot;; &quot;NA&quot;; ([.B6]-[.C6]))" office:value-type="float" office:value="-1.25" calcext:value-type="float">
            <text:p>-1.25</text:p>
          </table:table-cell>
          <table:table-cell table:formula="of:=IF([.C6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Total # CPIDs in iF NN W/Mag</text:p>
          </table:table-cell>
          <table:table-cell table:style-name="ce1" table:formula="of:=2108-COUNTIF([.C4:.C2111]; &quot;NA&quot;)" office:value-type="float" office:value="1887" calcext:value-type="float">
            <text:p>1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167638daf46847501be39de7e941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]=&quot;NA&quot;; &quot;NA&quot;; ([.B7]-[.C7]))" office:value-type="float" office:value="0" calcext:value-type="float">
            <text:p>0.00</text:p>
          </table:table-cell>
          <table:table-cell table:formula="of:=IF([.C7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Difference**</text:p>
          </table:table-cell>
          <table:table-cell table:style-name="ce1" table:formula="of:=[.H5]-[.H6]"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565aba8b273e72f5292dd54c2e9d9c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8]=&quot;NA&quot;; &quot;NA&quot;; ([.B8]-[.C8]))" office:value-type="float" office:value="0" calcext:value-type="float">
            <text:p>0.00</text:p>
          </table:table-cell>
          <table:table-cell table:formula="of:=IF([.C8]=&quot;NA&quot;;&quot;F&quot;;&quot;T&quot;)" office:value-type="string" office:string-value="T" calcext:value-type="string">
            <text:p>T</text:p>
          </table:table-cell>
          <table:table-cell/>
          <table:table-cell table:style-name="ce1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00753fb2da10d8f412195f4f99c61078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9]=&quot;NA&quot;; &quot;NA&quot;; ([.B9]-[.C9]))" office:value-type="float" office:value="0" calcext:value-type="float">
            <text:p>0.00</text:p>
          </table:table-cell>
          <table:table-cell table:formula="of:=IF([.C9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Average Mag in NM NN EST</text:p>
          </table:table-cell>
          <table:table-cell table:style-name="ce15" table:formula="of:=SUM([.B4:.B2111])/[.H5]" office:value-type="float" office:value="53.4230692599621" calcext:value-type="float">
            <text:p>53.42306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7b76793e25af64dc29d68b5347ee7f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0]=&quot;NA&quot;; &quot;NA&quot;; ([.B10]-[.C10]))" office:value-type="float" office:value="0" calcext:value-type="float">
            <text:p>0.00</text:p>
          </table:table-cell>
          <table:table-cell table:formula="of:=IF([.C10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Average Mag In iF NN EST</text:p>
          </table:table-cell>
          <table:table-cell table:style-name="ce15" table:formula="of:=SUM(IF(ISNUMBER([.$C$4:.$C$2111]); [.$C$4:.$C$2111];))/[.H6]" office:value-type="float" office:value="61.0419978802332" calcext:value-type="float">
            <text:p>61.04199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a3cb51eaaa9e828fc4685cf4101560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1]=&quot;NA&quot;; &quot;NA&quot;; ([.B11]-[.C11]))" office:value-type="float" office:value="-1.25" calcext:value-type="float">
            <text:p>-1.25</text:p>
          </table:table-cell>
          <table:table-cell table:formula="of:=IF([.C11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Difference</text:p>
          </table:table-cell>
          <table:table-cell table:style-name="ce15" table:formula="of:=[.H10]-[.H9]" office:value-type="float" office:value="7.61892862027113" calcext:value-type="float">
            <text:p>7.61892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b4ebd7c601cf43c5f84f75c36af4ed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2]=&quot;NA&quot;; &quot;NA&quot;; ([.B12]-[.C12]))" office:value-type="float" office:value="0" calcext:value-type="float">
            <text:p>0.00</text:p>
          </table:table-cell>
          <table:table-cell table:formula="of:=IF([.C12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% displaced (Diff/iFNN)****</text:p>
          </table:table-cell>
          <table:table-cell table:style-name="ce15" table:formula="of:=([.H11]/[.H10])*100" office:value-type="float" office:value="12.4814535645111" calcext:value-type="float">
            <text:p>12.48145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bcd811d3f0ba9970189c7ffcb1f72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3]=&quot;NA&quot;; &quot;NA&quot;; ([.B13]-[.C13]))" office:value-type="float" office:value="0" calcext:value-type="float">
            <text:p>0.00</text:p>
          </table:table-cell>
          <table:table-cell table:formula="of:=IF([.C13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Total NN Mag displaced*****</text:p>
          </table:table-cell>
          <table:table-cell table:style-name="ce15" table:formula="of:=([.H11]/[.H10])*115000" office:value-type="float" office:value="14353.6715991877" calcext:value-type="float">
            <text:p>14353.67159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d9943ffbcc671b79aec7d94a995bf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4]=&quot;NA&quot;; &quot;NA&quot;; ([.B14]-[.C14]))" office:value-type="string" office:string-value="NA" calcext:value-type="string">
            <text:p>NA</text:p>
          </table:table-cell>
          <table:table-cell table:formula="of:=IF([.C14]=&quot;NA&quot;;&quot;F&quot;;&quot;T&quot;)" office:value-type="string" office:string-value="F" calcext:value-type="string">
            <text:p>F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00f39302f457008492d30ec2fc80dcb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]=&quot;NA&quot;; &quot;NA&quot;; ([.B15]-[.C15]))" office:value-type="float" office:value="0" calcext:value-type="float">
            <text:p>0.00</text:p>
          </table:table-cell>
          <table:table-cell table:formula="of:=IF([.C15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# Users losing mag***</text:p>
          </table:table-cell>
          <table:table-cell table:style-name="ce1" table:formula="of:=COUNTIF([.$D$4:.$D$2111];&quot;&gt;0&quot;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4fb83a60da856ad72943407397bf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]=&quot;NA&quot;; &quot;NA&quot;; ([.B16]-[.C16]))" office:value-type="float" office:value="0" calcext:value-type="float">
            <text:p>0.00</text:p>
          </table:table-cell>
          <table:table-cell table:formula="of:=IF([.C16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# Users unchanged mag</text:p>
          </table:table-cell>
          <table:table-cell table:style-name="ce1" table:formula="of:=[.H5]-[.H15]-[.H17]-[.H7]" office:value-type="float" office:value="1307" calcext:value-type="float">
            <text:p>1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4f29bfd77fc4bd445e6dcc3ee18df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7]=&quot;NA&quot;; &quot;NA&quot;; ([.B17]-[.C17]))" office:value-type="float" office:value="0" calcext:value-type="float">
            <text:p>0.00</text:p>
          </table:table-cell>
          <table:table-cell table:formula="of:=IF([.C17]=&quot;NA&quot;;&quot;F&quot;;&quot;T&quot;)" office:value-type="string" office:string-value="T" calcext:value-type="string">
            <text:p>T</text:p>
          </table:table-cell>
          <table:table-cell/>
          <table:table-cell table:style-name="ce12" office:value-type="string" calcext:value-type="string">
            <text:p># Users gaining mag</text:p>
          </table:table-cell>
          <table:table-cell table:style-name="ce16" table:formula="of:=COUNTIF([.$D$4:.$D$2111];&quot;&lt;0&quot;)" office:value-type="float" office:value="457" calcext:value-type="float">
            <text:p>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5baf274dd9265b1c53d6aa064cface</text:p>
          </table:table-cell>
          <table:table-cell office:value-type="float" office:value="21.25" calcext:value-type="float">
            <text:p>21.25</text:p>
          </table:table-cell>
          <table:table-cell office:value-type="float" office:value="11.25" calcext:value-type="float">
            <text:p>11.25</text:p>
          </table:table-cell>
          <table:table-cell table:formula="of:=IF([.C18]=&quot;NA&quot;; &quot;NA&quot;; ([.B18]-[.C18]))" office:value-type="float" office:value="10" calcext:value-type="float">
            <text:p>10.00</text:p>
          </table:table-cell>
          <table:table-cell table:formula="of:=IF([.C18]=&quot;NA&quot;;&quot;F&quot;;&quot;T&quot;)" office:value-type="string" office:string-value="T" calcext:value-type="string">
            <text:p>T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01620d9179af2a8c084c1862bae4a170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9]=&quot;NA&quot;; &quot;NA&quot;; ([.B19]-[.C19]))" office:value-type="float" office:value="0" calcext:value-type="float">
            <text:p>0.00</text:p>
          </table:table-cell>
          <table:table-cell table:formula="of:=IF([.C19]=&quot;NA&quot;;&quot;F&quot;;&quot;T&quot;)" office:value-type="string" office:string-value="T" calcext:value-type="string">
            <text:p>T</text:p>
          </table:table-cell>
          <table:table-cell/>
          <table:table-cell table:style-name="ce13" office:value-type="string" calcext:value-type="string">
            <text:p>Avg loss of mag</text:p>
          </table:table-cell>
          <table:table-cell table:style-name="ce15" table:formula="of:=SUMIF([.$D$4:.$D$2111];&quot;&gt;0&quot;)/[.H15]" office:value-type="float" office:value="6.58536585365854" calcext:value-type="float">
            <text:p>6.58536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6ee572f7ea14dd1269a2e17d8060a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table:formula="of:=IF([.C20]=&quot;NA&quot;; &quot;NA&quot;; ([.B20]-[.C20]))" office:value-type="float" office:value="2.5" calcext:value-type="float">
            <text:p>2.50</text:p>
          </table:table-cell>
          <table:table-cell table:formula="of:=IF([.C20]=&quot;NA&quot;;&quot;F&quot;;&quot;T&quot;)" office:value-type="string" office:string-value="T" calcext:value-type="string">
            <text:p>T</text:p>
          </table:table-cell>
          <table:table-cell/>
          <table:table-cell table:style-name="ce13" office:value-type="string" calcext:value-type="string">
            <text:p>Avg gain of mag</text:p>
          </table:table-cell>
          <table:table-cell table:style-name="ce15" table:formula="of:=-SUMIF([.$D$4:.$D$2111];&quot;&lt;0&quot;)/[.H17]" office:value-type="float" office:value="10.1212691466083" calcext:value-type="float">
            <text:p>10.12126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80d21299ca17267b6cf734c9d05884</text:p>
          </table:table-cell>
          <table:table-cell office:value-type="float" office:value="195" calcext:value-type="float">
            <text:p>195.00</text:p>
          </table:table-cell>
          <table:table-cell office:value-type="float" office:value="200" calcext:value-type="float">
            <text:p>200.00</text:p>
          </table:table-cell>
          <table:table-cell table:formula="of:=IF([.C21]=&quot;NA&quot;; &quot;NA&quot;; ([.B21]-[.C21]))" office:value-type="float" office:value="-5" calcext:value-type="float">
            <text:p>-5.00</text:p>
          </table:table-cell>
          <table:table-cell table:formula="of:=IF([.C21]=&quot;NA&quot;;&quot;F&quot;;&quot;T&quot;)" office:value-type="string" office:string-value="T" calcext:value-type="string">
            <text:p>T</text:p>
          </table:table-cell>
          <table:table-cell/>
          <table:table-cell table:style-name="ce13" office:value-type="string" calcext:value-type="string">
            <text:p>Avg gain of mag across all</text:p>
          </table:table-cell>
          <table:table-cell table:style-name="ce15" table:formula="of:=[.H20]-[.H19]" office:value-type="float" office:value="3.53590329294978" calcext:value-type="float">
            <text:p>3.53590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a499929b07373568b3eea3b3afe75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22]=&quot;NA&quot;; &quot;NA&quot;; ([.B22]-[.C22]))" office:value-type="string" office:string-value="NA" calcext:value-type="string">
            <text:p>NA</text:p>
          </table:table-cell>
          <table:table-cell table:formula="of:=IF([.C2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dd501be546d4e39e445e0b83b850b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23]=&quot;NA&quot;; &quot;NA&quot;; ([.B23]-[.C23]))" office:value-type="string" office:string-value="NA" calcext:value-type="string">
            <text:p>NA</text:p>
          </table:table-cell>
          <table:table-cell table:formula="of:=IF([.C23]=&quot;NA&quot;;&quot;F&quot;;&quot;T&quot;)" office:value-type="string" office:string-value="F" calcext:value-type="string">
            <text:p>F</text:p>
          </table:table-cell>
          <table:table-cell/>
          <table:table-cell table:style-name="ce13" office:value-type="string" calcext:value-type="string">
            <text:p>Largest loss of Mag</text:p>
          </table:table-cell>
          <table:table-cell table:style-name="ce9" table:formula="of:=MAX([.D4:.D2111])" office:value-type="float" office:value="60" calcext:value-type="float">
            <text:p>6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e2b15b1c16581a0d6bcc5ba5ad5eac</text:p>
          </table:table-cell>
          <table:table-cell office:value-type="float" office:value="180" calcext:value-type="float">
            <text:p>180.00</text:p>
          </table:table-cell>
          <table:table-cell office:value-type="string" calcext:value-type="string">
            <text:p>NA</text:p>
          </table:table-cell>
          <table:table-cell table:formula="of:=IF([.C24]=&quot;NA&quot;; &quot;NA&quot;; ([.B24]-[.C24]))" office:value-type="string" office:string-value="NA" calcext:value-type="string">
            <text:p>NA</text:p>
          </table:table-cell>
          <table:table-cell table:formula="of:=IF([.C24]=&quot;NA&quot;;&quot;F&quot;;&quot;T&quot;)" office:value-type="string" office:string-value="F" calcext:value-type="string">
            <text:p>F</text:p>
          </table:table-cell>
          <table:table-cell/>
          <table:table-cell table:style-name="ce13" office:value-type="string" calcext:value-type="string">
            <text:p>Largest gain of Mag</text:p>
          </table:table-cell>
          <table:table-cell table:style-name="ce9" table:formula="of:=-MIN([.D4:.D2111])" office:value-type="float" office:value="666.67" calcext:value-type="float">
            <text:p>666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f6444339457f51a175d1889ff4269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5]=&quot;NA&quot;; &quot;NA&quot;; ([.B25]-[.C25]))" office:value-type="float" office:value="0" calcext:value-type="float">
            <text:p>0.00</text:p>
          </table:table-cell>
          <table:table-cell table:formula="of:=IF([.C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f7a0f8b60fe3ebd799122ebe08043e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26]=&quot;NA&quot;; &quot;NA&quot;; ([.B26]-[.C26]))" office:value-type="float" office:value="-1.25" calcext:value-type="float">
            <text:p>-1.25</text:p>
          </table:table-cell>
          <table:table-cell table:formula="of:=IF([.C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fd21141ef10ad826c5b6d7d7a66629</text:p>
          </table:table-cell>
          <table:table-cell office:value-type="float" office:value="16.25" calcext:value-type="float">
            <text:p>16.25</text:p>
          </table:table-cell>
          <table:table-cell office:value-type="float" office:value="11.25" calcext:value-type="float">
            <text:p>11.25</text:p>
          </table:table-cell>
          <table:table-cell table:formula="of:=IF([.C27]=&quot;NA&quot;; &quot;NA&quot;; ([.B27]-[.C27]))" office:value-type="float" office:value="5" calcext:value-type="float">
            <text:p>5.00</text:p>
          </table:table-cell>
          <table:table-cell table:formula="of:=IF([.C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0745dee461ca34d12a8fb931514c9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8]=&quot;NA&quot;; &quot;NA&quot;; ([.B28]-[.C28]))" office:value-type="float" office:value="0" calcext:value-type="float">
            <text:p>0.00</text:p>
          </table:table-cell>
          <table:table-cell table:formula="of:=IF([.C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44d21e3dc2a743529f93b8dc3316d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9]=&quot;NA&quot;; &quot;NA&quot;; ([.B29]-[.C29]))" office:value-type="float" office:value="0" calcext:value-type="float">
            <text:p>0.00</text:p>
          </table:table-cell>
          <table:table-cell table:formula="of:=IF([.C29]=&quot;NA&quot;;&quot;F&quot;;&quot;T&quot;)" office:value-type="string" office:string-value="T" calcext:value-type="string">
            <text:p>T</text:p>
          </table:table-cell>
          <table:table-cell table:style-name="ce1" office:value-type="string" calcext:value-type="string">
            <text:p>*</text:p>
          </table:table-cell>
          <table:table-cell table:style-name="ce13" office:value-type="string" calcext:value-type="string" table:number-columns-spanned="2" table:number-rows-spanned="1">
            <text:p>Negative means gai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0249b19d285e6b0b6c7d255974aefed1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30]=&quot;NA&quot;; &quot;NA&quot;; ([.B30]-[.C30]))" office:value-type="float" office:value="-1.25" calcext:value-type="float">
            <text:p>-1.25</text:p>
          </table:table-cell>
          <table:table-cell table:formula="of:=IF([.C30]=&quot;NA&quot;;&quot;F&quot;;&quot;T&quot;)" office:value-type="string" office:string-value="T" calcext:value-type="string">
            <text:p>T</text:p>
          </table:table-cell>
          <table:table-cell table:style-name="ce1" office:value-type="string" calcext:value-type="string">
            <text:p>**</text:p>
          </table:table-cell>
          <table:table-cell table:style-name="ce13" office:value-type="string" calcext:value-type="string" table:number-columns-spanned="2" table:number-rows-spanned="1">
            <text:p>CPIDs removed from network not in the team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024a3d1002557e331f0d9a8bab107c04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31]=&quot;NA&quot;; &quot;NA&quot;; ([.B31]-[.C31]))" office:value-type="float" office:value="-5" calcext:value-type="float">
            <text:p>-5.00</text:p>
          </table:table-cell>
          <table:table-cell table:formula="of:=IF([.C31]=&quot;NA&quot;;&quot;F&quot;;&quot;T&quot;)" office:value-type="string" office:string-value="T" calcext:value-type="string">
            <text:p>T</text:p>
          </table:table-cell>
          <table:table-cell table:style-name="ce1" office:value-type="string" calcext:value-type="string">
            <text:p>***</text:p>
          </table:table-cell>
          <table:table-cell table:style-name="ce13" office:value-type="string" calcext:value-type="string" table:number-columns-spanned="2" table:number-rows-spanned="1">
            <text:p>Due to either not being on team in some projects or New</text:p>
          </table:table-cell>
          <table:covered-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024f20ad5dfef4e85c9cbd9080f358b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2]=&quot;NA&quot;; &quot;NA&quot;; ([.B32]-[.C32]))" office:value-type="float" office:value="0" calcext:value-type="float">
            <text:p>0.00</text:p>
          </table:table-cell>
          <table:table-cell table:formula="of:=IF([.C32]=&quot;NA&quot;;&quot;F&quot;;&quot;T&quot;)" office:value-type="string" office:string-value="T" calcext:value-type="string">
            <text:p>T</text:p>
          </table:table-cell>
          <table:table-cell/>
          <table:table-cell table:style-name="ce13" office:value-type="string" calcext:value-type="string" table:number-columns-spanned="2" table:number-rows-spanned="1">
            <text:p>RAC calculations result in a different MAG % of project</text:p>
          </table:table-cell>
          <table:covered-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026dde8d3daf1a497a97ce692dfae76a</text:p>
          </table:table-cell>
          <table:table-cell office:value-type="float" office:value="5" calcext:value-type="float">
            <text:p>5.00</text:p>
          </table:table-cell>
          <table:table-cell office:value-type="float" office:value="3.75" calcext:value-type="float">
            <text:p>3.75</text:p>
          </table:table-cell>
          <table:table-cell table:formula="of:=IF([.C33]=&quot;NA&quot;; &quot;NA&quot;; ([.B33]-[.C33]))" office:value-type="float" office:value="1.25" calcext:value-type="float">
            <text:p>1.25</text:p>
          </table:table-cell>
          <table:table-cell table:formula="of:=IF([.C33]=&quot;NA&quot;;&quot;F&quot;;&quot;T&quot;)" office:value-type="string" office:string-value="T" calcext:value-type="string">
            <text:p>T</text:p>
          </table:table-cell>
          <table:table-cell/>
          <table:table-cell table:style-name="ce13" office:value-type="string" calcext:value-type="string" table:number-columns-spanned="2" table:number-rows-spanned="1">
            <text:p>Also rounding has impacts on this number</text:p>
          </table:table-cell>
          <table:covered-table-cell table:style-name="ce13"/>
          <table:table-cell table:number-columns-repeated="5"/>
        </table:table-row>
        <table:table-row table:style-name="ro1">
          <table:table-cell office:value-type="string" calcext:value-type="string">
            <text:p>02c5e80c85f21c51808035782766bf5e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34]=&quot;NA&quot;; &quot;NA&quot;; ([.B34]-[.C34]))" office:value-type="float" office:value="0" calcext:value-type="float">
            <text:p>0.00</text:p>
          </table:table-cell>
          <table:table-cell table:formula="of:=IF([.C34]=&quot;NA&quot;;&quot;F&quot;;&quot;T&quot;)" office:value-type="string" office:string-value="T" calcext:value-type="string">
            <text:p>T</text:p>
          </table:table-cell>
          <table:table-cell table:style-name="ce1" office:value-type="string" calcext:value-type="string">
            <text:p>****</text:p>
          </table:table-cell>
          <table:table-cell table:style-name="ce13" office:value-type="string" calcext:value-type="string" table:number-columns-spanned="2" table:number-rows-spanned="1">
            <text:p>Avg mag gain in %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02e1a1e30f60118bb3375dba453bbf9d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A</text:p>
          </table:table-cell>
          <table:table-cell table:formula="of:=IF([.C35]=&quot;NA&quot;; &quot;NA&quot;; ([.B35]-[.C35]))" office:value-type="string" office:string-value="NA" calcext:value-type="string">
            <text:p>NA</text:p>
          </table:table-cell>
          <table:table-cell table:formula="of:=IF([.C35]=&quot;NA&quot;;&quot;F&quot;;&quot;T&quot;)" office:value-type="string" office:string-value="F" calcext:value-type="string">
            <text:p>F</text:p>
          </table:table-cell>
          <table:table-cell table:style-name="ce1" office:value-type="string" calcext:value-type="string">
            <text:p>*****</text:p>
          </table:table-cell>
          <table:table-cell table:style-name="ce13" office:value-type="string" calcext:value-type="string" table:number-columns-spanned="2" table:number-rows-spanned="1">
            <text:p>Amount of NN mag that is not where it should b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02f8f633ceefa8a48f7d624555a07493</text:p>
          </table:table-cell>
          <table:table-cell office:value-type="float" office:value="7.5" calcext:value-type="float">
            <text:p>7.50</text:p>
          </table:table-cell>
          <table:table-cell office:value-type="float" office:value="6.25" calcext:value-type="float">
            <text:p>6.25</text:p>
          </table:table-cell>
          <table:table-cell table:formula="of:=IF([.C36]=&quot;NA&quot;; &quot;NA&quot;; ([.B36]-[.C36]))" office:value-type="float" office:value="1.25" calcext:value-type="float">
            <text:p>1.25</text:p>
          </table:table-cell>
          <table:table-cell table:formula="of:=IF([.C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31a0196ca9579b1301de725f34424b0</text:p>
          </table:table-cell>
          <table:table-cell table:style-name="ce9" office:value-type="float" office:value="6.25" calcext:value-type="float">
            <text:p>6.25</text:p>
          </table:table-cell>
          <table:table-cell table:style-name="ce9" office:value-type="string" calcext:value-type="string">
            <text:p>NA</text:p>
          </table:table-cell>
          <table:table-cell table:style-name="ce11" table:formula="of:=IF([.C37]=&quot;NA&quot;; &quot;NA&quot;; ([.B37]-[.C37]))" office:value-type="string" office:string-value="NA" calcext:value-type="string">
            <text:p>NA</text:p>
          </table:table-cell>
          <table:table-cell table:formula="of:=IF([.C37]=&quot;NA&quot;;&quot;F&quot;;&quot;T&quot;)" office:value-type="string" office:string-value="F" calcext:value-type="string">
            <text:p>F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 table:number-columns-spanned="2" table:number-rows-spanned="1">
            <text:p>I have not included the 0 mag users in this calculation</text:p>
          </table:table-cell>
          <table:covered-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0343b16b6d8c24e0c098b88ddae39a2b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38]=&quot;NA&quot;; &quot;NA&quot;; ([.B38]-[.C38]))" office:value-type="float" office:value="-1.25" calcext:value-type="float">
            <text:p>-1.25</text:p>
          </table:table-cell>
          <table:table-cell table:formula="of:=IF([.C38]=&quot;NA&quot;;&quot;F&quot;;&quot;T&quot;)" office:value-type="string" office:string-value="T" calcext:value-type="string">
            <text:p>T</text:p>
          </table:table-cell>
          <table:table-cell/>
          <table:table-cell table:style-name="ce1" office:value-type="string" calcext:value-type="string" table:number-columns-spanned="2" table:number-rows-spanned="1">
            <text:p>It is likely some 0 mag users with very little RAC could</text:p>
          </table:table-cell>
          <table:covered-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034685fbbaccefea46bbf6b7b1ca1e3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9]=&quot;NA&quot;; &quot;NA&quot;; ([.B39]-[.C39]))" office:value-type="float" office:value="0" calcext:value-type="float">
            <text:p>0.00</text:p>
          </table:table-cell>
          <table:table-cell table:formula="of:=IF([.C39]=&quot;NA&quot;;&quot;F&quot;;&quot;T&quot;)" office:value-type="string" office:string-value="T" calcext:value-type="string">
            <text:p>T</text:p>
          </table:table-cell>
          <table:table-cell/>
          <table:table-cell table:style-name="ce1" office:value-type="string" calcext:value-type="string" table:number-columns-spanned="2" table:number-rows-spanned="1">
            <text:p>in fact now have a small mag</text:p>
          </table:table-cell>
          <table:covered-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03735fd8066b71828aec7ce17196bbb8</text:p>
          </table:table-cell>
          <table:table-cell office:value-type="float" office:value="12.5" calcext:value-type="float">
            <text:p>12.50</text:p>
          </table:table-cell>
          <table:table-cell office:value-type="float" office:value="10" calcext:value-type="float">
            <text:p>10.00</text:p>
          </table:table-cell>
          <table:table-cell table:formula="of:=IF([.C40]=&quot;NA&quot;; &quot;NA&quot;; ([.B40]-[.C40]))" office:value-type="float" office:value="2.5" calcext:value-type="float">
            <text:p>2.50</text:p>
          </table:table-cell>
          <table:table-cell table:formula="of:=IF([.C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7d6e23c9866923fc2a2e76e90e222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1]=&quot;NA&quot;; &quot;NA&quot;; ([.B41]-[.C41]))" office:value-type="string" office:string-value="NA" calcext:value-type="string">
            <text:p>NA</text:p>
          </table:table-cell>
          <table:table-cell table:formula="of:=IF([.C4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90450eff5f5cd6d7a7d95a6d898d8d</text:p>
          </table:table-cell>
          <table:table-cell office:value-type="float" office:value="100" calcext:value-type="float">
            <text:p>100.00</text:p>
          </table:table-cell>
          <table:table-cell office:value-type="float" office:value="60" calcext:value-type="float">
            <text:p>60.00</text:p>
          </table:table-cell>
          <table:table-cell table:formula="of:=IF([.C42]=&quot;NA&quot;; &quot;NA&quot;; ([.B42]-[.C42]))" office:value-type="float" office:value="40" calcext:value-type="float">
            <text:p>40.00</text:p>
          </table:table-cell>
          <table:table-cell table:formula="of:=IF([.C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acb8e3dc65c29a1b60acb208f4fe6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3]=&quot;NA&quot;; &quot;NA&quot;; ([.B43]-[.C43]))" office:value-type="float" office:value="0" calcext:value-type="float">
            <text:p>0.00</text:p>
          </table:table-cell>
          <table:table-cell table:formula="of:=IF([.C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d010e04bfa7db3852308300a800d94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table:formula="of:=IF([.C44]=&quot;NA&quot;; &quot;NA&quot;; ([.B44]-[.C44]))" office:value-type="float" office:value="-5" calcext:value-type="float">
            <text:p>-5.00</text:p>
          </table:table-cell>
          <table:table-cell table:formula="of:=IF([.C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da0fdc96d87677d90c455d47308b3c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45]=&quot;NA&quot;; &quot;NA&quot;; ([.B45]-[.C45]))" office:value-type="float" office:value="0" calcext:value-type="float">
            <text:p>0.00</text:p>
          </table:table-cell>
          <table:table-cell table:formula="of:=IF([.C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ffa30bab07df55de63a41c7a0d915a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46]=&quot;NA&quot;; &quot;NA&quot;; ([.B46]-[.C46]))" office:value-type="float" office:value="0" calcext:value-type="float">
            <text:p>0.00</text:p>
          </table:table-cell>
          <table:table-cell table:formula="of:=IF([.C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1e0951f9c3ece0d0ba4d1293e40d2c</text:p>
          </table:table-cell>
          <table:table-cell office:value-type="float" office:value="10" calcext:value-type="float">
            <text:p>10.00</text:p>
          </table:table-cell>
          <table:table-cell office:value-type="float" office:value="2.5" calcext:value-type="float">
            <text:p>2.50</text:p>
          </table:table-cell>
          <table:table-cell table:formula="of:=IF([.C47]=&quot;NA&quot;; &quot;NA&quot;; ([.B47]-[.C47]))" office:value-type="float" office:value="7.5" calcext:value-type="float">
            <text:p>7.50</text:p>
          </table:table-cell>
          <table:table-cell table:formula="of:=IF([.C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21f4099047998d627e097c025f589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8]=&quot;NA&quot;; &quot;NA&quot;; ([.B48]-[.C48]))" office:value-type="string" office:string-value="NA" calcext:value-type="string">
            <text:p>NA</text:p>
          </table:table-cell>
          <table:table-cell table:formula="of:=IF([.C4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9144b3fb2e414f5d122a2807066342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49]=&quot;NA&quot;; &quot;NA&quot;; ([.B49]-[.C49]))" office:value-type="float" office:value="-1.25" calcext:value-type="float">
            <text:p>-1.25</text:p>
          </table:table-cell>
          <table:table-cell table:formula="of:=IF([.C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a6fe7a851bcdcad7753ce170eecd3f</text:p>
          </table:table-cell>
          <table:table-cell office:value-type="float" office:value="670" calcext:value-type="float">
            <text:p>670.00</text:p>
          </table:table-cell>
          <table:table-cell office:value-type="float" office:value="700" calcext:value-type="float">
            <text:p>700.00</text:p>
          </table:table-cell>
          <table:table-cell table:formula="of:=IF([.C50]=&quot;NA&quot;; &quot;NA&quot;; ([.B50]-[.C50]))" office:value-type="float" office:value="-30" calcext:value-type="float">
            <text:p>-30.00</text:p>
          </table:table-cell>
          <table:table-cell table:formula="of:=IF([.C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c2aa7b1b86691095ed09e33831917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1]=&quot;NA&quot;; &quot;NA&quot;; ([.B51]-[.C51]))" office:value-type="float" office:value="0" calcext:value-type="float">
            <text:p>0.00</text:p>
          </table:table-cell>
          <table:table-cell table:formula="of:=IF([.C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fafc7a4f7b16c414c44292af6097c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2]=&quot;NA&quot;; &quot;NA&quot;; ([.B52]-[.C52]))" office:value-type="float" office:value="0" calcext:value-type="float">
            <text:p>0.00</text:p>
          </table:table-cell>
          <table:table-cell table:formula="of:=IF([.C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1ab27a3dc0a98cab388973e9063cf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3]=&quot;NA&quot;; &quot;NA&quot;; ([.B53]-[.C53]))" office:value-type="float" office:value="0" calcext:value-type="float">
            <text:p>0.00</text:p>
          </table:table-cell>
          <table:table-cell table:formula="of:=IF([.C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2456468d53290a0cdcc1dbde9181f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4]=&quot;NA&quot;; &quot;NA&quot;; ([.B54]-[.C54]))" office:value-type="float" office:value="0" calcext:value-type="float">
            <text:p>0.00</text:p>
          </table:table-cell>
          <table:table-cell table:formula="of:=IF([.C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508b857ce87f3d643a62ca0b61dc2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5]=&quot;NA&quot;; &quot;NA&quot;; ([.B55]-[.C55]))" office:value-type="float" office:value="0" calcext:value-type="float">
            <text:p>0.00</text:p>
          </table:table-cell>
          <table:table-cell table:formula="of:=IF([.C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ac8c71ebf80e6d4c5d0b2c06316ac6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56]=&quot;NA&quot;; &quot;NA&quot;; ([.B56]-[.C56]))" office:value-type="float" office:value="-1.25" calcext:value-type="float">
            <text:p>-1.25</text:p>
          </table:table-cell>
          <table:table-cell table:formula="of:=IF([.C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bf17bc27fc127f077dd8e7662f23d8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57]=&quot;NA&quot;; &quot;NA&quot;; ([.B57]-[.C57]))" office:value-type="float" office:value="-1.25" calcext:value-type="float">
            <text:p>-1.25</text:p>
          </table:table-cell>
          <table:table-cell table:formula="of:=IF([.C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c21278af7999e749b1671ea90bc8f6</text:p>
          </table:table-cell>
          <table:table-cell office:value-type="float" office:value="120" calcext:value-type="float">
            <text:p>120.00</text:p>
          </table:table-cell>
          <table:table-cell office:value-type="float" office:value="115" calcext:value-type="float">
            <text:p>115.00</text:p>
          </table:table-cell>
          <table:table-cell table:formula="of:=IF([.C58]=&quot;NA&quot;; &quot;NA&quot;; ([.B58]-[.C58]))" office:value-type="float" office:value="5" calcext:value-type="float">
            <text:p>5.00</text:p>
          </table:table-cell>
          <table:table-cell table:formula="of:=IF([.C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d3fd0b7e65d9653889897f38ed1971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59]=&quot;NA&quot;; &quot;NA&quot;; ([.B59]-[.C59]))" office:value-type="float" office:value="-1.25" calcext:value-type="float">
            <text:p>-1.25</text:p>
          </table:table-cell>
          <table:table-cell table:formula="of:=IF([.C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d490b8097437b9d6c7d6367026c0e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0]=&quot;NA&quot;; &quot;NA&quot;; ([.B60]-[.C60]))" office:value-type="float" office:value="0" calcext:value-type="float">
            <text:p>0.00</text:p>
          </table:table-cell>
          <table:table-cell table:formula="of:=IF([.C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e140f3355b6f85ff7be2b6f3a4dd7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1]=&quot;NA&quot;; &quot;NA&quot;; ([.B61]-[.C61]))" office:value-type="float" office:value="0" calcext:value-type="float">
            <text:p>0.00</text:p>
          </table:table-cell>
          <table:table-cell table:formula="of:=IF([.C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ec7b1830149f703b9316f438f68c0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2]=&quot;NA&quot;; &quot;NA&quot;; ([.B62]-[.C62]))" office:value-type="float" office:value="0" calcext:value-type="float">
            <text:p>0.00</text:p>
          </table:table-cell>
          <table:table-cell table:formula="of:=IF([.C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f5aef95fcc4dfbdfd0de61a82964e5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63]=&quot;NA&quot;; &quot;NA&quot;; ([.B63]-[.C63]))" office:value-type="float" office:value="0" calcext:value-type="float">
            <text:p>0.00</text:p>
          </table:table-cell>
          <table:table-cell table:formula="of:=IF([.C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1fd5dcf702da0e4290f5c888ae035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4]=&quot;NA&quot;; &quot;NA&quot;; ([.B64]-[.C64]))" office:value-type="float" office:value="0" calcext:value-type="float">
            <text:p>0.00</text:p>
          </table:table-cell>
          <table:table-cell table:formula="of:=IF([.C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39771c67d7f228d327c2984b46556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5]=&quot;NA&quot;; &quot;NA&quot;; ([.B65]-[.C65]))" office:value-type="float" office:value="0" calcext:value-type="float">
            <text:p>0.00</text:p>
          </table:table-cell>
          <table:table-cell table:formula="of:=IF([.C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48646de5bd1f3523bc0d82561c730d</text:p>
          </table:table-cell>
          <table:table-cell office:value-type="float" office:value="270" calcext:value-type="float">
            <text:p>270.00</text:p>
          </table:table-cell>
          <table:table-cell office:value-type="float" office:value="275" calcext:value-type="float">
            <text:p>275.00</text:p>
          </table:table-cell>
          <table:table-cell table:formula="of:=IF([.C66]=&quot;NA&quot;; &quot;NA&quot;; ([.B66]-[.C66]))" office:value-type="float" office:value="-5" calcext:value-type="float">
            <text:p>-5.00</text:p>
          </table:table-cell>
          <table:table-cell table:formula="of:=IF([.C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6f115208b9a66e824fb3a603994c9b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67]=&quot;NA&quot;; &quot;NA&quot;; ([.B67]-[.C67]))" office:value-type="float" office:value="0" calcext:value-type="float">
            <text:p>0.00</text:p>
          </table:table-cell>
          <table:table-cell table:formula="of:=IF([.C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8913e4f39a9df60f9508422bfe57aa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68]=&quot;NA&quot;; &quot;NA&quot;; ([.B68]-[.C68]))" office:value-type="float" office:value="-5" calcext:value-type="float">
            <text:p>-5.00</text:p>
          </table:table-cell>
          <table:table-cell table:formula="of:=IF([.C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8b873776871e6b37ab98699d76e57d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69]=&quot;NA&quot;; &quot;NA&quot;; ([.B69]-[.C69]))" office:value-type="float" office:value="-1.25" calcext:value-type="float">
            <text:p>-1.25</text:p>
          </table:table-cell>
          <table:table-cell table:formula="of:=IF([.C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8e4a098e0c30bef7639153f9a6963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0]=&quot;NA&quot;; &quot;NA&quot;; ([.B70]-[.C70]))" office:value-type="float" office:value="0" calcext:value-type="float">
            <text:p>0.00</text:p>
          </table:table-cell>
          <table:table-cell table:formula="of:=IF([.C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a61fc994db4a62d1032ba6f290906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A</text:p>
          </table:table-cell>
          <table:table-cell table:formula="of:=IF([.C71]=&quot;NA&quot;; &quot;NA&quot;; ([.B71]-[.C71]))" office:value-type="string" office:string-value="NA" calcext:value-type="string">
            <text:p>NA</text:p>
          </table:table-cell>
          <table:table-cell table:formula="of:=IF([.C7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bc5b2e45049e387b4cd2daa43dc19f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2]=&quot;NA&quot;; &quot;NA&quot;; ([.B72]-[.C72]))" office:value-type="float" office:value="0" calcext:value-type="float">
            <text:p>0.00</text:p>
          </table:table-cell>
          <table:table-cell table:formula="of:=IF([.C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d27880de211dad1e38d6930659884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3]=&quot;NA&quot;; &quot;NA&quot;; ([.B73]-[.C73]))" office:value-type="float" office:value="0" calcext:value-type="float">
            <text:p>0.00</text:p>
          </table:table-cell>
          <table:table-cell table:formula="of:=IF([.C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dd1a3300ea2a0da3d5fc9a155ae64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74]=&quot;NA&quot;; &quot;NA&quot;; ([.B74]-[.C74]))" office:value-type="string" office:string-value="NA" calcext:value-type="string">
            <text:p>NA</text:p>
          </table:table-cell>
          <table:table-cell table:formula="of:=IF([.C7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65b315ac186d42fbe2e5ef734b7cb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75]=&quot;NA&quot;; &quot;NA&quot;; ([.B75]-[.C75]))" office:value-type="float" office:value="0" calcext:value-type="float">
            <text:p>0.00</text:p>
          </table:table-cell>
          <table:table-cell table:formula="of:=IF([.C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733c4b62bb81984fce796da92f0ad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6]=&quot;NA&quot;; &quot;NA&quot;; ([.B76]-[.C76]))" office:value-type="float" office:value="0" calcext:value-type="float">
            <text:p>0.00</text:p>
          </table:table-cell>
          <table:table-cell table:formula="of:=IF([.C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9f09b14b5a8bf3ae773340d9a54f82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77]=&quot;NA&quot;; &quot;NA&quot;; ([.B77]-[.C77]))" office:value-type="float" office:value="0" calcext:value-type="float">
            <text:p>0.00</text:p>
          </table:table-cell>
          <table:table-cell table:formula="of:=IF([.C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a5960e8adfa9d844b94195f3074ad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8]=&quot;NA&quot;; &quot;NA&quot;; ([.B78]-[.C78]))" office:value-type="float" office:value="0" calcext:value-type="float">
            <text:p>0.00</text:p>
          </table:table-cell>
          <table:table-cell table:formula="of:=IF([.C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c584e8c20096f1e1ea8c6f3b1913d5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79]=&quot;NA&quot;; &quot;NA&quot;; ([.B79]-[.C79]))" office:value-type="float" office:value="0" calcext:value-type="float">
            <text:p>0.00</text:p>
          </table:table-cell>
          <table:table-cell table:formula="of:=IF([.C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eddf7186858e6e44ba714cfad8578b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80]=&quot;NA&quot;; &quot;NA&quot;; ([.B80]-[.C80]))" office:value-type="float" office:value="0" calcext:value-type="float">
            <text:p>0.00</text:p>
          </table:table-cell>
          <table:table-cell table:formula="of:=IF([.C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ff046144feab807ee293d9c2cf808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81]=&quot;NA&quot;; &quot;NA&quot;; ([.B81]-[.C81]))" office:value-type="string" office:string-value="NA" calcext:value-type="string">
            <text:p>NA</text:p>
          </table:table-cell>
          <table:table-cell table:formula="of:=IF([.C8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82e973ef0a40f32ff7a1d0e79de16f7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82]=&quot;NA&quot;; &quot;NA&quot;; ([.B82]-[.C82]))" office:value-type="string" office:string-value="NA" calcext:value-type="string">
            <text:p>NA</text:p>
          </table:table-cell>
          <table:table-cell table:formula="of:=IF([.C8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8321f22a670ce593f85cee0aceed37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83]=&quot;NA&quot;; &quot;NA&quot;; ([.B83]-[.C83]))" office:value-type="float" office:value="0" calcext:value-type="float">
            <text:p>0.00</text:p>
          </table:table-cell>
          <table:table-cell table:formula="of:=IF([.C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8d09cb289c1d1f1b493139cd30df63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84]=&quot;NA&quot;; &quot;NA&quot;; ([.B84]-[.C84]))" office:value-type="float" office:value="0" calcext:value-type="float">
            <text:p>0.00</text:p>
          </table:table-cell>
          <table:table-cell table:formula="of:=IF([.C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8faa06648215a402944e0d109a0e0d7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85]=&quot;NA&quot;; &quot;NA&quot;; ([.B85]-[.C85]))" office:value-type="float" office:value="-5" calcext:value-type="float">
            <text:p>-5.00</text:p>
          </table:table-cell>
          <table:table-cell table:formula="of:=IF([.C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1e576772dc5bae020f887c1f9fbfed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86]=&quot;NA&quot;; &quot;NA&quot;; ([.B86]-[.C86]))" office:value-type="float" office:value="-5" calcext:value-type="float">
            <text:p>-5.00</text:p>
          </table:table-cell>
          <table:table-cell table:formula="of:=IF([.C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696d66b271b84cfb2e7d2dfb1e044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7]=&quot;NA&quot;; &quot;NA&quot;; ([.B87]-[.C87]))" office:value-type="float" office:value="0" calcext:value-type="float">
            <text:p>0.00</text:p>
          </table:table-cell>
          <table:table-cell table:formula="of:=IF([.C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7304832e018c455aaf8ce011748ea2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88]=&quot;NA&quot;; &quot;NA&quot;; ([.B88]-[.C88]))" office:value-type="float" office:value="0" calcext:value-type="float">
            <text:p>0.00</text:p>
          </table:table-cell>
          <table:table-cell table:formula="of:=IF([.C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7c16fed6eba410219b5f52f954f5b0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89]=&quot;NA&quot;; &quot;NA&quot;; ([.B89]-[.C89]))" office:value-type="float" office:value="0" calcext:value-type="float">
            <text:p>0.00</text:p>
          </table:table-cell>
          <table:table-cell table:formula="of:=IF([.C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a99d4daf6801965cec61aa058c206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90]=&quot;NA&quot;; &quot;NA&quot;; ([.B90]-[.C90]))" office:value-type="string" office:string-value="NA" calcext:value-type="string">
            <text:p>NA</text:p>
          </table:table-cell>
          <table:table-cell table:formula="of:=IF([.C9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c903212d1d866348aa71223422cd66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91]=&quot;NA&quot;; &quot;NA&quot;; ([.B91]-[.C91]))" office:value-type="float" office:value="0" calcext:value-type="float">
            <text:p>0.00</text:p>
          </table:table-cell>
          <table:table-cell table:formula="of:=IF([.C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cef9dc9e19a0716fa89341aa7a523c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92]=&quot;NA&quot;; &quot;NA&quot;; ([.B92]-[.C92]))" office:value-type="float" office:value="-1.25" calcext:value-type="float">
            <text:p>-1.25</text:p>
          </table:table-cell>
          <table:table-cell table:formula="of:=IF([.C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dfa07587c924ef80e7d84e3a5e6b79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93]=&quot;NA&quot;; &quot;NA&quot;; ([.B93]-[.C93]))" office:value-type="float" office:value="0" calcext:value-type="float">
            <text:p>0.00</text:p>
          </table:table-cell>
          <table:table-cell table:formula="of:=IF([.C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f1bf33e6ff75b4dd3ef008cdfa9e10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94]=&quot;NA&quot;; &quot;NA&quot;; ([.B94]-[.C94]))" office:value-type="float" office:value="0" calcext:value-type="float">
            <text:p>0.00</text:p>
          </table:table-cell>
          <table:table-cell table:formula="of:=IF([.C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fd6e28b2528588bbd25aeb864f4ba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5]=&quot;NA&quot;; &quot;NA&quot;; ([.B95]-[.C95]))" office:value-type="float" office:value="0" calcext:value-type="float">
            <text:p>0.00</text:p>
          </table:table-cell>
          <table:table-cell table:formula="of:=IF([.C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0d5dfe53690fc80f4607d114c712c5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96]=&quot;NA&quot;; &quot;NA&quot;; ([.B96]-[.C96]))" office:value-type="float" office:value="0" calcext:value-type="float">
            <text:p>0.00</text:p>
          </table:table-cell>
          <table:table-cell table:formula="of:=IF([.C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15947fcb9fb798219e56b42e6efda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7]=&quot;NA&quot;; &quot;NA&quot;; ([.B97]-[.C97]))" office:value-type="float" office:value="0" calcext:value-type="float">
            <text:p>0.00</text:p>
          </table:table-cell>
          <table:table-cell table:formula="of:=IF([.C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187954d623c6bdd7799206d578935b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98]=&quot;NA&quot;; &quot;NA&quot;; ([.B98]-[.C98]))" office:value-type="float" office:value="0" calcext:value-type="float">
            <text:p>0.00</text:p>
          </table:table-cell>
          <table:table-cell table:formula="of:=IF([.C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2e83abb0b94b61a064ca4e693992a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9]=&quot;NA&quot;; &quot;NA&quot;; ([.B99]-[.C99]))" office:value-type="float" office:value="0" calcext:value-type="float">
            <text:p>0.00</text:p>
          </table:table-cell>
          <table:table-cell table:formula="of:=IF([.C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7f19e446a766dc045f7c39cebd508a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00]=&quot;NA&quot;; &quot;NA&quot;; ([.B100]-[.C100]))" office:value-type="float" office:value="0" calcext:value-type="float">
            <text:p>0.00</text:p>
          </table:table-cell>
          <table:table-cell table:formula="of:=IF([.C1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8d1a37461e99c2d61702857502493f</text:p>
          </table:table-cell>
          <table:table-cell office:value-type="float" office:value="5" calcext:value-type="float">
            <text:p>5.00</text:p>
          </table:table-cell>
          <table:table-cell office:value-type="float" office:value="3.75" calcext:value-type="float">
            <text:p>3.75</text:p>
          </table:table-cell>
          <table:table-cell table:formula="of:=IF([.C101]=&quot;NA&quot;; &quot;NA&quot;; ([.B101]-[.C101]))" office:value-type="float" office:value="1.25" calcext:value-type="float">
            <text:p>1.25</text:p>
          </table:table-cell>
          <table:table-cell table:formula="of:=IF([.C1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a845f7d05f770a01c1689d8d89482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2]=&quot;NA&quot;; &quot;NA&quot;; ([.B102]-[.C102]))" office:value-type="float" office:value="0" calcext:value-type="float">
            <text:p>0.00</text:p>
          </table:table-cell>
          <table:table-cell table:formula="of:=IF([.C1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ace0fdbc7112da7758b43745ec41f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3]=&quot;NA&quot;; &quot;NA&quot;; ([.B103]-[.C103]))" office:value-type="float" office:value="0" calcext:value-type="float">
            <text:p>0.00</text:p>
          </table:table-cell>
          <table:table-cell table:formula="of:=IF([.C1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abed5b1e4eccb3a63cd1328425a9a8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4]=&quot;NA&quot;; &quot;NA&quot;; ([.B104]-[.C104]))" office:value-type="float" office:value="0" calcext:value-type="float">
            <text:p>0.00</text:p>
          </table:table-cell>
          <table:table-cell table:formula="of:=IF([.C1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b44c45c75607eee4c14cd71e9d7aeff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table:formula="of:=IF([.C105]=&quot;NA&quot;; &quot;NA&quot;; ([.B105]-[.C105]))" office:value-type="float" office:value="-5" calcext:value-type="float">
            <text:p>-5.00</text:p>
          </table:table-cell>
          <table:table-cell table:formula="of:=IF([.C1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b5ef259411ec18e8dac2be0b732fd23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06]=&quot;NA&quot;; &quot;NA&quot;; ([.B106]-[.C106]))" office:value-type="float" office:value="0" calcext:value-type="float">
            <text:p>0.00</text:p>
          </table:table-cell>
          <table:table-cell table:formula="of:=IF([.C1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b994a7810d0dd2365e4cc898bb2f4c5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107]=&quot;NA&quot;; &quot;NA&quot;; ([.B107]-[.C107]))" office:value-type="float" office:value="-1.25" calcext:value-type="float">
            <text:p>-1.25</text:p>
          </table:table-cell>
          <table:table-cell table:formula="of:=IF([.C1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bb43f6055164a286e94ddd0d476520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08]=&quot;NA&quot;; &quot;NA&quot;; ([.B108]-[.C108]))" office:value-type="string" office:string-value="NA" calcext:value-type="string">
            <text:p>NA</text:p>
          </table:table-cell>
          <table:table-cell table:formula="of:=IF([.C10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bda1593796580c7d4ec04fcefb90bc8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09]=&quot;NA&quot;; &quot;NA&quot;; ([.B109]-[.C109]))" office:value-type="float" office:value="-1.25" calcext:value-type="float">
            <text:p>-1.25</text:p>
          </table:table-cell>
          <table:table-cell table:formula="of:=IF([.C1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130640a79aab9f1eaed36277bc51fc</text:p>
          </table:table-cell>
          <table:table-cell office:value-type="float" office:value="1400" calcext:value-type="float">
            <text:p>1400.00</text:p>
          </table:table-cell>
          <table:table-cell office:value-type="float" office:value="1480" calcext:value-type="float">
            <text:p>1480.00</text:p>
          </table:table-cell>
          <table:table-cell table:formula="of:=IF([.C110]=&quot;NA&quot;; &quot;NA&quot;; ([.B110]-[.C110]))" office:value-type="float" office:value="-80" calcext:value-type="float">
            <text:p>-80.00</text:p>
          </table:table-cell>
          <table:table-cell table:formula="of:=IF([.C1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1695697253b802544f80848e7cc6c7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11]=&quot;NA&quot;; &quot;NA&quot;; ([.B111]-[.C111]))" office:value-type="float" office:value="0" calcext:value-type="float">
            <text:p>0.00</text:p>
          </table:table-cell>
          <table:table-cell table:formula="of:=IF([.C1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214883c0b26b5ebfa4c9d5580b6f7c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2]=&quot;NA&quot;; &quot;NA&quot;; ([.B112]-[.C112]))" office:value-type="float" office:value="0" calcext:value-type="float">
            <text:p>0.00</text:p>
          </table:table-cell>
          <table:table-cell table:formula="of:=IF([.C1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28174e4e54a60ef517a9ff30bdfe5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3]=&quot;NA&quot;; &quot;NA&quot;; ([.B113]-[.C113]))" office:value-type="float" office:value="0" calcext:value-type="float">
            <text:p>0.00</text:p>
          </table:table-cell>
          <table:table-cell table:formula="of:=IF([.C1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52b2e7a3569a37670c71efad85de26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4]=&quot;NA&quot;; &quot;NA&quot;; ([.B114]-[.C114]))" office:value-type="float" office:value="0" calcext:value-type="float">
            <text:p>0.00</text:p>
          </table:table-cell>
          <table:table-cell table:formula="of:=IF([.C1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795e2af37411d8c917822318408a46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15]=&quot;NA&quot;; &quot;NA&quot;; ([.B115]-[.C115]))" office:value-type="float" office:value="0" calcext:value-type="float">
            <text:p>0.00</text:p>
          </table:table-cell>
          <table:table-cell table:formula="of:=IF([.C1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8a5178949d233e319c4b63b6a33845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16]=&quot;NA&quot;; &quot;NA&quot;; ([.B116]-[.C116]))" office:value-type="string" office:string-value="NA" calcext:value-type="string">
            <text:p>NA</text:p>
          </table:table-cell>
          <table:table-cell table:formula="of:=IF([.C11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ae9d81795b7eb78ceef2e5bc7a340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7]=&quot;NA&quot;; &quot;NA&quot;; ([.B117]-[.C117]))" office:value-type="float" office:value="0" calcext:value-type="float">
            <text:p>0.00</text:p>
          </table:table-cell>
          <table:table-cell table:formula="of:=IF([.C1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d7082d3d231f5b24adc4843103f44a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118]=&quot;NA&quot;; &quot;NA&quot;; ([.B118]-[.C118]))" office:value-type="float" office:value="0" calcext:value-type="float">
            <text:p>0.00</text:p>
          </table:table-cell>
          <table:table-cell table:formula="of:=IF([.C1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cec3b20e30830a7e44c38763e664987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119]=&quot;NA&quot;; &quot;NA&quot;; ([.B119]-[.C119]))" office:value-type="float" office:value="-1.25" calcext:value-type="float">
            <text:p>-1.25</text:p>
          </table:table-cell>
          <table:table-cell table:formula="of:=IF([.C1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018ee5353d349283563373d87ca680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120]=&quot;NA&quot;; &quot;NA&quot;; ([.B120]-[.C120]))" office:value-type="float" office:value="-1.25" calcext:value-type="float">
            <text:p>-1.25</text:p>
          </table:table-cell>
          <table:table-cell table:formula="of:=IF([.C1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21ddd2a9d9c1b523388c3d15a39c2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1]=&quot;NA&quot;; &quot;NA&quot;; ([.B121]-[.C121]))" office:value-type="float" office:value="0" calcext:value-type="float">
            <text:p>0.00</text:p>
          </table:table-cell>
          <table:table-cell table:formula="of:=IF([.C1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325c545a01b3e68c363c6810a00d7b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22]=&quot;NA&quot;; &quot;NA&quot;; ([.B122]-[.C122]))" office:value-type="float" office:value="-1.25" calcext:value-type="float">
            <text:p>-1.25</text:p>
          </table:table-cell>
          <table:table-cell table:formula="of:=IF([.C1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59b579456c95a0f339ad8caed2a549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23]=&quot;NA&quot;; &quot;NA&quot;; ([.B123]-[.C123]))" office:value-type="float" office:value="0" calcext:value-type="float">
            <text:p>0.00</text:p>
          </table:table-cell>
          <table:table-cell table:formula="of:=IF([.C1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7bf78aeb1dae402525a417a38b07e4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24]=&quot;NA&quot;; &quot;NA&quot;; ([.B124]-[.C124]))" office:value-type="float" office:value="-1.25" calcext:value-type="float">
            <text:p>-1.25</text:p>
          </table:table-cell>
          <table:table-cell table:formula="of:=IF([.C1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b1531f46733c6ef5e80fd6aeb9a9f6</text:p>
          </table:table-cell>
          <table:table-cell office:value-type="float" office:value="15" calcext:value-type="float">
            <text:p>15.00</text:p>
          </table:table-cell>
          <table:table-cell office:value-type="float" office:value="13.75" calcext:value-type="float">
            <text:p>13.75</text:p>
          </table:table-cell>
          <table:table-cell table:formula="of:=IF([.C125]=&quot;NA&quot;; &quot;NA&quot;; ([.B125]-[.C125]))" office:value-type="float" office:value="1.25" calcext:value-type="float">
            <text:p>1.25</text:p>
          </table:table-cell>
          <table:table-cell table:formula="of:=IF([.C1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e87e305d5d3a9cd58bde8a9f84339b</text:p>
          </table:table-cell>
          <table:table-cell office:value-type="float" office:value="250" calcext:value-type="float">
            <text:p>250.00</text:p>
          </table:table-cell>
          <table:table-cell office:value-type="float" office:value="245" calcext:value-type="float">
            <text:p>245.00</text:p>
          </table:table-cell>
          <table:table-cell table:formula="of:=IF([.C126]=&quot;NA&quot;; &quot;NA&quot;; ([.B126]-[.C126]))" office:value-type="float" office:value="5" calcext:value-type="float">
            <text:p>5.00</text:p>
          </table:table-cell>
          <table:table-cell table:formula="of:=IF([.C1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e9afa3b9ff3870dc5da23599750cda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27]=&quot;NA&quot;; &quot;NA&quot;; ([.B127]-[.C127]))" office:value-type="float" office:value="-1.25" calcext:value-type="float">
            <text:p>-1.25</text:p>
          </table:table-cell>
          <table:table-cell table:formula="of:=IF([.C1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def4dd98dae52e5e4a34232cc3a932d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128]=&quot;NA&quot;; &quot;NA&quot;; ([.B128]-[.C128]))" office:value-type="float" office:value="-5" calcext:value-type="float">
            <text:p>-5.00</text:p>
          </table:table-cell>
          <table:table-cell table:formula="of:=IF([.C1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e2ad09c8a0b450470825376aca24987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29]=&quot;NA&quot;; &quot;NA&quot;; ([.B129]-[.C129]))" office:value-type="string" office:string-value="NA" calcext:value-type="string">
            <text:p>NA</text:p>
          </table:table-cell>
          <table:table-cell table:formula="of:=IF([.C12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e3ca41f0a5f36dca84de99963d8949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0]=&quot;NA&quot;; &quot;NA&quot;; ([.B130]-[.C130]))" office:value-type="float" office:value="0" calcext:value-type="float">
            <text:p>0.00</text:p>
          </table:table-cell>
          <table:table-cell table:formula="of:=IF([.C1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e742b599c31fa7168e636d971cb509d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1]=&quot;NA&quot;; &quot;NA&quot;; ([.B131]-[.C131]))" office:value-type="float" office:value="0" calcext:value-type="float">
            <text:p>0.00</text:p>
          </table:table-cell>
          <table:table-cell table:formula="of:=IF([.C1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e90fb3ca5df8cf2d3f6a72c79af6cf5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C132]=&quot;NA&quot;; &quot;NA&quot;; ([.B132]-[.C132]))" office:value-type="float" office:value="0" calcext:value-type="float">
            <text:p>0.00</text:p>
          </table:table-cell>
          <table:table-cell table:formula="of:=IF([.C1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ea4ec2335db563b75502bfeaea14fa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3]=&quot;NA&quot;; &quot;NA&quot;; ([.B133]-[.C133]))" office:value-type="float" office:value="0" calcext:value-type="float">
            <text:p>0.00</text:p>
          </table:table-cell>
          <table:table-cell table:formula="of:=IF([.C1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ec5816dc6b30c9404c3e93850d05184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4]=&quot;NA&quot;; &quot;NA&quot;; ([.B134]-[.C134]))" office:value-type="float" office:value="0" calcext:value-type="float">
            <text:p>0.00</text:p>
          </table:table-cell>
          <table:table-cell table:formula="of:=IF([.C1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f4e985a4ce2a311305c6509f16b30a3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135]=&quot;NA&quot;; &quot;NA&quot;; ([.B135]-[.C135]))" office:value-type="float" office:value="-1.25" calcext:value-type="float">
            <text:p>-1.25</text:p>
          </table:table-cell>
          <table:table-cell table:formula="of:=IF([.C1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f9d9d038186b9ce82514dd1379d739e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NA</text:p>
          </table:table-cell>
          <table:table-cell table:formula="of:=IF([.C136]=&quot;NA&quot;; &quot;NA&quot;; ([.B136]-[.C136]))" office:value-type="string" office:string-value="NA" calcext:value-type="string">
            <text:p>NA</text:p>
          </table:table-cell>
          <table:table-cell table:formula="of:=IF([.C13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fb5cfc30bb9db2a4a346c3a1c2c9265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37]=&quot;NA&quot;; &quot;NA&quot;; ([.B137]-[.C137]))" office:value-type="float" office:value="0" calcext:value-type="float">
            <text:p>0.00</text:p>
          </table:table-cell>
          <table:table-cell table:formula="of:=IF([.C1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fe9521f3130899d9f595853071b924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38]=&quot;NA&quot;; &quot;NA&quot;; ([.B138]-[.C138]))" office:value-type="float" office:value="0" calcext:value-type="float">
            <text:p>0.00</text:p>
          </table:table-cell>
          <table:table-cell table:formula="of:=IF([.C1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4889b624ea9280c901d9c9bd45448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39]=&quot;NA&quot;; &quot;NA&quot;; ([.B139]-[.C139]))" office:value-type="float" office:value="0" calcext:value-type="float">
            <text:p>0.00</text:p>
          </table:table-cell>
          <table:table-cell table:formula="of:=IF([.C1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43b33c9cd1dff69dc23179fece8d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0]=&quot;NA&quot;; &quot;NA&quot;; ([.B140]-[.C140]))" office:value-type="float" office:value="0" calcext:value-type="float">
            <text:p>0.00</text:p>
          </table:table-cell>
          <table:table-cell table:formula="of:=IF([.C1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ee50515d9fe6c4512fdb333eda3f2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1]=&quot;NA&quot;; &quot;NA&quot;; ([.B141]-[.C141]))" office:value-type="float" office:value="0" calcext:value-type="float">
            <text:p>0.00</text:p>
          </table:table-cell>
          <table:table-cell table:formula="of:=IF([.C1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00051546843b11d4839668ad177401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42]=&quot;NA&quot;; &quot;NA&quot;; ([.B142]-[.C142]))" office:value-type="float" office:value="0" calcext:value-type="float">
            <text:p>0.00</text:p>
          </table:table-cell>
          <table:table-cell table:formula="of:=IF([.C1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04d7e73072ad70bdce14b7ea434e14</text:p>
          </table:table-cell>
          <table:table-cell table:number-columns-repeated="2" office:value-type="float" office:value="140" calcext:value-type="float">
            <text:p>140.00</text:p>
          </table:table-cell>
          <table:table-cell table:formula="of:=IF([.C143]=&quot;NA&quot;; &quot;NA&quot;; ([.B143]-[.C143]))" office:value-type="float" office:value="0" calcext:value-type="float">
            <text:p>0.00</text:p>
          </table:table-cell>
          <table:table-cell table:formula="of:=IF([.C1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320f149f742cef58a1bef1195b4929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44]=&quot;NA&quot;; &quot;NA&quot;; ([.B144]-[.C144]))" office:value-type="float" office:value="-5" calcext:value-type="float">
            <text:p>-5.00</text:p>
          </table:table-cell>
          <table:table-cell table:formula="of:=IF([.C1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3360f4c0a0eff33f190484b388e703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A</text:p>
          </table:table-cell>
          <table:table-cell table:formula="of:=IF([.C145]=&quot;NA&quot;; &quot;NA&quot;; ([.B145]-[.C145]))" office:value-type="string" office:string-value="NA" calcext:value-type="string">
            <text:p>NA</text:p>
          </table:table-cell>
          <table:table-cell table:formula="of:=IF([.C14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41ce93fee67ec2982bbe67d57ecfa8</text:p>
          </table:table-cell>
          <table:table-cell office:value-type="float" office:value="225" calcext:value-type="float">
            <text:p>225.00</text:p>
          </table:table-cell>
          <table:table-cell office:value-type="float" office:value="220" calcext:value-type="float">
            <text:p>220.00</text:p>
          </table:table-cell>
          <table:table-cell table:formula="of:=IF([.C146]=&quot;NA&quot;; &quot;NA&quot;; ([.B146]-[.C146]))" office:value-type="float" office:value="5" calcext:value-type="float">
            <text:p>5.00</text:p>
          </table:table-cell>
          <table:table-cell table:formula="of:=IF([.C1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4e1ae9cf888c85b84701192d4fad1e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47]=&quot;NA&quot;; &quot;NA&quot;; ([.B147]-[.C147]))" office:value-type="float" office:value="0" calcext:value-type="float">
            <text:p>0.00</text:p>
          </table:table-cell>
          <table:table-cell table:formula="of:=IF([.C1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686e421cbdb104480919ebe7bb285e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48]=&quot;NA&quot;; &quot;NA&quot;; ([.B148]-[.C148]))" office:value-type="float" office:value="0" calcext:value-type="float">
            <text:p>0.00</text:p>
          </table:table-cell>
          <table:table-cell table:formula="of:=IF([.C1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6aa60db9916407a9a56aedc4b2171c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9]=&quot;NA&quot;; &quot;NA&quot;; ([.B149]-[.C149]))" office:value-type="float" office:value="0" calcext:value-type="float">
            <text:p>0.00</text:p>
          </table:table-cell>
          <table:table-cell table:formula="of:=IF([.C1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86195cc0e3ef88a7c5eeaf1ab356bc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150]=&quot;NA&quot;; &quot;NA&quot;; ([.B150]-[.C150]))" office:value-type="float" office:value="0" calcext:value-type="float">
            <text:p>0.00</text:p>
          </table:table-cell>
          <table:table-cell table:formula="of:=IF([.C1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9a55c3317899b497b7d86cdf77988f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C151]=&quot;NA&quot;; &quot;NA&quot;; ([.B151]-[.C151]))" office:value-type="float" office:value="0" calcext:value-type="float">
            <text:p>0.00</text:p>
          </table:table-cell>
          <table:table-cell table:formula="of:=IF([.C1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e1f64ea1ab2d83564092ba49716ec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2]=&quot;NA&quot;; &quot;NA&quot;; ([.B152]-[.C152]))" office:value-type="float" office:value="0" calcext:value-type="float">
            <text:p>0.00</text:p>
          </table:table-cell>
          <table:table-cell table:formula="of:=IF([.C1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fe232a00e9323a31ee28233546151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3]=&quot;NA&quot;; &quot;NA&quot;; ([.B153]-[.C153]))" office:value-type="float" office:value="0" calcext:value-type="float">
            <text:p>0.00</text:p>
          </table:table-cell>
          <table:table-cell table:formula="of:=IF([.C1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fe3060a2d3eab10a06a937e1474e6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4]=&quot;NA&quot;; &quot;NA&quot;; ([.B154]-[.C154]))" office:value-type="float" office:value="0" calcext:value-type="float">
            <text:p>0.00</text:p>
          </table:table-cell>
          <table:table-cell table:formula="of:=IF([.C1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24cd28fd68c86d2fd69656e466099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5]=&quot;NA&quot;; &quot;NA&quot;; ([.B155]-[.C155]))" office:value-type="float" office:value="0" calcext:value-type="float">
            <text:p>0.00</text:p>
          </table:table-cell>
          <table:table-cell table:formula="of:=IF([.C1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25a1295bb05c8eb2a4b5483b5c9ec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6]=&quot;NA&quot;; &quot;NA&quot;; ([.B156]-[.C156]))" office:value-type="float" office:value="0" calcext:value-type="float">
            <text:p>0.00</text:p>
          </table:table-cell>
          <table:table-cell table:formula="of:=IF([.C1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7c75f1c08d06a054465f4cdebe581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57]=&quot;NA&quot;; &quot;NA&quot;; ([.B157]-[.C157]))" office:value-type="string" office:string-value="NA" calcext:value-type="string">
            <text:p>NA</text:p>
          </table:table-cell>
          <table:table-cell table:formula="of:=IF([.C15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b2210c2ba27e94c7c6420de8d41ad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58]=&quot;NA&quot;; &quot;NA&quot;; ([.B158]-[.C158]))" office:value-type="string" office:string-value="NA" calcext:value-type="string">
            <text:p>NA</text:p>
          </table:table-cell>
          <table:table-cell table:formula="of:=IF([.C15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c30dddbf45857af4314c3a873b5cc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9]=&quot;NA&quot;; &quot;NA&quot;; ([.B159]-[.C159]))" office:value-type="float" office:value="0" calcext:value-type="float">
            <text:p>0.00</text:p>
          </table:table-cell>
          <table:table-cell table:formula="of:=IF([.C1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ce9edf5174f7c527c1eb5f6da5931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0]=&quot;NA&quot;; &quot;NA&quot;; ([.B160]-[.C160]))" office:value-type="float" office:value="0" calcext:value-type="float">
            <text:p>0.00</text:p>
          </table:table-cell>
          <table:table-cell table:formula="of:=IF([.C1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d8c99e1b7623db14196bfb9bcc7347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61]=&quot;NA&quot;; &quot;NA&quot;; ([.B161]-[.C161]))" office:value-type="float" office:value="-5" calcext:value-type="float">
            <text:p>-5.00</text:p>
          </table:table-cell>
          <table:table-cell table:formula="of:=IF([.C1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dd451d62c369ce2819588393092a3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2]=&quot;NA&quot;; &quot;NA&quot;; ([.B162]-[.C162]))" office:value-type="float" office:value="0" calcext:value-type="float">
            <text:p>0.00</text:p>
          </table:table-cell>
          <table:table-cell table:formula="of:=IF([.C1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0ac54c0200fb44eb17525d2fff1037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63]=&quot;NA&quot;; &quot;NA&quot;; ([.B163]-[.C163]))" office:value-type="float" office:value="-1.25" calcext:value-type="float">
            <text:p>-1.25</text:p>
          </table:table-cell>
          <table:table-cell table:formula="of:=IF([.C1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1a0a4042a085d83d46d9b0834ac00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4]=&quot;NA&quot;; &quot;NA&quot;; ([.B164]-[.C164]))" office:value-type="float" office:value="0" calcext:value-type="float">
            <text:p>0.00</text:p>
          </table:table-cell>
          <table:table-cell table:formula="of:=IF([.C1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23cc5833f0638597ba3e95a95b0a45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65]=&quot;NA&quot;; &quot;NA&quot;; ([.B165]-[.C165]))" office:value-type="float" office:value="-1.25" calcext:value-type="float">
            <text:p>-1.25</text:p>
          </table:table-cell>
          <table:table-cell table:formula="of:=IF([.C1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2dcb97e51d4809e1ad584db82ca7e3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66]=&quot;NA&quot;; &quot;NA&quot;; ([.B166]-[.C166]))" office:value-type="float" office:value="-1.25" calcext:value-type="float">
            <text:p>-1.25</text:p>
          </table:table-cell>
          <table:table-cell table:formula="of:=IF([.C1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38b4f18df53f80b8e33d6289e8773f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67]=&quot;NA&quot;; &quot;NA&quot;; ([.B167]-[.C167]))" office:value-type="float" office:value="0" calcext:value-type="float">
            <text:p>0.00</text:p>
          </table:table-cell>
          <table:table-cell table:formula="of:=IF([.C1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8412062f4e7138e69cd032b47d1b6c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68]=&quot;NA&quot;; &quot;NA&quot;; ([.B168]-[.C168]))" office:value-type="float" office:value="0" calcext:value-type="float">
            <text:p>0.00</text:p>
          </table:table-cell>
          <table:table-cell table:formula="of:=IF([.C1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9fc2778f15394c3c3ce625fd16c28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69]=&quot;NA&quot;; &quot;NA&quot;; ([.B169]-[.C169]))" office:value-type="string" office:string-value="NA" calcext:value-type="string">
            <text:p>NA</text:p>
          </table:table-cell>
          <table:table-cell table:formula="of:=IF([.C16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a1ec48bca572aadbc0e34a3bfa8ee4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70]=&quot;NA&quot;; &quot;NA&quot;; ([.B170]-[.C170]))" office:value-type="float" office:value="0" calcext:value-type="float">
            <text:p>0.00</text:p>
          </table:table-cell>
          <table:table-cell table:formula="of:=IF([.C1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ba18d2b5b412d81bd8b8fab698d469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C171]=&quot;NA&quot;; &quot;NA&quot;; ([.B171]-[.C171]))" office:value-type="float" office:value="0" calcext:value-type="float">
            <text:p>0.00</text:p>
          </table:table-cell>
          <table:table-cell table:formula="of:=IF([.C1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ecfb4e226e448b549a5e3e9a1c16d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2]=&quot;NA&quot;; &quot;NA&quot;; ([.B172]-[.C172]))" office:value-type="float" office:value="0" calcext:value-type="float">
            <text:p>0.00</text:p>
          </table:table-cell>
          <table:table-cell table:formula="of:=IF([.C1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7f048de61fd48e5fe4fc7696451b8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73]=&quot;NA&quot;; &quot;NA&quot;; ([.B173]-[.C173]))" office:value-type="float" office:value="0" calcext:value-type="float">
            <text:p>0.00</text:p>
          </table:table-cell>
          <table:table-cell table:formula="of:=IF([.C1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5d53953a3c590de471d821653c765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4]=&quot;NA&quot;; &quot;NA&quot;; ([.B174]-[.C174]))" office:value-type="string" office:string-value="NA" calcext:value-type="string">
            <text:p>NA</text:p>
          </table:table-cell>
          <table:table-cell table:formula="of:=IF([.C17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6d031e07c8526a25e6ed5bb13f787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5]=&quot;NA&quot;; &quot;NA&quot;; ([.B175]-[.C175]))" office:value-type="string" office:string-value="NA" calcext:value-type="string">
            <text:p>NA</text:p>
          </table:table-cell>
          <table:table-cell table:formula="of:=IF([.C17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7c97aa7263d84a8eeccf72f3e800d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76]=&quot;NA&quot;; &quot;NA&quot;; ([.B176]-[.C176]))" office:value-type="float" office:value="0" calcext:value-type="float">
            <text:p>0.00</text:p>
          </table:table-cell>
          <table:table-cell table:formula="of:=IF([.C1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aaebc25865351f0f7877794d40ed43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77]=&quot;NA&quot;; &quot;NA&quot;; ([.B177]-[.C177]))" office:value-type="float" office:value="0" calcext:value-type="float">
            <text:p>0.00</text:p>
          </table:table-cell>
          <table:table-cell table:formula="of:=IF([.C1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c2130aabb4176a0d3351cd136bbaa4</text:p>
          </table:table-cell>
          <table:table-cell office:value-type="float" office:value="11166.67" calcext:value-type="float">
            <text:p>11166.67</text:p>
          </table:table-cell>
          <table:table-cell office:value-type="float" office:value="11666.67" calcext:value-type="float">
            <text:p>11666.67</text:p>
          </table:table-cell>
          <table:table-cell table:formula="of:=IF([.C178]=&quot;NA&quot;; &quot;NA&quot;; ([.B178]-[.C178]))" office:value-type="float" office:value="-500" calcext:value-type="float">
            <text:p>-500.00</text:p>
          </table:table-cell>
          <table:table-cell table:formula="of:=IF([.C1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c7220249c58fe148abb5212db2f375</text:p>
          </table:table-cell>
          <table:table-cell table:number-columns-repeated="2" office:value-type="float" office:value="75" calcext:value-type="float">
            <text:p>75.00</text:p>
          </table:table-cell>
          <table:table-cell table:formula="of:=IF([.C179]=&quot;NA&quot;; &quot;NA&quot;; ([.B179]-[.C179]))" office:value-type="float" office:value="0" calcext:value-type="float">
            <text:p>0.00</text:p>
          </table:table-cell>
          <table:table-cell table:formula="of:=IF([.C1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ce68250a7882b8a5d99f2eff85131e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180]=&quot;NA&quot;; &quot;NA&quot;; ([.B180]-[.C180]))" office:value-type="float" office:value="-1.25" calcext:value-type="float">
            <text:p>-1.25</text:p>
          </table:table-cell>
          <table:table-cell table:formula="of:=IF([.C1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effb8b2bfc55c36797ff0998fc1aac</text:p>
          </table:table-cell>
          <table:table-cell table:number-columns-repeated="2" office:value-type="float" office:value="21.25" calcext:value-type="float">
            <text:p>21.25</text:p>
          </table:table-cell>
          <table:table-cell table:formula="of:=IF([.C181]=&quot;NA&quot;; &quot;NA&quot;; ([.B181]-[.C181]))" office:value-type="float" office:value="0" calcext:value-type="float">
            <text:p>0.00</text:p>
          </table:table-cell>
          <table:table-cell table:formula="of:=IF([.C1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fe527d49f2f1c8eb9552b054c4ead6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table:formula="of:=IF([.C182]=&quot;NA&quot;; &quot;NA&quot;; ([.B182]-[.C182]))" office:value-type="float" office:value="-1.25" calcext:value-type="float">
            <text:p>-1.25</text:p>
          </table:table-cell>
          <table:table-cell table:formula="of:=IF([.C1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46f3fecc085227b3eaaa87485c9c1d</text:p>
          </table:table-cell>
          <table:table-cell office:value-type="float" office:value="22.5" calcext:value-type="float">
            <text:p>22.50</text:p>
          </table:table-cell>
          <table:table-cell office:value-type="float" office:value="23.75" calcext:value-type="float">
            <text:p>23.75</text:p>
          </table:table-cell>
          <table:table-cell table:formula="of:=IF([.C183]=&quot;NA&quot;; &quot;NA&quot;; ([.B183]-[.C183]))" office:value-type="float" office:value="-1.25" calcext:value-type="float">
            <text:p>-1.25</text:p>
          </table:table-cell>
          <table:table-cell table:formula="of:=IF([.C1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4edd93c250d6de7578434766a85aa7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84]=&quot;NA&quot;; &quot;NA&quot;; ([.B184]-[.C184]))" office:value-type="float" office:value="0" calcext:value-type="float">
            <text:p>0.00</text:p>
          </table:table-cell>
          <table:table-cell table:formula="of:=IF([.C1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4ee375de9d845455e79c94e1586f8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5]=&quot;NA&quot;; &quot;NA&quot;; ([.B185]-[.C185]))" office:value-type="float" office:value="0" calcext:value-type="float">
            <text:p>0.00</text:p>
          </table:table-cell>
          <table:table-cell table:formula="of:=IF([.C1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a2a85af9778391058a3deebfddb294</text:p>
          </table:table-cell>
          <table:table-cell office:value-type="float" office:value="40" calcext:value-type="float">
            <text:p>40.00</text:p>
          </table:table-cell>
          <table:table-cell office:value-type="float" office:value="35" calcext:value-type="float">
            <text:p>35.00</text:p>
          </table:table-cell>
          <table:table-cell table:formula="of:=IF([.C186]=&quot;NA&quot;; &quot;NA&quot;; ([.B186]-[.C186]))" office:value-type="float" office:value="5" calcext:value-type="float">
            <text:p>5.00</text:p>
          </table:table-cell>
          <table:table-cell table:formula="of:=IF([.C1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ccea0a37e96faa4ffc508679757c9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87]=&quot;NA&quot;; &quot;NA&quot;; ([.B187]-[.C187]))" office:value-type="string" office:string-value="NA" calcext:value-type="string">
            <text:p>NA</text:p>
          </table:table-cell>
          <table:table-cell table:formula="of:=IF([.C18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d376fcc9931dd463f4e2dbfb8f6b76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88]=&quot;NA&quot;; &quot;NA&quot;; ([.B188]-[.C188]))" office:value-type="float" office:value="0" calcext:value-type="float">
            <text:p>0.00</text:p>
          </table:table-cell>
          <table:table-cell table:formula="of:=IF([.C1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fabd8d529db1f16315736b890ce38c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89]=&quot;NA&quot;; &quot;NA&quot;; ([.B189]-[.C189]))" office:value-type="float" office:value="0" calcext:value-type="float">
            <text:p>0.00</text:p>
          </table:table-cell>
          <table:table-cell table:formula="of:=IF([.C1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32f99977d90c5a223b5b0667e3c50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0]=&quot;NA&quot;; &quot;NA&quot;; ([.B190]-[.C190]))" office:value-type="float" office:value="0" calcext:value-type="float">
            <text:p>0.00</text:p>
          </table:table-cell>
          <table:table-cell table:formula="of:=IF([.C1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343a0f41ad37bb35a80e81bc97ef8c</text:p>
          </table:table-cell>
          <table:table-cell office:value-type="float" office:value="35" calcext:value-type="float">
            <text:p>35.00</text:p>
          </table:table-cell>
          <table:table-cell office:value-type="float" office:value="18.75" calcext:value-type="float">
            <text:p>18.75</text:p>
          </table:table-cell>
          <table:table-cell table:formula="of:=IF([.C191]=&quot;NA&quot;; &quot;NA&quot;; ([.B191]-[.C191]))" office:value-type="float" office:value="16.25" calcext:value-type="float">
            <text:p>16.25</text:p>
          </table:table-cell>
          <table:table-cell table:formula="of:=IF([.C1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38152dadcac51f8bb71da66dfe092d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92]=&quot;NA&quot;; &quot;NA&quot;; ([.B192]-[.C192]))" office:value-type="float" office:value="-1.25" calcext:value-type="float">
            <text:p>-1.25</text:p>
          </table:table-cell>
          <table:table-cell table:formula="of:=IF([.C1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3f049997e8a2dee054d69a7720bf05</text:p>
          </table:table-cell>
          <table:table-cell office:value-type="float" office:value="10333.33" calcext:value-type="float">
            <text:p>10333.33</text:p>
          </table:table-cell>
          <table:table-cell office:value-type="float" office:value="10833.33" calcext:value-type="float">
            <text:p>10833.33</text:p>
          </table:table-cell>
          <table:table-cell table:formula="of:=IF([.C193]=&quot;NA&quot;; &quot;NA&quot;; ([.B193]-[.C193]))" office:value-type="float" office:value="-500" calcext:value-type="float">
            <text:p>-500.00</text:p>
          </table:table-cell>
          <table:table-cell table:formula="of:=IF([.C1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6af2ca8570b4114f6bec5bc584b86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4]=&quot;NA&quot;; &quot;NA&quot;; ([.B194]-[.C194]))" office:value-type="float" office:value="0" calcext:value-type="float">
            <text:p>0.00</text:p>
          </table:table-cell>
          <table:table-cell table:formula="of:=IF([.C1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7e1cb1e8ef1d3771ede0175e84812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table:formula="of:=IF([.C195]=&quot;NA&quot;; &quot;NA&quot;; ([.B195]-[.C195]))" office:value-type="float" office:value="5" calcext:value-type="float">
            <text:p>5.00</text:p>
          </table:table-cell>
          <table:table-cell table:formula="of:=IF([.C1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a4a513fbbb77b756173c6d1cf16b44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96]=&quot;NA&quot;; &quot;NA&quot;; ([.B196]-[.C196]))" office:value-type="string" office:string-value="NA" calcext:value-type="string">
            <text:p>NA</text:p>
          </table:table-cell>
          <table:table-cell table:formula="of:=IF([.C19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bdde7b0ade567da4afb409cf2ae7fa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97]=&quot;NA&quot;; &quot;NA&quot;; ([.B197]-[.C197]))" office:value-type="float" office:value="-1.25" calcext:value-type="float">
            <text:p>-1.25</text:p>
          </table:table-cell>
          <table:table-cell table:formula="of:=IF([.C1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ca5e3b79cf230a8c19d7a8cd0ad87e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98]=&quot;NA&quot;; &quot;NA&quot;; ([.B198]-[.C198]))" office:value-type="float" office:value="0" calcext:value-type="float">
            <text:p>0.00</text:p>
          </table:table-cell>
          <table:table-cell table:formula="of:=IF([.C1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029c4576fc8e66b21dfec118099199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99]=&quot;NA&quot;; &quot;NA&quot;; ([.B199]-[.C199]))" office:value-type="float" office:value="-1.25" calcext:value-type="float">
            <text:p>-1.25</text:p>
          </table:table-cell>
          <table:table-cell table:formula="of:=IF([.C1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2758f2093e1cec28817327cc6cf66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200]=&quot;NA&quot;; &quot;NA&quot;; ([.B200]-[.C200]))" office:value-type="string" office:string-value="NA" calcext:value-type="string">
            <text:p>NA</text:p>
          </table:table-cell>
          <table:table-cell table:formula="of:=IF([.C20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3c5239b3b3d305292f9c900abfbd08</text:p>
          </table:table-cell>
          <table:table-cell office:value-type="float" office:value="230" calcext:value-type="float">
            <text:p>230.00</text:p>
          </table:table-cell>
          <table:table-cell office:value-type="float" office:value="245" calcext:value-type="float">
            <text:p>245.00</text:p>
          </table:table-cell>
          <table:table-cell table:formula="of:=IF([.C201]=&quot;NA&quot;; &quot;NA&quot;; ([.B201]-[.C201]))" office:value-type="float" office:value="-15" calcext:value-type="float">
            <text:p>-15.00</text:p>
          </table:table-cell>
          <table:table-cell table:formula="of:=IF([.C2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44b7c3eae5b33b64e66d4c7dc0fde7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202]=&quot;NA&quot;; &quot;NA&quot;; ([.B202]-[.C202]))" office:value-type="float" office:value="-5" calcext:value-type="float">
            <text:p>-5.00</text:p>
          </table:table-cell>
          <table:table-cell table:formula="of:=IF([.C2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769e442b01f980d02cbab98b8688f2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C203]=&quot;NA&quot;; &quot;NA&quot;; ([.B203]-[.C203]))" office:value-type="float" office:value="0" calcext:value-type="float">
            <text:p>0.00</text:p>
          </table:table-cell>
          <table:table-cell table:formula="of:=IF([.C2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d0f2fbafa0455b87ecca4607d76d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04]=&quot;NA&quot;; &quot;NA&quot;; ([.B204]-[.C204]))" office:value-type="float" office:value="0" calcext:value-type="float">
            <text:p>0.00</text:p>
          </table:table-cell>
          <table:table-cell table:formula="of:=IF([.C2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8a5d47c84df08b814f31b2fd4bf08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05]=&quot;NA&quot;; &quot;NA&quot;; ([.B205]-[.C205]))" office:value-type="float" office:value="0" calcext:value-type="float">
            <text:p>0.00</text:p>
          </table:table-cell>
          <table:table-cell table:formula="of:=IF([.C2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96495a2dec166ebcb01a525e90cb06</text:p>
          </table:table-cell>
          <table:table-cell table:number-columns-repeated="2" office:value-type="float" office:value="165" calcext:value-type="float">
            <text:p>165.00</text:p>
          </table:table-cell>
          <table:table-cell table:formula="of:=IF([.C206]=&quot;NA&quot;; &quot;NA&quot;; ([.B206]-[.C206]))" office:value-type="float" office:value="0" calcext:value-type="float">
            <text:p>0.00</text:p>
          </table:table-cell>
          <table:table-cell table:formula="of:=IF([.C2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de9309ac296d9e636d53ab0a1b5984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07]=&quot;NA&quot;; &quot;NA&quot;; ([.B207]-[.C207]))" office:value-type="float" office:value="0" calcext:value-type="float">
            <text:p>0.00</text:p>
          </table:table-cell>
          <table:table-cell table:formula="of:=IF([.C2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f70a64107d6e83428f919253581ba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8]=&quot;NA&quot;; &quot;NA&quot;; ([.B208]-[.C208]))" office:value-type="float" office:value="0" calcext:value-type="float">
            <text:p>0.00</text:p>
          </table:table-cell>
          <table:table-cell table:formula="of:=IF([.C2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0f02ccf32879a29639c5c238ea6a6b</text:p>
          </table:table-cell>
          <table:table-cell office:value-type="float" office:value="430" calcext:value-type="float">
            <text:p>430.00</text:p>
          </table:table-cell>
          <table:table-cell office:value-type="float" office:value="445" calcext:value-type="float">
            <text:p>445.00</text:p>
          </table:table-cell>
          <table:table-cell table:formula="of:=IF([.C209]=&quot;NA&quot;; &quot;NA&quot;; ([.B209]-[.C209]))" office:value-type="float" office:value="-15" calcext:value-type="float">
            <text:p>-15.00</text:p>
          </table:table-cell>
          <table:table-cell table:formula="of:=IF([.C2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114686c299710b11ceb2b467432e8d</text:p>
          </table:table-cell>
          <table:table-cell table:number-columns-repeated="2" office:value-type="float" office:value="18.75" calcext:value-type="float">
            <text:p>18.75</text:p>
          </table:table-cell>
          <table:table-cell table:formula="of:=IF([.C210]=&quot;NA&quot;; &quot;NA&quot;; ([.B210]-[.C210]))" office:value-type="float" office:value="0" calcext:value-type="float">
            <text:p>0.00</text:p>
          </table:table-cell>
          <table:table-cell table:formula="of:=IF([.C2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1baee64cd68de410742f97ceddd8d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11]=&quot;NA&quot;; &quot;NA&quot;; ([.B211]-[.C211]))" office:value-type="float" office:value="0" calcext:value-type="float">
            <text:p>0.00</text:p>
          </table:table-cell>
          <table:table-cell table:formula="of:=IF([.C2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30c97ef70aeb8e1141c81cd97f750d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A</text:p>
          </table:table-cell>
          <table:table-cell table:formula="of:=IF([.C212]=&quot;NA&quot;; &quot;NA&quot;; ([.B212]-[.C212]))" office:value-type="string" office:string-value="NA" calcext:value-type="string">
            <text:p>NA</text:p>
          </table:table-cell>
          <table:table-cell table:formula="of:=IF([.C21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63a6f109ea770c195a0e1afacd2eba</text:p>
          </table:table-cell>
          <table:table-cell office:value-type="float" office:value="240" calcext:value-type="float">
            <text:p>240.00</text:p>
          </table:table-cell>
          <table:table-cell office:value-type="float" office:value="235" calcext:value-type="float">
            <text:p>235.00</text:p>
          </table:table-cell>
          <table:table-cell table:formula="of:=IF([.C213]=&quot;NA&quot;; &quot;NA&quot;; ([.B213]-[.C213]))" office:value-type="float" office:value="5" calcext:value-type="float">
            <text:p>5.00</text:p>
          </table:table-cell>
          <table:table-cell table:formula="of:=IF([.C2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acd44fdbd94b0d05e951fe3abe0f1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14]=&quot;NA&quot;; &quot;NA&quot;; ([.B214]-[.C214]))" office:value-type="float" office:value="0" calcext:value-type="float">
            <text:p>0.00</text:p>
          </table:table-cell>
          <table:table-cell table:formula="of:=IF([.C2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c33cdfe8a965f8f09fc58410f7eb2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15]=&quot;NA&quot;; &quot;NA&quot;; ([.B215]-[.C215]))" office:value-type="float" office:value="0" calcext:value-type="float">
            <text:p>0.00</text:p>
          </table:table-cell>
          <table:table-cell table:formula="of:=IF([.C2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c7dcb3cd9b48d0f7d273fed58911f8</text:p>
          </table:table-cell>
          <table:table-cell office:value-type="float" office:value="3.75" calcext:value-type="float">
            <text:p>3.75</text:p>
          </table:table-cell>
          <table:table-cell office:value-type="float" office:value="2.5" calcext:value-type="float">
            <text:p>2.50</text:p>
          </table:table-cell>
          <table:table-cell table:formula="of:=IF([.C216]=&quot;NA&quot;; &quot;NA&quot;; ([.B216]-[.C216]))" office:value-type="float" office:value="1.25" calcext:value-type="float">
            <text:p>1.25</text:p>
          </table:table-cell>
          <table:table-cell table:formula="of:=IF([.C2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edd2a858247a22fcbb0a507391b98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217]=&quot;NA&quot;; &quot;NA&quot;; ([.B217]-[.C217]))" office:value-type="string" office:string-value="NA" calcext:value-type="string">
            <text:p>NA</text:p>
          </table:table-cell>
          <table:table-cell table:formula="of:=IF([.C21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fc87b4bf584c5171a1e94ec4ee3b1c</text:p>
          </table:table-cell>
          <table:table-cell office:value-type="float" office:value="60" calcext:value-type="float">
            <text:p>60.00</text:p>
          </table:table-cell>
          <table:table-cell office:value-type="float" office:value="65" calcext:value-type="float">
            <text:p>65.00</text:p>
          </table:table-cell>
          <table:table-cell table:formula="of:=IF([.C218]=&quot;NA&quot;; &quot;NA&quot;; ([.B218]-[.C218]))" office:value-type="float" office:value="-5" calcext:value-type="float">
            <text:p>-5.00</text:p>
          </table:table-cell>
          <table:table-cell table:formula="of:=IF([.C2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4e7f5d650ecd274e33d31df93f6441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219]=&quot;NA&quot;; &quot;NA&quot;; ([.B219]-[.C219]))" office:value-type="float" office:value="-1.25" calcext:value-type="float">
            <text:p>-1.25</text:p>
          </table:table-cell>
          <table:table-cell table:formula="of:=IF([.C2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5850d306575a1858189efe3d805dcb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220]=&quot;NA&quot;; &quot;NA&quot;; ([.B220]-[.C220]))" office:value-type="float" office:value="0" calcext:value-type="float">
            <text:p>0.00</text:p>
          </table:table-cell>
          <table:table-cell table:formula="of:=IF([.C2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7c8f7bbe5a14b0c1e205af3bd2d3d5</text:p>
          </table:table-cell>
          <table:table-cell office:value-type="float" office:value="16.25" calcext:value-type="float">
            <text:p>16.25</text:p>
          </table:table-cell>
          <table:table-cell office:value-type="float" office:value="6.25" calcext:value-type="float">
            <text:p>6.25</text:p>
          </table:table-cell>
          <table:table-cell table:formula="of:=IF([.C221]=&quot;NA&quot;; &quot;NA&quot;; ([.B221]-[.C221]))" office:value-type="float" office:value="10" calcext:value-type="float">
            <text:p>10.00</text:p>
          </table:table-cell>
          <table:table-cell table:formula="of:=IF([.C2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8309fae79be20b42354b049e392fb3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222]=&quot;NA&quot;; &quot;NA&quot;; ([.B222]-[.C222]))" office:value-type="float" office:value="0" calcext:value-type="float">
            <text:p>0.00</text:p>
          </table:table-cell>
          <table:table-cell table:formula="of:=IF([.C2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89d142611bcd31c224f4c23746851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23]=&quot;NA&quot;; &quot;NA&quot;; ([.B223]-[.C223]))" office:value-type="float" office:value="0" calcext:value-type="float">
            <text:p>0.00</text:p>
          </table:table-cell>
          <table:table-cell table:formula="of:=IF([.C2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ace2ce8237f2e1639abcdb93939dd4</text:p>
          </table:table-cell>
          <table:table-cell office:value-type="float" office:value="140" calcext:value-type="float">
            <text:p>140.00</text:p>
          </table:table-cell>
          <table:table-cell office:value-type="float" office:value="145" calcext:value-type="float">
            <text:p>145.00</text:p>
          </table:table-cell>
          <table:table-cell table:formula="of:=IF([.C224]=&quot;NA&quot;; &quot;NA&quot;; ([.B224]-[.C224]))" office:value-type="float" office:value="-5" calcext:value-type="float">
            <text:p>-5.00</text:p>
          </table:table-cell>
          <table:table-cell table:formula="of:=IF([.C2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aee6a1793f54f72aa0292f9429bad9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25]=&quot;NA&quot;; &quot;NA&quot;; ([.B225]-[.C225]))" office:value-type="float" office:value="0" calcext:value-type="float">
            <text:p>0.00</text:p>
          </table:table-cell>
          <table:table-cell table:formula="of:=IF([.C2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bd868f17595fa6b13e895283b7ceb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26]=&quot;NA&quot;; &quot;NA&quot;; ([.B226]-[.C226]))" office:value-type="float" office:value="0" calcext:value-type="float">
            <text:p>0.00</text:p>
          </table:table-cell>
          <table:table-cell table:formula="of:=IF([.C2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c793c529cd6ffa942afaef7c5068c2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227]=&quot;NA&quot;; &quot;NA&quot;; ([.B227]-[.C227]))" office:value-type="float" office:value="-1.25" calcext:value-type="float">
            <text:p>-1.25</text:p>
          </table:table-cell>
          <table:table-cell table:formula="of:=IF([.C2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e18cfa24f0f9f8401c9fafae9075d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28]=&quot;NA&quot;; &quot;NA&quot;; ([.B228]-[.C228]))" office:value-type="float" office:value="0" calcext:value-type="float">
            <text:p>0.00</text:p>
          </table:table-cell>
          <table:table-cell table:formula="of:=IF([.C2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e78992d950eca9c475b87609506611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229]=&quot;NA&quot;; &quot;NA&quot;; ([.B229]-[.C229]))" office:value-type="float" office:value="-1.25" calcext:value-type="float">
            <text:p>-1.25</text:p>
          </table:table-cell>
          <table:table-cell table:formula="of:=IF([.C2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2d955e6e7eb64243c4890f41c4c3a8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30]=&quot;NA&quot;; &quot;NA&quot;; ([.B230]-[.C230]))" office:value-type="float" office:value="0" calcext:value-type="float">
            <text:p>0.00</text:p>
          </table:table-cell>
          <table:table-cell table:formula="of:=IF([.C2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5293773eac62b2cf9367629b4ab951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IF([.C231]=&quot;NA&quot;; &quot;NA&quot;; ([.B231]-[.C231]))" office:value-type="float" office:value="-5" calcext:value-type="float">
            <text:p>-5.00</text:p>
          </table:table-cell>
          <table:table-cell table:formula="of:=IF([.C2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554ddaaa5b6400edf7579e9e8e2469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232]=&quot;NA&quot;; &quot;NA&quot;; ([.B232]-[.C232]))" office:value-type="float" office:value="0" calcext:value-type="float">
            <text:p>0.00</text:p>
          </table:table-cell>
          <table:table-cell table:formula="of:=IF([.C2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8371a4a766f92d36bae51556e33e1a</text:p>
          </table:table-cell>
          <table:table-cell office:value-type="float" office:value="8.75" calcext:value-type="float">
            <text:p>8.75</text:p>
          </table:table-cell>
          <table:table-cell office:value-type="float" office:value="7.5" calcext:value-type="float">
            <text:p>7.50</text:p>
          </table:table-cell>
          <table:table-cell table:formula="of:=IF([.C233]=&quot;NA&quot;; &quot;NA&quot;; ([.B233]-[.C233]))" office:value-type="float" office:value="1.25" calcext:value-type="float">
            <text:p>1.25</text:p>
          </table:table-cell>
          <table:table-cell table:formula="of:=IF([.C2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84248183c02142f964c974970cf874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234]=&quot;NA&quot;; &quot;NA&quot;; ([.B234]-[.C234]))" office:value-type="float" office:value="-1.25" calcext:value-type="float">
            <text:p>-1.25</text:p>
          </table:table-cell>
          <table:table-cell table:formula="of:=IF([.C2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d28d361cba26ef8f05e0e87ebc309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35]=&quot;NA&quot;; &quot;NA&quot;; ([.B235]-[.C235]))" office:value-type="float" office:value="0" calcext:value-type="float">
            <text:p>0.00</text:p>
          </table:table-cell>
          <table:table-cell table:formula="of:=IF([.C2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dcc065bd6d5a89971c22682dfcc443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236]=&quot;NA&quot;; &quot;NA&quot;; ([.B236]-[.C236]))" office:value-type="float" office:value="-1.25" calcext:value-type="float">
            <text:p>-1.25</text:p>
          </table:table-cell>
          <table:table-cell table:formula="of:=IF([.C2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e49c02ca4a29416ce707731f36dd8d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37]=&quot;NA&quot;; &quot;NA&quot;; ([.B237]-[.C237]))" office:value-type="float" office:value="0" calcext:value-type="float">
            <text:p>0.00</text:p>
          </table:table-cell>
          <table:table-cell table:formula="of:=IF([.C2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c19a176705b9134543d4cc20b353dc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38]=&quot;NA&quot;; &quot;NA&quot;; ([.B238]-[.C238]))" office:value-type="float" office:value="0" calcext:value-type="float">
            <text:p>0.00</text:p>
          </table:table-cell>
          <table:table-cell table:formula="of:=IF([.C2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308e99584b748b558089587716597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39]=&quot;NA&quot;; &quot;NA&quot;; ([.B239]-[.C239]))" office:value-type="float" office:value="0" calcext:value-type="float">
            <text:p>0.00</text:p>
          </table:table-cell>
          <table:table-cell table:formula="of:=IF([.C2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453fb03ecd1542603bece39b07663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40]=&quot;NA&quot;; &quot;NA&quot;; ([.B240]-[.C240]))" office:value-type="float" office:value="0" calcext:value-type="float">
            <text:p>0.00</text:p>
          </table:table-cell>
          <table:table-cell table:formula="of:=IF([.C2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9548551058fd20300497febf46535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41]=&quot;NA&quot;; &quot;NA&quot;; ([.B241]-[.C241]))" office:value-type="float" office:value="0" calcext:value-type="float">
            <text:p>0.00</text:p>
          </table:table-cell>
          <table:table-cell table:formula="of:=IF([.C2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d39087b435ed6e5628892406a99f0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42]=&quot;NA&quot;; &quot;NA&quot;; ([.B242]-[.C242]))" office:value-type="float" office:value="0" calcext:value-type="float">
            <text:p>0.00</text:p>
          </table:table-cell>
          <table:table-cell table:formula="of:=IF([.C2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dc14fe5cdf65a2ba32175354032dab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243]=&quot;NA&quot;; &quot;NA&quot;; ([.B243]-[.C243]))" office:value-type="float" office:value="0" calcext:value-type="float">
            <text:p>0.00</text:p>
          </table:table-cell>
          <table:table-cell table:formula="of:=IF([.C2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0d69a04ab757dca00fe086328e0052</text:p>
          </table:table-cell>
          <table:table-cell office:value-type="float" office:value="22.5" calcext:value-type="float">
            <text:p>22.50</text:p>
          </table:table-cell>
          <table:table-cell office:value-type="float" office:value="11.25" calcext:value-type="float">
            <text:p>11.25</text:p>
          </table:table-cell>
          <table:table-cell table:formula="of:=IF([.C244]=&quot;NA&quot;; &quot;NA&quot;; ([.B244]-[.C244]))" office:value-type="float" office:value="11.25" calcext:value-type="float">
            <text:p>11.25</text:p>
          </table:table-cell>
          <table:table-cell table:formula="of:=IF([.C2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1b4e9f22b09d7df2a4ec05a7aeae38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245]=&quot;NA&quot;; &quot;NA&quot;; ([.B245]-[.C245]))" office:value-type="float" office:value="-1.25" calcext:value-type="float">
            <text:p>-1.25</text:p>
          </table:table-cell>
          <table:table-cell table:formula="of:=IF([.C2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240363cbe48e99394365022b18a429</text:p>
          </table:table-cell>
          <table:table-cell office:value-type="float" office:value="2.5" calcext:value-type="float">
            <text:p>2.50</text:p>
          </table:table-cell>
          <table:table-cell office:value-type="float" office:value="1.25" calcext:value-type="float">
            <text:p>1.25</text:p>
          </table:table-cell>
          <table:table-cell table:formula="of:=IF([.C246]=&quot;NA&quot;; &quot;NA&quot;; ([.B246]-[.C246]))" office:value-type="float" office:value="1.25" calcext:value-type="float">
            <text:p>1.25</text:p>
          </table:table-cell>
          <table:table-cell table:formula="of:=IF([.C2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7d4518aae3fafd15a4fb2642fb4e8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47]=&quot;NA&quot;; &quot;NA&quot;; ([.B247]-[.C247]))" office:value-type="float" office:value="0" calcext:value-type="float">
            <text:p>0.00</text:p>
          </table:table-cell>
          <table:table-cell table:formula="of:=IF([.C2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cb0d78067aed7b652efc2ab04c5ac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48]=&quot;NA&quot;; &quot;NA&quot;; ([.B248]-[.C248]))" office:value-type="float" office:value="0" calcext:value-type="float">
            <text:p>0.00</text:p>
          </table:table-cell>
          <table:table-cell table:formula="of:=IF([.C2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20457947646fcbf60c15f9b953c07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49]=&quot;NA&quot;; &quot;NA&quot;; ([.B249]-[.C249]))" office:value-type="float" office:value="0" calcext:value-type="float">
            <text:p>0.00</text:p>
          </table:table-cell>
          <table:table-cell table:formula="of:=IF([.C2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30b247e81df1358e7efe6316b89424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250]=&quot;NA&quot;; &quot;NA&quot;; ([.B250]-[.C250]))" office:value-type="float" office:value="-1.25" calcext:value-type="float">
            <text:p>-1.25</text:p>
          </table:table-cell>
          <table:table-cell table:formula="of:=IF([.C2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3904450b01dd9be247cf8853a0239b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251]=&quot;NA&quot;; &quot;NA&quot;; ([.B251]-[.C251]))" office:value-type="float" office:value="-1.25" calcext:value-type="float">
            <text:p>-1.25</text:p>
          </table:table-cell>
          <table:table-cell table:formula="of:=IF([.C2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46c1aee0261e172fcaa2179fbc78f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52]=&quot;NA&quot;; &quot;NA&quot;; ([.B252]-[.C252]))" office:value-type="float" office:value="0" calcext:value-type="float">
            <text:p>0.00</text:p>
          </table:table-cell>
          <table:table-cell table:formula="of:=IF([.C2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4d8215cdc884cc2eee7a7a29301cc2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C253]=&quot;NA&quot;; &quot;NA&quot;; ([.B253]-[.C253]))" office:value-type="float" office:value="0" calcext:value-type="float">
            <text:p>0.00</text:p>
          </table:table-cell>
          <table:table-cell table:formula="of:=IF([.C2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81c925258a48abe4fae04920e6cc66</text:p>
          </table:table-cell>
          <table:table-cell office:value-type="float" office:value="23.75" calcext:value-type="float">
            <text:p>23.75</text:p>
          </table:table-cell>
          <table:table-cell office:value-type="float" office:value="18.75" calcext:value-type="float">
            <text:p>18.75</text:p>
          </table:table-cell>
          <table:table-cell table:formula="of:=IF([.C254]=&quot;NA&quot;; &quot;NA&quot;; ([.B254]-[.C254]))" office:value-type="float" office:value="5" calcext:value-type="float">
            <text:p>5.00</text:p>
          </table:table-cell>
          <table:table-cell table:formula="of:=IF([.C2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82249b10185dca3ebd283cdfb19c54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255]=&quot;NA&quot;; &quot;NA&quot;; ([.B255]-[.C255]))" office:value-type="float" office:value="0" calcext:value-type="float">
            <text:p>0.00</text:p>
          </table:table-cell>
          <table:table-cell table:formula="of:=IF([.C2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b7eceb01827218091247b68ae7298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56]=&quot;NA&quot;; &quot;NA&quot;; ([.B256]-[.C256]))" office:value-type="float" office:value="0" calcext:value-type="float">
            <text:p>0.00</text:p>
          </table:table-cell>
          <table:table-cell table:formula="of:=IF([.C2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da325ff886a2bb0ed2a58eef458931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257]=&quot;NA&quot;; &quot;NA&quot;; ([.B257]-[.C257]))" office:value-type="float" office:value="-1.25" calcext:value-type="float">
            <text:p>-1.25</text:p>
          </table:table-cell>
          <table:table-cell table:formula="of:=IF([.C2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f457bcb9860833f66db19b48a3d9f4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258]=&quot;NA&quot;; &quot;NA&quot;; ([.B258]-[.C258]))" office:value-type="float" office:value="-1.25" calcext:value-type="float">
            <text:p>-1.25</text:p>
          </table:table-cell>
          <table:table-cell table:formula="of:=IF([.C2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9f5c4c4f3412ea245eb54301c2a00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259]=&quot;NA&quot;; &quot;NA&quot;; ([.B259]-[.C259]))" office:value-type="float" office:value="-1.25" calcext:value-type="float">
            <text:p>-1.25</text:p>
          </table:table-cell>
          <table:table-cell table:formula="of:=IF([.C2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d178f9b6d4de25297c99fed0ed860</text:p>
          </table:table-cell>
          <table:table-cell office:value-type="float" office:value="215" calcext:value-type="float">
            <text:p>215.00</text:p>
          </table:table-cell>
          <table:table-cell office:value-type="float" office:value="225" calcext:value-type="float">
            <text:p>225.00</text:p>
          </table:table-cell>
          <table:table-cell table:formula="of:=IF([.C260]=&quot;NA&quot;; &quot;NA&quot;; ([.B260]-[.C260]))" office:value-type="float" office:value="-10" calcext:value-type="float">
            <text:p>-10.00</text:p>
          </table:table-cell>
          <table:table-cell table:formula="of:=IF([.C2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29b89194dbd97d3f8c3c9eab6b23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61]=&quot;NA&quot;; &quot;NA&quot;; ([.B261]-[.C261]))" office:value-type="float" office:value="0" calcext:value-type="float">
            <text:p>0.00</text:p>
          </table:table-cell>
          <table:table-cell table:formula="of:=IF([.C2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2de95f77c4a69fc878de0bb3b2af5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262]=&quot;NA&quot;; &quot;NA&quot;; ([.B262]-[.C262]))" office:value-type="float" office:value="0" calcext:value-type="float">
            <text:p>0.00</text:p>
          </table:table-cell>
          <table:table-cell table:formula="of:=IF([.C2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cf08ce2d60e836894ef4fb991ddc9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263]=&quot;NA&quot;; &quot;NA&quot;; ([.B263]-[.C263]))" office:value-type="float" office:value="0" calcext:value-type="float">
            <text:p>0.00</text:p>
          </table:table-cell>
          <table:table-cell table:formula="of:=IF([.C2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b93d1bf51f6bc55ff3424a8be8636f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264]=&quot;NA&quot;; &quot;NA&quot;; ([.B264]-[.C264]))" office:value-type="float" office:value="-1.25" calcext:value-type="float">
            <text:p>-1.25</text:p>
          </table:table-cell>
          <table:table-cell table:formula="of:=IF([.C2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e2d3ee1c32689409b7e70dbd5bb49c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265]=&quot;NA&quot;; &quot;NA&quot;; ([.B265]-[.C265]))" office:value-type="float" office:value="-1.25" calcext:value-type="float">
            <text:p>-1.25</text:p>
          </table:table-cell>
          <table:table-cell table:formula="of:=IF([.C2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3d322c0709aefd912ea4d99452b60</text:p>
          </table:table-cell>
          <table:table-cell table:number-columns-repeated="2" office:value-type="float" office:value="18.75" calcext:value-type="float">
            <text:p>18.75</text:p>
          </table:table-cell>
          <table:table-cell table:formula="of:=IF([.C266]=&quot;NA&quot;; &quot;NA&quot;; ([.B266]-[.C266]))" office:value-type="float" office:value="0" calcext:value-type="float">
            <text:p>0.00</text:p>
          </table:table-cell>
          <table:table-cell table:formula="of:=IF([.C2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ac778c8ee55b3c1bb259e21c23a67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267]=&quot;NA&quot;; &quot;NA&quot;; ([.B267]-[.C267]))" office:value-type="float" office:value="-5" calcext:value-type="float">
            <text:p>-5.00</text:p>
          </table:table-cell>
          <table:table-cell table:formula="of:=IF([.C2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e1959d7c1ad96a3c0ddee06e61000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268]=&quot;NA&quot;; &quot;NA&quot;; ([.B268]-[.C268]))" office:value-type="float" office:value="0" calcext:value-type="float">
            <text:p>0.00</text:p>
          </table:table-cell>
          <table:table-cell table:formula="of:=IF([.C2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692e90aaca3de6d2cab1c275a91b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69]=&quot;NA&quot;; &quot;NA&quot;; ([.B269]-[.C269]))" office:value-type="float" office:value="0" calcext:value-type="float">
            <text:p>0.00</text:p>
          </table:table-cell>
          <table:table-cell table:formula="of:=IF([.C2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2e113c135a27ab458fca361f31b3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70]=&quot;NA&quot;; &quot;NA&quot;; ([.B270]-[.C270]))" office:value-type="float" office:value="0" calcext:value-type="float">
            <text:p>0.00</text:p>
          </table:table-cell>
          <table:table-cell table:formula="of:=IF([.C2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b5bfe0263fc79c3d64b215aec3812b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271]=&quot;NA&quot;; &quot;NA&quot;; ([.B271]-[.C271]))" office:value-type="float" office:value="-1.25" calcext:value-type="float">
            <text:p>-1.25</text:p>
          </table:table-cell>
          <table:table-cell table:formula="of:=IF([.C2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c720e257622bcf5fae6332efae12c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72]=&quot;NA&quot;; &quot;NA&quot;; ([.B272]-[.C272]))" office:value-type="float" office:value="0" calcext:value-type="float">
            <text:p>0.00</text:p>
          </table:table-cell>
          <table:table-cell table:formula="of:=IF([.C2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cfd11edea6b24821b90f9c902aec0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73]=&quot;NA&quot;; &quot;NA&quot;; ([.B273]-[.C273]))" office:value-type="float" office:value="0" calcext:value-type="float">
            <text:p>0.00</text:p>
          </table:table-cell>
          <table:table-cell table:formula="of:=IF([.C2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e701b15c718b5447719d1462f394f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74]=&quot;NA&quot;; &quot;NA&quot;; ([.B274]-[.C274]))" office:value-type="float" office:value="0" calcext:value-type="float">
            <text:p>0.00</text:p>
          </table:table-cell>
          <table:table-cell table:formula="of:=IF([.C2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fe409c1eca5d2e18338921d3bc823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75]=&quot;NA&quot;; &quot;NA&quot;; ([.B275]-[.C275]))" office:value-type="float" office:value="0" calcext:value-type="float">
            <text:p>0.00</text:p>
          </table:table-cell>
          <table:table-cell table:formula="of:=IF([.C2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16dd529a9215f237f8d5a59a975af4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276]=&quot;NA&quot;; &quot;NA&quot;; ([.B276]-[.C276]))" office:value-type="float" office:value="-1.25" calcext:value-type="float">
            <text:p>-1.25</text:p>
          </table:table-cell>
          <table:table-cell table:formula="of:=IF([.C2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5ce2d0c2e364195524db8f4eb7c77a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277]=&quot;NA&quot;; &quot;NA&quot;; ([.B277]-[.C277]))" office:value-type="float" office:value="-1.25" calcext:value-type="float">
            <text:p>-1.25</text:p>
          </table:table-cell>
          <table:table-cell table:formula="of:=IF([.C2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72cd546b4c22257322839b6dca02a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78]=&quot;NA&quot;; &quot;NA&quot;; ([.B278]-[.C278]))" office:value-type="float" office:value="0" calcext:value-type="float">
            <text:p>0.00</text:p>
          </table:table-cell>
          <table:table-cell table:formula="of:=IF([.C2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a7ba4434e8ce91f6b38ab6a2a1a92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279]=&quot;NA&quot;; &quot;NA&quot;; ([.B279]-[.C279]))" office:value-type="string" office:string-value="NA" calcext:value-type="string">
            <text:p>NA</text:p>
          </table:table-cell>
          <table:table-cell table:formula="of:=IF([.C27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bdb49b05d620e1da710973ee76b3eb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280]=&quot;NA&quot;; &quot;NA&quot;; ([.B280]-[.C280]))" office:value-type="string" office:string-value="NA" calcext:value-type="string">
            <text:p>NA</text:p>
          </table:table-cell>
          <table:table-cell table:formula="of:=IF([.C28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001022f565a59e3666ba08f1a99c4f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281]=&quot;NA&quot;; &quot;NA&quot;; ([.B281]-[.C281]))" office:value-type="float" office:value="0" calcext:value-type="float">
            <text:p>0.00</text:p>
          </table:table-cell>
          <table:table-cell table:formula="of:=IF([.C2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169d72fc5ea8a7ab0c17944bad4ee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82]=&quot;NA&quot;; &quot;NA&quot;; ([.B282]-[.C282]))" office:value-type="float" office:value="0" calcext:value-type="float">
            <text:p>0.00</text:p>
          </table:table-cell>
          <table:table-cell table:formula="of:=IF([.C2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1ad20d3935bff574d631e9d53eb8c0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283]=&quot;NA&quot;; &quot;NA&quot;; ([.B283]-[.C283]))" office:value-type="float" office:value="0" calcext:value-type="float">
            <text:p>0.00</text:p>
          </table:table-cell>
          <table:table-cell table:formula="of:=IF([.C2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4af04a24988db2aebe8aac3756f3b6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284]=&quot;NA&quot;; &quot;NA&quot;; ([.B284]-[.C284]))" office:value-type="float" office:value="0" calcext:value-type="float">
            <text:p>0.00</text:p>
          </table:table-cell>
          <table:table-cell table:formula="of:=IF([.C2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599ec5e9baa77d28301bd1c142d086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285]=&quot;NA&quot;; &quot;NA&quot;; ([.B285]-[.C285]))" office:value-type="float" office:value="0" calcext:value-type="float">
            <text:p>0.00</text:p>
          </table:table-cell>
          <table:table-cell table:formula="of:=IF([.C2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c382c75c8c610babd3111cf48302c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86]=&quot;NA&quot;; &quot;NA&quot;; ([.B286]-[.C286]))" office:value-type="float" office:value="0" calcext:value-type="float">
            <text:p>0.00</text:p>
          </table:table-cell>
          <table:table-cell table:formula="of:=IF([.C2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e955e1260c96f87fa1725d6c750838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87]=&quot;NA&quot;; &quot;NA&quot;; ([.B287]-[.C287]))" office:value-type="float" office:value="0" calcext:value-type="float">
            <text:p>0.00</text:p>
          </table:table-cell>
          <table:table-cell table:formula="of:=IF([.C2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0a8d8616ebe69d5d906f7a3652bca0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288]=&quot;NA&quot;; &quot;NA&quot;; ([.B288]-[.C288]))" office:value-type="float" office:value="0" calcext:value-type="float">
            <text:p>0.00</text:p>
          </table:table-cell>
          <table:table-cell table:formula="of:=IF([.C2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1c68fbf201a285efa7fdebbda038a9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289]=&quot;NA&quot;; &quot;NA&quot;; ([.B289]-[.C289]))" office:value-type="float" office:value="0" calcext:value-type="float">
            <text:p>0.00</text:p>
          </table:table-cell>
          <table:table-cell table:formula="of:=IF([.C2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2466d114cc32914e02874e6226716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290]=&quot;NA&quot;; &quot;NA&quot;; ([.B290]-[.C290]))" office:value-type="string" office:string-value="NA" calcext:value-type="string">
            <text:p>NA</text:p>
          </table:table-cell>
          <table:table-cell table:formula="of:=IF([.C29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3d3364d8aa2193f6f545af44e0b58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291]=&quot;NA&quot;; &quot;NA&quot;; ([.B291]-[.C291]))" office:value-type="string" office:string-value="NA" calcext:value-type="string">
            <text:p>NA</text:p>
          </table:table-cell>
          <table:table-cell table:formula="of:=IF([.C29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55f1603c87d1590208c873f783b651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292]=&quot;NA&quot;; &quot;NA&quot;; ([.B292]-[.C292]))" office:value-type="float" office:value="0" calcext:value-type="float">
            <text:p>0.00</text:p>
          </table:table-cell>
          <table:table-cell table:formula="of:=IF([.C2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62852f7ef0e4f00350dd1e44696a62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293]=&quot;NA&quot;; &quot;NA&quot;; ([.B293]-[.C293]))" office:value-type="float" office:value="-1.25" calcext:value-type="float">
            <text:p>-1.25</text:p>
          </table:table-cell>
          <table:table-cell table:formula="of:=IF([.C2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853d369c116040a026952a39f17087</text:p>
          </table:table-cell>
          <table:table-cell office:value-type="float" office:value="440" calcext:value-type="float">
            <text:p>440.00</text:p>
          </table:table-cell>
          <table:table-cell office:value-type="float" office:value="450" calcext:value-type="float">
            <text:p>450.00</text:p>
          </table:table-cell>
          <table:table-cell table:formula="of:=IF([.C294]=&quot;NA&quot;; &quot;NA&quot;; ([.B294]-[.C294]))" office:value-type="float" office:value="-10" calcext:value-type="float">
            <text:p>-10.00</text:p>
          </table:table-cell>
          <table:table-cell table:formula="of:=IF([.C2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87aa7687feed99b61b684748c0006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95]=&quot;NA&quot;; &quot;NA&quot;; ([.B295]-[.C295]))" office:value-type="float" office:value="0" calcext:value-type="float">
            <text:p>0.00</text:p>
          </table:table-cell>
          <table:table-cell table:formula="of:=IF([.C2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bdef380b13e05c8ee87c581f94207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96]=&quot;NA&quot;; &quot;NA&quot;; ([.B296]-[.C296]))" office:value-type="float" office:value="0" calcext:value-type="float">
            <text:p>0.00</text:p>
          </table:table-cell>
          <table:table-cell table:formula="of:=IF([.C2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d7526c82e4892dda4c567acfaebe9c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297]=&quot;NA&quot;; &quot;NA&quot;; ([.B297]-[.C297]))" office:value-type="float" office:value="0" calcext:value-type="float">
            <text:p>0.00</text:p>
          </table:table-cell>
          <table:table-cell table:formula="of:=IF([.C2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e1b4377e0f01645a625ae5cd47b69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98]=&quot;NA&quot;; &quot;NA&quot;; ([.B298]-[.C298]))" office:value-type="float" office:value="0" calcext:value-type="float">
            <text:p>0.00</text:p>
          </table:table-cell>
          <table:table-cell table:formula="of:=IF([.C2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e473df8c25c3f8cb8cd1a8a0e195b5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C299]=&quot;NA&quot;; &quot;NA&quot;; ([.B299]-[.C299]))" office:value-type="float" office:value="-5" calcext:value-type="float">
            <text:p>-5.00</text:p>
          </table:table-cell>
          <table:table-cell table:formula="of:=IF([.C2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e505bdf49d468bdcab62df799b5974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300]=&quot;NA&quot;; &quot;NA&quot;; ([.B300]-[.C300]))" office:value-type="float" office:value="0" calcext:value-type="float">
            <text:p>0.00</text:p>
          </table:table-cell>
          <table:table-cell table:formula="of:=IF([.C3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fee439eb44625542ebef1108027e6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01]=&quot;NA&quot;; &quot;NA&quot;; ([.B301]-[.C301]))" office:value-type="float" office:value="0" calcext:value-type="float">
            <text:p>0.00</text:p>
          </table:table-cell>
          <table:table-cell table:formula="of:=IF([.C3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010dda65c773d784727a0903346d9d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302]=&quot;NA&quot;; &quot;NA&quot;; ([.B302]-[.C302]))" office:value-type="float" office:value="-5" calcext:value-type="float">
            <text:p>-5.00</text:p>
          </table:table-cell>
          <table:table-cell table:formula="of:=IF([.C3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247e504736d41b333535ad14deb150</text:p>
          </table:table-cell>
          <table:table-cell office:value-type="float" office:value="250" calcext:value-type="float">
            <text:p>250.00</text:p>
          </table:table-cell>
          <table:table-cell office:value-type="float" office:value="245" calcext:value-type="float">
            <text:p>245.00</text:p>
          </table:table-cell>
          <table:table-cell table:formula="of:=IF([.C303]=&quot;NA&quot;; &quot;NA&quot;; ([.B303]-[.C303]))" office:value-type="float" office:value="5" calcext:value-type="float">
            <text:p>5.00</text:p>
          </table:table-cell>
          <table:table-cell table:formula="of:=IF([.C3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2e7cbac361839edc87d3f3dc137e4c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304]=&quot;NA&quot;; &quot;NA&quot;; ([.B304]-[.C304]))" office:value-type="string" office:string-value="NA" calcext:value-type="string">
            <text:p>NA</text:p>
          </table:table-cell>
          <table:table-cell table:formula="of:=IF([.C30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45069a5ae211435ff766bd6d003b3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05]=&quot;NA&quot;; &quot;NA&quot;; ([.B305]-[.C305]))" office:value-type="float" office:value="0" calcext:value-type="float">
            <text:p>0.00</text:p>
          </table:table-cell>
          <table:table-cell table:formula="of:=IF([.C3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4db9f7dae8efeab67b3e1ac7f9bc28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306]=&quot;NA&quot;; &quot;NA&quot;; ([.B306]-[.C306]))" office:value-type="float" office:value="0" calcext:value-type="float">
            <text:p>0.00</text:p>
          </table:table-cell>
          <table:table-cell table:formula="of:=IF([.C3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69d8ca4a6d4fded8091f85f2e3946d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C307]=&quot;NA&quot;; &quot;NA&quot;; ([.B307]-[.C307]))" office:value-type="float" office:value="-5" calcext:value-type="float">
            <text:p>-5.00</text:p>
          </table:table-cell>
          <table:table-cell table:formula="of:=IF([.C3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729467f4e485c3800ded638773aa7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08]=&quot;NA&quot;; &quot;NA&quot;; ([.B308]-[.C308]))" office:value-type="float" office:value="0" calcext:value-type="float">
            <text:p>0.00</text:p>
          </table:table-cell>
          <table:table-cell table:formula="of:=IF([.C3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d003249f8a48a462584bc4bf550e26</text:p>
          </table:table-cell>
          <table:table-cell office:value-type="float" office:value="25" calcext:value-type="float">
            <text:p>25.00</text:p>
          </table:table-cell>
          <table:table-cell office:value-type="float" office:value="18.75" calcext:value-type="float">
            <text:p>18.75</text:p>
          </table:table-cell>
          <table:table-cell table:formula="of:=IF([.C309]=&quot;NA&quot;; &quot;NA&quot;; ([.B309]-[.C309]))" office:value-type="float" office:value="6.25" calcext:value-type="float">
            <text:p>6.25</text:p>
          </table:table-cell>
          <table:table-cell table:formula="of:=IF([.C3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ec44b1784ed33aacd252b285562a0e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310]=&quot;NA&quot;; &quot;NA&quot;; ([.B310]-[.C310]))" office:value-type="float" office:value="0" calcext:value-type="float">
            <text:p>0.00</text:p>
          </table:table-cell>
          <table:table-cell table:formula="of:=IF([.C3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4dea5ed1b136e850c8323244bc5b7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11]=&quot;NA&quot;; &quot;NA&quot;; ([.B311]-[.C311]))" office:value-type="float" office:value="0" calcext:value-type="float">
            <text:p>0.00</text:p>
          </table:table-cell>
          <table:table-cell table:formula="of:=IF([.C3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6f616e263e1824010d3739867a3f0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12]=&quot;NA&quot;; &quot;NA&quot;; ([.B312]-[.C312]))" office:value-type="float" office:value="0" calcext:value-type="float">
            <text:p>0.00</text:p>
          </table:table-cell>
          <table:table-cell table:formula="of:=IF([.C3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7310bcc35c5079cb6c1998e85abce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13]=&quot;NA&quot;; &quot;NA&quot;; ([.B313]-[.C313]))" office:value-type="float" office:value="0" calcext:value-type="float">
            <text:p>0.00</text:p>
          </table:table-cell>
          <table:table-cell table:formula="of:=IF([.C3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a29ea0d4e0a74b4512b2306b35278c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314]=&quot;NA&quot;; &quot;NA&quot;; ([.B314]-[.C314]))" office:value-type="float" office:value="0" calcext:value-type="float">
            <text:p>0.00</text:p>
          </table:table-cell>
          <table:table-cell table:formula="of:=IF([.C3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15d68fddd2dc2ac6a0151191dd9f1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15]=&quot;NA&quot;; &quot;NA&quot;; ([.B315]-[.C315]))" office:value-type="float" office:value="0" calcext:value-type="float">
            <text:p>0.00</text:p>
          </table:table-cell>
          <table:table-cell table:formula="of:=IF([.C3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1870e186c59eeb85f29c65888d4b54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316]=&quot;NA&quot;; &quot;NA&quot;; ([.B316]-[.C316]))" office:value-type="float" office:value="0" calcext:value-type="float">
            <text:p>0.00</text:p>
          </table:table-cell>
          <table:table-cell table:formula="of:=IF([.C3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27abe80b9f206c143d8aad07beaf3b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IF([.C317]=&quot;NA&quot;; &quot;NA&quot;; ([.B317]-[.C317]))" office:value-type="float" office:value="-5" calcext:value-type="float">
            <text:p>-5.00</text:p>
          </table:table-cell>
          <table:table-cell table:formula="of:=IF([.C3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333d734a0ff6b674672870a8c8671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18]=&quot;NA&quot;; &quot;NA&quot;; ([.B318]-[.C318]))" office:value-type="float" office:value="0" calcext:value-type="float">
            <text:p>0.00</text:p>
          </table:table-cell>
          <table:table-cell table:formula="of:=IF([.C3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39e10cc6acd5fcee74199f4642853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19]=&quot;NA&quot;; &quot;NA&quot;; ([.B319]-[.C319]))" office:value-type="float" office:value="0" calcext:value-type="float">
            <text:p>0.00</text:p>
          </table:table-cell>
          <table:table-cell table:formula="of:=IF([.C3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4f4aae5a3041085e95e9c6c0acc6f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20]=&quot;NA&quot;; &quot;NA&quot;; ([.B320]-[.C320]))" office:value-type="float" office:value="0" calcext:value-type="float">
            <text:p>0.00</text:p>
          </table:table-cell>
          <table:table-cell table:formula="of:=IF([.C3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7833348444da0ef5ad2f893111b323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321]=&quot;NA&quot;; &quot;NA&quot;; ([.B321]-[.C321]))" office:value-type="float" office:value="-5" calcext:value-type="float">
            <text:p>-5.00</text:p>
          </table:table-cell>
          <table:table-cell table:formula="of:=IF([.C3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841bacbf2ccdb70eeb13005ad18510</text:p>
          </table:table-cell>
          <table:table-cell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  <table:table-cell table:formula="of:=IF([.C322]=&quot;NA&quot;; &quot;NA&quot;; ([.B322]-[.C322]))" office:value-type="float" office:value="-5" calcext:value-type="float">
            <text:p>-5.00</text:p>
          </table:table-cell>
          <table:table-cell table:formula="of:=IF([.C3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ba1686714e80a27e9a207d3a006c02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323]=&quot;NA&quot;; &quot;NA&quot;; ([.B323]-[.C323]))" office:value-type="float" office:value="0" calcext:value-type="float">
            <text:p>0.00</text:p>
          </table:table-cell>
          <table:table-cell table:formula="of:=IF([.C3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cfe9221c921353d7ae582c819f2cb0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324]=&quot;NA&quot;; &quot;NA&quot;; ([.B324]-[.C324]))" office:value-type="float" office:value="0" calcext:value-type="float">
            <text:p>0.00</text:p>
          </table:table-cell>
          <table:table-cell table:formula="of:=IF([.C3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1af7fcbd44b3ab98c0722636151dca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325]=&quot;NA&quot;; &quot;NA&quot;; ([.B325]-[.C325]))" office:value-type="float" office:value="0" calcext:value-type="float">
            <text:p>0.00</text:p>
          </table:table-cell>
          <table:table-cell table:formula="of:=IF([.C3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2e9b24da42d665cf2dc94df53df77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326]=&quot;NA&quot;; &quot;NA&quot;; ([.B326]-[.C326]))" office:value-type="string" office:string-value="NA" calcext:value-type="string">
            <text:p>NA</text:p>
          </table:table-cell>
          <table:table-cell table:formula="of:=IF([.C32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56e11490fbc63987ee0fb013421a0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27]=&quot;NA&quot;; &quot;NA&quot;; ([.B327]-[.C327]))" office:value-type="float" office:value="0" calcext:value-type="float">
            <text:p>0.00</text:p>
          </table:table-cell>
          <table:table-cell table:formula="of:=IF([.C3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5ff8d5014ef73cc83580338a9c0345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C328]=&quot;NA&quot;; &quot;NA&quot;; ([.B328]-[.C328]))" office:value-type="float" office:value="0" calcext:value-type="float">
            <text:p>0.00</text:p>
          </table:table-cell>
          <table:table-cell table:formula="of:=IF([.C3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a5c23a1061697f57db1edd9ba4549a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329]=&quot;NA&quot;; &quot;NA&quot;; ([.B329]-[.C329]))" office:value-type="float" office:value="0" calcext:value-type="float">
            <text:p>0.00</text:p>
          </table:table-cell>
          <table:table-cell table:formula="of:=IF([.C3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a7a9103e1b6f24e0a90f083d31f1d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30]=&quot;NA&quot;; &quot;NA&quot;; ([.B330]-[.C330]))" office:value-type="float" office:value="0" calcext:value-type="float">
            <text:p>0.00</text:p>
          </table:table-cell>
          <table:table-cell table:formula="of:=IF([.C3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acf84575d93be364939b69b29a07ee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IF([.C331]=&quot;NA&quot;; &quot;NA&quot;; ([.B331]-[.C331]))" office:value-type="float" office:value="-5" calcext:value-type="float">
            <text:p>-5.00</text:p>
          </table:table-cell>
          <table:table-cell table:formula="of:=IF([.C3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c530c5c941e0da1d8d98d2552dcce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32]=&quot;NA&quot;; &quot;NA&quot;; ([.B332]-[.C332]))" office:value-type="float" office:value="0" calcext:value-type="float">
            <text:p>0.00</text:p>
          </table:table-cell>
          <table:table-cell table:formula="of:=IF([.C3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c665fe8bb1879d2efa54e02ad7b9e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33]=&quot;NA&quot;; &quot;NA&quot;; ([.B333]-[.C333]))" office:value-type="float" office:value="0" calcext:value-type="float">
            <text:p>0.00</text:p>
          </table:table-cell>
          <table:table-cell table:formula="of:=IF([.C3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e0ae8715768aff53e2dc971251402c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334]=&quot;NA&quot;; &quot;NA&quot;; ([.B334]-[.C334]))" office:value-type="float" office:value="-1.25" calcext:value-type="float">
            <text:p>-1.25</text:p>
          </table:table-cell>
          <table:table-cell table:formula="of:=IF([.C3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f3859223a0372933bdd517e385e718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335]=&quot;NA&quot;; &quot;NA&quot;; ([.B335]-[.C335]))" office:value-type="float" office:value="-5" calcext:value-type="float">
            <text:p>-5.00</text:p>
          </table:table-cell>
          <table:table-cell table:formula="of:=IF([.C3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1a3a4f7ec2f93deb01484411c865ac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336]=&quot;NA&quot;; &quot;NA&quot;; ([.B336]-[.C336]))" office:value-type="float" office:value="0" calcext:value-type="float">
            <text:p>0.00</text:p>
          </table:table-cell>
          <table:table-cell table:formula="of:=IF([.C3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8becdd13b132064ce8e5da4c2e6ba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37]=&quot;NA&quot;; &quot;NA&quot;; ([.B337]-[.C337]))" office:value-type="float" office:value="0" calcext:value-type="float">
            <text:p>0.00</text:p>
          </table:table-cell>
          <table:table-cell table:formula="of:=IF([.C3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a27b553c686d371575cd4f6eb4d2e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38]=&quot;NA&quot;; &quot;NA&quot;; ([.B338]-[.C338]))" office:value-type="float" office:value="0" calcext:value-type="float">
            <text:p>0.00</text:p>
          </table:table-cell>
          <table:table-cell table:formula="of:=IF([.C3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aa911ec147faa8927d15f0eaf57ecf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339]=&quot;NA&quot;; &quot;NA&quot;; ([.B339]-[.C339]))" office:value-type="float" office:value="-5" calcext:value-type="float">
            <text:p>-5.00</text:p>
          </table:table-cell>
          <table:table-cell table:formula="of:=IF([.C3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e886a19d116dc4f569348fbe5ff811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C340]=&quot;NA&quot;; &quot;NA&quot;; ([.B340]-[.C340]))" office:value-type="float" office:value="-5" calcext:value-type="float">
            <text:p>-5.00</text:p>
          </table:table-cell>
          <table:table-cell table:formula="of:=IF([.C3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f12dc6023619cab1c87f1f52914dfc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341]=&quot;NA&quot;; &quot;NA&quot;; ([.B341]-[.C341]))" office:value-type="float" office:value="-5" calcext:value-type="float">
            <text:p>-5.00</text:p>
          </table:table-cell>
          <table:table-cell table:formula="of:=IF([.C3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36939a9f3cff33952ed33dbdaeb8b7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342]=&quot;NA&quot;; &quot;NA&quot;; ([.B342]-[.C342]))" office:value-type="float" office:value="0" calcext:value-type="float">
            <text:p>0.00</text:p>
          </table:table-cell>
          <table:table-cell table:formula="of:=IF([.C3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4068ef9303c8deb9997d680e804587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343]=&quot;NA&quot;; &quot;NA&quot;; ([.B343]-[.C343]))" office:value-type="float" office:value="0" calcext:value-type="float">
            <text:p>0.00</text:p>
          </table:table-cell>
          <table:table-cell table:formula="of:=IF([.C3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485a1806b4ab61f275553bb6a4f18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44]=&quot;NA&quot;; &quot;NA&quot;; ([.B344]-[.C344]))" office:value-type="float" office:value="0" calcext:value-type="float">
            <text:p>0.00</text:p>
          </table:table-cell>
          <table:table-cell table:formula="of:=IF([.C3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4a32e0145dac8335a132a787f2548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45]=&quot;NA&quot;; &quot;NA&quot;; ([.B345]-[.C345]))" office:value-type="float" office:value="0" calcext:value-type="float">
            <text:p>0.00</text:p>
          </table:table-cell>
          <table:table-cell table:formula="of:=IF([.C3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56da04d22f9dc5f57602e8c5de3de9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346]=&quot;NA&quot;; &quot;NA&quot;; ([.B346]-[.C346]))" office:value-type="float" office:value="-1.25" calcext:value-type="float">
            <text:p>-1.25</text:p>
          </table:table-cell>
          <table:table-cell table:formula="of:=IF([.C3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5814c04c4305d86cf48df91805da17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347]=&quot;NA&quot;; &quot;NA&quot;; ([.B347]-[.C347]))" office:value-type="float" office:value="-1.25" calcext:value-type="float">
            <text:p>-1.25</text:p>
          </table:table-cell>
          <table:table-cell table:formula="of:=IF([.C3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6d4c9f7cf58d7576c61429753aabc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48]=&quot;NA&quot;; &quot;NA&quot;; ([.B348]-[.C348]))" office:value-type="float" office:value="0" calcext:value-type="float">
            <text:p>0.00</text:p>
          </table:table-cell>
          <table:table-cell table:formula="of:=IF([.C3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a2958642bc7b97af20113991e0fca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49]=&quot;NA&quot;; &quot;NA&quot;; ([.B349]-[.C349]))" office:value-type="float" office:value="0" calcext:value-type="float">
            <text:p>0.00</text:p>
          </table:table-cell>
          <table:table-cell table:formula="of:=IF([.C3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c53ccd52c3655a8e15650ec02f9a3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50]=&quot;NA&quot;; &quot;NA&quot;; ([.B350]-[.C350]))" office:value-type="float" office:value="0" calcext:value-type="float">
            <text:p>0.00</text:p>
          </table:table-cell>
          <table:table-cell table:formula="of:=IF([.C3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d5be447e2af7605ae5d2b1f4b6e037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351]=&quot;NA&quot;; &quot;NA&quot;; ([.B351]-[.C351]))" office:value-type="float" office:value="0" calcext:value-type="float">
            <text:p>0.00</text:p>
          </table:table-cell>
          <table:table-cell table:formula="of:=IF([.C3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e0e2b3681c3263679494bbf16c2a7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352]=&quot;NA&quot;; &quot;NA&quot;; ([.B352]-[.C352]))" office:value-type="string" office:string-value="NA" calcext:value-type="string">
            <text:p>NA</text:p>
          </table:table-cell>
          <table:table-cell table:formula="of:=IF([.C35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f569de2ff0c29a43b271b66788768d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A</text:p>
          </table:table-cell>
          <table:table-cell table:formula="of:=IF([.C353]=&quot;NA&quot;; &quot;NA&quot;; ([.B353]-[.C353]))" office:value-type="string" office:string-value="NA" calcext:value-type="string">
            <text:p>NA</text:p>
          </table:table-cell>
          <table:table-cell table:formula="of:=IF([.C35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28dd6fd317650b0615ce4913d5bae9</text:p>
          </table:table-cell>
          <table:table-cell office:value-type="float" office:value="160" calcext:value-type="float">
            <text:p>160.00</text:p>
          </table:table-cell>
          <table:table-cell office:value-type="float" office:value="165" calcext:value-type="float">
            <text:p>165.00</text:p>
          </table:table-cell>
          <table:table-cell table:formula="of:=IF([.C354]=&quot;NA&quot;; &quot;NA&quot;; ([.B354]-[.C354]))" office:value-type="float" office:value="-5" calcext:value-type="float">
            <text:p>-5.00</text:p>
          </table:table-cell>
          <table:table-cell table:formula="of:=IF([.C3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33056dfbf5e5846964be10bfde6410</text:p>
          </table:table-cell>
          <table:table-cell office:value-type="float" office:value="35" calcext:value-type="float">
            <text:p>35.00</text:p>
          </table:table-cell>
          <table:table-cell office:value-type="float" office:value="17.5" calcext:value-type="float">
            <text:p>17.50</text:p>
          </table:table-cell>
          <table:table-cell table:formula="of:=IF([.C355]=&quot;NA&quot;; &quot;NA&quot;; ([.B355]-[.C355]))" office:value-type="float" office:value="17.5" calcext:value-type="float">
            <text:p>17.50</text:p>
          </table:table-cell>
          <table:table-cell table:formula="of:=IF([.C3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6b16e43e220ea6d4029a66db99eaa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56]=&quot;NA&quot;; &quot;NA&quot;; ([.B356]-[.C356]))" office:value-type="float" office:value="0" calcext:value-type="float">
            <text:p>0.00</text:p>
          </table:table-cell>
          <table:table-cell table:formula="of:=IF([.C3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78fb4acec9d9878877392023dddf8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57]=&quot;NA&quot;; &quot;NA&quot;; ([.B357]-[.C357]))" office:value-type="float" office:value="0" calcext:value-type="float">
            <text:p>0.00</text:p>
          </table:table-cell>
          <table:table-cell table:formula="of:=IF([.C3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815a31af79b825e13a0ebae2b388e5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358]=&quot;NA&quot;; &quot;NA&quot;; ([.B358]-[.C358]))" office:value-type="float" office:value="0" calcext:value-type="float">
            <text:p>0.00</text:p>
          </table:table-cell>
          <table:table-cell table:formula="of:=IF([.C3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8d3ee870ca78f5078fabc56215df5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59]=&quot;NA&quot;; &quot;NA&quot;; ([.B359]-[.C359]))" office:value-type="float" office:value="0" calcext:value-type="float">
            <text:p>0.00</text:p>
          </table:table-cell>
          <table:table-cell table:formula="of:=IF([.C3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99a7adeeb7b4d8eb8b7b9bf76ef06a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360]=&quot;NA&quot;; &quot;NA&quot;; ([.B360]-[.C360]))" office:value-type="float" office:value="0" calcext:value-type="float">
            <text:p>0.00</text:p>
          </table:table-cell>
          <table:table-cell table:formula="of:=IF([.C3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ccce355d5e0df9d7aefc38fc2705f3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361]=&quot;NA&quot;; &quot;NA&quot;; ([.B361]-[.C361]))" office:value-type="float" office:value="0" calcext:value-type="float">
            <text:p>0.00</text:p>
          </table:table-cell>
          <table:table-cell table:formula="of:=IF([.C3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e5de3629fe2b094808d68c348b2281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362]=&quot;NA&quot;; &quot;NA&quot;; ([.B362]-[.C362]))" office:value-type="float" office:value="-1.25" calcext:value-type="float">
            <text:p>-1.25</text:p>
          </table:table-cell>
          <table:table-cell table:formula="of:=IF([.C3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ea2a603a5e559079389149a47d423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63]=&quot;NA&quot;; &quot;NA&quot;; ([.B363]-[.C363]))" office:value-type="float" office:value="0" calcext:value-type="float">
            <text:p>0.00</text:p>
          </table:table-cell>
          <table:table-cell table:formula="of:=IF([.C3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f749f9107bdf243146f87ea89796d7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table:formula="of:=IF([.C364]=&quot;NA&quot;; &quot;NA&quot;; ([.B364]-[.C364]))" office:value-type="float" office:value="-1.25" calcext:value-type="float">
            <text:p>-1.25</text:p>
          </table:table-cell>
          <table:table-cell table:formula="of:=IF([.C3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7a604534c3ccf096f9b2bd31bbbb13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365]=&quot;NA&quot;; &quot;NA&quot;; ([.B365]-[.C365]))" office:value-type="float" office:value="0" calcext:value-type="float">
            <text:p>0.00</text:p>
          </table:table-cell>
          <table:table-cell table:formula="of:=IF([.C3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94bda243c159c280ab1c86f456a3b1</text:p>
          </table:table-cell>
          <table:table-cell table:number-columns-repeated="2" office:value-type="float" office:value="155" calcext:value-type="float">
            <text:p>155.00</text:p>
          </table:table-cell>
          <table:table-cell table:formula="of:=IF([.C366]=&quot;NA&quot;; &quot;NA&quot;; ([.B366]-[.C366]))" office:value-type="float" office:value="0" calcext:value-type="float">
            <text:p>0.00</text:p>
          </table:table-cell>
          <table:table-cell table:formula="of:=IF([.C3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a52516e3cd3c160f704ed484bbd61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67]=&quot;NA&quot;; &quot;NA&quot;; ([.B367]-[.C367]))" office:value-type="float" office:value="0" calcext:value-type="float">
            <text:p>0.00</text:p>
          </table:table-cell>
          <table:table-cell table:formula="of:=IF([.C3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aaf409fbcf168b86d466cd79d23bde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368]=&quot;NA&quot;; &quot;NA&quot;; ([.B368]-[.C368]))" office:value-type="float" office:value="0" calcext:value-type="float">
            <text:p>0.00</text:p>
          </table:table-cell>
          <table:table-cell table:formula="of:=IF([.C3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be06e212172520ae30ec59b0cb78d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69]=&quot;NA&quot;; &quot;NA&quot;; ([.B369]-[.C369]))" office:value-type="float" office:value="0" calcext:value-type="float">
            <text:p>0.00</text:p>
          </table:table-cell>
          <table:table-cell table:formula="of:=IF([.C3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c2bc185b9cebd6532d26397369b8c1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370]=&quot;NA&quot;; &quot;NA&quot;; ([.B370]-[.C370]))" office:value-type="float" office:value="0" calcext:value-type="float">
            <text:p>0.00</text:p>
          </table:table-cell>
          <table:table-cell table:formula="of:=IF([.C3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f3f182687e2eefe4103d7f2f8a373e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371]=&quot;NA&quot;; &quot;NA&quot;; ([.B371]-[.C371]))" office:value-type="float" office:value="-5" calcext:value-type="float">
            <text:p>-5.00</text:p>
          </table:table-cell>
          <table:table-cell table:formula="of:=IF([.C3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d35de58170b4790f9c1e9d2283e1f36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372]=&quot;NA&quot;; &quot;NA&quot;; ([.B372]-[.C372]))" office:value-type="float" office:value="-1.25" calcext:value-type="float">
            <text:p>-1.25</text:p>
          </table:table-cell>
          <table:table-cell table:formula="of:=IF([.C3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d371a11f37f2035d26c6738ba64b94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373]=&quot;NA&quot;; &quot;NA&quot;; ([.B373]-[.C373]))" office:value-type="string" office:string-value="NA" calcext:value-type="string">
            <text:p>NA</text:p>
          </table:table-cell>
          <table:table-cell table:formula="of:=IF([.C37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d37aba0d3decb72190c1053f29f7fc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74]=&quot;NA&quot;; &quot;NA&quot;; ([.B374]-[.C374]))" office:value-type="float" office:value="0" calcext:value-type="float">
            <text:p>0.00</text:p>
          </table:table-cell>
          <table:table-cell table:formula="of:=IF([.C3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d52efcce56e6d1ce19c0778f5e0d38b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375]=&quot;NA&quot;; &quot;NA&quot;; ([.B375]-[.C375]))" office:value-type="float" office:value="0" calcext:value-type="float">
            <text:p>0.00</text:p>
          </table:table-cell>
          <table:table-cell table:formula="of:=IF([.C3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d615444709660027a1fbf3f9c784e38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A</text:p>
          </table:table-cell>
          <table:table-cell table:formula="of:=IF([.C376]=&quot;NA&quot;; &quot;NA&quot;; ([.B376]-[.C376]))" office:value-type="string" office:string-value="NA" calcext:value-type="string">
            <text:p>NA</text:p>
          </table:table-cell>
          <table:table-cell table:formula="of:=IF([.C37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d8398cb34871cd48f3281ca1b69c93b</text:p>
          </table:table-cell>
          <table:table-cell office:value-type="float" office:value="6.25" calcext:value-type="float">
            <text:p>6.25</text:p>
          </table:table-cell>
          <table:table-cell office:value-type="float" office:value="3.75" calcext:value-type="float">
            <text:p>3.75</text:p>
          </table:table-cell>
          <table:table-cell table:formula="of:=IF([.C377]=&quot;NA&quot;; &quot;NA&quot;; ([.B377]-[.C377]))" office:value-type="float" office:value="2.5" calcext:value-type="float">
            <text:p>2.50</text:p>
          </table:table-cell>
          <table:table-cell table:formula="of:=IF([.C3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d970fb5b1c4c346876cfa0bffa73980</text:p>
          </table:table-cell>
          <table:table-cell office:value-type="float" office:value="5" calcext:value-type="float">
            <text:p>5.00</text:p>
          </table:table-cell>
          <table:table-cell office:value-type="float" office:value="1.25" calcext:value-type="float">
            <text:p>1.25</text:p>
          </table:table-cell>
          <table:table-cell table:formula="of:=IF([.C378]=&quot;NA&quot;; &quot;NA&quot;; ([.B378]-[.C378]))" office:value-type="float" office:value="3.75" calcext:value-type="float">
            <text:p>3.75</text:p>
          </table:table-cell>
          <table:table-cell table:formula="of:=IF([.C3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dd690ee460688c7c2fb5ae622a50ee5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379]=&quot;NA&quot;; &quot;NA&quot;; ([.B379]-[.C379]))" office:value-type="float" office:value="0" calcext:value-type="float">
            <text:p>0.00</text:p>
          </table:table-cell>
          <table:table-cell table:formula="of:=IF([.C3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2d8005f09feef6ecd400aedfd9cf82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380]=&quot;NA&quot;; &quot;NA&quot;; ([.B380]-[.C380]))" office:value-type="float" office:value="0" calcext:value-type="float">
            <text:p>0.00</text:p>
          </table:table-cell>
          <table:table-cell table:formula="of:=IF([.C3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398778edaa39c0015f10aadf2dd062</text:p>
          </table:table-cell>
          <table:table-cell office:value-type="float" office:value="11.25" calcext:value-type="float">
            <text:p>11.25</text:p>
          </table:table-cell>
          <table:table-cell office:value-type="float" office:value="10" calcext:value-type="float">
            <text:p>10.00</text:p>
          </table:table-cell>
          <table:table-cell table:formula="of:=IF([.C381]=&quot;NA&quot;; &quot;NA&quot;; ([.B381]-[.C381]))" office:value-type="float" office:value="1.25" calcext:value-type="float">
            <text:p>1.25</text:p>
          </table:table-cell>
          <table:table-cell table:formula="of:=IF([.C3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4b006f0687c93d606e92fcaf79fc7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82]=&quot;NA&quot;; &quot;NA&quot;; ([.B382]-[.C382]))" office:value-type="float" office:value="0" calcext:value-type="float">
            <text:p>0.00</text:p>
          </table:table-cell>
          <table:table-cell table:formula="of:=IF([.C3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5604d1353f7378e9de87590ee9074e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383]=&quot;NA&quot;; &quot;NA&quot;; ([.B383]-[.C383]))" office:value-type="float" office:value="0" calcext:value-type="float">
            <text:p>0.00</text:p>
          </table:table-cell>
          <table:table-cell table:formula="of:=IF([.C3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68c31c2462cf8a2c24f302ee6b6ea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84]=&quot;NA&quot;; &quot;NA&quot;; ([.B384]-[.C384]))" office:value-type="float" office:value="0" calcext:value-type="float">
            <text:p>0.00</text:p>
          </table:table-cell>
          <table:table-cell table:formula="of:=IF([.C3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70892eea01cfd3cd344a6b8d2db3b8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385]=&quot;NA&quot;; &quot;NA&quot;; ([.B385]-[.C385]))" office:value-type="float" office:value="0" calcext:value-type="float">
            <text:p>0.00</text:p>
          </table:table-cell>
          <table:table-cell table:formula="of:=IF([.C3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834908efe38ae43080ed2ec372353b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86]=&quot;NA&quot;; &quot;NA&quot;; ([.B386]-[.C386]))" office:value-type="float" office:value="0" calcext:value-type="float">
            <text:p>0.00</text:p>
          </table:table-cell>
          <table:table-cell table:formula="of:=IF([.C3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8819bd9cf9569039527eb6cd54e0b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87]=&quot;NA&quot;; &quot;NA&quot;; ([.B387]-[.C387]))" office:value-type="float" office:value="0" calcext:value-type="float">
            <text:p>0.00</text:p>
          </table:table-cell>
          <table:table-cell table:formula="of:=IF([.C3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8aa98b8cbaaf37e4dccf5b6f667707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388]=&quot;NA&quot;; &quot;NA&quot;; ([.B388]-[.C388]))" office:value-type="string" office:string-value="NA" calcext:value-type="string">
            <text:p>NA</text:p>
          </table:table-cell>
          <table:table-cell table:formula="of:=IF([.C38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ac618ae38dde417921473f8f54dc8c</text:p>
          </table:table-cell>
          <table:table-cell office:value-type="float" office:value="7.5" calcext:value-type="float">
            <text:p>7.50</text:p>
          </table:table-cell>
          <table:table-cell office:value-type="float" office:value="1.25" calcext:value-type="float">
            <text:p>1.25</text:p>
          </table:table-cell>
          <table:table-cell table:formula="of:=IF([.C389]=&quot;NA&quot;; &quot;NA&quot;; ([.B389]-[.C389]))" office:value-type="float" office:value="6.25" calcext:value-type="float">
            <text:p>6.25</text:p>
          </table:table-cell>
          <table:table-cell table:formula="of:=IF([.C3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e371464c8ac8882ebc8147298ee14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390]=&quot;NA&quot;; &quot;NA&quot;; ([.B390]-[.C390]))" office:value-type="float" office:value="0" calcext:value-type="float">
            <text:p>0.00</text:p>
          </table:table-cell>
          <table:table-cell table:formula="of:=IF([.C3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eb72cebfc03cd80d45e091c8b8ddd3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391]=&quot;NA&quot;; &quot;NA&quot;; ([.B391]-[.C391]))" office:value-type="float" office:value="0" calcext:value-type="float">
            <text:p>0.00</text:p>
          </table:table-cell>
          <table:table-cell table:formula="of:=IF([.C3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0180eee771799752fe3992e34e6da9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392]=&quot;NA&quot;; &quot;NA&quot;; ([.B392]-[.C392]))" office:value-type="float" office:value="0" calcext:value-type="float">
            <text:p>0.00</text:p>
          </table:table-cell>
          <table:table-cell table:formula="of:=IF([.C3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83756d447476fcd0c43a9e1a0ae121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393]=&quot;NA&quot;; &quot;NA&quot;; ([.B393]-[.C393]))" office:value-type="float" office:value="-5" calcext:value-type="float">
            <text:p>-5.00</text:p>
          </table:table-cell>
          <table:table-cell table:formula="of:=IF([.C3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a5216607ecda3cfb99050e305ceb4f</text:p>
          </table:table-cell>
          <table:table-cell office:value-type="float" office:value="135" calcext:value-type="float">
            <text:p>135.00</text:p>
          </table:table-cell>
          <table:table-cell office:value-type="float" office:value="145" calcext:value-type="float">
            <text:p>145.00</text:p>
          </table:table-cell>
          <table:table-cell table:formula="of:=IF([.C394]=&quot;NA&quot;; &quot;NA&quot;; ([.B394]-[.C394]))" office:value-type="float" office:value="-10" calcext:value-type="float">
            <text:p>-10.00</text:p>
          </table:table-cell>
          <table:table-cell table:formula="of:=IF([.C3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c4ada00afb3d2ff1337c1a7e502cb2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395]=&quot;NA&quot;; &quot;NA&quot;; ([.B395]-[.C395]))" office:value-type="float" office:value="0" calcext:value-type="float">
            <text:p>0.00</text:p>
          </table:table-cell>
          <table:table-cell table:formula="of:=IF([.C3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caf5ae175f8b604fdf344b1d970092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396]=&quot;NA&quot;; &quot;NA&quot;; ([.B396]-[.C396]))" office:value-type="float" office:value="0" calcext:value-type="float">
            <text:p>0.00</text:p>
          </table:table-cell>
          <table:table-cell table:formula="of:=IF([.C3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10915e1579a4a4ef37a63a144ed427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397]=&quot;NA&quot;; &quot;NA&quot;; ([.B397]-[.C397]))" office:value-type="float" office:value="0" calcext:value-type="float">
            <text:p>0.00</text:p>
          </table:table-cell>
          <table:table-cell table:formula="of:=IF([.C3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2d89b28edc27fd02fabace737a1ba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398]=&quot;NA&quot;; &quot;NA&quot;; ([.B398]-[.C398]))" office:value-type="float" office:value="0" calcext:value-type="float">
            <text:p>0.00</text:p>
          </table:table-cell>
          <table:table-cell table:formula="of:=IF([.C3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371bd00196619853782bbf95df2880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399]=&quot;NA&quot;; &quot;NA&quot;; ([.B399]-[.C399]))" office:value-type="float" office:value="-1.25" calcext:value-type="float">
            <text:p>-1.25</text:p>
          </table:table-cell>
          <table:table-cell table:formula="of:=IF([.C3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3fda31b4a01acf0d139bef81c0479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00]=&quot;NA&quot;; &quot;NA&quot;; ([.B400]-[.C400]))" office:value-type="float" office:value="0" calcext:value-type="float">
            <text:p>0.00</text:p>
          </table:table-cell>
          <table:table-cell table:formula="of:=IF([.C4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6843250cc1a70f0a83ca5f63d58eac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401]=&quot;NA&quot;; &quot;NA&quot;; ([.B401]-[.C401]))" office:value-type="float" office:value="-1.25" calcext:value-type="float">
            <text:p>-1.25</text:p>
          </table:table-cell>
          <table:table-cell table:formula="of:=IF([.C4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7dfa258688c9274d18906cdf22a957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402]=&quot;NA&quot;; &quot;NA&quot;; ([.B402]-[.C402]))" office:value-type="float" office:value="0" calcext:value-type="float">
            <text:p>0.00</text:p>
          </table:table-cell>
          <table:table-cell table:formula="of:=IF([.C4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7f6656d708c429a6c4174114fc834d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403]=&quot;NA&quot;; &quot;NA&quot;; ([.B403]-[.C403]))" office:value-type="float" office:value="-1.25" calcext:value-type="float">
            <text:p>-1.25</text:p>
          </table:table-cell>
          <table:table-cell table:formula="of:=IF([.C4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81ff717f5e91cd0b47da5349bda89d</text:p>
          </table:table-cell>
          <table:table-cell office:value-type="float" office:value="25" calcext:value-type="float">
            <text:p>25.00</text:p>
          </table:table-cell>
          <table:table-cell office:value-type="float" office:value="16.25" calcext:value-type="float">
            <text:p>16.25</text:p>
          </table:table-cell>
          <table:table-cell table:formula="of:=IF([.C404]=&quot;NA&quot;; &quot;NA&quot;; ([.B404]-[.C404]))" office:value-type="float" office:value="8.75" calcext:value-type="float">
            <text:p>8.75</text:p>
          </table:table-cell>
          <table:table-cell table:formula="of:=IF([.C4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9a1bd57a746241e8b04f39c38d118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05]=&quot;NA&quot;; &quot;NA&quot;; ([.B405]-[.C405]))" office:value-type="float" office:value="0" calcext:value-type="float">
            <text:p>0.00</text:p>
          </table:table-cell>
          <table:table-cell table:formula="of:=IF([.C4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afd736c8ef726e89f3370f3ba5e91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06]=&quot;NA&quot;; &quot;NA&quot;; ([.B406]-[.C406]))" office:value-type="float" office:value="0" calcext:value-type="float">
            <text:p>0.00</text:p>
          </table:table-cell>
          <table:table-cell table:formula="of:=IF([.C4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b2798a78f3916f11dd3185a8a6d0cf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407]=&quot;NA&quot;; &quot;NA&quot;; ([.B407]-[.C407]))" office:value-type="float" office:value="0" calcext:value-type="float">
            <text:p>0.00</text:p>
          </table:table-cell>
          <table:table-cell table:formula="of:=IF([.C4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be1d3dcd19a8160d178467a1d5ed0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08]=&quot;NA&quot;; &quot;NA&quot;; ([.B408]-[.C408]))" office:value-type="float" office:value="0" calcext:value-type="float">
            <text:p>0.00</text:p>
          </table:table-cell>
          <table:table-cell table:formula="of:=IF([.C4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cbc3ec59087f413d0741fa85482ef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409]=&quot;NA&quot;; &quot;NA&quot;; ([.B409]-[.C409]))" office:value-type="float" office:value="0" calcext:value-type="float">
            <text:p>0.00</text:p>
          </table:table-cell>
          <table:table-cell table:formula="of:=IF([.C4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d72034f4be69a951526aca4d9e47f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10]=&quot;NA&quot;; &quot;NA&quot;; ([.B410]-[.C410]))" office:value-type="string" office:string-value="NA" calcext:value-type="string">
            <text:p>NA</text:p>
          </table:table-cell>
          <table:table-cell table:formula="of:=IF([.C41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ed51cc250a6f1bc14113f2193701e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11]=&quot;NA&quot;; &quot;NA&quot;; ([.B411]-[.C411]))" office:value-type="float" office:value="0" calcext:value-type="float">
            <text:p>0.00</text:p>
          </table:table-cell>
          <table:table-cell table:formula="of:=IF([.C4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06920846ead813a9b0cea0b69fd78c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412]=&quot;NA&quot;; &quot;NA&quot;; ([.B412]-[.C412]))" office:value-type="float" office:value="0" calcext:value-type="float">
            <text:p>0.00</text:p>
          </table:table-cell>
          <table:table-cell table:formula="of:=IF([.C4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8fc669cdff43f60b67fd5f7791651a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413]=&quot;NA&quot;; &quot;NA&quot;; ([.B413]-[.C413]))" office:value-type="float" office:value="0" calcext:value-type="float">
            <text:p>0.00</text:p>
          </table:table-cell>
          <table:table-cell table:formula="of:=IF([.C4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964de0208072ab3868ee960e0db9bf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414]=&quot;NA&quot;; &quot;NA&quot;; ([.B414]-[.C414]))" office:value-type="float" office:value="-1.25" calcext:value-type="float">
            <text:p>-1.25</text:p>
          </table:table-cell>
          <table:table-cell table:formula="of:=IF([.C4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a9906481de3f8055e8341bfe085f36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415]=&quot;NA&quot;; &quot;NA&quot;; ([.B415]-[.C415]))" office:value-type="float" office:value="0" calcext:value-type="float">
            <text:p>0.00</text:p>
          </table:table-cell>
          <table:table-cell table:formula="of:=IF([.C4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b166561cb4639e816561ef7a5f25d1</text:p>
          </table:table-cell>
          <table:table-cell office:value-type="float" office:value="105" calcext:value-type="float">
            <text:p>105.00</text:p>
          </table:table-cell>
          <table:table-cell office:value-type="float" office:value="95" calcext:value-type="float">
            <text:p>95.00</text:p>
          </table:table-cell>
          <table:table-cell table:formula="of:=IF([.C416]=&quot;NA&quot;; &quot;NA&quot;; ([.B416]-[.C416]))" office:value-type="float" office:value="10" calcext:value-type="float">
            <text:p>10.00</text:p>
          </table:table-cell>
          <table:table-cell table:formula="of:=IF([.C4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b1855d928b9ff8f4220ff414df882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17]=&quot;NA&quot;; &quot;NA&quot;; ([.B417]-[.C417]))" office:value-type="float" office:value="0" calcext:value-type="float">
            <text:p>0.00</text:p>
          </table:table-cell>
          <table:table-cell table:formula="of:=IF([.C4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d4d989f5f68c1d70b4a8e757dc08ad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418]=&quot;NA&quot;; &quot;NA&quot;; ([.B418]-[.C418]))" office:value-type="float" office:value="0" calcext:value-type="float">
            <text:p>0.00</text:p>
          </table:table-cell>
          <table:table-cell table:formula="of:=IF([.C4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e90abd9305b166bff3d853f907e9e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19]=&quot;NA&quot;; &quot;NA&quot;; ([.B419]-[.C419]))" office:value-type="float" office:value="0" calcext:value-type="float">
            <text:p>0.00</text:p>
          </table:table-cell>
          <table:table-cell table:formula="of:=IF([.C4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0d228e70bc906f524a944a534bb57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20]=&quot;NA&quot;; &quot;NA&quot;; ([.B420]-[.C420]))" office:value-type="float" office:value="0" calcext:value-type="float">
            <text:p>0.00</text:p>
          </table:table-cell>
          <table:table-cell table:formula="of:=IF([.C4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1d92eb4a34eac2a570f9a6dabf5031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table:formula="of:=IF([.C421]=&quot;NA&quot;; &quot;NA&quot;; ([.B421]-[.C421]))" office:value-type="float" office:value="-1.25" calcext:value-type="float">
            <text:p>-1.25</text:p>
          </table:table-cell>
          <table:table-cell table:formula="of:=IF([.C4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2905bfc67f39c892cfc453b1ba550c</text:p>
          </table:table-cell>
          <table:table-cell office:value-type="float" office:value="12.5" calcext:value-type="float">
            <text:p>12.50</text:p>
          </table:table-cell>
          <table:table-cell office:value-type="float" office:value="10" calcext:value-type="float">
            <text:p>10.00</text:p>
          </table:table-cell>
          <table:table-cell table:formula="of:=IF([.C422]=&quot;NA&quot;; &quot;NA&quot;; ([.B422]-[.C422]))" office:value-type="float" office:value="2.5" calcext:value-type="float">
            <text:p>2.50</text:p>
          </table:table-cell>
          <table:table-cell table:formula="of:=IF([.C4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38ed33fd0ce096016a82a60343a2ef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423]=&quot;NA&quot;; &quot;NA&quot;; ([.B423]-[.C423]))" office:value-type="float" office:value="0" calcext:value-type="float">
            <text:p>0.00</text:p>
          </table:table-cell>
          <table:table-cell table:formula="of:=IF([.C4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90317fad0b8d783737fd7bc116a55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24]=&quot;NA&quot;; &quot;NA&quot;; ([.B424]-[.C424]))" office:value-type="string" office:string-value="NA" calcext:value-type="string">
            <text:p>NA</text:p>
          </table:table-cell>
          <table:table-cell table:formula="of:=IF([.C42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c10dd4484fc66109cf48bbc490e60f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425]=&quot;NA&quot;; &quot;NA&quot;; ([.B425]-[.C425]))" office:value-type="float" office:value="0" calcext:value-type="float">
            <text:p>0.00</text:p>
          </table:table-cell>
          <table:table-cell table:formula="of:=IF([.C4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ca74dd9b5a1dff5dba9c277165f3c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26]=&quot;NA&quot;; &quot;NA&quot;; ([.B426]-[.C426]))" office:value-type="float" office:value="0" calcext:value-type="float">
            <text:p>0.00</text:p>
          </table:table-cell>
          <table:table-cell table:formula="of:=IF([.C4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deab6b034ad796bc9537580f7c16d2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427]=&quot;NA&quot;; &quot;NA&quot;; ([.B427]-[.C427]))" office:value-type="float" office:value="0" calcext:value-type="float">
            <text:p>0.00</text:p>
          </table:table-cell>
          <table:table-cell table:formula="of:=IF([.C4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e5c05ba61b96736e79a79784a271a6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428]=&quot;NA&quot;; &quot;NA&quot;; ([.B428]-[.C428]))" office:value-type="float" office:value="0" calcext:value-type="float">
            <text:p>0.00</text:p>
          </table:table-cell>
          <table:table-cell table:formula="of:=IF([.C4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00439bdaa7574d5958b8bda0c34299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429]=&quot;NA&quot;; &quot;NA&quot;; ([.B429]-[.C429]))" office:value-type="float" office:value="0" calcext:value-type="float">
            <text:p>0.00</text:p>
          </table:table-cell>
          <table:table-cell table:formula="of:=IF([.C4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2246a9df633530400a9a5c6bd6dc2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30]=&quot;NA&quot;; &quot;NA&quot;; ([.B430]-[.C430]))" office:value-type="float" office:value="0" calcext:value-type="float">
            <text:p>0.00</text:p>
          </table:table-cell>
          <table:table-cell table:formula="of:=IF([.C4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4c4fbe948ee27b9e899caef4c81f4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31]=&quot;NA&quot;; &quot;NA&quot;; ([.B431]-[.C431]))" office:value-type="float" office:value="0" calcext:value-type="float">
            <text:p>0.00</text:p>
          </table:table-cell>
          <table:table-cell table:formula="of:=IF([.C4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6a91ff35dec64438ad44acdeb4e46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32]=&quot;NA&quot;; &quot;NA&quot;; ([.B432]-[.C432]))" office:value-type="float" office:value="0" calcext:value-type="float">
            <text:p>0.00</text:p>
          </table:table-cell>
          <table:table-cell table:formula="of:=IF([.C4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b999143e4108d2a641b03642814f6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33]=&quot;NA&quot;; &quot;NA&quot;; ([.B433]-[.C433]))" office:value-type="float" office:value="0" calcext:value-type="float">
            <text:p>0.00</text:p>
          </table:table-cell>
          <table:table-cell table:formula="of:=IF([.C4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f69ffd7d7301548da21480ace0d2c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34]=&quot;NA&quot;; &quot;NA&quot;; ([.B434]-[.C434]))" office:value-type="float" office:value="0" calcext:value-type="float">
            <text:p>0.00</text:p>
          </table:table-cell>
          <table:table-cell table:formula="of:=IF([.C4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f972971ad2bc79a3d4edbff883020d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C435]=&quot;NA&quot;; &quot;NA&quot;; ([.B435]-[.C435]))" office:value-type="float" office:value="-5" calcext:value-type="float">
            <text:p>-5.00</text:p>
          </table:table-cell>
          <table:table-cell table:formula="of:=IF([.C4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00232bba3d404ab2cd4f2375a2cff2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436]=&quot;NA&quot;; &quot;NA&quot;; ([.B436]-[.C436]))" office:value-type="float" office:value="0" calcext:value-type="float">
            <text:p>0.00</text:p>
          </table:table-cell>
          <table:table-cell table:formula="of:=IF([.C4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28674e02dd97b2a07644f0cb785e7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37]=&quot;NA&quot;; &quot;NA&quot;; ([.B437]-[.C437]))" office:value-type="float" office:value="0" calcext:value-type="float">
            <text:p>0.00</text:p>
          </table:table-cell>
          <table:table-cell table:formula="of:=IF([.C4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3f76641b335b6d32884aa4bd8dc46d</text:p>
          </table:table-cell>
          <table:table-cell office:value-type="float" office:value="3.75" calcext:value-type="float">
            <text:p>3.75</text:p>
          </table:table-cell>
          <table:table-cell office:value-type="float" office:value="1.25" calcext:value-type="float">
            <text:p>1.25</text:p>
          </table:table-cell>
          <table:table-cell table:formula="of:=IF([.C438]=&quot;NA&quot;; &quot;NA&quot;; ([.B438]-[.C438]))" office:value-type="float" office:value="2.5" calcext:value-type="float">
            <text:p>2.50</text:p>
          </table:table-cell>
          <table:table-cell table:formula="of:=IF([.C4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7521be76a2669b751b09b6f084410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39]=&quot;NA&quot;; &quot;NA&quot;; ([.B439]-[.C439]))" office:value-type="string" office:string-value="NA" calcext:value-type="string">
            <text:p>NA</text:p>
          </table:table-cell>
          <table:table-cell table:formula="of:=IF([.C43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a52f045ef95cfc78cf4e38d54ec2a3</text:p>
          </table:table-cell>
          <table:table-cell office:value-type="float" office:value="10" calcext:value-type="float">
            <text:p>10.00</text:p>
          </table:table-cell>
          <table:table-cell office:value-type="float" office:value="1.25" calcext:value-type="float">
            <text:p>1.25</text:p>
          </table:table-cell>
          <table:table-cell table:formula="of:=IF([.C440]=&quot;NA&quot;; &quot;NA&quot;; ([.B440]-[.C440]))" office:value-type="float" office:value="8.75" calcext:value-type="float">
            <text:p>8.75</text:p>
          </table:table-cell>
          <table:table-cell table:formula="of:=IF([.C4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b7aad48858ebd905f9ddf0b5311d4b</text:p>
          </table:table-cell>
          <table:table-cell office:value-type="float" office:value="2.5" calcext:value-type="float">
            <text:p>2.50</text:p>
          </table:table-cell>
          <table:table-cell office:value-type="float" office:value="1.25" calcext:value-type="float">
            <text:p>1.25</text:p>
          </table:table-cell>
          <table:table-cell table:formula="of:=IF([.C441]=&quot;NA&quot;; &quot;NA&quot;; ([.B441]-[.C441]))" office:value-type="float" office:value="1.25" calcext:value-type="float">
            <text:p>1.25</text:p>
          </table:table-cell>
          <table:table-cell table:formula="of:=IF([.C4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d68eb799e5dc39b66b160b6da29e1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42]=&quot;NA&quot;; &quot;NA&quot;; ([.B442]-[.C442]))" office:value-type="float" office:value="0" calcext:value-type="float">
            <text:p>0.00</text:p>
          </table:table-cell>
          <table:table-cell table:formula="of:=IF([.C4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dfd33b5dc960c4f92e346efc79e02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43]=&quot;NA&quot;; &quot;NA&quot;; ([.B443]-[.C443]))" office:value-type="float" office:value="0" calcext:value-type="float">
            <text:p>0.00</text:p>
          </table:table-cell>
          <table:table-cell table:formula="of:=IF([.C4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27cff94d2e914859c385b34771aa1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44]=&quot;NA&quot;; &quot;NA&quot;; ([.B444]-[.C444]))" office:value-type="string" office:string-value="NA" calcext:value-type="string">
            <text:p>NA</text:p>
          </table:table-cell>
          <table:table-cell table:formula="of:=IF([.C44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4096db94bd57d3a6a017f091422cd9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445]=&quot;NA&quot;; &quot;NA&quot;; ([.B445]-[.C445]))" office:value-type="string" office:string-value="NA" calcext:value-type="string">
            <text:p>NA</text:p>
          </table:table-cell>
          <table:table-cell table:formula="of:=IF([.C44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47e36ea8e4d22bcaa40ba5d14fc5a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46]=&quot;NA&quot;; &quot;NA&quot;; ([.B446]-[.C446]))" office:value-type="float" office:value="0" calcext:value-type="float">
            <text:p>0.00</text:p>
          </table:table-cell>
          <table:table-cell table:formula="of:=IF([.C4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5079854b1ba88d36f92c9bfce0420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47]=&quot;NA&quot;; &quot;NA&quot;; ([.B447]-[.C447]))" office:value-type="float" office:value="0" calcext:value-type="float">
            <text:p>0.00</text:p>
          </table:table-cell>
          <table:table-cell table:formula="of:=IF([.C4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5ac44ecbd257656cff419b2daf65f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448]=&quot;NA&quot;; &quot;NA&quot;; ([.B448]-[.C448]))" office:value-type="float" office:value="0" calcext:value-type="float">
            <text:p>0.00</text:p>
          </table:table-cell>
          <table:table-cell table:formula="of:=IF([.C4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8d525c7b1096c985dda318ead3fe9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449]=&quot;NA&quot;; &quot;NA&quot;; ([.B449]-[.C449]))" office:value-type="string" office:string-value="NA" calcext:value-type="string">
            <text:p>NA</text:p>
          </table:table-cell>
          <table:table-cell table:formula="of:=IF([.C44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f683a1e54d5845257e50331da5f8c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50]=&quot;NA&quot;; &quot;NA&quot;; ([.B450]-[.C450]))" office:value-type="float" office:value="0" calcext:value-type="float">
            <text:p>0.00</text:p>
          </table:table-cell>
          <table:table-cell table:formula="of:=IF([.C4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0772648980ddd949b8d0374310d01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51]=&quot;NA&quot;; &quot;NA&quot;; ([.B451]-[.C451]))" office:value-type="string" office:string-value="NA" calcext:value-type="string">
            <text:p>NA</text:p>
          </table:table-cell>
          <table:table-cell table:formula="of:=IF([.C45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130b8ca3b36b521cd663e4f203b220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452]=&quot;NA&quot;; &quot;NA&quot;; ([.B452]-[.C452]))" office:value-type="float" office:value="0" calcext:value-type="float">
            <text:p>0.00</text:p>
          </table:table-cell>
          <table:table-cell table:formula="of:=IF([.C4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15106ad4108c38cb0a70387b2ec515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453]=&quot;NA&quot;; &quot;NA&quot;; ([.B453]-[.C453]))" office:value-type="float" office:value="0" calcext:value-type="float">
            <text:p>0.00</text:p>
          </table:table-cell>
          <table:table-cell table:formula="of:=IF([.C4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21be05bc27bdd8146e614d67e4ce3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54]=&quot;NA&quot;; &quot;NA&quot;; ([.B454]-[.C454]))" office:value-type="string" office:string-value="NA" calcext:value-type="string">
            <text:p>NA</text:p>
          </table:table-cell>
          <table:table-cell table:formula="of:=IF([.C45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2f13fb407f2b3b31e598d990084f3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55]=&quot;NA&quot;; &quot;NA&quot;; ([.B455]-[.C455]))" office:value-type="float" office:value="0" calcext:value-type="float">
            <text:p>0.00</text:p>
          </table:table-cell>
          <table:table-cell table:formula="of:=IF([.C4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3d6c820aef2dbbe082768b40feed0d</text:p>
          </table:table-cell>
          <table:table-cell office:value-type="float" office:value="105" calcext:value-type="float">
            <text:p>105.00</text:p>
          </table:table-cell>
          <table:table-cell office:value-type="float" office:value="85" calcext:value-type="float">
            <text:p>85.00</text:p>
          </table:table-cell>
          <table:table-cell table:formula="of:=IF([.C456]=&quot;NA&quot;; &quot;NA&quot;; ([.B456]-[.C456]))" office:value-type="float" office:value="20" calcext:value-type="float">
            <text:p>20.00</text:p>
          </table:table-cell>
          <table:table-cell table:formula="of:=IF([.C4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3fc9cda368b2e14d4322e60afde27d</text:p>
          </table:table-cell>
          <table:table-cell office:value-type="float" office:value="20" calcext:value-type="float">
            <text:p>20.00</text:p>
          </table:table-cell>
          <table:table-cell office:value-type="float" office:value="18.75" calcext:value-type="float">
            <text:p>18.75</text:p>
          </table:table-cell>
          <table:table-cell table:formula="of:=IF([.C457]=&quot;NA&quot;; &quot;NA&quot;; ([.B457]-[.C457]))" office:value-type="float" office:value="1.25" calcext:value-type="float">
            <text:p>1.25</text:p>
          </table:table-cell>
          <table:table-cell table:formula="of:=IF([.C4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426c381e65c5e28ba4a1dda2ddc692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458]=&quot;NA&quot;; &quot;NA&quot;; ([.B458]-[.C458]))" office:value-type="float" office:value="0" calcext:value-type="float">
            <text:p>0.00</text:p>
          </table:table-cell>
          <table:table-cell table:formula="of:=IF([.C4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c97b76a5b7cc67a9811238d7c8d2fe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459]=&quot;NA&quot;; &quot;NA&quot;; ([.B459]-[.C459]))" office:value-type="float" office:value="0" calcext:value-type="float">
            <text:p>0.00</text:p>
          </table:table-cell>
          <table:table-cell table:formula="of:=IF([.C4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e47c4c4d7325e6c9bc9e75eacc58d7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460]=&quot;NA&quot;; &quot;NA&quot;; ([.B460]-[.C460]))" office:value-type="float" office:value="-1.25" calcext:value-type="float">
            <text:p>-1.25</text:p>
          </table:table-cell>
          <table:table-cell table:formula="of:=IF([.C4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f330cd945fc542baa443660f44361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61]=&quot;NA&quot;; &quot;NA&quot;; ([.B461]-[.C461]))" office:value-type="float" office:value="0" calcext:value-type="float">
            <text:p>0.00</text:p>
          </table:table-cell>
          <table:table-cell table:formula="of:=IF([.C4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115f309e1794083fd835abbb0e5aa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62]=&quot;NA&quot;; &quot;NA&quot;; ([.B462]-[.C462]))" office:value-type="string" office:string-value="NA" calcext:value-type="string">
            <text:p>NA</text:p>
          </table:table-cell>
          <table:table-cell table:formula="of:=IF([.C46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3dd54876693c38fbe396e6ce80512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63]=&quot;NA&quot;; &quot;NA&quot;; ([.B463]-[.C463]))" office:value-type="float" office:value="0" calcext:value-type="float">
            <text:p>0.00</text:p>
          </table:table-cell>
          <table:table-cell table:formula="of:=IF([.C4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8a0ab8dedf4e92cbe038c1a1226e3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64]=&quot;NA&quot;; &quot;NA&quot;; ([.B464]-[.C464]))" office:value-type="float" office:value="0" calcext:value-type="float">
            <text:p>0.00</text:p>
          </table:table-cell>
          <table:table-cell table:formula="of:=IF([.C4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a81908693754c35d248147acfa076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65]=&quot;NA&quot;; &quot;NA&quot;; ([.B465]-[.C465]))" office:value-type="float" office:value="0" calcext:value-type="float">
            <text:p>0.00</text:p>
          </table:table-cell>
          <table:table-cell table:formula="of:=IF([.C4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d04a47c7e73ea910ddfa345991235a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466]=&quot;NA&quot;; &quot;NA&quot;; ([.B466]-[.C466]))" office:value-type="float" office:value="-1.25" calcext:value-type="float">
            <text:p>-1.25</text:p>
          </table:table-cell>
          <table:table-cell table:formula="of:=IF([.C4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dcf399d6025782d2e6640753c5efb9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467]=&quot;NA&quot;; &quot;NA&quot;; ([.B467]-[.C467]))" office:value-type="float" office:value="0" calcext:value-type="float">
            <text:p>0.00</text:p>
          </table:table-cell>
          <table:table-cell table:formula="of:=IF([.C4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fe1fe63e11758ceb644b51af85064f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468]=&quot;NA&quot;; &quot;NA&quot;; ([.B468]-[.C468]))" office:value-type="string" office:string-value="NA" calcext:value-type="string">
            <text:p>NA</text:p>
          </table:table-cell>
          <table:table-cell table:formula="of:=IF([.C46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1bee7d79e86654e8ea4e8248898b5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69]=&quot;NA&quot;; &quot;NA&quot;; ([.B469]-[.C469]))" office:value-type="float" office:value="0" calcext:value-type="float">
            <text:p>0.00</text:p>
          </table:table-cell>
          <table:table-cell table:formula="of:=IF([.C4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3493e9d219a7213b120f8353be5c5e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470]=&quot;NA&quot;; &quot;NA&quot;; ([.B470]-[.C470]))" office:value-type="float" office:value="0" calcext:value-type="float">
            <text:p>0.00</text:p>
          </table:table-cell>
          <table:table-cell table:formula="of:=IF([.C4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4f23f9c8432a2a785edcd8fbed9201</text:p>
          </table:table-cell>
          <table:table-cell office:value-type="float" office:value="20" calcext:value-type="float">
            <text:p>20.00</text:p>
          </table:table-cell>
          <table:table-cell office:value-type="float" office:value="17.5" calcext:value-type="float">
            <text:p>17.50</text:p>
          </table:table-cell>
          <table:table-cell table:formula="of:=IF([.C471]=&quot;NA&quot;; &quot;NA&quot;; ([.B471]-[.C471]))" office:value-type="float" office:value="2.5" calcext:value-type="float">
            <text:p>2.50</text:p>
          </table:table-cell>
          <table:table-cell table:formula="of:=IF([.C4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6096b55805f24d5815bbbe6df47df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72]=&quot;NA&quot;; &quot;NA&quot;; ([.B472]-[.C472]))" office:value-type="float" office:value="0" calcext:value-type="float">
            <text:p>0.00</text:p>
          </table:table-cell>
          <table:table-cell table:formula="of:=IF([.C4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6f80f3117e0b5f9ab5bb39b387069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73]=&quot;NA&quot;; &quot;NA&quot;; ([.B473]-[.C473]))" office:value-type="float" office:value="0" calcext:value-type="float">
            <text:p>0.00</text:p>
          </table:table-cell>
          <table:table-cell table:formula="of:=IF([.C4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75f5d9c9a9c31b0facb8915e598b9c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474]=&quot;NA&quot;; &quot;NA&quot;; ([.B474]-[.C474]))" office:value-type="float" office:value="-1.25" calcext:value-type="float">
            <text:p>-1.25</text:p>
          </table:table-cell>
          <table:table-cell table:formula="of:=IF([.C4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8216021091869a30f6f678c0885689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A</text:p>
          </table:table-cell>
          <table:table-cell table:formula="of:=IF([.C475]=&quot;NA&quot;; &quot;NA&quot;; ([.B475]-[.C475]))" office:value-type="string" office:string-value="NA" calcext:value-type="string">
            <text:p>NA</text:p>
          </table:table-cell>
          <table:table-cell table:formula="of:=IF([.C47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858e3ff3a1ed5fdd0bad4c3cc098f9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476]=&quot;NA&quot;; &quot;NA&quot;; ([.B476]-[.C476]))" office:value-type="float" office:value="0" calcext:value-type="float">
            <text:p>0.00</text:p>
          </table:table-cell>
          <table:table-cell table:formula="of:=IF([.C4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92d0b1db95185b2d0ea34ad5bb2bc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77]=&quot;NA&quot;; &quot;NA&quot;; ([.B477]-[.C477]))" office:value-type="float" office:value="0" calcext:value-type="float">
            <text:p>0.00</text:p>
          </table:table-cell>
          <table:table-cell table:formula="of:=IF([.C4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fde78a0f3f721e2453cecf91111a22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478]=&quot;NA&quot;; &quot;NA&quot;; ([.B478]-[.C478]))" office:value-type="float" office:value="0" calcext:value-type="float">
            <text:p>0.00</text:p>
          </table:table-cell>
          <table:table-cell table:formula="of:=IF([.C4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2adbefe3921e9fc8162c8b448455c7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479]=&quot;NA&quot;; &quot;NA&quot;; ([.B479]-[.C479]))" office:value-type="float" office:value="-1.25" calcext:value-type="float">
            <text:p>-1.25</text:p>
          </table:table-cell>
          <table:table-cell table:formula="of:=IF([.C4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3fbb53a3dcf6008653fbbf9b25b761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480]=&quot;NA&quot;; &quot;NA&quot;; ([.B480]-[.C480]))" office:value-type="float" office:value="0" calcext:value-type="float">
            <text:p>0.00</text:p>
          </table:table-cell>
          <table:table-cell table:formula="of:=IF([.C4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578e45afbf5e766bea49971d8a3d56</text:p>
          </table:table-cell>
          <table:table-cell office:value-type="float" office:value="6.25" calcext:value-type="float">
            <text:p>6.25</text:p>
          </table:table-cell>
          <table:table-cell office:value-type="float" office:value="2.5" calcext:value-type="float">
            <text:p>2.50</text:p>
          </table:table-cell>
          <table:table-cell table:formula="of:=IF([.C481]=&quot;NA&quot;; &quot;NA&quot;; ([.B481]-[.C481]))" office:value-type="float" office:value="3.75" calcext:value-type="float">
            <text:p>3.75</text:p>
          </table:table-cell>
          <table:table-cell table:formula="of:=IF([.C4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6e312bacb22431cdf4b668c956979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82]=&quot;NA&quot;; &quot;NA&quot;; ([.B482]-[.C482]))" office:value-type="float" office:value="0" calcext:value-type="float">
            <text:p>0.00</text:p>
          </table:table-cell>
          <table:table-cell table:formula="of:=IF([.C4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a90afd323780231512067002170b6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83]=&quot;NA&quot;; &quot;NA&quot;; ([.B483]-[.C483]))" office:value-type="string" office:string-value="NA" calcext:value-type="string">
            <text:p>NA</text:p>
          </table:table-cell>
          <table:table-cell table:formula="of:=IF([.C48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ac616c742eacd2acd078ff4516b652</text:p>
          </table:table-cell>
          <table:table-cell office:value-type="float" office:value="13.75" calcext:value-type="float">
            <text:p>13.75</text:p>
          </table:table-cell>
          <table:table-cell office:value-type="float" office:value="11.25" calcext:value-type="float">
            <text:p>11.25</text:p>
          </table:table-cell>
          <table:table-cell table:formula="of:=IF([.C484]=&quot;NA&quot;; &quot;NA&quot;; ([.B484]-[.C484]))" office:value-type="float" office:value="2.5" calcext:value-type="float">
            <text:p>2.50</text:p>
          </table:table-cell>
          <table:table-cell table:formula="of:=IF([.C4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cd843c432959c0cf9d5455b820b040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table:formula="of:=IF([.C485]=&quot;NA&quot;; &quot;NA&quot;; ([.B485]-[.C485]))" office:value-type="float" office:value="-5" calcext:value-type="float">
            <text:p>-5.00</text:p>
          </table:table-cell>
          <table:table-cell table:formula="of:=IF([.C4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d643f22e6370f295795cc67d779c93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486]=&quot;NA&quot;; &quot;NA&quot;; ([.B486]-[.C486]))" office:value-type="float" office:value="0" calcext:value-type="float">
            <text:p>0.00</text:p>
          </table:table-cell>
          <table:table-cell table:formula="of:=IF([.C4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e9806cc7e82982c294091a947b86bf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487]=&quot;NA&quot;; &quot;NA&quot;; ([.B487]-[.C487]))" office:value-type="float" office:value="0" calcext:value-type="float">
            <text:p>0.00</text:p>
          </table:table-cell>
          <table:table-cell table:formula="of:=IF([.C4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eebb7597ca38261f2880dd52a613c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88]=&quot;NA&quot;; &quot;NA&quot;; ([.B488]-[.C488]))" office:value-type="float" office:value="0" calcext:value-type="float">
            <text:p>0.00</text:p>
          </table:table-cell>
          <table:table-cell table:formula="of:=IF([.C4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fa331d79e6171c74614033604cb9a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89]=&quot;NA&quot;; &quot;NA&quot;; ([.B489]-[.C489]))" office:value-type="string" office:string-value="NA" calcext:value-type="string">
            <text:p>NA</text:p>
          </table:table-cell>
          <table:table-cell table:formula="of:=IF([.C48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07155e019deae32c8c4959da960c14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490]=&quot;NA&quot;; &quot;NA&quot;; ([.B490]-[.C490]))" office:value-type="float" office:value="0" calcext:value-type="float">
            <text:p>0.00</text:p>
          </table:table-cell>
          <table:table-cell table:formula="of:=IF([.C4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0941c1ca14936c39bbe9241fab7b58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491]=&quot;NA&quot;; &quot;NA&quot;; ([.B491]-[.C491]))" office:value-type="float" office:value="0" calcext:value-type="float">
            <text:p>0.00</text:p>
          </table:table-cell>
          <table:table-cell table:formula="of:=IF([.C4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17a2875af17674aa2a74eac48574c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92]=&quot;NA&quot;; &quot;NA&quot;; ([.B492]-[.C492]))" office:value-type="float" office:value="0" calcext:value-type="float">
            <text:p>0.00</text:p>
          </table:table-cell>
          <table:table-cell table:formula="of:=IF([.C4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33d814b1b9cf0f0a65ec0356f62a01</text:p>
          </table:table-cell>
          <table:table-cell office:value-type="float" office:value="290" calcext:value-type="float">
            <text:p>290.00</text:p>
          </table:table-cell>
          <table:table-cell office:value-type="float" office:value="255" calcext:value-type="float">
            <text:p>255.00</text:p>
          </table:table-cell>
          <table:table-cell table:formula="of:=IF([.C493]=&quot;NA&quot;; &quot;NA&quot;; ([.B493]-[.C493]))" office:value-type="float" office:value="35" calcext:value-type="float">
            <text:p>35.00</text:p>
          </table:table-cell>
          <table:table-cell table:formula="of:=IF([.C4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5347cb3eff4154cdf5845768f9ee2a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494]=&quot;NA&quot;; &quot;NA&quot;; ([.B494]-[.C494]))" office:value-type="string" office:string-value="NA" calcext:value-type="string">
            <text:p>NA</text:p>
          </table:table-cell>
          <table:table-cell table:formula="of:=IF([.C49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a3516cf3b19b343ae7c164fec56916</text:p>
          </table:table-cell>
          <table:table-cell table:number-columns-repeated="2" office:value-type="float" office:value="130" calcext:value-type="float">
            <text:p>130.00</text:p>
          </table:table-cell>
          <table:table-cell table:formula="of:=IF([.C495]=&quot;NA&quot;; &quot;NA&quot;; ([.B495]-[.C495]))" office:value-type="float" office:value="0" calcext:value-type="float">
            <text:p>0.00</text:p>
          </table:table-cell>
          <table:table-cell table:formula="of:=IF([.C4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b1263feb05ef1f47cbab56b299568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96]=&quot;NA&quot;; &quot;NA&quot;; ([.B496]-[.C496]))" office:value-type="float" office:value="0" calcext:value-type="float">
            <text:p>0.00</text:p>
          </table:table-cell>
          <table:table-cell table:formula="of:=IF([.C4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b4aea075add757af40e19559a09dbf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497]=&quot;NA&quot;; &quot;NA&quot;; ([.B497]-[.C497]))" office:value-type="float" office:value="-1.25" calcext:value-type="float">
            <text:p>-1.25</text:p>
          </table:table-cell>
          <table:table-cell table:formula="of:=IF([.C4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c7178a05da8285f3e2a19abace880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498]=&quot;NA&quot;; &quot;NA&quot;; ([.B498]-[.C498]))" office:value-type="float" office:value="0" calcext:value-type="float">
            <text:p>0.00</text:p>
          </table:table-cell>
          <table:table-cell table:formula="of:=IF([.C4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af8a944a11bd8d5565ccdc04a7bb41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499]=&quot;NA&quot;; &quot;NA&quot;; ([.B499]-[.C499]))" office:value-type="float" office:value="0" calcext:value-type="float">
            <text:p>0.00</text:p>
          </table:table-cell>
          <table:table-cell table:formula="of:=IF([.C4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00be229f2e57f9f13bb16b35b66a22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500]=&quot;NA&quot;; &quot;NA&quot;; ([.B500]-[.C500]))" office:value-type="float" office:value="0" calcext:value-type="float">
            <text:p>0.00</text:p>
          </table:table-cell>
          <table:table-cell table:formula="of:=IF([.C5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3ebd2868bd6cf53fb37dc5947748f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01]=&quot;NA&quot;; &quot;NA&quot;; ([.B501]-[.C501]))" office:value-type="float" office:value="0" calcext:value-type="float">
            <text:p>0.00</text:p>
          </table:table-cell>
          <table:table-cell table:formula="of:=IF([.C5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3faf83b8d631ce312eeaedecd761b5</text:p>
          </table:table-cell>
          <table:table-cell table:number-columns-repeated="2" office:value-type="float" office:value="215" calcext:value-type="float">
            <text:p>215.00</text:p>
          </table:table-cell>
          <table:table-cell table:formula="of:=IF([.C502]=&quot;NA&quot;; &quot;NA&quot;; ([.B502]-[.C502]))" office:value-type="float" office:value="0" calcext:value-type="float">
            <text:p>0.00</text:p>
          </table:table-cell>
          <table:table-cell table:formula="of:=IF([.C5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4706b0ed70ee76957fcbabacb80026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503]=&quot;NA&quot;; &quot;NA&quot;; ([.B503]-[.C503]))" office:value-type="float" office:value="0" calcext:value-type="float">
            <text:p>0.00</text:p>
          </table:table-cell>
          <table:table-cell table:formula="of:=IF([.C5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4e50aeb00acff367f8ca35c0f19ee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04]=&quot;NA&quot;; &quot;NA&quot;; ([.B504]-[.C504]))" office:value-type="float" office:value="0" calcext:value-type="float">
            <text:p>0.00</text:p>
          </table:table-cell>
          <table:table-cell table:formula="of:=IF([.C5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506ca17b3c9fba239d8059ca4846cf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505]=&quot;NA&quot;; &quot;NA&quot;; ([.B505]-[.C505]))" office:value-type="float" office:value="0" calcext:value-type="float">
            <text:p>0.00</text:p>
          </table:table-cell>
          <table:table-cell table:formula="of:=IF([.C5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7c0fe9d4598311ff395acf62ac8ff3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506]=&quot;NA&quot;; &quot;NA&quot;; ([.B506]-[.C506]))" office:value-type="float" office:value="-5" calcext:value-type="float">
            <text:p>-5.00</text:p>
          </table:table-cell>
          <table:table-cell table:formula="of:=IF([.C5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9cdb1064deae88b839bf167d54eb7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507]=&quot;NA&quot;; &quot;NA&quot;; ([.B507]-[.C507]))" office:value-type="float" office:value="-5" calcext:value-type="float">
            <text:p>-5.00</text:p>
          </table:table-cell>
          <table:table-cell table:formula="of:=IF([.C5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b73397429a02d4333113e17c4efa30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508]=&quot;NA&quot;; &quot;NA&quot;; ([.B508]-[.C508]))" office:value-type="float" office:value="-1.25" calcext:value-type="float">
            <text:p>-1.25</text:p>
          </table:table-cell>
          <table:table-cell table:formula="of:=IF([.C5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c2457fcc2cd7533192b38dea4f3002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509]=&quot;NA&quot;; &quot;NA&quot;; ([.B509]-[.C509]))" office:value-type="float" office:value="-1.25" calcext:value-type="float">
            <text:p>-1.25</text:p>
          </table:table-cell>
          <table:table-cell table:formula="of:=IF([.C5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fe1443eacb866c0c7b4e70e5555d3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10]=&quot;NA&quot;; &quot;NA&quot;; ([.B510]-[.C510]))" office:value-type="float" office:value="0" calcext:value-type="float">
            <text:p>0.00</text:p>
          </table:table-cell>
          <table:table-cell table:formula="of:=IF([.C5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c12f350a8ddcac50c7beffbe95edafd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511]=&quot;NA&quot;; &quot;NA&quot;; ([.B511]-[.C511]))" office:value-type="float" office:value="-5" calcext:value-type="float">
            <text:p>-5.00</text:p>
          </table:table-cell>
          <table:table-cell table:formula="of:=IF([.C5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c24f3feabc48bcfc2d7cb93371495fc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512]=&quot;NA&quot;; &quot;NA&quot;; ([.B512]-[.C512]))" office:value-type="float" office:value="-1.25" calcext:value-type="float">
            <text:p>-1.25</text:p>
          </table:table-cell>
          <table:table-cell table:formula="of:=IF([.C5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c8f1dfe349e5a54221a75d7872c7900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513]=&quot;NA&quot;; &quot;NA&quot;; ([.B513]-[.C513]))" office:value-type="float" office:value="-1.25" calcext:value-type="float">
            <text:p>-1.25</text:p>
          </table:table-cell>
          <table:table-cell table:formula="of:=IF([.C5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cf3d2739367909d49ea2f8658aa591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14]=&quot;NA&quot;; &quot;NA&quot;; ([.B514]-[.C514]))" office:value-type="float" office:value="0" calcext:value-type="float">
            <text:p>0.00</text:p>
          </table:table-cell>
          <table:table-cell table:formula="of:=IF([.C5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d2e6db69698d79c9c365417099ed72e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515]=&quot;NA&quot;; &quot;NA&quot;; ([.B515]-[.C515]))" office:value-type="float" office:value="0" calcext:value-type="float">
            <text:p>0.00</text:p>
          </table:table-cell>
          <table:table-cell table:formula="of:=IF([.C5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d74b0a34851c451f57868979080776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16]=&quot;NA&quot;; &quot;NA&quot;; ([.B516]-[.C516]))" office:value-type="float" office:value="0" calcext:value-type="float">
            <text:p>0.00</text:p>
          </table:table-cell>
          <table:table-cell table:formula="of:=IF([.C5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da075ae0b3794cdddbe1511887478d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17]=&quot;NA&quot;; &quot;NA&quot;; ([.B517]-[.C517]))" office:value-type="string" office:string-value="NA" calcext:value-type="string">
            <text:p>NA</text:p>
          </table:table-cell>
          <table:table-cell table:formula="of:=IF([.C51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dac7817b15509f9bc6df536cb71c28e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518]=&quot;NA&quot;; &quot;NA&quot;; ([.B518]-[.C518]))" office:value-type="float" office:value="-1.25" calcext:value-type="float">
            <text:p>-1.25</text:p>
          </table:table-cell>
          <table:table-cell table:formula="of:=IF([.C5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de48f1f7b62263c089fe6596c74c1f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19]=&quot;NA&quot;; &quot;NA&quot;; ([.B519]-[.C519]))" office:value-type="float" office:value="0" calcext:value-type="float">
            <text:p>0.00</text:p>
          </table:table-cell>
          <table:table-cell table:formula="of:=IF([.C5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05fa9a177a8c8ef4b1b03207393dd2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520]=&quot;NA&quot;; &quot;NA&quot;; ([.B520]-[.C520]))" office:value-type="float" office:value="0" calcext:value-type="float">
            <text:p>0.00</text:p>
          </table:table-cell>
          <table:table-cell table:formula="of:=IF([.C5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1b2584f6aa99b0b1232eaefcf84a4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21]=&quot;NA&quot;; &quot;NA&quot;; ([.B521]-[.C521]))" office:value-type="string" office:string-value="NA" calcext:value-type="string">
            <text:p>NA</text:p>
          </table:table-cell>
          <table:table-cell table:formula="of:=IF([.C52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4e5ee66e0105c11dff0eed0519cf2f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522]=&quot;NA&quot;; &quot;NA&quot;; ([.B522]-[.C522]))" office:value-type="float" office:value="-1.25" calcext:value-type="float">
            <text:p>-1.25</text:p>
          </table:table-cell>
          <table:table-cell table:formula="of:=IF([.C5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667635d8564358c1df28d43446f6b6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523]=&quot;NA&quot;; &quot;NA&quot;; ([.B523]-[.C523]))" office:value-type="float" office:value="0" calcext:value-type="float">
            <text:p>0.00</text:p>
          </table:table-cell>
          <table:table-cell table:formula="of:=IF([.C5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7b43834cabe42d9e3a9c0ca913b7e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24]=&quot;NA&quot;; &quot;NA&quot;; ([.B524]-[.C524]))" office:value-type="float" office:value="0" calcext:value-type="float">
            <text:p>0.00</text:p>
          </table:table-cell>
          <table:table-cell table:formula="of:=IF([.C5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b05a28373fec3f42f509d5054de10f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25]=&quot;NA&quot;; &quot;NA&quot;; ([.B525]-[.C525]))" office:value-type="float" office:value="0" calcext:value-type="float">
            <text:p>0.00</text:p>
          </table:table-cell>
          <table:table-cell table:formula="of:=IF([.C5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b705a2afc4a6fd400374bf9942007d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526]=&quot;NA&quot;; &quot;NA&quot;; ([.B526]-[.C526]))" office:value-type="float" office:value="0" calcext:value-type="float">
            <text:p>0.00</text:p>
          </table:table-cell>
          <table:table-cell table:formula="of:=IF([.C5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ce210b328389e2bec791b10d799e4d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527]=&quot;NA&quot;; &quot;NA&quot;; ([.B527]-[.C527]))" office:value-type="float" office:value="-5" calcext:value-type="float">
            <text:p>-5.00</text:p>
          </table:table-cell>
          <table:table-cell table:formula="of:=IF([.C5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e0c26d999a671f0f39e6bbf1014ab7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528]=&quot;NA&quot;; &quot;NA&quot;; ([.B528]-[.C528]))" office:value-type="float" office:value="-1.25" calcext:value-type="float">
            <text:p>-1.25</text:p>
          </table:table-cell>
          <table:table-cell table:formula="of:=IF([.C5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ea72a2c88ad599915384a15267849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29]=&quot;NA&quot;; &quot;NA&quot;; ([.B529]-[.C529]))" office:value-type="string" office:string-value="NA" calcext:value-type="string">
            <text:p>NA</text:p>
          </table:table-cell>
          <table:table-cell table:formula="of:=IF([.C52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ef6800c5f54fb3e96ab4550b681393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30]=&quot;NA&quot;; &quot;NA&quot;; ([.B530]-[.C530]))" office:value-type="float" office:value="0" calcext:value-type="float">
            <text:p>0.00</text:p>
          </table:table-cell>
          <table:table-cell table:formula="of:=IF([.C5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090c97e6003a4e7f60bca926f3042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31]=&quot;NA&quot;; &quot;NA&quot;; ([.B531]-[.C531]))" office:value-type="string" office:string-value="NA" calcext:value-type="string">
            <text:p>NA</text:p>
          </table:table-cell>
          <table:table-cell table:formula="of:=IF([.C53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15821ebae2c2b589854cca0da180fb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A</text:p>
          </table:table-cell>
          <table:table-cell table:formula="of:=IF([.C532]=&quot;NA&quot;; &quot;NA&quot;; ([.B532]-[.C532]))" office:value-type="string" office:string-value="NA" calcext:value-type="string">
            <text:p>NA</text:p>
          </table:table-cell>
          <table:table-cell table:formula="of:=IF([.C53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489e8a4bb816f77c759ba190f6476f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33]=&quot;NA&quot;; &quot;NA&quot;; ([.B533]-[.C533]))" office:value-type="float" office:value="0" calcext:value-type="float">
            <text:p>0.00</text:p>
          </table:table-cell>
          <table:table-cell table:formula="of:=IF([.C5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527c7990e87f6848ed3b90b9303fab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C534]=&quot;NA&quot;; &quot;NA&quot;; ([.B534]-[.C534]))" office:value-type="float" office:value="-5" calcext:value-type="float">
            <text:p>-5.00</text:p>
          </table:table-cell>
          <table:table-cell table:formula="of:=IF([.C5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6b519a871e698973d52a71deb5323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35]=&quot;NA&quot;; &quot;NA&quot;; ([.B535]-[.C535]))" office:value-type="float" office:value="0" calcext:value-type="float">
            <text:p>0.00</text:p>
          </table:table-cell>
          <table:table-cell table:formula="of:=IF([.C5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7cec9144a62341f910ce4988a72233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536]=&quot;NA&quot;; &quot;NA&quot;; ([.B536]-[.C536]))" office:value-type="float" office:value="0" calcext:value-type="float">
            <text:p>0.00</text:p>
          </table:table-cell>
          <table:table-cell table:formula="of:=IF([.C5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b01ffdd5f274efa8d068ff9244abd4</text:p>
          </table:table-cell>
          <table:table-cell table:number-columns-repeated="2" office:value-type="float" office:value="21.25" calcext:value-type="float">
            <text:p>21.25</text:p>
          </table:table-cell>
          <table:table-cell table:formula="of:=IF([.C537]=&quot;NA&quot;; &quot;NA&quot;; ([.B537]-[.C537]))" office:value-type="float" office:value="0" calcext:value-type="float">
            <text:p>0.00</text:p>
          </table:table-cell>
          <table:table-cell table:formula="of:=IF([.C5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5b17d6e4b2919d9dc547a03d6fc3c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38]=&quot;NA&quot;; &quot;NA&quot;; ([.B538]-[.C538]))" office:value-type="string" office:string-value="NA" calcext:value-type="string">
            <text:p>NA</text:p>
          </table:table-cell>
          <table:table-cell table:formula="of:=IF([.C53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661a2cebe2f841730eed33ab6841ca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539]=&quot;NA&quot;; &quot;NA&quot;; ([.B539]-[.C539]))" office:value-type="float" office:value="0" calcext:value-type="float">
            <text:p>0.00</text:p>
          </table:table-cell>
          <table:table-cell table:formula="of:=IF([.C5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6c50e3243d7bae9b6d67e732f2ec9f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540]=&quot;NA&quot;; &quot;NA&quot;; ([.B540]-[.C540]))" office:value-type="float" office:value="0" calcext:value-type="float">
            <text:p>0.00</text:p>
          </table:table-cell>
          <table:table-cell table:formula="of:=IF([.C5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762b79d260e44f6501f6a5f87f6c3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41]=&quot;NA&quot;; &quot;NA&quot;; ([.B541]-[.C541]))" office:value-type="float" office:value="0" calcext:value-type="float">
            <text:p>0.00</text:p>
          </table:table-cell>
          <table:table-cell table:formula="of:=IF([.C5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c79f02da25c411c10c0a89773e4f0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42]=&quot;NA&quot;; &quot;NA&quot;; ([.B542]-[.C542]))" office:value-type="string" office:string-value="NA" calcext:value-type="string">
            <text:p>NA</text:p>
          </table:table-cell>
          <table:table-cell table:formula="of:=IF([.C54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0ade0b286579083b52fcf2d4f8fa2e</text:p>
          </table:table-cell>
          <table:table-cell office:value-type="float" office:value="22.5" calcext:value-type="float">
            <text:p>22.50</text:p>
          </table:table-cell>
          <table:table-cell office:value-type="float" office:value="25" calcext:value-type="float">
            <text:p>25.00</text:p>
          </table:table-cell>
          <table:table-cell table:formula="of:=IF([.C543]=&quot;NA&quot;; &quot;NA&quot;; ([.B543]-[.C543]))" office:value-type="float" office:value="-2.5" calcext:value-type="float">
            <text:p>-2.50</text:p>
          </table:table-cell>
          <table:table-cell table:formula="of:=IF([.C5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1567587e0d91da48f891aef5b1e218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table:formula="of:=IF([.C544]=&quot;NA&quot;; &quot;NA&quot;; ([.B544]-[.C544]))" office:value-type="float" office:value="-5" calcext:value-type="float">
            <text:p>-5.00</text:p>
          </table:table-cell>
          <table:table-cell table:formula="of:=IF([.C5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261836240e4689f414b6ad927cb4b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45]=&quot;NA&quot;; &quot;NA&quot;; ([.B545]-[.C545]))" office:value-type="float" office:value="0" calcext:value-type="float">
            <text:p>0.00</text:p>
          </table:table-cell>
          <table:table-cell table:formula="of:=IF([.C5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27b74138df74bd736ff028d73cd6d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46]=&quot;NA&quot;; &quot;NA&quot;; ([.B546]-[.C546]))" office:value-type="float" office:value="0" calcext:value-type="float">
            <text:p>0.00</text:p>
          </table:table-cell>
          <table:table-cell table:formula="of:=IF([.C5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2aaec0b5bb228b8bae6f2aeb4ec7c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47]=&quot;NA&quot;; &quot;NA&quot;; ([.B547]-[.C547]))" office:value-type="string" office:string-value="NA" calcext:value-type="string">
            <text:p>NA</text:p>
          </table:table-cell>
          <table:table-cell table:formula="of:=IF([.C54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2e9bdf638faf4ae51bd563eb1d9a5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48]=&quot;NA&quot;; &quot;NA&quot;; ([.B548]-[.C548]))" office:value-type="float" office:value="0" calcext:value-type="float">
            <text:p>0.00</text:p>
          </table:table-cell>
          <table:table-cell table:formula="of:=IF([.C5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6e6717466aefd2f3ffb768ed37b38f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549]=&quot;NA&quot;; &quot;NA&quot;; ([.B549]-[.C549]))" office:value-type="float" office:value="0" calcext:value-type="float">
            <text:p>0.00</text:p>
          </table:table-cell>
          <table:table-cell table:formula="of:=IF([.C5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7937f3314cf2df1d6b0922c8f3056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50]=&quot;NA&quot;; &quot;NA&quot;; ([.B550]-[.C550]))" office:value-type="float" office:value="0" calcext:value-type="float">
            <text:p>0.00</text:p>
          </table:table-cell>
          <table:table-cell table:formula="of:=IF([.C5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7ac824312bd6205cc99426913e9f4d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551]=&quot;NA&quot;; &quot;NA&quot;; ([.B551]-[.C551]))" office:value-type="float" office:value="0" calcext:value-type="float">
            <text:p>0.00</text:p>
          </table:table-cell>
          <table:table-cell table:formula="of:=IF([.C5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a51818349581826922a01a1dc8d4d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52]=&quot;NA&quot;; &quot;NA&quot;; ([.B552]-[.C552]))" office:value-type="float" office:value="0" calcext:value-type="float">
            <text:p>0.00</text:p>
          </table:table-cell>
          <table:table-cell table:formula="of:=IF([.C5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e34ce4554d0e4bb627649a215f0bbd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553]=&quot;NA&quot;; &quot;NA&quot;; ([.B553]-[.C553]))" office:value-type="float" office:value="-1.25" calcext:value-type="float">
            <text:p>-1.25</text:p>
          </table:table-cell>
          <table:table-cell table:formula="of:=IF([.C5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e99c78ab745a108b69c5e668afb02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54]=&quot;NA&quot;; &quot;NA&quot;; ([.B554]-[.C554]))" office:value-type="float" office:value="0" calcext:value-type="float">
            <text:p>0.00</text:p>
          </table:table-cell>
          <table:table-cell table:formula="of:=IF([.C5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f143f1ed0683dd7fb2d14e4deb36c0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555]=&quot;NA&quot;; &quot;NA&quot;; ([.B555]-[.C555]))" office:value-type="float" office:value="-1.25" calcext:value-type="float">
            <text:p>-1.25</text:p>
          </table:table-cell>
          <table:table-cell table:formula="of:=IF([.C5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f3cf3ece029a034884701ada7bf08b</text:p>
          </table:table-cell>
          <table:table-cell table:number-columns-repeated="2" office:value-type="float" office:value="22.5" calcext:value-type="float">
            <text:p>22.50</text:p>
          </table:table-cell>
          <table:table-cell table:formula="of:=IF([.C556]=&quot;NA&quot;; &quot;NA&quot;; ([.B556]-[.C556]))" office:value-type="float" office:value="0" calcext:value-type="float">
            <text:p>0.00</text:p>
          </table:table-cell>
          <table:table-cell table:formula="of:=IF([.C5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f74199e5d4bebc6feb7d225507c2c8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557]=&quot;NA&quot;; &quot;NA&quot;; ([.B557]-[.C557]))" office:value-type="float" office:value="-1.25" calcext:value-type="float">
            <text:p>-1.25</text:p>
          </table:table-cell>
          <table:table-cell table:formula="of:=IF([.C5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076e84379880c9292bf062d81b6caa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558]=&quot;NA&quot;; &quot;NA&quot;; ([.B558]-[.C558]))" office:value-type="float" office:value="0" calcext:value-type="float">
            <text:p>0.00</text:p>
          </table:table-cell>
          <table:table-cell table:formula="of:=IF([.C5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4391861576ab2cacc55ac5a720bee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59]=&quot;NA&quot;; &quot;NA&quot;; ([.B559]-[.C559]))" office:value-type="float" office:value="0" calcext:value-type="float">
            <text:p>0.00</text:p>
          </table:table-cell>
          <table:table-cell table:formula="of:=IF([.C5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55bf7a07011016e9152f2cba514f6e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560]=&quot;NA&quot;; &quot;NA&quot;; ([.B560]-[.C560]))" office:value-type="float" office:value="0" calcext:value-type="float">
            <text:p>0.00</text:p>
          </table:table-cell>
          <table:table-cell table:formula="of:=IF([.C5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582a968a5a52dea79c8f0b509ff09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61]=&quot;NA&quot;; &quot;NA&quot;; ([.B561]-[.C561]))" office:value-type="float" office:value="0" calcext:value-type="float">
            <text:p>0.00</text:p>
          </table:table-cell>
          <table:table-cell table:formula="of:=IF([.C5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9319adf88cd804a2a41bb6ec40f6a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62]=&quot;NA&quot;; &quot;NA&quot;; ([.B562]-[.C562]))" office:value-type="float" office:value="0" calcext:value-type="float">
            <text:p>0.00</text:p>
          </table:table-cell>
          <table:table-cell table:formula="of:=IF([.C5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9b2718887edc7cbaa48c55bb2fa38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63]=&quot;NA&quot;; &quot;NA&quot;; ([.B563]-[.C563]))" office:value-type="float" office:value="0" calcext:value-type="float">
            <text:p>0.00</text:p>
          </table:table-cell>
          <table:table-cell table:formula="of:=IF([.C5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cada039fcfb2ffe76176473a671374</text:p>
          </table:table-cell>
          <table:table-cell office:value-type="float" office:value="11666.67" calcext:value-type="float">
            <text:p>11666.67</text:p>
          </table:table-cell>
          <table:table-cell office:value-type="float" office:value="12166.67" calcext:value-type="float">
            <text:p>12166.67</text:p>
          </table:table-cell>
          <table:table-cell table:formula="of:=IF([.C564]=&quot;NA&quot;; &quot;NA&quot;; ([.B564]-[.C564]))" office:value-type="float" office:value="-500" calcext:value-type="float">
            <text:p>-500.00</text:p>
          </table:table-cell>
          <table:table-cell table:formula="of:=IF([.C5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019c0c9109c264377faf58341d3f52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565]=&quot;NA&quot;; &quot;NA&quot;; ([.B565]-[.C565]))" office:value-type="float" office:value="0" calcext:value-type="float">
            <text:p>0.00</text:p>
          </table:table-cell>
          <table:table-cell table:formula="of:=IF([.C5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1d0ac8a393f828adc516d173553434</text:p>
          </table:table-cell>
          <table:table-cell table:number-columns-repeated="2" office:value-type="float" office:value="110" calcext:value-type="float">
            <text:p>110.00</text:p>
          </table:table-cell>
          <table:table-cell table:formula="of:=IF([.C566]=&quot;NA&quot;; &quot;NA&quot;; ([.B566]-[.C566]))" office:value-type="float" office:value="0" calcext:value-type="float">
            <text:p>0.00</text:p>
          </table:table-cell>
          <table:table-cell table:formula="of:=IF([.C5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49db6b0ee7174cddb83435afded97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67]=&quot;NA&quot;; &quot;NA&quot;; ([.B567]-[.C567]))" office:value-type="float" office:value="0" calcext:value-type="float">
            <text:p>0.00</text:p>
          </table:table-cell>
          <table:table-cell table:formula="of:=IF([.C5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976f32f82d1a2e917a4357c4e62ebd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568]=&quot;NA&quot;; &quot;NA&quot;; ([.B568]-[.C568]))" office:value-type="float" office:value="0" calcext:value-type="float">
            <text:p>0.00</text:p>
          </table:table-cell>
          <table:table-cell table:formula="of:=IF([.C5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cc6d22950614e3d7f2873c2acd4fd0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569]=&quot;NA&quot;; &quot;NA&quot;; ([.B569]-[.C569]))" office:value-type="float" office:value="0" calcext:value-type="float">
            <text:p>0.00</text:p>
          </table:table-cell>
          <table:table-cell table:formula="of:=IF([.C5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d5c0733242b051c4b4789e8520b1e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570]=&quot;NA&quot;; &quot;NA&quot;; ([.B570]-[.C570]))" office:value-type="string" office:string-value="NA" calcext:value-type="string">
            <text:p>NA</text:p>
          </table:table-cell>
          <table:table-cell table:formula="of:=IF([.C57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09c89ba4c131b5acaf2ca8041f147f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71]=&quot;NA&quot;; &quot;NA&quot;; ([.B571]-[.C571]))" office:value-type="float" office:value="0" calcext:value-type="float">
            <text:p>0.00</text:p>
          </table:table-cell>
          <table:table-cell table:formula="of:=IF([.C5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171557b5c9afd6271e52ac0e0393ee</text:p>
          </table:table-cell>
          <table:table-cell office:value-type="float" office:value="165" calcext:value-type="float">
            <text:p>165.00</text:p>
          </table:table-cell>
          <table:table-cell office:value-type="float" office:value="170" calcext:value-type="float">
            <text:p>170.00</text:p>
          </table:table-cell>
          <table:table-cell table:formula="of:=IF([.C572]=&quot;NA&quot;; &quot;NA&quot;; ([.B572]-[.C572]))" office:value-type="float" office:value="-5" calcext:value-type="float">
            <text:p>-5.00</text:p>
          </table:table-cell>
          <table:table-cell table:formula="of:=IF([.C5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234729d08b5cc425d416c0a80f010e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573]=&quot;NA&quot;; &quot;NA&quot;; ([.B573]-[.C573]))" office:value-type="float" office:value="0" calcext:value-type="float">
            <text:p>0.00</text:p>
          </table:table-cell>
          <table:table-cell table:formula="of:=IF([.C5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787e32b6ecb2b1a3e0db42cc1f5355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574]=&quot;NA&quot;; &quot;NA&quot;; ([.B574]-[.C574]))" office:value-type="float" office:value="0" calcext:value-type="float">
            <text:p>0.00</text:p>
          </table:table-cell>
          <table:table-cell table:formula="of:=IF([.C5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814e2a5b987017d5746d28428a18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75]=&quot;NA&quot;; &quot;NA&quot;; ([.B575]-[.C575]))" office:value-type="string" office:string-value="NA" calcext:value-type="string">
            <text:p>NA</text:p>
          </table:table-cell>
          <table:table-cell table:formula="of:=IF([.C57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b370244b758a353bd601852a253812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576]=&quot;NA&quot;; &quot;NA&quot;; ([.B576]-[.C576]))" office:value-type="float" office:value="0" calcext:value-type="float">
            <text:p>0.00</text:p>
          </table:table-cell>
          <table:table-cell table:formula="of:=IF([.C5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ba010b758be714b1d31c1fbc1c37aa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577]=&quot;NA&quot;; &quot;NA&quot;; ([.B577]-[.C577]))" office:value-type="float" office:value="0" calcext:value-type="float">
            <text:p>0.00</text:p>
          </table:table-cell>
          <table:table-cell table:formula="of:=IF([.C5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c7e1f4b0d51c84f8ca3f956fc5d83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78]=&quot;NA&quot;; &quot;NA&quot;; ([.B578]-[.C578]))" office:value-type="float" office:value="0" calcext:value-type="float">
            <text:p>0.00</text:p>
          </table:table-cell>
          <table:table-cell table:formula="of:=IF([.C5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d6e35610efb67608241b34d9ee785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579]=&quot;NA&quot;; &quot;NA&quot;; ([.B579]-[.C579]))" office:value-type="float" office:value="0" calcext:value-type="float">
            <text:p>0.00</text:p>
          </table:table-cell>
          <table:table-cell table:formula="of:=IF([.C5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f3310db6eebb4d478dd8499cd414ce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580]=&quot;NA&quot;; &quot;NA&quot;; ([.B580]-[.C580]))" office:value-type="float" office:value="0" calcext:value-type="float">
            <text:p>0.00</text:p>
          </table:table-cell>
          <table:table-cell table:formula="of:=IF([.C5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1187673d4aa7993d4ffcb271b092c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81]=&quot;NA&quot;; &quot;NA&quot;; ([.B581]-[.C581]))" office:value-type="string" office:string-value="NA" calcext:value-type="string">
            <text:p>NA</text:p>
          </table:table-cell>
          <table:table-cell table:formula="of:=IF([.C58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272229fb8fca150b3af5136f4799dd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C582]=&quot;NA&quot;; &quot;NA&quot;; ([.B582]-[.C582]))" office:value-type="float" office:value="0" calcext:value-type="float">
            <text:p>0.00</text:p>
          </table:table-cell>
          <table:table-cell table:formula="of:=IF([.C5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29f2a5086c9542fbb6544f6d601f07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583]=&quot;NA&quot;; &quot;NA&quot;; ([.B583]-[.C583]))" office:value-type="string" office:string-value="NA" calcext:value-type="string">
            <text:p>NA</text:p>
          </table:table-cell>
          <table:table-cell table:formula="of:=IF([.C58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2c302daf5930ad85a2dd895c698c45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584]=&quot;NA&quot;; &quot;NA&quot;; ([.B584]-[.C584]))" office:value-type="float" office:value="-1.25" calcext:value-type="float">
            <text:p>-1.25</text:p>
          </table:table-cell>
          <table:table-cell table:formula="of:=IF([.C5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63338e20bb2bc44d6ea9dc28bb70f9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table:formula="of:=IF([.C585]=&quot;NA&quot;; &quot;NA&quot;; ([.B585]-[.C585]))" office:value-type="float" office:value="-1.25" calcext:value-type="float">
            <text:p>-1.25</text:p>
          </table:table-cell>
          <table:table-cell table:formula="of:=IF([.C5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890f147429048e5cd4221d8ff56006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586]=&quot;NA&quot;; &quot;NA&quot;; ([.B586]-[.C586]))" office:value-type="float" office:value="-1.25" calcext:value-type="float">
            <text:p>-1.25</text:p>
          </table:table-cell>
          <table:table-cell table:formula="of:=IF([.C5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d2cfa253ae0bd3bcc13ac60ef3ca57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587]=&quot;NA&quot;; &quot;NA&quot;; ([.B587]-[.C587]))" office:value-type="float" office:value="0" calcext:value-type="float">
            <text:p>0.00</text:p>
          </table:table-cell>
          <table:table-cell table:formula="of:=IF([.C5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d41a9a72999e2097d5aa194dcac9ea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88]=&quot;NA&quot;; &quot;NA&quot;; ([.B588]-[.C588]))" office:value-type="float" office:value="0" calcext:value-type="float">
            <text:p>0.00</text:p>
          </table:table-cell>
          <table:table-cell table:formula="of:=IF([.C5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e08436f137df8ea3beab49f8ac1f32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589]=&quot;NA&quot;; &quot;NA&quot;; ([.B589]-[.C589]))" office:value-type="float" office:value="0" calcext:value-type="float">
            <text:p>0.00</text:p>
          </table:table-cell>
          <table:table-cell table:formula="of:=IF([.C5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3de4aca264257b2bdb7aa87dd8e503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C590]=&quot;NA&quot;; &quot;NA&quot;; ([.B590]-[.C590]))" office:value-type="float" office:value="-5" calcext:value-type="float">
            <text:p>-5.00</text:p>
          </table:table-cell>
          <table:table-cell table:formula="of:=IF([.C5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416f76caf00f281e103c79ba0e5f5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91]=&quot;NA&quot;; &quot;NA&quot;; ([.B591]-[.C591]))" office:value-type="float" office:value="0" calcext:value-type="float">
            <text:p>0.00</text:p>
          </table:table-cell>
          <table:table-cell table:formula="of:=IF([.C5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51d5673898d350eda2c9c424b931e6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592]=&quot;NA&quot;; &quot;NA&quot;; ([.B592]-[.C592]))" office:value-type="float" office:value="0" calcext:value-type="float">
            <text:p>0.00</text:p>
          </table:table-cell>
          <table:table-cell table:formula="of:=IF([.C5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eaa0325363106fcd97b35be9a5c24a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593]=&quot;NA&quot;; &quot;NA&quot;; ([.B593]-[.C593]))" office:value-type="float" office:value="-1.25" calcext:value-type="float">
            <text:p>-1.25</text:p>
          </table:table-cell>
          <table:table-cell table:formula="of:=IF([.C5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eaf4a5efa1e7ea8a7582f875ee2a7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94]=&quot;NA&quot;; &quot;NA&quot;; ([.B594]-[.C594]))" office:value-type="string" office:string-value="NA" calcext:value-type="string">
            <text:p>NA</text:p>
          </table:table-cell>
          <table:table-cell table:formula="of:=IF([.C59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f64d69eb8c5ee9cd24178b589af83f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table:formula="of:=IF([.C595]=&quot;NA&quot;; &quot;NA&quot;; ([.B595]-[.C595]))" office:value-type="float" office:value="-5" calcext:value-type="float">
            <text:p>-5.00</text:p>
          </table:table-cell>
          <table:table-cell table:formula="of:=IF([.C5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f6da7497720933204d7cc478619bb8</text:p>
          </table:table-cell>
          <table:table-cell office:value-type="float" office:value="140" calcext:value-type="float">
            <text:p>140.00</text:p>
          </table:table-cell>
          <table:table-cell office:value-type="float" office:value="145" calcext:value-type="float">
            <text:p>145.00</text:p>
          </table:table-cell>
          <table:table-cell table:formula="of:=IF([.C596]=&quot;NA&quot;; &quot;NA&quot;; ([.B596]-[.C596]))" office:value-type="float" office:value="-5" calcext:value-type="float">
            <text:p>-5.00</text:p>
          </table:table-cell>
          <table:table-cell table:formula="of:=IF([.C5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f9e92558d4767e9dce02c5306a7ec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597]=&quot;NA&quot;; &quot;NA&quot;; ([.B597]-[.C597]))" office:value-type="string" office:string-value="NA" calcext:value-type="string">
            <text:p>NA</text:p>
          </table:table-cell>
          <table:table-cell table:formula="of:=IF([.C59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169107c091ec1cdc3289f49a1accf4</text:p>
          </table:table-cell>
          <table:table-cell table:number-columns-repeated="2" office:value-type="float" office:value="115" calcext:value-type="float">
            <text:p>115.00</text:p>
          </table:table-cell>
          <table:table-cell table:formula="of:=IF([.C598]=&quot;NA&quot;; &quot;NA&quot;; ([.B598]-[.C598]))" office:value-type="float" office:value="0" calcext:value-type="float">
            <text:p>0.00</text:p>
          </table:table-cell>
          <table:table-cell table:formula="of:=IF([.C5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3bffa7196e386e2537d350f9fbdf7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599]=&quot;NA&quot;; &quot;NA&quot;; ([.B599]-[.C599]))" office:value-type="float" office:value="0" calcext:value-type="float">
            <text:p>0.00</text:p>
          </table:table-cell>
          <table:table-cell table:formula="of:=IF([.C5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6ead9925a64941458e9892349c4cd1</text:p>
          </table:table-cell>
          <table:table-cell office:value-type="float" office:value="100" calcext:value-type="float">
            <text:p>100.00</text:p>
          </table:table-cell>
          <table:table-cell office:value-type="float" office:value="95" calcext:value-type="float">
            <text:p>95.00</text:p>
          </table:table-cell>
          <table:table-cell table:formula="of:=IF([.C600]=&quot;NA&quot;; &quot;NA&quot;; ([.B600]-[.C600]))" office:value-type="float" office:value="5" calcext:value-type="float">
            <text:p>5.00</text:p>
          </table:table-cell>
          <table:table-cell table:formula="of:=IF([.C6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77a80b099907e0685baf318e05651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01]=&quot;NA&quot;; &quot;NA&quot;; ([.B601]-[.C601]))" office:value-type="float" office:value="0" calcext:value-type="float">
            <text:p>0.00</text:p>
          </table:table-cell>
          <table:table-cell table:formula="of:=IF([.C6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28ad4726438dc71b0935a92d42cf98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602]=&quot;NA&quot;; &quot;NA&quot;; ([.B602]-[.C602]))" office:value-type="float" office:value="0" calcext:value-type="float">
            <text:p>0.00</text:p>
          </table:table-cell>
          <table:table-cell table:formula="of:=IF([.C6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4ac11aa23e0d1eb96ab077c93b5ee8</text:p>
          </table:table-cell>
          <table:table-cell office:value-type="float" office:value="30" calcext:value-type="float">
            <text:p>30.00</text:p>
          </table:table-cell>
          <table:table-cell office:value-type="float" office:value="15" calcext:value-type="float">
            <text:p>15.00</text:p>
          </table:table-cell>
          <table:table-cell table:formula="of:=IF([.C603]=&quot;NA&quot;; &quot;NA&quot;; ([.B603]-[.C603]))" office:value-type="float" office:value="15" calcext:value-type="float">
            <text:p>15.00</text:p>
          </table:table-cell>
          <table:table-cell table:formula="of:=IF([.C6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6dc9b686648bdeee684b4ee6c6ce2b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604]=&quot;NA&quot;; &quot;NA&quot;; ([.B604]-[.C604]))" office:value-type="float" office:value="0" calcext:value-type="float">
            <text:p>0.00</text:p>
          </table:table-cell>
          <table:table-cell table:formula="of:=IF([.C6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702ff7e416d3f0f65a3b2af2bf25d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605]=&quot;NA&quot;; &quot;NA&quot;; ([.B605]-[.C605]))" office:value-type="string" office:string-value="NA" calcext:value-type="string">
            <text:p>NA</text:p>
          </table:table-cell>
          <table:table-cell table:formula="of:=IF([.C60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afaa2603f2c2a285cadcdfdea800b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06]=&quot;NA&quot;; &quot;NA&quot;; ([.B606]-[.C606]))" office:value-type="float" office:value="0" calcext:value-type="float">
            <text:p>0.00</text:p>
          </table:table-cell>
          <table:table-cell table:formula="of:=IF([.C6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b36e89a248e864fcf92b537791edca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607]=&quot;NA&quot;; &quot;NA&quot;; ([.B607]-[.C607]))" office:value-type="float" office:value="-5" calcext:value-type="float">
            <text:p>-5.00</text:p>
          </table:table-cell>
          <table:table-cell table:formula="of:=IF([.C6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b8a51bad11284650c4e9dba28d2819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608]=&quot;NA&quot;; &quot;NA&quot;; ([.B608]-[.C608]))" office:value-type="float" office:value="0" calcext:value-type="float">
            <text:p>0.00</text:p>
          </table:table-cell>
          <table:table-cell table:formula="of:=IF([.C6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bcb3916fcea20966a93e9392e6d905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609]=&quot;NA&quot;; &quot;NA&quot;; ([.B609]-[.C609]))" office:value-type="float" office:value="0" calcext:value-type="float">
            <text:p>0.00</text:p>
          </table:table-cell>
          <table:table-cell table:formula="of:=IF([.C6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1815eebcf9460f982db1f64d04519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610]=&quot;NA&quot;; &quot;NA&quot;; ([.B610]-[.C610]))" office:value-type="string" office:string-value="NA" calcext:value-type="string">
            <text:p>NA</text:p>
          </table:table-cell>
          <table:table-cell table:formula="of:=IF([.C61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2eb71a7b2d0c2ff5b369596a4d0096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611]=&quot;NA&quot;; &quot;NA&quot;; ([.B611]-[.C611]))" office:value-type="float" office:value="0" calcext:value-type="float">
            <text:p>0.00</text:p>
          </table:table-cell>
          <table:table-cell table:formula="of:=IF([.C6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3665a63e8c6515b4cf05ed818bbacc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612]=&quot;NA&quot;; &quot;NA&quot;; ([.B612]-[.C612]))" office:value-type="float" office:value="-1.25" calcext:value-type="float">
            <text:p>-1.25</text:p>
          </table:table-cell>
          <table:table-cell table:formula="of:=IF([.C6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5ab3a5de85166ef3ecb6f4f638cd29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C613]=&quot;NA&quot;; &quot;NA&quot;; ([.B613]-[.C613]))" office:value-type="float" office:value="0" calcext:value-type="float">
            <text:p>0.00</text:p>
          </table:table-cell>
          <table:table-cell table:formula="of:=IF([.C6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f165229569bc8e7e49817686f8e23f</text:p>
          </table:table-cell>
          <table:table-cell office:value-type="float" office:value="405" calcext:value-type="float">
            <text:p>405.00</text:p>
          </table:table-cell>
          <table:table-cell office:value-type="float" office:value="420" calcext:value-type="float">
            <text:p>420.00</text:p>
          </table:table-cell>
          <table:table-cell table:formula="of:=IF([.C614]=&quot;NA&quot;; &quot;NA&quot;; ([.B614]-[.C614]))" office:value-type="float" office:value="-15" calcext:value-type="float">
            <text:p>-15.00</text:p>
          </table:table-cell>
          <table:table-cell table:formula="of:=IF([.C6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f5d6ae6795dc13de42bc56af591a4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15]=&quot;NA&quot;; &quot;NA&quot;; ([.B615]-[.C615]))" office:value-type="float" office:value="0" calcext:value-type="float">
            <text:p>0.00</text:p>
          </table:table-cell>
          <table:table-cell table:formula="of:=IF([.C6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a0d9466f6ac6a626970fd52c25392a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16]=&quot;NA&quot;; &quot;NA&quot;; ([.B616]-[.C616]))" office:value-type="float" office:value="0" calcext:value-type="float">
            <text:p>0.00</text:p>
          </table:table-cell>
          <table:table-cell table:formula="of:=IF([.C6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a510688047d34a4c69b85dbbfcd2717</text:p>
          </table:table-cell>
          <table:table-cell office:value-type="float" office:value="135" calcext:value-type="float">
            <text:p>135.00</text:p>
          </table:table-cell>
          <table:table-cell office:value-type="float" office:value="145" calcext:value-type="float">
            <text:p>145.00</text:p>
          </table:table-cell>
          <table:table-cell table:formula="of:=IF([.C617]=&quot;NA&quot;; &quot;NA&quot;; ([.B617]-[.C617]))" office:value-type="float" office:value="-10" calcext:value-type="float">
            <text:p>-10.00</text:p>
          </table:table-cell>
          <table:table-cell table:formula="of:=IF([.C6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a561434e481ffb2f655e7ac833a410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18]=&quot;NA&quot;; &quot;NA&quot;; ([.B618]-[.C618]))" office:value-type="float" office:value="0" calcext:value-type="float">
            <text:p>0.00</text:p>
          </table:table-cell>
          <table:table-cell table:formula="of:=IF([.C6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a7d815d29be5adc1b7052f465f0d1ea</text:p>
          </table:table-cell>
          <table:table-cell office:value-type="float" office:value="130" calcext:value-type="float">
            <text:p>130.00</text:p>
          </table:table-cell>
          <table:table-cell office:value-type="float" office:value="135" calcext:value-type="float">
            <text:p>135.00</text:p>
          </table:table-cell>
          <table:table-cell table:formula="of:=IF([.C619]=&quot;NA&quot;; &quot;NA&quot;; ([.B619]-[.C619]))" office:value-type="float" office:value="-5" calcext:value-type="float">
            <text:p>-5.00</text:p>
          </table:table-cell>
          <table:table-cell table:formula="of:=IF([.C6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accec0414fe511392afa9ba6874d78a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620]=&quot;NA&quot;; &quot;NA&quot;; ([.B620]-[.C620]))" office:value-type="float" office:value="0" calcext:value-type="float">
            <text:p>0.00</text:p>
          </table:table-cell>
          <table:table-cell table:formula="of:=IF([.C6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aef5681bd7d63ce8a03e5c1c59589a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21]=&quot;NA&quot;; &quot;NA&quot;; ([.B621]-[.C621]))" office:value-type="float" office:value="0" calcext:value-type="float">
            <text:p>0.00</text:p>
          </table:table-cell>
          <table:table-cell table:formula="of:=IF([.C6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b2ed895a96280685583144cda75b7fd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622]=&quot;NA&quot;; &quot;NA&quot;; ([.B622]-[.C622]))" office:value-type="float" office:value="0" calcext:value-type="float">
            <text:p>0.00</text:p>
          </table:table-cell>
          <table:table-cell table:formula="of:=IF([.C6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b96d3c3a8c712d05f5bf33c3a36815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23]=&quot;NA&quot;; &quot;NA&quot;; ([.B623]-[.C623]))" office:value-type="float" office:value="0" calcext:value-type="float">
            <text:p>0.00</text:p>
          </table:table-cell>
          <table:table-cell table:formula="of:=IF([.C6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bb728c90b20abafc3e935644f421b6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24]=&quot;NA&quot;; &quot;NA&quot;; ([.B624]-[.C624]))" office:value-type="float" office:value="0" calcext:value-type="float">
            <text:p>0.00</text:p>
          </table:table-cell>
          <table:table-cell table:formula="of:=IF([.C6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0cfa75a878afb61662b48c409b2386</text:p>
          </table:table-cell>
          <table:table-cell office:value-type="float" office:value="16.25" calcext:value-type="float">
            <text:p>16.25</text:p>
          </table:table-cell>
          <table:table-cell office:value-type="float" office:value="5" calcext:value-type="float">
            <text:p>5.00</text:p>
          </table:table-cell>
          <table:table-cell table:formula="of:=IF([.C625]=&quot;NA&quot;; &quot;NA&quot;; ([.B625]-[.C625]))" office:value-type="float" office:value="11.25" calcext:value-type="float">
            <text:p>11.25</text:p>
          </table:table-cell>
          <table:table-cell table:formula="of:=IF([.C6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16785dbae7703d3c286f5dd9c54020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626]=&quot;NA&quot;; &quot;NA&quot;; ([.B626]-[.C626]))" office:value-type="float" office:value="0" calcext:value-type="float">
            <text:p>0.00</text:p>
          </table:table-cell>
          <table:table-cell table:formula="of:=IF([.C6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213c7b1893f923df1942e440c9be1e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627]=&quot;NA&quot;; &quot;NA&quot;; ([.B627]-[.C627]))" office:value-type="float" office:value="0" calcext:value-type="float">
            <text:p>0.00</text:p>
          </table:table-cell>
          <table:table-cell table:formula="of:=IF([.C6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4dfcc5268ccd183d5bb97526c1380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28]=&quot;NA&quot;; &quot;NA&quot;; ([.B628]-[.C628]))" office:value-type="float" office:value="0" calcext:value-type="float">
            <text:p>0.00</text:p>
          </table:table-cell>
          <table:table-cell table:formula="of:=IF([.C6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5a8d63d604df29f09f15714680925b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629]=&quot;NA&quot;; &quot;NA&quot;; ([.B629]-[.C629]))" office:value-type="float" office:value="0" calcext:value-type="float">
            <text:p>0.00</text:p>
          </table:table-cell>
          <table:table-cell table:formula="of:=IF([.C6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76488684094b9d5292b5353aa23fe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30]=&quot;NA&quot;; &quot;NA&quot;; ([.B630]-[.C630]))" office:value-type="float" office:value="0" calcext:value-type="float">
            <text:p>0.00</text:p>
          </table:table-cell>
          <table:table-cell table:formula="of:=IF([.C6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e0911fd015c75901bafaf06f7190f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31]=&quot;NA&quot;; &quot;NA&quot;; ([.B631]-[.C631]))" office:value-type="float" office:value="0" calcext:value-type="float">
            <text:p>0.00</text:p>
          </table:table-cell>
          <table:table-cell table:formula="of:=IF([.C6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f21e836a799cac75a985fecb56116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632]=&quot;NA&quot;; &quot;NA&quot;; ([.B632]-[.C632]))" office:value-type="string" office:string-value="NA" calcext:value-type="string">
            <text:p>NA</text:p>
          </table:table-cell>
          <table:table-cell table:formula="of:=IF([.C63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fd748c900d1baccfd304fa53777bbb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633]=&quot;NA&quot;; &quot;NA&quot;; ([.B633]-[.C633]))" office:value-type="float" office:value="-1.25" calcext:value-type="float">
            <text:p>-1.25</text:p>
          </table:table-cell>
          <table:table-cell table:formula="of:=IF([.C6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d0b7ddd7910efd1660ad61c21fd96e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634]=&quot;NA&quot;; &quot;NA&quot;; ([.B634]-[.C634]))" office:value-type="float" office:value="0" calcext:value-type="float">
            <text:p>0.00</text:p>
          </table:table-cell>
          <table:table-cell table:formula="of:=IF([.C6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d69be38d1ee1cda339425600732f38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635]=&quot;NA&quot;; &quot;NA&quot;; ([.B635]-[.C635]))" office:value-type="string" office:string-value="NA" calcext:value-type="string">
            <text:p>NA</text:p>
          </table:table-cell>
          <table:table-cell table:formula="of:=IF([.C63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d8182973618b6e5fc9e0a83ac6b41f0</text:p>
          </table:table-cell>
          <table:table-cell office:value-type="float" office:value="5" calcext:value-type="float">
            <text:p>5.00</text:p>
          </table:table-cell>
          <table:table-cell office:value-type="float" office:value="3.75" calcext:value-type="float">
            <text:p>3.75</text:p>
          </table:table-cell>
          <table:table-cell table:formula="of:=IF([.C636]=&quot;NA&quot;; &quot;NA&quot;; ([.B636]-[.C636]))" office:value-type="float" office:value="1.25" calcext:value-type="float">
            <text:p>1.25</text:p>
          </table:table-cell>
          <table:table-cell table:formula="of:=IF([.C6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da3743bb4071d6cc28bd862d7ca99ff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37]=&quot;NA&quot;; &quot;NA&quot;; ([.B637]-[.C637]))" office:value-type="float" office:value="0" calcext:value-type="float">
            <text:p>0.00</text:p>
          </table:table-cell>
          <table:table-cell table:formula="of:=IF([.C6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db26a44ff9d41b8a55583e1ff11ef0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638]=&quot;NA&quot;; &quot;NA&quot;; ([.B638]-[.C638]))" office:value-type="string" office:string-value="NA" calcext:value-type="string">
            <text:p>NA</text:p>
          </table:table-cell>
          <table:table-cell table:formula="of:=IF([.C63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de0162aa48ffbba142ea6f25edf482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39]=&quot;NA&quot;; &quot;NA&quot;; ([.B639]-[.C639]))" office:value-type="float" office:value="0" calcext:value-type="float">
            <text:p>0.00</text:p>
          </table:table-cell>
          <table:table-cell table:formula="of:=IF([.C6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df9b9a9dbf396750bfbd7ca7d02407c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640]=&quot;NA&quot;; &quot;NA&quot;; ([.B640]-[.C640]))" office:value-type="float" office:value="0" calcext:value-type="float">
            <text:p>0.00</text:p>
          </table:table-cell>
          <table:table-cell table:formula="of:=IF([.C6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36144a6e36c3781c771ce230166238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641]=&quot;NA&quot;; &quot;NA&quot;; ([.B641]-[.C641]))" office:value-type="float" office:value="0" calcext:value-type="float">
            <text:p>0.00</text:p>
          </table:table-cell>
          <table:table-cell table:formula="of:=IF([.C6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44a7591f907d3cda623172e2c000ef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642]=&quot;NA&quot;; &quot;NA&quot;; ([.B642]-[.C642]))" office:value-type="float" office:value="0" calcext:value-type="float">
            <text:p>0.00</text:p>
          </table:table-cell>
          <table:table-cell table:formula="of:=IF([.C6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56fec2b4f11863561e76887e6122d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43]=&quot;NA&quot;; &quot;NA&quot;; ([.B643]-[.C643]))" office:value-type="float" office:value="0" calcext:value-type="float">
            <text:p>0.00</text:p>
          </table:table-cell>
          <table:table-cell table:formula="of:=IF([.C6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7a58eca0b11781329342c660e3f9c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44]=&quot;NA&quot;; &quot;NA&quot;; ([.B644]-[.C644]))" office:value-type="float" office:value="0" calcext:value-type="float">
            <text:p>0.00</text:p>
          </table:table-cell>
          <table:table-cell table:formula="of:=IF([.C6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8e99f9a9029ce3642664d2da2c7ef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45]=&quot;NA&quot;; &quot;NA&quot;; ([.B645]-[.C645]))" office:value-type="float" office:value="0" calcext:value-type="float">
            <text:p>0.00</text:p>
          </table:table-cell>
          <table:table-cell table:formula="of:=IF([.C6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d1e5313ba05b8d7c98d3e6de77c47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46]=&quot;NA&quot;; &quot;NA&quot;; ([.B646]-[.C646]))" office:value-type="float" office:value="0" calcext:value-type="float">
            <text:p>0.00</text:p>
          </table:table-cell>
          <table:table-cell table:formula="of:=IF([.C6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da14a2be77e7d16c988d56adee4af9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formula="of:=IF([.C647]=&quot;NA&quot;; &quot;NA&quot;; ([.B647]-[.C647]))" office:value-type="float" office:value="20" calcext:value-type="float">
            <text:p>20.00</text:p>
          </table:table-cell>
          <table:table-cell table:formula="of:=IF([.C6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da1f24ebc0ae9d550bd4b5731d3a51</text:p>
          </table:table-cell>
          <table:table-cell office:value-type="float" office:value="110" calcext:value-type="float">
            <text:p>110.00</text:p>
          </table:table-cell>
          <table:table-cell office:value-type="float" office:value="115" calcext:value-type="float">
            <text:p>115.00</text:p>
          </table:table-cell>
          <table:table-cell table:formula="of:=IF([.C648]=&quot;NA&quot;; &quot;NA&quot;; ([.B648]-[.C648]))" office:value-type="float" office:value="-5" calcext:value-type="float">
            <text:p>-5.00</text:p>
          </table:table-cell>
          <table:table-cell table:formula="of:=IF([.C6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e4dec83fde734e7171c7241c835a5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49]=&quot;NA&quot;; &quot;NA&quot;; ([.B649]-[.C649]))" office:value-type="float" office:value="0" calcext:value-type="float">
            <text:p>0.00</text:p>
          </table:table-cell>
          <table:table-cell table:formula="of:=IF([.C6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efcd623ebb1d1280f4bde8081b886d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50]=&quot;NA&quot;; &quot;NA&quot;; ([.B650]-[.C650]))" office:value-type="float" office:value="0" calcext:value-type="float">
            <text:p>0.00</text:p>
          </table:table-cell>
          <table:table-cell table:formula="of:=IF([.C6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f0fecd04be3a74c46aa9678f780d028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651]=&quot;NA&quot;; &quot;NA&quot;; ([.B651]-[.C651]))" office:value-type="float" office:value="0" calcext:value-type="float">
            <text:p>0.00</text:p>
          </table:table-cell>
          <table:table-cell table:formula="of:=IF([.C6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f3748d756dd46d8f372df1c318dde1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52]=&quot;NA&quot;; &quot;NA&quot;; ([.B652]-[.C652]))" office:value-type="float" office:value="0" calcext:value-type="float">
            <text:p>0.00</text:p>
          </table:table-cell>
          <table:table-cell table:formula="of:=IF([.C6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f4c22865751a0ddec009df96db4c9ae</text:p>
          </table:table-cell>
          <table:table-cell office:value-type="float" office:value="260" calcext:value-type="float">
            <text:p>260.00</text:p>
          </table:table-cell>
          <table:table-cell office:value-type="float" office:value="270" calcext:value-type="float">
            <text:p>270.00</text:p>
          </table:table-cell>
          <table:table-cell table:formula="of:=IF([.C653]=&quot;NA&quot;; &quot;NA&quot;; ([.B653]-[.C653]))" office:value-type="float" office:value="-10" calcext:value-type="float">
            <text:p>-10.00</text:p>
          </table:table-cell>
          <table:table-cell table:formula="of:=IF([.C6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f547570c2b323e3de3a390851dc5c0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54]=&quot;NA&quot;; &quot;NA&quot;; ([.B654]-[.C654]))" office:value-type="float" office:value="0" calcext:value-type="float">
            <text:p>0.00</text:p>
          </table:table-cell>
          <table:table-cell table:formula="of:=IF([.C6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f5498dffa1b2b4ceabc58c2987d5799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655]=&quot;NA&quot;; &quot;NA&quot;; ([.B655]-[.C655]))" office:value-type="float" office:value="0" calcext:value-type="float">
            <text:p>0.00</text:p>
          </table:table-cell>
          <table:table-cell table:formula="of:=IF([.C6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178bea882248e42e77d0a0d4b412a2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656]=&quot;NA&quot;; &quot;NA&quot;; ([.B656]-[.C656]))" office:value-type="float" office:value="0" calcext:value-type="float">
            <text:p>0.00</text:p>
          </table:table-cell>
          <table:table-cell table:formula="of:=IF([.C6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39e4c486924be7531b0343519310a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57]=&quot;NA&quot;; &quot;NA&quot;; ([.B657]-[.C657]))" office:value-type="float" office:value="0" calcext:value-type="float">
            <text:p>0.00</text:p>
          </table:table-cell>
          <table:table-cell table:formula="of:=IF([.C6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4ff0013b0db0794d75139fdb9bd5bd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658]=&quot;NA&quot;; &quot;NA&quot;; ([.B658]-[.C658]))" office:value-type="float" office:value="-1.25" calcext:value-type="float">
            <text:p>-1.25</text:p>
          </table:table-cell>
          <table:table-cell table:formula="of:=IF([.C6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9a355b779d5cb180b4c105582ab5ba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659]=&quot;NA&quot;; &quot;NA&quot;; ([.B659]-[.C659]))" office:value-type="float" office:value="0" calcext:value-type="float">
            <text:p>0.00</text:p>
          </table:table-cell>
          <table:table-cell table:formula="of:=IF([.C6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c49c94c2d3e43657eedf009e48c5a4</text:p>
          </table:table-cell>
          <table:table-cell office:value-type="float" office:value="7.5" calcext:value-type="float">
            <text:p>7.50</text:p>
          </table:table-cell>
          <table:table-cell office:value-type="float" office:value="6.25" calcext:value-type="float">
            <text:p>6.25</text:p>
          </table:table-cell>
          <table:table-cell table:formula="of:=IF([.C660]=&quot;NA&quot;; &quot;NA&quot;; ([.B660]-[.C660]))" office:value-type="float" office:value="1.25" calcext:value-type="float">
            <text:p>1.25</text:p>
          </table:table-cell>
          <table:table-cell table:formula="of:=IF([.C6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ca7add82b7b1757f6027a2aa33a1dc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661]=&quot;NA&quot;; &quot;NA&quot;; ([.B661]-[.C661]))" office:value-type="float" office:value="0" calcext:value-type="float">
            <text:p>0.00</text:p>
          </table:table-cell>
          <table:table-cell table:formula="of:=IF([.C6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d9f166778f02bf30ac3a60f3701e1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62]=&quot;NA&quot;; &quot;NA&quot;; ([.B662]-[.C662]))" office:value-type="float" office:value="0" calcext:value-type="float">
            <text:p>0.00</text:p>
          </table:table-cell>
          <table:table-cell table:formula="of:=IF([.C6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f559607b67036f22ceed1009c2475b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663]=&quot;NA&quot;; &quot;NA&quot;; ([.B663]-[.C663]))" office:value-type="float" office:value="0" calcext:value-type="float">
            <text:p>0.00</text:p>
          </table:table-cell>
          <table:table-cell table:formula="of:=IF([.C6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37bfcb88c71f5e40f83d71f1d8568f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664]=&quot;NA&quot;; &quot;NA&quot;; ([.B664]-[.C664]))" office:value-type="string" office:string-value="NA" calcext:value-type="string">
            <text:p>NA</text:p>
          </table:table-cell>
          <table:table-cell table:formula="of:=IF([.C66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3af4784ff3a8a432ed01978fcf8239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665]=&quot;NA&quot;; &quot;NA&quot;; ([.B665]-[.C665]))" office:value-type="float" office:value="0" calcext:value-type="float">
            <text:p>0.00</text:p>
          </table:table-cell>
          <table:table-cell table:formula="of:=IF([.C6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3fe01c6c49c0f3e97dba59ee8cc31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66]=&quot;NA&quot;; &quot;NA&quot;; ([.B666]-[.C666]))" office:value-type="float" office:value="0" calcext:value-type="float">
            <text:p>0.00</text:p>
          </table:table-cell>
          <table:table-cell table:formula="of:=IF([.C6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662330efa7a9e66ef946af2c9ebda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67]=&quot;NA&quot;; &quot;NA&quot;; ([.B667]-[.C667]))" office:value-type="float" office:value="0" calcext:value-type="float">
            <text:p>0.00</text:p>
          </table:table-cell>
          <table:table-cell table:formula="of:=IF([.C6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7217f1339bcd695a27813b0e3863a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68]=&quot;NA&quot;; &quot;NA&quot;; ([.B668]-[.C668]))" office:value-type="float" office:value="0" calcext:value-type="float">
            <text:p>0.00</text:p>
          </table:table-cell>
          <table:table-cell table:formula="of:=IF([.C6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79784d798a0a85c9f927e01a71405e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669]=&quot;NA&quot;; &quot;NA&quot;; ([.B669]-[.C669]))" office:value-type="float" office:value="0" calcext:value-type="float">
            <text:p>0.00</text:p>
          </table:table-cell>
          <table:table-cell table:formula="of:=IF([.C6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88365b01e83b3244477e8c9a0062f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70]=&quot;NA&quot;; &quot;NA&quot;; ([.B670]-[.C670]))" office:value-type="float" office:value="0" calcext:value-type="float">
            <text:p>0.00</text:p>
          </table:table-cell>
          <table:table-cell table:formula="of:=IF([.C6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8b20dcc7217d02bb484d7e24015266</text:p>
          </table:table-cell>
          <table:table-cell office:value-type="float" office:value="10" calcext:value-type="float">
            <text:p>10.00</text:p>
          </table:table-cell>
          <table:table-cell office:value-type="float" office:value="6.25" calcext:value-type="float">
            <text:p>6.25</text:p>
          </table:table-cell>
          <table:table-cell table:formula="of:=IF([.C671]=&quot;NA&quot;; &quot;NA&quot;; ([.B671]-[.C671]))" office:value-type="float" office:value="3.75" calcext:value-type="float">
            <text:p>3.75</text:p>
          </table:table-cell>
          <table:table-cell table:formula="of:=IF([.C6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934f3848d7854c1404932521531824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672]=&quot;NA&quot;; &quot;NA&quot;; ([.B672]-[.C672]))" office:value-type="float" office:value="-1.25" calcext:value-type="float">
            <text:p>-1.25</text:p>
          </table:table-cell>
          <table:table-cell table:formula="of:=IF([.C6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97047ee3ab232f6d1b99ce8003963a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673]=&quot;NA&quot;; &quot;NA&quot;; ([.B673]-[.C673]))" office:value-type="float" office:value="0" calcext:value-type="float">
            <text:p>0.00</text:p>
          </table:table-cell>
          <table:table-cell table:formula="of:=IF([.C6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9aefd65f7c273f57c2d914053be96f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674]=&quot;NA&quot;; &quot;NA&quot;; ([.B674]-[.C674]))" office:value-type="float" office:value="0" calcext:value-type="float">
            <text:p>0.00</text:p>
          </table:table-cell>
          <table:table-cell table:formula="of:=IF([.C6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9e29e6d2b2ef9841ca00a872f3855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75]=&quot;NA&quot;; &quot;NA&quot;; ([.B675]-[.C675]))" office:value-type="float" office:value="0" calcext:value-type="float">
            <text:p>0.00</text:p>
          </table:table-cell>
          <table:table-cell table:formula="of:=IF([.C6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c68c0e4f75824fbefe7aefc509c20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76]=&quot;NA&quot;; &quot;NA&quot;; ([.B676]-[.C676]))" office:value-type="float" office:value="0" calcext:value-type="float">
            <text:p>0.00</text:p>
          </table:table-cell>
          <table:table-cell table:formula="of:=IF([.C6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c7a32ac4f6d3fd5650ba6bdeb46d83</text:p>
          </table:table-cell>
          <table:table-cell office:value-type="float" office:value="155" calcext:value-type="float">
            <text:p>155.00</text:p>
          </table:table-cell>
          <table:table-cell office:value-type="float" office:value="160" calcext:value-type="float">
            <text:p>160.00</text:p>
          </table:table-cell>
          <table:table-cell table:formula="of:=IF([.C677]=&quot;NA&quot;; &quot;NA&quot;; ([.B677]-[.C677]))" office:value-type="float" office:value="-5" calcext:value-type="float">
            <text:p>-5.00</text:p>
          </table:table-cell>
          <table:table-cell table:formula="of:=IF([.C6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d2241b7332aef45687d51414e57cf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78]=&quot;NA&quot;; &quot;NA&quot;; ([.B678]-[.C678]))" office:value-type="float" office:value="0" calcext:value-type="float">
            <text:p>0.00</text:p>
          </table:table-cell>
          <table:table-cell table:formula="of:=IF([.C6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08dbf5fa0cd75ec3c878d295c39bf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79]=&quot;NA&quot;; &quot;NA&quot;; ([.B679]-[.C679]))" office:value-type="float" office:value="0" calcext:value-type="float">
            <text:p>0.00</text:p>
          </table:table-cell>
          <table:table-cell table:formula="of:=IF([.C6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18e40846677629225f0c6bd5fdf428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680]=&quot;NA&quot;; &quot;NA&quot;; ([.B680]-[.C680]))" office:value-type="float" office:value="0" calcext:value-type="float">
            <text:p>0.00</text:p>
          </table:table-cell>
          <table:table-cell table:formula="of:=IF([.C6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987d1393808fffee993135ab177d02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681]=&quot;NA&quot;; &quot;NA&quot;; ([.B681]-[.C681]))" office:value-type="float" office:value="0" calcext:value-type="float">
            <text:p>0.00</text:p>
          </table:table-cell>
          <table:table-cell table:formula="of:=IF([.C6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b4b14c1772781151a80edde9d3be34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C682]=&quot;NA&quot;; &quot;NA&quot;; ([.B682]-[.C682]))" office:value-type="float" office:value="0" calcext:value-type="float">
            <text:p>0.00</text:p>
          </table:table-cell>
          <table:table-cell table:formula="of:=IF([.C6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bfb8e5e9d6565413aaf08029890231</text:p>
          </table:table-cell>
          <table:table-cell table:number-columns-repeated="2" office:value-type="float" office:value="22.5" calcext:value-type="float">
            <text:p>22.50</text:p>
          </table:table-cell>
          <table:table-cell table:formula="of:=IF([.C683]=&quot;NA&quot;; &quot;NA&quot;; ([.B683]-[.C683]))" office:value-type="float" office:value="0" calcext:value-type="float">
            <text:p>0.00</text:p>
          </table:table-cell>
          <table:table-cell table:formula="of:=IF([.C6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c1385f649b66426516d8ca421b1a3b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684]=&quot;NA&quot;; &quot;NA&quot;; ([.B684]-[.C684]))" office:value-type="float" office:value="-5" calcext:value-type="float">
            <text:p>-5.00</text:p>
          </table:table-cell>
          <table:table-cell table:formula="of:=IF([.C6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0937225f42bd9d6d010f3cb2c6fec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85]=&quot;NA&quot;; &quot;NA&quot;; ([.B685]-[.C685]))" office:value-type="float" office:value="0" calcext:value-type="float">
            <text:p>0.00</text:p>
          </table:table-cell>
          <table:table-cell table:formula="of:=IF([.C6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104b4f293a566873074caf9f8941f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686]=&quot;NA&quot;; &quot;NA&quot;; ([.B686]-[.C686]))" office:value-type="string" office:string-value="NA" calcext:value-type="string">
            <text:p>NA</text:p>
          </table:table-cell>
          <table:table-cell table:formula="of:=IF([.C68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16d7c4c7313261ac3dc491c85558f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687]=&quot;NA&quot;; &quot;NA&quot;; ([.B687]-[.C687]))" office:value-type="float" office:value="0" calcext:value-type="float">
            <text:p>0.00</text:p>
          </table:table-cell>
          <table:table-cell table:formula="of:=IF([.C6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4137c388453a2de05a1ba3c8e30d94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688]=&quot;NA&quot;; &quot;NA&quot;; ([.B688]-[.C688]))" office:value-type="float" office:value="-1.25" calcext:value-type="float">
            <text:p>-1.25</text:p>
          </table:table-cell>
          <table:table-cell table:formula="of:=IF([.C6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5109455985a7f561ca72ce1d37562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89]=&quot;NA&quot;; &quot;NA&quot;; ([.B689]-[.C689]))" office:value-type="float" office:value="0" calcext:value-type="float">
            <text:p>0.00</text:p>
          </table:table-cell>
          <table:table-cell table:formula="of:=IF([.C6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5fb1c4d3230305a57a95d94902f58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90]=&quot;NA&quot;; &quot;NA&quot;; ([.B690]-[.C690]))" office:value-type="float" office:value="0" calcext:value-type="float">
            <text:p>0.00</text:p>
          </table:table-cell>
          <table:table-cell table:formula="of:=IF([.C6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6216c0b8685ed5084c03258d1e471f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691]=&quot;NA&quot;; &quot;NA&quot;; ([.B691]-[.C691]))" office:value-type="float" office:value="0" calcext:value-type="float">
            <text:p>0.00</text:p>
          </table:table-cell>
          <table:table-cell table:formula="of:=IF([.C6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907566099fb7fd9b9085f80f21b5a6</text:p>
          </table:table-cell>
          <table:table-cell office:value-type="float" office:value="2.5" calcext:value-type="float">
            <text:p>2.50</text:p>
          </table:table-cell>
          <table:table-cell office:value-type="float" office:value="1.25" calcext:value-type="float">
            <text:p>1.25</text:p>
          </table:table-cell>
          <table:table-cell table:formula="of:=IF([.C692]=&quot;NA&quot;; &quot;NA&quot;; ([.B692]-[.C692]))" office:value-type="float" office:value="1.25" calcext:value-type="float">
            <text:p>1.25</text:p>
          </table:table-cell>
          <table:table-cell table:formula="of:=IF([.C6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dc02b53e3c9f5f8436cb46e053d648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693]=&quot;NA&quot;; &quot;NA&quot;; ([.B693]-[.C693]))" office:value-type="float" office:value="-1.25" calcext:value-type="float">
            <text:p>-1.25</text:p>
          </table:table-cell>
          <table:table-cell table:formula="of:=IF([.C6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404c886a6a3ffe385d86326de7a75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94]=&quot;NA&quot;; &quot;NA&quot;; ([.B694]-[.C694]))" office:value-type="float" office:value="0" calcext:value-type="float">
            <text:p>0.00</text:p>
          </table:table-cell>
          <table:table-cell table:formula="of:=IF([.C6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8f01756f015ed4f793056f760fec01</text:p>
          </table:table-cell>
          <table:table-cell office:value-type="float" office:value="22.5" calcext:value-type="float">
            <text:p>22.50</text:p>
          </table:table-cell>
          <table:table-cell office:value-type="float" office:value="23.75" calcext:value-type="float">
            <text:p>23.75</text:p>
          </table:table-cell>
          <table:table-cell table:formula="of:=IF([.C695]=&quot;NA&quot;; &quot;NA&quot;; ([.B695]-[.C695]))" office:value-type="float" office:value="-1.25" calcext:value-type="float">
            <text:p>-1.25</text:p>
          </table:table-cell>
          <table:table-cell table:formula="of:=IF([.C6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9ae58eb0a0d651a3289bbe4182d91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696]=&quot;NA&quot;; &quot;NA&quot;; ([.B696]-[.C696]))" office:value-type="string" office:string-value="NA" calcext:value-type="string">
            <text:p>NA</text:p>
          </table:table-cell>
          <table:table-cell table:formula="of:=IF([.C69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a4977f7458383527e7082ea757748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697]=&quot;NA&quot;; &quot;NA&quot;; ([.B697]-[.C697]))" office:value-type="float" office:value="0" calcext:value-type="float">
            <text:p>0.00</text:p>
          </table:table-cell>
          <table:table-cell table:formula="of:=IF([.C6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a9fdcdb5c1601aab3d927ca3eade8a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698]=&quot;NA&quot;; &quot;NA&quot;; ([.B698]-[.C698]))" office:value-type="string" office:string-value="NA" calcext:value-type="string">
            <text:p>NA</text:p>
          </table:table-cell>
          <table:table-cell table:formula="of:=IF([.C69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d82230a641e0241688ba0bba388202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699]=&quot;NA&quot;; &quot;NA&quot;; ([.B699]-[.C699]))" office:value-type="float" office:value="0" calcext:value-type="float">
            <text:p>0.00</text:p>
          </table:table-cell>
          <table:table-cell table:formula="of:=IF([.C6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ece2c369fd6a7d53f3188b3efcb12f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700]=&quot;NA&quot;; &quot;NA&quot;; ([.B700]-[.C700]))" office:value-type="string" office:string-value="NA" calcext:value-type="string">
            <text:p>NA</text:p>
          </table:table-cell>
          <table:table-cell table:formula="of:=IF([.C70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686815c0011a1f80dfd1b85c32699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01]=&quot;NA&quot;; &quot;NA&quot;; ([.B701]-[.C701]))" office:value-type="float" office:value="0" calcext:value-type="float">
            <text:p>0.00</text:p>
          </table:table-cell>
          <table:table-cell table:formula="of:=IF([.C7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6aa48600aa6a423dc2a7dc9058f0a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02]=&quot;NA&quot;; &quot;NA&quot;; ([.B702]-[.C702]))" office:value-type="float" office:value="0" calcext:value-type="float">
            <text:p>0.00</text:p>
          </table:table-cell>
          <table:table-cell table:formula="of:=IF([.C7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7f16594dbbe040d13155009e94978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03]=&quot;NA&quot;; &quot;NA&quot;; ([.B703]-[.C703]))" office:value-type="float" office:value="0" calcext:value-type="float">
            <text:p>0.00</text:p>
          </table:table-cell>
          <table:table-cell table:formula="of:=IF([.C7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8c3e1d4623b1b03396a066f94d9cb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04]=&quot;NA&quot;; &quot;NA&quot;; ([.B704]-[.C704]))" office:value-type="float" office:value="0" calcext:value-type="float">
            <text:p>0.00</text:p>
          </table:table-cell>
          <table:table-cell table:formula="of:=IF([.C7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9809d5b97c3ae1595d01f293c5e13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05]=&quot;NA&quot;; &quot;NA&quot;; ([.B705]-[.C705]))" office:value-type="float" office:value="0" calcext:value-type="float">
            <text:p>0.00</text:p>
          </table:table-cell>
          <table:table-cell table:formula="of:=IF([.C7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9a8c195773bfbe89154a3da0c7d13b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706]=&quot;NA&quot;; &quot;NA&quot;; ([.B706]-[.C706]))" office:value-type="float" office:value="0" calcext:value-type="float">
            <text:p>0.00</text:p>
          </table:table-cell>
          <table:table-cell table:formula="of:=IF([.C7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a05972199d2b515fc44e0ab7f03460</text:p>
          </table:table-cell>
          <table:table-cell office:value-type="float" office:value="2.5" calcext:value-type="float">
            <text:p>2.50</text:p>
          </table:table-cell>
          <table:table-cell office:value-type="float" office:value="1.25" calcext:value-type="float">
            <text:p>1.25</text:p>
          </table:table-cell>
          <table:table-cell table:formula="of:=IF([.C707]=&quot;NA&quot;; &quot;NA&quot;; ([.B707]-[.C707]))" office:value-type="float" office:value="1.25" calcext:value-type="float">
            <text:p>1.25</text:p>
          </table:table-cell>
          <table:table-cell table:formula="of:=IF([.C7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a4a14477b0c43676e827746638bb9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08]=&quot;NA&quot;; &quot;NA&quot;; ([.B708]-[.C708]))" office:value-type="float" office:value="0" calcext:value-type="float">
            <text:p>0.00</text:p>
          </table:table-cell>
          <table:table-cell table:formula="of:=IF([.C7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a65d05362f532d3e431b9d38b5b63a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709]=&quot;NA&quot;; &quot;NA&quot;; ([.B709]-[.C709]))" office:value-type="float" office:value="0" calcext:value-type="float">
            <text:p>0.00</text:p>
          </table:table-cell>
          <table:table-cell table:formula="of:=IF([.C7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a8ddb1d407e9fa2b6df07a3ea6361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10]=&quot;NA&quot;; &quot;NA&quot;; ([.B710]-[.C710]))" office:value-type="float" office:value="0" calcext:value-type="float">
            <text:p>0.00</text:p>
          </table:table-cell>
          <table:table-cell table:formula="of:=IF([.C7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cd02be28521073d367f7ca38615682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A</text:p>
          </table:table-cell>
          <table:table-cell table:formula="of:=IF([.C711]=&quot;NA&quot;; &quot;NA&quot;; ([.B711]-[.C711]))" office:value-type="string" office:string-value="NA" calcext:value-type="string">
            <text:p>NA</text:p>
          </table:table-cell>
          <table:table-cell table:formula="of:=IF([.C71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d5bff8d4a1f038692788cff11fc400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712]=&quot;NA&quot;; &quot;NA&quot;; ([.B712]-[.C712]))" office:value-type="float" office:value="0" calcext:value-type="float">
            <text:p>0.00</text:p>
          </table:table-cell>
          <table:table-cell table:formula="of:=IF([.C7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ff99cbfe5d75538d83ba9e7725c4a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13]=&quot;NA&quot;; &quot;NA&quot;; ([.B713]-[.C713]))" office:value-type="float" office:value="0" calcext:value-type="float">
            <text:p>0.00</text:p>
          </table:table-cell>
          <table:table-cell table:formula="of:=IF([.C7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06cc88e47ce12a597c1b8daa70e7ab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14]=&quot;NA&quot;; &quot;NA&quot;; ([.B714]-[.C714]))" office:value-type="float" office:value="0" calcext:value-type="float">
            <text:p>0.00</text:p>
          </table:table-cell>
          <table:table-cell table:formula="of:=IF([.C7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3266a68be74bc9edbaf1fe8304c8f3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715]=&quot;NA&quot;; &quot;NA&quot;; ([.B715]-[.C715]))" office:value-type="float" office:value="-1.25" calcext:value-type="float">
            <text:p>-1.25</text:p>
          </table:table-cell>
          <table:table-cell table:formula="of:=IF([.C7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4095cc8d2bbf62a4cdd39c1b077e39</text:p>
          </table:table-cell>
          <table:table-cell table:number-columns-repeated="2" office:value-type="float" office:value="90" calcext:value-type="float">
            <text:p>90.00</text:p>
          </table:table-cell>
          <table:table-cell table:formula="of:=IF([.C716]=&quot;NA&quot;; &quot;NA&quot;; ([.B716]-[.C716]))" office:value-type="float" office:value="0" calcext:value-type="float">
            <text:p>0.00</text:p>
          </table:table-cell>
          <table:table-cell table:formula="of:=IF([.C7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93f86546fcdd2f07fd58754d8461d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17]=&quot;NA&quot;; &quot;NA&quot;; ([.B717]-[.C717]))" office:value-type="float" office:value="0" calcext:value-type="float">
            <text:p>0.00</text:p>
          </table:table-cell>
          <table:table-cell table:formula="of:=IF([.C7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9954b18658289a020495d0696cd996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718]=&quot;NA&quot;; &quot;NA&quot;; ([.B718]-[.C718]))" office:value-type="string" office:string-value="NA" calcext:value-type="string">
            <text:p>NA</text:p>
          </table:table-cell>
          <table:table-cell table:formula="of:=IF([.C71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becdbdfb605731c2a07f2f0d892859</text:p>
          </table:table-cell>
          <table:table-cell office:value-type="float" office:value="630" calcext:value-type="float">
            <text:p>630.00</text:p>
          </table:table-cell>
          <table:table-cell office:value-type="float" office:value="650" calcext:value-type="float">
            <text:p>650.00</text:p>
          </table:table-cell>
          <table:table-cell table:formula="of:=IF([.C719]=&quot;NA&quot;; &quot;NA&quot;; ([.B719]-[.C719]))" office:value-type="float" office:value="-20" calcext:value-type="float">
            <text:p>-20.00</text:p>
          </table:table-cell>
          <table:table-cell table:formula="of:=IF([.C7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cadc6e8b70e7f16cfb3f9860faa24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20]=&quot;NA&quot;; &quot;NA&quot;; ([.B720]-[.C720]))" office:value-type="float" office:value="0" calcext:value-type="float">
            <text:p>0.00</text:p>
          </table:table-cell>
          <table:table-cell table:formula="of:=IF([.C7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d90689a41ecdfd29dcad51a907cb0b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table:formula="of:=IF([.C721]=&quot;NA&quot;; &quot;NA&quot;; ([.B721]-[.C721]))" office:value-type="float" office:value="-5" calcext:value-type="float">
            <text:p>-5.00</text:p>
          </table:table-cell>
          <table:table-cell table:formula="of:=IF([.C7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ee064cad337355d0d09d3c74cada96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.00</text:p>
          </table:table-cell>
          <table:table-cell table:formula="of:=IF([.C722]=&quot;NA&quot;; &quot;NA&quot;; ([.B722]-[.C722]))" office:value-type="float" office:value="1.25" calcext:value-type="float">
            <text:p>1.25</text:p>
          </table:table-cell>
          <table:table-cell table:formula="of:=IF([.C7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38b3668abbd1245b6bcd5271b4f08b</text:p>
          </table:table-cell>
          <table:table-cell office:value-type="float" office:value="155" calcext:value-type="float">
            <text:p>155.00</text:p>
          </table:table-cell>
          <table:table-cell office:value-type="float" office:value="160" calcext:value-type="float">
            <text:p>160.00</text:p>
          </table:table-cell>
          <table:table-cell table:formula="of:=IF([.C723]=&quot;NA&quot;; &quot;NA&quot;; ([.B723]-[.C723]))" office:value-type="float" office:value="-5" calcext:value-type="float">
            <text:p>-5.00</text:p>
          </table:table-cell>
          <table:table-cell table:formula="of:=IF([.C7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5d3a53f4ab77448fae6aa5f8f5bdbc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724]=&quot;NA&quot;; &quot;NA&quot;; ([.B724]-[.C724]))" office:value-type="float" office:value="0" calcext:value-type="float">
            <text:p>0.00</text:p>
          </table:table-cell>
          <table:table-cell table:formula="of:=IF([.C7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68fceb3426bc016c86ad5d2e16ae3c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725]=&quot;NA&quot;; &quot;NA&quot;; ([.B725]-[.C725]))" office:value-type="float" office:value="0" calcext:value-type="float">
            <text:p>0.00</text:p>
          </table:table-cell>
          <table:table-cell table:formula="of:=IF([.C7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76d4c96ee0a84ed40d1e7f3f0cf93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726]=&quot;NA&quot;; &quot;NA&quot;; ([.B726]-[.C726]))" office:value-type="string" office:string-value="NA" calcext:value-type="string">
            <text:p>NA</text:p>
          </table:table-cell>
          <table:table-cell table:formula="of:=IF([.C72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7dd46919c15e04383f20ae52ccfcd7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727]=&quot;NA&quot;; &quot;NA&quot;; ([.B727]-[.C727]))" office:value-type="float" office:value="0" calcext:value-type="float">
            <text:p>0.00</text:p>
          </table:table-cell>
          <table:table-cell table:formula="of:=IF([.C7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86fd54a1e774eff07735d52bd8e82e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728]=&quot;NA&quot;; &quot;NA&quot;; ([.B728]-[.C728]))" office:value-type="float" office:value="-1.25" calcext:value-type="float">
            <text:p>-1.25</text:p>
          </table:table-cell>
          <table:table-cell table:formula="of:=IF([.C7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bfe70f547c240206ce62be4406bd8d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729]=&quot;NA&quot;; &quot;NA&quot;; ([.B729]-[.C729]))" office:value-type="float" office:value="0" calcext:value-type="float">
            <text:p>0.00</text:p>
          </table:table-cell>
          <table:table-cell table:formula="of:=IF([.C7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fb94b1015f257feb539d36cb65540f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C730]=&quot;NA&quot;; &quot;NA&quot;; ([.B730]-[.C730]))" office:value-type="float" office:value="0" calcext:value-type="float">
            <text:p>0.00</text:p>
          </table:table-cell>
          <table:table-cell table:formula="of:=IF([.C7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fc83346d30486e0f04a9df63fa7e5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31]=&quot;NA&quot;; &quot;NA&quot;; ([.B731]-[.C731]))" office:value-type="float" office:value="0" calcext:value-type="float">
            <text:p>0.00</text:p>
          </table:table-cell>
          <table:table-cell table:formula="of:=IF([.C7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fd619ec54f1cf934abdb717eddb725</text:p>
          </table:table-cell>
          <table:table-cell office:value-type="float" office:value="30" calcext:value-type="float">
            <text:p>30.00</text:p>
          </table:table-cell>
          <table:table-cell office:value-type="float" office:value="11.25" calcext:value-type="float">
            <text:p>11.25</text:p>
          </table:table-cell>
          <table:table-cell table:formula="of:=IF([.C732]=&quot;NA&quot;; &quot;NA&quot;; ([.B732]-[.C732]))" office:value-type="float" office:value="18.75" calcext:value-type="float">
            <text:p>18.75</text:p>
          </table:table-cell>
          <table:table-cell table:formula="of:=IF([.C7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128a04acbd05ca44a50cc381b2665e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733]=&quot;NA&quot;; &quot;NA&quot;; ([.B733]-[.C733]))" office:value-type="float" office:value="0" calcext:value-type="float">
            <text:p>0.00</text:p>
          </table:table-cell>
          <table:table-cell table:formula="of:=IF([.C7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2456c223dab39e31167a05a59d77cc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34]=&quot;NA&quot;; &quot;NA&quot;; ([.B734]-[.C734]))" office:value-type="float" office:value="0" calcext:value-type="float">
            <text:p>0.00</text:p>
          </table:table-cell>
          <table:table-cell table:formula="of:=IF([.C7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31ce2aaafac8b2afdca3226eb3f2d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735]=&quot;NA&quot;; &quot;NA&quot;; ([.B735]-[.C735]))" office:value-type="string" office:string-value="NA" calcext:value-type="string">
            <text:p>NA</text:p>
          </table:table-cell>
          <table:table-cell table:formula="of:=IF([.C73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721eb0f68ca5ba78d6a1f862904c8c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736]=&quot;NA&quot;; &quot;NA&quot;; ([.B736]-[.C736]))" office:value-type="float" office:value="0" calcext:value-type="float">
            <text:p>0.00</text:p>
          </table:table-cell>
          <table:table-cell table:formula="of:=IF([.C7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7d4e79693da1de3618fbc85e13dd6d</text:p>
          </table:table-cell>
          <table:table-cell office:value-type="float" office:value="15" calcext:value-type="float">
            <text:p>15.00</text:p>
          </table:table-cell>
          <table:table-cell office:value-type="float" office:value="13.75" calcext:value-type="float">
            <text:p>13.75</text:p>
          </table:table-cell>
          <table:table-cell table:formula="of:=IF([.C737]=&quot;NA&quot;; &quot;NA&quot;; ([.B737]-[.C737]))" office:value-type="float" office:value="1.25" calcext:value-type="float">
            <text:p>1.25</text:p>
          </table:table-cell>
          <table:table-cell table:formula="of:=IF([.C7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a29f0c5a16268224547cef4790d6fb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738]=&quot;NA&quot;; &quot;NA&quot;; ([.B738]-[.C738]))" office:value-type="float" office:value="0" calcext:value-type="float">
            <text:p>0.00</text:p>
          </table:table-cell>
          <table:table-cell table:formula="of:=IF([.C7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e4c0f27f7ca8bb6238f5e7b1f23ed0</text:p>
          </table:table-cell>
          <table:table-cell office:value-type="float" office:value="115" calcext:value-type="float">
            <text:p>115.00</text:p>
          </table:table-cell>
          <table:table-cell office:value-type="float" office:value="120" calcext:value-type="float">
            <text:p>120.00</text:p>
          </table:table-cell>
          <table:table-cell table:formula="of:=IF([.C739]=&quot;NA&quot;; &quot;NA&quot;; ([.B739]-[.C739]))" office:value-type="float" office:value="-5" calcext:value-type="float">
            <text:p>-5.00</text:p>
          </table:table-cell>
          <table:table-cell table:formula="of:=IF([.C7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f338e522e87352db4aadf78302227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740]=&quot;NA&quot;; &quot;NA&quot;; ([.B740]-[.C740]))" office:value-type="string" office:string-value="NA" calcext:value-type="string">
            <text:p>NA</text:p>
          </table:table-cell>
          <table:table-cell table:formula="of:=IF([.C74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f5b01c2a4356551bb9c770f2ce84b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41]=&quot;NA&quot;; &quot;NA&quot;; ([.B741]-[.C741]))" office:value-type="float" office:value="0" calcext:value-type="float">
            <text:p>0.00</text:p>
          </table:table-cell>
          <table:table-cell table:formula="of:=IF([.C7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03f06bc9b016e21d819f1dd1b4aee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42]=&quot;NA&quot;; &quot;NA&quot;; ([.B742]-[.C742]))" office:value-type="float" office:value="0" calcext:value-type="float">
            <text:p>0.00</text:p>
          </table:table-cell>
          <table:table-cell table:formula="of:=IF([.C7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0ebad6f7c8b96305c02b7ae3118ca5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743]=&quot;NA&quot;; &quot;NA&quot;; ([.B743]-[.C743]))" office:value-type="float" office:value="0" calcext:value-type="float">
            <text:p>0.00</text:p>
          </table:table-cell>
          <table:table-cell table:formula="of:=IF([.C7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126111e2185f364a579902ddd90a99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744]=&quot;NA&quot;; &quot;NA&quot;; ([.B744]-[.C744]))" office:value-type="float" office:value="-5" calcext:value-type="float">
            <text:p>-5.00</text:p>
          </table:table-cell>
          <table:table-cell table:formula="of:=IF([.C7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421d32df94fc77d7bd58092c12308f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745]=&quot;NA&quot;; &quot;NA&quot;; ([.B745]-[.C745]))" office:value-type="float" office:value="-1.25" calcext:value-type="float">
            <text:p>-1.25</text:p>
          </table:table-cell>
          <table:table-cell table:formula="of:=IF([.C7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494cfe941a785bb896201009151b38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746]=&quot;NA&quot;; &quot;NA&quot;; ([.B746]-[.C746]))" office:value-type="float" office:value="0" calcext:value-type="float">
            <text:p>0.00</text:p>
          </table:table-cell>
          <table:table-cell table:formula="of:=IF([.C7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65e25e37239571a0c45e2428b17f1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747]=&quot;NA&quot;; &quot;NA&quot;; ([.B747]-[.C747]))" office:value-type="string" office:string-value="NA" calcext:value-type="string">
            <text:p>NA</text:p>
          </table:table-cell>
          <table:table-cell table:formula="of:=IF([.C74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69afb6e876fa77ebc49e562e683dd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48]=&quot;NA&quot;; &quot;NA&quot;; ([.B748]-[.C748]))" office:value-type="float" office:value="0" calcext:value-type="float">
            <text:p>0.00</text:p>
          </table:table-cell>
          <table:table-cell table:formula="of:=IF([.C7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6ed713f923e45deecd99098b507bd0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749]=&quot;NA&quot;; &quot;NA&quot;; ([.B749]-[.C749]))" office:value-type="float" office:value="-1.25" calcext:value-type="float">
            <text:p>-1.25</text:p>
          </table:table-cell>
          <table:table-cell table:formula="of:=IF([.C7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87c4c59d405231b99f920a46b6e965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750]=&quot;NA&quot;; &quot;NA&quot;; ([.B750]-[.C750]))" office:value-type="float" office:value="-1.25" calcext:value-type="float">
            <text:p>-1.25</text:p>
          </table:table-cell>
          <table:table-cell table:formula="of:=IF([.C7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900fe7ef44fe33aa2afdf98301ec1c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751]=&quot;NA&quot;; &quot;NA&quot;; ([.B751]-[.C751]))" office:value-type="float" office:value="0" calcext:value-type="float">
            <text:p>0.00</text:p>
          </table:table-cell>
          <table:table-cell table:formula="of:=IF([.C7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a90501bf45a4f796c20553e12edb7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52]=&quot;NA&quot;; &quot;NA&quot;; ([.B752]-[.C752]))" office:value-type="float" office:value="0" calcext:value-type="float">
            <text:p>0.00</text:p>
          </table:table-cell>
          <table:table-cell table:formula="of:=IF([.C7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d6620d9e6ed26d6225ee21c295450a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753]=&quot;NA&quot;; &quot;NA&quot;; ([.B753]-[.C753]))" office:value-type="float" office:value="-1.25" calcext:value-type="float">
            <text:p>-1.25</text:p>
          </table:table-cell>
          <table:table-cell table:formula="of:=IF([.C7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a094d7d93f6d6370e78a2ac8c008407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754]=&quot;NA&quot;; &quot;NA&quot;; ([.B754]-[.C754]))" office:value-type="float" office:value="0" calcext:value-type="float">
            <text:p>0.00</text:p>
          </table:table-cell>
          <table:table-cell table:formula="of:=IF([.C7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a5dcf06ecb928541d67adf68b19afc8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755]=&quot;NA&quot;; &quot;NA&quot;; ([.B755]-[.C755]))" office:value-type="float" office:value="0" calcext:value-type="float">
            <text:p>0.00</text:p>
          </table:table-cell>
          <table:table-cell table:formula="of:=IF([.C7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abb977dde596069e1d35c4460866fb7</text:p>
          </table:table-cell>
          <table:table-cell office:value-type="float" office:value="12.5" calcext:value-type="float">
            <text:p>12.50</text:p>
          </table:table-cell>
          <table:table-cell office:value-type="float" office:value="2.5" calcext:value-type="float">
            <text:p>2.50</text:p>
          </table:table-cell>
          <table:table-cell table:formula="of:=IF([.C756]=&quot;NA&quot;; &quot;NA&quot;; ([.B756]-[.C756]))" office:value-type="float" office:value="10" calcext:value-type="float">
            <text:p>10.00</text:p>
          </table:table-cell>
          <table:table-cell table:formula="of:=IF([.C7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abc410a0c8835849edf46bfe56c3e5d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757]=&quot;NA&quot;; &quot;NA&quot;; ([.B757]-[.C757]))" office:value-type="float" office:value="0" calcext:value-type="float">
            <text:p>0.00</text:p>
          </table:table-cell>
          <table:table-cell table:formula="of:=IF([.C7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ac095c8797acad6acece5321e51f069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table:formula="of:=IF([.C758]=&quot;NA&quot;; &quot;NA&quot;; ([.B758]-[.C758]))" office:value-type="float" office:value="-5" calcext:value-type="float">
            <text:p>-5.00</text:p>
          </table:table-cell>
          <table:table-cell table:formula="of:=IF([.C7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ada6a73daba10605ebba717c2a473dd</text:p>
          </table:table-cell>
          <table:table-cell office:value-type="float" office:value="140" calcext:value-type="float">
            <text:p>140.00</text:p>
          </table:table-cell>
          <table:table-cell office:value-type="float" office:value="145" calcext:value-type="float">
            <text:p>145.00</text:p>
          </table:table-cell>
          <table:table-cell table:formula="of:=IF([.C759]=&quot;NA&quot;; &quot;NA&quot;; ([.B759]-[.C759]))" office:value-type="float" office:value="-5" calcext:value-type="float">
            <text:p>-5.00</text:p>
          </table:table-cell>
          <table:table-cell table:formula="of:=IF([.C7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0577cea26c11ffa7d9a1a539000f68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760]=&quot;NA&quot;; &quot;NA&quot;; ([.B760]-[.C760]))" office:value-type="float" office:value="0" calcext:value-type="float">
            <text:p>0.00</text:p>
          </table:table-cell>
          <table:table-cell table:formula="of:=IF([.C7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07f6386cee287c0e8a99b20690e71b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761]=&quot;NA&quot;; &quot;NA&quot;; ([.B761]-[.C761]))" office:value-type="float" office:value="0" calcext:value-type="float">
            <text:p>0.00</text:p>
          </table:table-cell>
          <table:table-cell table:formula="of:=IF([.C7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1b98aecb95368f65e8fd436ba0056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62]=&quot;NA&quot;; &quot;NA&quot;; ([.B762]-[.C762]))" office:value-type="float" office:value="0" calcext:value-type="float">
            <text:p>0.00</text:p>
          </table:table-cell>
          <table:table-cell table:formula="of:=IF([.C7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2b8cad8c956a89df17ece72ceafc3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63]=&quot;NA&quot;; &quot;NA&quot;; ([.B763]-[.C763]))" office:value-type="float" office:value="0" calcext:value-type="float">
            <text:p>0.00</text:p>
          </table:table-cell>
          <table:table-cell table:formula="of:=IF([.C7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378c4c0c83a60a53995dc63a9e12c9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764]=&quot;NA&quot;; &quot;NA&quot;; ([.B764]-[.C764]))" office:value-type="string" office:string-value="NA" calcext:value-type="string">
            <text:p>NA</text:p>
          </table:table-cell>
          <table:table-cell table:formula="of:=IF([.C76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61a6522467dda7d1f9f7178cd864ca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765]=&quot;NA&quot;; &quot;NA&quot;; ([.B765]-[.C765]))" office:value-type="float" office:value="-1.25" calcext:value-type="float">
            <text:p>-1.25</text:p>
          </table:table-cell>
          <table:table-cell table:formula="of:=IF([.C7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9ddc09d04112f3d861a65638230e40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766]=&quot;NA&quot;; &quot;NA&quot;; ([.B766]-[.C766]))" office:value-type="float" office:value="0" calcext:value-type="float">
            <text:p>0.00</text:p>
          </table:table-cell>
          <table:table-cell table:formula="of:=IF([.C7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c11c3636f52a2e5195dba6c957dc2ca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767]=&quot;NA&quot;; &quot;NA&quot;; ([.B767]-[.C767]))" office:value-type="string" office:string-value="NA" calcext:value-type="string">
            <text:p>NA</text:p>
          </table:table-cell>
          <table:table-cell table:formula="of:=IF([.C76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c2b8512470f0b92a5a6664874bacc5a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768]=&quot;NA&quot;; &quot;NA&quot;; ([.B768]-[.C768]))" office:value-type="float" office:value="0" calcext:value-type="float">
            <text:p>0.00</text:p>
          </table:table-cell>
          <table:table-cell table:formula="of:=IF([.C7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c5757cf8bbaff760a018c0e7d3cd358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769]=&quot;NA&quot;; &quot;NA&quot;; ([.B769]-[.C769]))" office:value-type="float" office:value="0" calcext:value-type="float">
            <text:p>0.00</text:p>
          </table:table-cell>
          <table:table-cell table:formula="of:=IF([.C7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c5a0ac93fc004296d19101970598527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770]=&quot;NA&quot;; &quot;NA&quot;; ([.B770]-[.C770]))" office:value-type="float" office:value="-1.25" calcext:value-type="float">
            <text:p>-1.25</text:p>
          </table:table-cell>
          <table:table-cell table:formula="of:=IF([.C7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c7840b67da4e6cc7fd050ab98c17ffd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771]=&quot;NA&quot;; &quot;NA&quot;; ([.B771]-[.C771]))" office:value-type="string" office:string-value="NA" calcext:value-type="string">
            <text:p>NA</text:p>
          </table:table-cell>
          <table:table-cell table:formula="of:=IF([.C77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ca3f3b6563a450e38fb5db7682c090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72]=&quot;NA&quot;; &quot;NA&quot;; ([.B772]-[.C772]))" office:value-type="float" office:value="0" calcext:value-type="float">
            <text:p>0.00</text:p>
          </table:table-cell>
          <table:table-cell table:formula="of:=IF([.C7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08458b427742d5cb90bfc80cf8acca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773]=&quot;NA&quot;; &quot;NA&quot;; ([.B773]-[.C773]))" office:value-type="float" office:value="-1.25" calcext:value-type="float">
            <text:p>-1.25</text:p>
          </table:table-cell>
          <table:table-cell table:formula="of:=IF([.C7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1b65cf650f518f81e9b87858fb9494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774]=&quot;NA&quot;; &quot;NA&quot;; ([.B774]-[.C774]))" office:value-type="float" office:value="-5" calcext:value-type="float">
            <text:p>-5.00</text:p>
          </table:table-cell>
          <table:table-cell table:formula="of:=IF([.C7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3066993e7d46b8d14979626a8709d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75]=&quot;NA&quot;; &quot;NA&quot;; ([.B775]-[.C775]))" office:value-type="float" office:value="0" calcext:value-type="float">
            <text:p>0.00</text:p>
          </table:table-cell>
          <table:table-cell table:formula="of:=IF([.C7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414dda2fe56b412d5b6c0a7aee16c6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776]=&quot;NA&quot;; &quot;NA&quot;; ([.B776]-[.C776]))" office:value-type="float" office:value="0" calcext:value-type="float">
            <text:p>0.00</text:p>
          </table:table-cell>
          <table:table-cell table:formula="of:=IF([.C7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461077eb1ccea5211e02a7c52194cf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777]=&quot;NA&quot;; &quot;NA&quot;; ([.B777]-[.C777]))" office:value-type="float" office:value="-1.25" calcext:value-type="float">
            <text:p>-1.25</text:p>
          </table:table-cell>
          <table:table-cell table:formula="of:=IF([.C7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5fa22b9962c43778ab1b898fcc0ca0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NA</text:p>
          </table:table-cell>
          <table:table-cell table:formula="of:=IF([.C778]=&quot;NA&quot;; &quot;NA&quot;; ([.B778]-[.C778]))" office:value-type="string" office:string-value="NA" calcext:value-type="string">
            <text:p>NA</text:p>
          </table:table-cell>
          <table:table-cell table:formula="of:=IF([.C77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69de358e4826b5b8ca94aa759636d3</text:p>
          </table:table-cell>
          <table:table-cell office:value-type="float" office:value="21.25" calcext:value-type="float">
            <text:p>21.25</text:p>
          </table:table-cell>
          <table:table-cell office:value-type="float" office:value="13.75" calcext:value-type="float">
            <text:p>13.75</text:p>
          </table:table-cell>
          <table:table-cell table:formula="of:=IF([.C779]=&quot;NA&quot;; &quot;NA&quot;; ([.B779]-[.C779]))" office:value-type="float" office:value="7.5" calcext:value-type="float">
            <text:p>7.50</text:p>
          </table:table-cell>
          <table:table-cell table:formula="of:=IF([.C7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b5009377f6230e7ae6810098bdeb64</text:p>
          </table:table-cell>
          <table:table-cell office:value-type="float" office:value="250" calcext:value-type="float">
            <text:p>250.00</text:p>
          </table:table-cell>
          <table:table-cell office:value-type="float" office:value="260" calcext:value-type="float">
            <text:p>260.00</text:p>
          </table:table-cell>
          <table:table-cell table:formula="of:=IF([.C780]=&quot;NA&quot;; &quot;NA&quot;; ([.B780]-[.C780]))" office:value-type="float" office:value="-10" calcext:value-type="float">
            <text:p>-10.00</text:p>
          </table:table-cell>
          <table:table-cell table:formula="of:=IF([.C7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dcc2cda74bbec9addeb5ab85b19486c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781]=&quot;NA&quot;; &quot;NA&quot;; ([.B781]-[.C781]))" office:value-type="float" office:value="-1.25" calcext:value-type="float">
            <text:p>-1.25</text:p>
          </table:table-cell>
          <table:table-cell table:formula="of:=IF([.C7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e0e4f11b543f6305f3dff19e75b37ad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782]=&quot;NA&quot;; &quot;NA&quot;; ([.B782]-[.C782]))" office:value-type="float" office:value="-1.25" calcext:value-type="float">
            <text:p>-1.25</text:p>
          </table:table-cell>
          <table:table-cell table:formula="of:=IF([.C7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e2643eaaf756261c14266b20615164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83]=&quot;NA&quot;; &quot;NA&quot;; ([.B783]-[.C783]))" office:value-type="float" office:value="0" calcext:value-type="float">
            <text:p>0.00</text:p>
          </table:table-cell>
          <table:table-cell table:formula="of:=IF([.C7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e3a2aac251521e6683c66e6eb09d4e3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784]=&quot;NA&quot;; &quot;NA&quot;; ([.B784]-[.C784]))" office:value-type="float" office:value="0" calcext:value-type="float">
            <text:p>0.00</text:p>
          </table:table-cell>
          <table:table-cell table:formula="of:=IF([.C7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e6e746afa93acff052c57b37ff0d25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85]=&quot;NA&quot;; &quot;NA&quot;; ([.B785]-[.C785]))" office:value-type="float" office:value="0" calcext:value-type="float">
            <text:p>0.00</text:p>
          </table:table-cell>
          <table:table-cell table:formula="of:=IF([.C7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e803ecb8b2905ae1f4dae21a992749f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786]=&quot;NA&quot;; &quot;NA&quot;; ([.B786]-[.C786]))" office:value-type="float" office:value="0" calcext:value-type="float">
            <text:p>0.00</text:p>
          </table:table-cell>
          <table:table-cell table:formula="of:=IF([.C7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e9ef2ba0d381e7a77331003d5b90fbc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787]=&quot;NA&quot;; &quot;NA&quot;; ([.B787]-[.C787]))" office:value-type="float" office:value="0" calcext:value-type="float">
            <text:p>0.00</text:p>
          </table:table-cell>
          <table:table-cell table:formula="of:=IF([.C7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ea679e2ac8e2a746de37906fc3e805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88]=&quot;NA&quot;; &quot;NA&quot;; ([.B788]-[.C788]))" office:value-type="float" office:value="0" calcext:value-type="float">
            <text:p>0.00</text:p>
          </table:table-cell>
          <table:table-cell table:formula="of:=IF([.C7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eefb36471e96bdb379070069d33b8f0</text:p>
          </table:table-cell>
          <table:table-cell office:value-type="float" office:value="190" calcext:value-type="float">
            <text:p>190.00</text:p>
          </table:table-cell>
          <table:table-cell office:value-type="float" office:value="195" calcext:value-type="float">
            <text:p>195.00</text:p>
          </table:table-cell>
          <table:table-cell table:formula="of:=IF([.C789]=&quot;NA&quot;; &quot;NA&quot;; ([.B789]-[.C789]))" office:value-type="float" office:value="-5" calcext:value-type="float">
            <text:p>-5.00</text:p>
          </table:table-cell>
          <table:table-cell table:formula="of:=IF([.C7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031c04296526b6fcee516aceb7a7f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90]=&quot;NA&quot;; &quot;NA&quot;; ([.B790]-[.C790]))" office:value-type="float" office:value="0" calcext:value-type="float">
            <text:p>0.00</text:p>
          </table:table-cell>
          <table:table-cell table:formula="of:=IF([.C7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1396a68a54059e4e9c157eff06818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791]=&quot;NA&quot;; &quot;NA&quot;; ([.B791]-[.C791]))" office:value-type="string" office:string-value="NA" calcext:value-type="string">
            <text:p>NA</text:p>
          </table:table-cell>
          <table:table-cell table:formula="of:=IF([.C79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32873a713d8db5f019d22d8777f40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792]=&quot;NA&quot;; &quot;NA&quot;; ([.B792]-[.C792]))" office:value-type="float" office:value="0" calcext:value-type="float">
            <text:p>0.00</text:p>
          </table:table-cell>
          <table:table-cell table:formula="of:=IF([.C7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514a48b2a4404d2c50799ea9026f9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793]=&quot;NA&quot;; &quot;NA&quot;; ([.B793]-[.C793]))" office:value-type="string" office:string-value="NA" calcext:value-type="string">
            <text:p>NA</text:p>
          </table:table-cell>
          <table:table-cell table:formula="of:=IF([.C79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5b7467e99739879cbbab3de480e8ad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794]=&quot;NA&quot;; &quot;NA&quot;; ([.B794]-[.C794]))" office:value-type="float" office:value="0" calcext:value-type="float">
            <text:p>0.00</text:p>
          </table:table-cell>
          <table:table-cell table:formula="of:=IF([.C7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72c050e6113cfbfcc964bd5eddd359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795]=&quot;NA&quot;; &quot;NA&quot;; ([.B795]-[.C795]))" office:value-type="float" office:value="-1.25" calcext:value-type="float">
            <text:p>-1.25</text:p>
          </table:table-cell>
          <table:table-cell table:formula="of:=IF([.C7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afbe6930402bb3d4a46897287ab2c3</text:p>
          </table:table-cell>
          <table:table-cell table:number-columns-repeated="2" office:value-type="float" office:value="75" calcext:value-type="float">
            <text:p>75.00</text:p>
          </table:table-cell>
          <table:table-cell table:formula="of:=IF([.C796]=&quot;NA&quot;; &quot;NA&quot;; ([.B796]-[.C796]))" office:value-type="float" office:value="0" calcext:value-type="float">
            <text:p>0.00</text:p>
          </table:table-cell>
          <table:table-cell table:formula="of:=IF([.C7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bb6520a83d78819f7fb0c9796fe042</text:p>
          </table:table-cell>
          <table:table-cell office:value-type="float" office:value="130" calcext:value-type="float">
            <text:p>130.00</text:p>
          </table:table-cell>
          <table:table-cell office:value-type="float" office:value="135" calcext:value-type="float">
            <text:p>135.00</text:p>
          </table:table-cell>
          <table:table-cell table:formula="of:=IF([.C797]=&quot;NA&quot;; &quot;NA&quot;; ([.B797]-[.C797]))" office:value-type="float" office:value="-5" calcext:value-type="float">
            <text:p>-5.00</text:p>
          </table:table-cell>
          <table:table-cell table:formula="of:=IF([.C7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bdb4cf93267901387eac47b826d9c0</text:p>
          </table:table-cell>
          <table:table-cell office:value-type="float" office:value="40" calcext:value-type="float">
            <text:p>40.00</text:p>
          </table:table-cell>
          <table:table-cell office:value-type="string" calcext:value-type="string">
            <text:p>NA</text:p>
          </table:table-cell>
          <table:table-cell table:formula="of:=IF([.C798]=&quot;NA&quot;; &quot;NA&quot;; ([.B798]-[.C798]))" office:value-type="string" office:string-value="NA" calcext:value-type="string">
            <text:p>NA</text:p>
          </table:table-cell>
          <table:table-cell table:formula="of:=IF([.C79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329cce9f0f9a36b4cc200ce9cb0162</text:p>
          </table:table-cell>
          <table:table-cell office:value-type="float" office:value="115" calcext:value-type="float">
            <text:p>115.00</text:p>
          </table:table-cell>
          <table:table-cell office:value-type="float" office:value="120" calcext:value-type="float">
            <text:p>120.00</text:p>
          </table:table-cell>
          <table:table-cell table:formula="of:=IF([.C799]=&quot;NA&quot;; &quot;NA&quot;; ([.B799]-[.C799]))" office:value-type="float" office:value="-5" calcext:value-type="float">
            <text:p>-5.00</text:p>
          </table:table-cell>
          <table:table-cell table:formula="of:=IF([.C7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38d7c184ea66a2b11b9ec9aae53bc5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800]=&quot;NA&quot;; &quot;NA&quot;; ([.B800]-[.C800]))" office:value-type="float" office:value="0" calcext:value-type="float">
            <text:p>0.00</text:p>
          </table:table-cell>
          <table:table-cell table:formula="of:=IF([.C8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3f1a690bd76ad283d67480e011cec8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801]=&quot;NA&quot;; &quot;NA&quot;; ([.B801]-[.C801]))" office:value-type="float" office:value="0" calcext:value-type="float">
            <text:p>0.00</text:p>
          </table:table-cell>
          <table:table-cell table:formula="of:=IF([.C8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68b7b0561cf532ab1ca70914e47eb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02]=&quot;NA&quot;; &quot;NA&quot;; ([.B802]-[.C802]))" office:value-type="float" office:value="0" calcext:value-type="float">
            <text:p>0.00</text:p>
          </table:table-cell>
          <table:table-cell table:formula="of:=IF([.C8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add1612921df87c115685e5ff19367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803]=&quot;NA&quot;; &quot;NA&quot;; ([.B803]-[.C803]))" office:value-type="float" office:value="0" calcext:value-type="float">
            <text:p>0.00</text:p>
          </table:table-cell>
          <table:table-cell table:formula="of:=IF([.C8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0a567aeeab933902544fe36a1f46ae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804]=&quot;NA&quot;; &quot;NA&quot;; ([.B804]-[.C804]))" office:value-type="float" office:value="-1.25" calcext:value-type="float">
            <text:p>-1.25</text:p>
          </table:table-cell>
          <table:table-cell table:formula="of:=IF([.C8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352139ef237d88badcab4f247dbb16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table:formula="of:=IF([.C805]=&quot;NA&quot;; &quot;NA&quot;; ([.B805]-[.C805]))" office:value-type="float" office:value="5" calcext:value-type="float">
            <text:p>5.00</text:p>
          </table:table-cell>
          <table:table-cell table:formula="of:=IF([.C8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39472356eaa51558d6dc819857af5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06]=&quot;NA&quot;; &quot;NA&quot;; ([.B806]-[.C806]))" office:value-type="float" office:value="0" calcext:value-type="float">
            <text:p>0.00</text:p>
          </table:table-cell>
          <table:table-cell table:formula="of:=IF([.C8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7651bedc926c68cec353c08c0703f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07]=&quot;NA&quot;; &quot;NA&quot;; ([.B807]-[.C807]))" office:value-type="float" office:value="0" calcext:value-type="float">
            <text:p>0.00</text:p>
          </table:table-cell>
          <table:table-cell table:formula="of:=IF([.C8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805f016f1cdf5cbde9b7c3db811c6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808]=&quot;NA&quot;; &quot;NA&quot;; ([.B808]-[.C808]))" office:value-type="float" office:value="0" calcext:value-type="float">
            <text:p>0.00</text:p>
          </table:table-cell>
          <table:table-cell table:formula="of:=IF([.C8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adb1289f389e715c1146216d4906a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09]=&quot;NA&quot;; &quot;NA&quot;; ([.B809]-[.C809]))" office:value-type="float" office:value="0" calcext:value-type="float">
            <text:p>0.00</text:p>
          </table:table-cell>
          <table:table-cell table:formula="of:=IF([.C8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bf4a1cb19b0fe376e4ac82157c39e6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810]=&quot;NA&quot;; &quot;NA&quot;; ([.B810]-[.C810]))" office:value-type="float" office:value="0" calcext:value-type="float">
            <text:p>0.00</text:p>
          </table:table-cell>
          <table:table-cell table:formula="of:=IF([.C8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d48c317d3978c522c7eae8111730c7</text:p>
          </table:table-cell>
          <table:table-cell office:value-type="float" office:value="11.25" calcext:value-type="float">
            <text:p>11.25</text:p>
          </table:table-cell>
          <table:table-cell office:value-type="float" office:value="6.25" calcext:value-type="float">
            <text:p>6.25</text:p>
          </table:table-cell>
          <table:table-cell table:formula="of:=IF([.C811]=&quot;NA&quot;; &quot;NA&quot;; ([.B811]-[.C811]))" office:value-type="float" office:value="5" calcext:value-type="float">
            <text:p>5.00</text:p>
          </table:table-cell>
          <table:table-cell table:formula="of:=IF([.C8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d65a5b31d2e0a5125b02205b7a492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812]=&quot;NA&quot;; &quot;NA&quot;; ([.B812]-[.C812]))" office:value-type="float" office:value="0" calcext:value-type="float">
            <text:p>0.00</text:p>
          </table:table-cell>
          <table:table-cell table:formula="of:=IF([.C8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1fbaf6b4dc20e92f5834953094bae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13]=&quot;NA&quot;; &quot;NA&quot;; ([.B813]-[.C813]))" office:value-type="float" office:value="0" calcext:value-type="float">
            <text:p>0.00</text:p>
          </table:table-cell>
          <table:table-cell table:formula="of:=IF([.C8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78ce387e394be9b620b12937d0bbcd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814]=&quot;NA&quot;; &quot;NA&quot;; ([.B814]-[.C814]))" office:value-type="float" office:value="0" calcext:value-type="float">
            <text:p>0.00</text:p>
          </table:table-cell>
          <table:table-cell table:formula="of:=IF([.C8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d367802532c6c02439f506d19d8b6c</text:p>
          </table:table-cell>
          <table:table-cell office:value-type="float" office:value="35" calcext:value-type="float">
            <text:p>35.00</text:p>
          </table:table-cell>
          <table:table-cell office:value-type="float" office:value="30" calcext:value-type="float">
            <text:p>30.00</text:p>
          </table:table-cell>
          <table:table-cell table:formula="of:=IF([.C815]=&quot;NA&quot;; &quot;NA&quot;; ([.B815]-[.C815]))" office:value-type="float" office:value="5" calcext:value-type="float">
            <text:p>5.00</text:p>
          </table:table-cell>
          <table:table-cell table:formula="of:=IF([.C8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04a427ac0c90526142eaf0fe1f1224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816]=&quot;NA&quot;; &quot;NA&quot;; ([.B816]-[.C816]))" office:value-type="float" office:value="0" calcext:value-type="float">
            <text:p>0.00</text:p>
          </table:table-cell>
          <table:table-cell table:formula="of:=IF([.C8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24b50c27fc83792f8da9ab05e94e2a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817]=&quot;NA&quot;; &quot;NA&quot;; ([.B817]-[.C817]))" office:value-type="string" office:string-value="NA" calcext:value-type="string">
            <text:p>NA</text:p>
          </table:table-cell>
          <table:table-cell table:formula="of:=IF([.C81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32f188386aeecc2d9e2dd9e4d70d33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818]=&quot;NA&quot;; &quot;NA&quot;; ([.B818]-[.C818]))" office:value-type="float" office:value="-1.25" calcext:value-type="float">
            <text:p>-1.25</text:p>
          </table:table-cell>
          <table:table-cell table:formula="of:=IF([.C8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87eda1469f5c8f07bfd57eec3b16df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819]=&quot;NA&quot;; &quot;NA&quot;; ([.B819]-[.C819]))" office:value-type="float" office:value="0" calcext:value-type="float">
            <text:p>0.00</text:p>
          </table:table-cell>
          <table:table-cell table:formula="of:=IF([.C8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9c81088f18ac3dca6713c3948c995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820]=&quot;NA&quot;; &quot;NA&quot;; ([.B820]-[.C820]))" office:value-type="string" office:string-value="NA" calcext:value-type="string">
            <text:p>NA</text:p>
          </table:table-cell>
          <table:table-cell table:formula="of:=IF([.C82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d16f6259f4af0df85bb60629c86e9a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821]=&quot;NA&quot;; &quot;NA&quot;; ([.B821]-[.C821]))" office:value-type="float" office:value="0" calcext:value-type="float">
            <text:p>0.00</text:p>
          </table:table-cell>
          <table:table-cell table:formula="of:=IF([.C8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fa4213e8fa88da822afa6f5df3f56b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822]=&quot;NA&quot;; &quot;NA&quot;; ([.B822]-[.C822]))" office:value-type="float" office:value="0" calcext:value-type="float">
            <text:p>0.00</text:p>
          </table:table-cell>
          <table:table-cell table:formula="of:=IF([.C8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0e4ad35e2eaca1e3eecc7228281114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823]=&quot;NA&quot;; &quot;NA&quot;; ([.B823]-[.C823]))" office:value-type="float" office:value="0" calcext:value-type="float">
            <text:p>0.00</text:p>
          </table:table-cell>
          <table:table-cell table:formula="of:=IF([.C8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7744ba291c7de2e0b8709bb3b64b84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824]=&quot;NA&quot;; &quot;NA&quot;; ([.B824]-[.C824]))" office:value-type="float" office:value="0" calcext:value-type="float">
            <text:p>0.00</text:p>
          </table:table-cell>
          <table:table-cell table:formula="of:=IF([.C8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c2f22136127a6c2f77ba038c9dcd6c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825]=&quot;NA&quot;; &quot;NA&quot;; ([.B825]-[.C825]))" office:value-type="string" office:string-value="NA" calcext:value-type="string">
            <text:p>NA</text:p>
          </table:table-cell>
          <table:table-cell table:formula="of:=IF([.C82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1463f102846629140d364421b19bc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826]=&quot;NA&quot;; &quot;NA&quot;; ([.B826]-[.C826]))" office:value-type="string" office:string-value="NA" calcext:value-type="string">
            <text:p>NA</text:p>
          </table:table-cell>
          <table:table-cell table:formula="of:=IF([.C82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22503eb91580a36e878052567fd992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827]=&quot;NA&quot;; &quot;NA&quot;; ([.B827]-[.C827]))" office:value-type="float" office:value="-1.25" calcext:value-type="float">
            <text:p>-1.25</text:p>
          </table:table-cell>
          <table:table-cell table:formula="of:=IF([.C8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6907c542a0d1222101637421dbb40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828]=&quot;NA&quot;; &quot;NA&quot;; ([.B828]-[.C828]))" office:value-type="string" office:string-value="NA" calcext:value-type="string">
            <text:p>NA</text:p>
          </table:table-cell>
          <table:table-cell table:formula="of:=IF([.C82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6fe47cb96fd13be24d18a71f45734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29]=&quot;NA&quot;; &quot;NA&quot;; ([.B829]-[.C829]))" office:value-type="float" office:value="0" calcext:value-type="float">
            <text:p>0.00</text:p>
          </table:table-cell>
          <table:table-cell table:formula="of:=IF([.C8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84831f31981b81d8d22b2add556335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830]=&quot;NA&quot;; &quot;NA&quot;; ([.B830]-[.C830]))" office:value-type="float" office:value="-1.25" calcext:value-type="float">
            <text:p>-1.25</text:p>
          </table:table-cell>
          <table:table-cell table:formula="of:=IF([.C8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87b0c61624d2b891fd4818e9d539e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31]=&quot;NA&quot;; &quot;NA&quot;; ([.B831]-[.C831]))" office:value-type="float" office:value="0" calcext:value-type="float">
            <text:p>0.00</text:p>
          </table:table-cell>
          <table:table-cell table:formula="of:=IF([.C8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a04e48495e839db4645eb74ba304e2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832]=&quot;NA&quot;; &quot;NA&quot;; ([.B832]-[.C832]))" office:value-type="float" office:value="-1.25" calcext:value-type="float">
            <text:p>-1.25</text:p>
          </table:table-cell>
          <table:table-cell table:formula="of:=IF([.C8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f74413a0503fba94a11c4e81985369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A</text:p>
          </table:table-cell>
          <table:table-cell table:formula="of:=IF([.C833]=&quot;NA&quot;; &quot;NA&quot;; ([.B833]-[.C833]))" office:value-type="string" office:string-value="NA" calcext:value-type="string">
            <text:p>NA</text:p>
          </table:table-cell>
          <table:table-cell table:formula="of:=IF([.C83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05137728592d7320c7d4d9fdfb655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34]=&quot;NA&quot;; &quot;NA&quot;; ([.B834]-[.C834]))" office:value-type="float" office:value="0" calcext:value-type="float">
            <text:p>0.00</text:p>
          </table:table-cell>
          <table:table-cell table:formula="of:=IF([.C8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1acb02264b8d5c129fa3c5103b52f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35]=&quot;NA&quot;; &quot;NA&quot;; ([.B835]-[.C835]))" office:value-type="float" office:value="0" calcext:value-type="float">
            <text:p>0.00</text:p>
          </table:table-cell>
          <table:table-cell table:formula="of:=IF([.C8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2beb67277456ece0d9bfb96061855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36]=&quot;NA&quot;; &quot;NA&quot;; ([.B836]-[.C836]))" office:value-type="float" office:value="0" calcext:value-type="float">
            <text:p>0.00</text:p>
          </table:table-cell>
          <table:table-cell table:formula="of:=IF([.C8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3678f3e2cabed1cbc3f67974ebe063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837]=&quot;NA&quot;; &quot;NA&quot;; ([.B837]-[.C837]))" office:value-type="float" office:value="0" calcext:value-type="float">
            <text:p>0.00</text:p>
          </table:table-cell>
          <table:table-cell table:formula="of:=IF([.C8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3fe6b7010ad83e4d056f00629df188</text:p>
          </table:table-cell>
          <table:table-cell office:value-type="float" office:value="2.5" calcext:value-type="float">
            <text:p>2.50</text:p>
          </table:table-cell>
          <table:table-cell office:value-type="float" office:value="1.25" calcext:value-type="float">
            <text:p>1.25</text:p>
          </table:table-cell>
          <table:table-cell table:formula="of:=IF([.C838]=&quot;NA&quot;; &quot;NA&quot;; ([.B838]-[.C838]))" office:value-type="float" office:value="1.25" calcext:value-type="float">
            <text:p>1.25</text:p>
          </table:table-cell>
          <table:table-cell table:formula="of:=IF([.C8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75e9866e9b56134d4c26f77209bfd4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839]=&quot;NA&quot;; &quot;NA&quot;; ([.B839]-[.C839]))" office:value-type="float" office:value="-1.25" calcext:value-type="float">
            <text:p>-1.25</text:p>
          </table:table-cell>
          <table:table-cell table:formula="of:=IF([.C8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b7921aa3541b52b4e443f22005a56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840]=&quot;NA&quot;; &quot;NA&quot;; ([.B840]-[.C840]))" office:value-type="float" office:value="0" calcext:value-type="float">
            <text:p>0.00</text:p>
          </table:table-cell>
          <table:table-cell table:formula="of:=IF([.C8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dc7cee5112f7195c08257312bab54d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841]=&quot;NA&quot;; &quot;NA&quot;; ([.B841]-[.C841]))" office:value-type="float" office:value="0" calcext:value-type="float">
            <text:p>0.00</text:p>
          </table:table-cell>
          <table:table-cell table:formula="of:=IF([.C8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e06d34a1d52187c84229a4f6b4bdf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42]=&quot;NA&quot;; &quot;NA&quot;; ([.B842]-[.C842]))" office:value-type="float" office:value="0" calcext:value-type="float">
            <text:p>0.00</text:p>
          </table:table-cell>
          <table:table-cell table:formula="of:=IF([.C8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33602813d85e6454f43f91aae70650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843]=&quot;NA&quot;; &quot;NA&quot;; ([.B843]-[.C843]))" office:value-type="float" office:value="0" calcext:value-type="float">
            <text:p>0.00</text:p>
          </table:table-cell>
          <table:table-cell table:formula="of:=IF([.C8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426dfe8748a24a5a2b7e1706122756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844]=&quot;NA&quot;; &quot;NA&quot;; ([.B844]-[.C844]))" office:value-type="float" office:value="-1.25" calcext:value-type="float">
            <text:p>-1.25</text:p>
          </table:table-cell>
          <table:table-cell table:formula="of:=IF([.C8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58a4f44ce22edbbfd9175bf7d70ca9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845]=&quot;NA&quot;; &quot;NA&quot;; ([.B845]-[.C845]))" office:value-type="float" office:value="0" calcext:value-type="float">
            <text:p>0.00</text:p>
          </table:table-cell>
          <table:table-cell table:formula="of:=IF([.C8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597a3d6a1b3b66ea5df28066b504b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46]=&quot;NA&quot;; &quot;NA&quot;; ([.B846]-[.C846]))" office:value-type="float" office:value="0" calcext:value-type="float">
            <text:p>0.00</text:p>
          </table:table-cell>
          <table:table-cell table:formula="of:=IF([.C8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626ed3e8eb76b01def003bd7019a6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47]=&quot;NA&quot;; &quot;NA&quot;; ([.B847]-[.C847]))" office:value-type="float" office:value="0" calcext:value-type="float">
            <text:p>0.00</text:p>
          </table:table-cell>
          <table:table-cell table:formula="of:=IF([.C8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6a1c84ab7e6c765b49d1f01e9507c0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848]=&quot;NA&quot;; &quot;NA&quot;; ([.B848]-[.C848]))" office:value-type="float" office:value="-1.25" calcext:value-type="float">
            <text:p>-1.25</text:p>
          </table:table-cell>
          <table:table-cell table:formula="of:=IF([.C8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a1721d56166f361445e9214e0b740e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A</text:p>
          </table:table-cell>
          <table:table-cell table:formula="of:=IF([.C849]=&quot;NA&quot;; &quot;NA&quot;; ([.B849]-[.C849]))" office:value-type="string" office:string-value="NA" calcext:value-type="string">
            <text:p>NA</text:p>
          </table:table-cell>
          <table:table-cell table:formula="of:=IF([.C84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b0f504a77b3f91429844591b1bbc2b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850]=&quot;NA&quot;; &quot;NA&quot;; ([.B850]-[.C850]))" office:value-type="float" office:value="0" calcext:value-type="float">
            <text:p>0.00</text:p>
          </table:table-cell>
          <table:table-cell table:formula="of:=IF([.C8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b6ea3ddf94791ae5fb84b575c881c1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851]=&quot;NA&quot;; &quot;NA&quot;; ([.B851]-[.C851]))" office:value-type="float" office:value="0" calcext:value-type="float">
            <text:p>0.00</text:p>
          </table:table-cell>
          <table:table-cell table:formula="of:=IF([.C8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f29bc64136b2eb22132acffa9d8aa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52]=&quot;NA&quot;; &quot;NA&quot;; ([.B852]-[.C852]))" office:value-type="float" office:value="0" calcext:value-type="float">
            <text:p>0.00</text:p>
          </table:table-cell>
          <table:table-cell table:formula="of:=IF([.C8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09fec17159ce8a7eb15970285b600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53]=&quot;NA&quot;; &quot;NA&quot;; ([.B853]-[.C853]))" office:value-type="float" office:value="0" calcext:value-type="float">
            <text:p>0.00</text:p>
          </table:table-cell>
          <table:table-cell table:formula="of:=IF([.C8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3f91590463f90b55cd4e3e309619d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54]=&quot;NA&quot;; &quot;NA&quot;; ([.B854]-[.C854]))" office:value-type="float" office:value="0" calcext:value-type="float">
            <text:p>0.00</text:p>
          </table:table-cell>
          <table:table-cell table:formula="of:=IF([.C8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5d2c6835128579e3ff00bce036eac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55]=&quot;NA&quot;; &quot;NA&quot;; ([.B855]-[.C855]))" office:value-type="float" office:value="0" calcext:value-type="float">
            <text:p>0.00</text:p>
          </table:table-cell>
          <table:table-cell table:formula="of:=IF([.C8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6a3d391abcee36f0dd2001d1a872b9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856]=&quot;NA&quot;; &quot;NA&quot;; ([.B856]-[.C856]))" office:value-type="float" office:value="0" calcext:value-type="float">
            <text:p>0.00</text:p>
          </table:table-cell>
          <table:table-cell table:formula="of:=IF([.C8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7a9d1a8eac718f69c24e8c0dad012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857]=&quot;NA&quot;; &quot;NA&quot;; ([.B857]-[.C857]))" office:value-type="string" office:string-value="NA" calcext:value-type="string">
            <text:p>NA</text:p>
          </table:table-cell>
          <table:table-cell table:formula="of:=IF([.C85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7ff0b5cb1bf59eddd48a024fe0dee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58]=&quot;NA&quot;; &quot;NA&quot;; ([.B858]-[.C858]))" office:value-type="float" office:value="0" calcext:value-type="float">
            <text:p>0.00</text:p>
          </table:table-cell>
          <table:table-cell table:formula="of:=IF([.C8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95f303968ae1ccd62e2b174739cd00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859]=&quot;NA&quot;; &quot;NA&quot;; ([.B859]-[.C859]))" office:value-type="float" office:value="0" calcext:value-type="float">
            <text:p>0.00</text:p>
          </table:table-cell>
          <table:table-cell table:formula="of:=IF([.C8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cb2648007f71946d3b06291fc51172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860]=&quot;NA&quot;; &quot;NA&quot;; ([.B860]-[.C860]))" office:value-type="float" office:value="0" calcext:value-type="float">
            <text:p>0.00</text:p>
          </table:table-cell>
          <table:table-cell table:formula="of:=IF([.C8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e20a78c0abe0dccd73ce4af198d66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861]=&quot;NA&quot;; &quot;NA&quot;; ([.B861]-[.C861]))" office:value-type="float" office:value="0" calcext:value-type="float">
            <text:p>0.00</text:p>
          </table:table-cell>
          <table:table-cell table:formula="of:=IF([.C8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e989f93860ca8393a464f0a095fe73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862]=&quot;NA&quot;; &quot;NA&quot;; ([.B862]-[.C862]))" office:value-type="float" office:value="0" calcext:value-type="float">
            <text:p>0.00</text:p>
          </table:table-cell>
          <table:table-cell table:formula="of:=IF([.C8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eba0780732e1ab547caa888c2f3431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863]=&quot;NA&quot;; &quot;NA&quot;; ([.B863]-[.C863]))" office:value-type="float" office:value="0" calcext:value-type="float">
            <text:p>0.00</text:p>
          </table:table-cell>
          <table:table-cell table:formula="of:=IF([.C8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48e77a33fceb2cef51184fd480e5b1</text:p>
          </table:table-cell>
          <table:table-cell office:value-type="float" office:value="150" calcext:value-type="float">
            <text:p>150.00</text:p>
          </table:table-cell>
          <table:table-cell office:value-type="float" office:value="155" calcext:value-type="float">
            <text:p>155.00</text:p>
          </table:table-cell>
          <table:table-cell table:formula="of:=IF([.C864]=&quot;NA&quot;; &quot;NA&quot;; ([.B864]-[.C864]))" office:value-type="float" office:value="-5" calcext:value-type="float">
            <text:p>-5.00</text:p>
          </table:table-cell>
          <table:table-cell table:formula="of:=IF([.C8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6ff23d129b92504470e57b33254813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865]=&quot;NA&quot;; &quot;NA&quot;; ([.B865]-[.C865]))" office:value-type="string" office:string-value="NA" calcext:value-type="string">
            <text:p>NA</text:p>
          </table:table-cell>
          <table:table-cell table:formula="of:=IF([.C86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71bc07f9fadf27ed4ebb866f706553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866]=&quot;NA&quot;; &quot;NA&quot;; ([.B866]-[.C866]))" office:value-type="float" office:value="0" calcext:value-type="float">
            <text:p>0.00</text:p>
          </table:table-cell>
          <table:table-cell table:formula="of:=IF([.C8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9bbc108027cb505989a10a8ecb1cf7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867]=&quot;NA&quot;; &quot;NA&quot;; ([.B867]-[.C867]))" office:value-type="float" office:value="0" calcext:value-type="float">
            <text:p>0.00</text:p>
          </table:table-cell>
          <table:table-cell table:formula="of:=IF([.C8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131afebb1c7dd718001e77c14dd230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868]=&quot;NA&quot;; &quot;NA&quot;; ([.B868]-[.C868]))" office:value-type="float" office:value="0" calcext:value-type="float">
            <text:p>0.00</text:p>
          </table:table-cell>
          <table:table-cell table:formula="of:=IF([.C8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151dc81304be1c02435fcd067ce668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869]=&quot;NA&quot;; &quot;NA&quot;; ([.B869]-[.C869]))" office:value-type="float" office:value="-1.25" calcext:value-type="float">
            <text:p>-1.25</text:p>
          </table:table-cell>
          <table:table-cell table:formula="of:=IF([.C8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1968d4ceced2dbbd41d49b2402f9e9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870]=&quot;NA&quot;; &quot;NA&quot;; ([.B870]-[.C870]))" office:value-type="float" office:value="0" calcext:value-type="float">
            <text:p>0.00</text:p>
          </table:table-cell>
          <table:table-cell table:formula="of:=IF([.C8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1d0093dfc3116f3e860546f6e004ad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871]=&quot;NA&quot;; &quot;NA&quot;; ([.B871]-[.C871]))" office:value-type="float" office:value="0" calcext:value-type="float">
            <text:p>0.00</text:p>
          </table:table-cell>
          <table:table-cell table:formula="of:=IF([.C8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92deb46b6a6a659f656c3fc704b00d</text:p>
          </table:table-cell>
          <table:table-cell table:number-columns-repeated="2" office:value-type="float" office:value="75" calcext:value-type="float">
            <text:p>75.00</text:p>
          </table:table-cell>
          <table:table-cell table:formula="of:=IF([.C872]=&quot;NA&quot;; &quot;NA&quot;; ([.B872]-[.C872]))" office:value-type="float" office:value="0" calcext:value-type="float">
            <text:p>0.00</text:p>
          </table:table-cell>
          <table:table-cell table:formula="of:=IF([.C8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c747e4ce81f333a0aecb7c08f663c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73]=&quot;NA&quot;; &quot;NA&quot;; ([.B873]-[.C873]))" office:value-type="float" office:value="0" calcext:value-type="float">
            <text:p>0.00</text:p>
          </table:table-cell>
          <table:table-cell table:formula="of:=IF([.C8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ce0fa3c8072d52af486e4769a8863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74]=&quot;NA&quot;; &quot;NA&quot;; ([.B874]-[.C874]))" office:value-type="float" office:value="0" calcext:value-type="float">
            <text:p>0.00</text:p>
          </table:table-cell>
          <table:table-cell table:formula="of:=IF([.C8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df558e8b3e3a8bc5e6fc52d60449ab</text:p>
          </table:table-cell>
          <table:table-cell office:value-type="float" office:value="3.75" calcext:value-type="float">
            <text:p>3.75</text:p>
          </table:table-cell>
          <table:table-cell office:value-type="float" office:value="2.5" calcext:value-type="float">
            <text:p>2.50</text:p>
          </table:table-cell>
          <table:table-cell table:formula="of:=IF([.C875]=&quot;NA&quot;; &quot;NA&quot;; ([.B875]-[.C875]))" office:value-type="float" office:value="1.25" calcext:value-type="float">
            <text:p>1.25</text:p>
          </table:table-cell>
          <table:table-cell table:formula="of:=IF([.C8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075145fca06c9f0ddce6df72331be0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876]=&quot;NA&quot;; &quot;NA&quot;; ([.B876]-[.C876]))" office:value-type="float" office:value="-1.25" calcext:value-type="float">
            <text:p>-1.25</text:p>
          </table:table-cell>
          <table:table-cell table:formula="of:=IF([.C8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0dce63e42cf04805c73ecfb8a2cd4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877]=&quot;NA&quot;; &quot;NA&quot;; ([.B877]-[.C877]))" office:value-type="string" office:string-value="NA" calcext:value-type="string">
            <text:p>NA</text:p>
          </table:table-cell>
          <table:table-cell table:formula="of:=IF([.C87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1d56acbb46d2def060db99fec4f36c</text:p>
          </table:table-cell>
          <table:table-cell office:value-type="float" office:value="30" calcext:value-type="float">
            <text:p>30.00</text:p>
          </table:table-cell>
          <table:table-cell office:value-type="float" office:value="25" calcext:value-type="float">
            <text:p>25.00</text:p>
          </table:table-cell>
          <table:table-cell table:formula="of:=IF([.C878]=&quot;NA&quot;; &quot;NA&quot;; ([.B878]-[.C878]))" office:value-type="float" office:value="5" calcext:value-type="float">
            <text:p>5.00</text:p>
          </table:table-cell>
          <table:table-cell table:formula="of:=IF([.C8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4b847528e3c21caadfd1459aaf9ef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79]=&quot;NA&quot;; &quot;NA&quot;; ([.B879]-[.C879]))" office:value-type="float" office:value="0" calcext:value-type="float">
            <text:p>0.00</text:p>
          </table:table-cell>
          <table:table-cell table:formula="of:=IF([.C8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5280410f95f0ae72f5b4c5164d9a0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80]=&quot;NA&quot;; &quot;NA&quot;; ([.B880]-[.C880]))" office:value-type="float" office:value="0" calcext:value-type="float">
            <text:p>0.00</text:p>
          </table:table-cell>
          <table:table-cell table:formula="of:=IF([.C8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676026e41d58a9e05f0428166a22d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881]=&quot;NA&quot;; &quot;NA&quot;; ([.B881]-[.C881]))" office:value-type="float" office:value="0" calcext:value-type="float">
            <text:p>0.00</text:p>
          </table:table-cell>
          <table:table-cell table:formula="of:=IF([.C8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6e33e7be3114437542dd43bf428cc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82]=&quot;NA&quot;; &quot;NA&quot;; ([.B882]-[.C882]))" office:value-type="float" office:value="0" calcext:value-type="float">
            <text:p>0.00</text:p>
          </table:table-cell>
          <table:table-cell table:formula="of:=IF([.C8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778f9d4e8cecd3b9b8ce392949946a</text:p>
          </table:table-cell>
          <table:table-cell office:value-type="float" office:value="150" calcext:value-type="float">
            <text:p>150.00</text:p>
          </table:table-cell>
          <table:table-cell office:value-type="float" office:value="155" calcext:value-type="float">
            <text:p>155.00</text:p>
          </table:table-cell>
          <table:table-cell table:formula="of:=IF([.C883]=&quot;NA&quot;; &quot;NA&quot;; ([.B883]-[.C883]))" office:value-type="float" office:value="-5" calcext:value-type="float">
            <text:p>-5.00</text:p>
          </table:table-cell>
          <table:table-cell table:formula="of:=IF([.C8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886355089fec17ed4bdd1dd77d7fd1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C884]=&quot;NA&quot;; &quot;NA&quot;; ([.B884]-[.C884]))" office:value-type="float" office:value="0" calcext:value-type="float">
            <text:p>0.00</text:p>
          </table:table-cell>
          <table:table-cell table:formula="of:=IF([.C8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b454bb70d0512a87276648c63ab92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85]=&quot;NA&quot;; &quot;NA&quot;; ([.B885]-[.C885]))" office:value-type="float" office:value="0" calcext:value-type="float">
            <text:p>0.00</text:p>
          </table:table-cell>
          <table:table-cell table:formula="of:=IF([.C8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c26eb338bd44cd55f0dba92fa4ef5a</text:p>
          </table:table-cell>
          <table:table-cell office:value-type="float" office:value="22.5" calcext:value-type="float">
            <text:p>22.50</text:p>
          </table:table-cell>
          <table:table-cell office:value-type="float" office:value="23.75" calcext:value-type="float">
            <text:p>23.75</text:p>
          </table:table-cell>
          <table:table-cell table:formula="of:=IF([.C886]=&quot;NA&quot;; &quot;NA&quot;; ([.B886]-[.C886]))" office:value-type="float" office:value="-1.25" calcext:value-type="float">
            <text:p>-1.25</text:p>
          </table:table-cell>
          <table:table-cell table:formula="of:=IF([.C8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c33b23bcae540071f4bf8cff75975fc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887]=&quot;NA&quot;; &quot;NA&quot;; ([.B887]-[.C887]))" office:value-type="float" office:value="0" calcext:value-type="float">
            <text:p>0.00</text:p>
          </table:table-cell>
          <table:table-cell table:formula="of:=IF([.C8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c3902c92a7dc57c304c4208de952d23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888]=&quot;NA&quot;; &quot;NA&quot;; ([.B888]-[.C888]))" office:value-type="float" office:value="0" calcext:value-type="float">
            <text:p>0.00</text:p>
          </table:table-cell>
          <table:table-cell table:formula="of:=IF([.C8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c68f6c6938435fb98c37f773cc21588</text:p>
          </table:table-cell>
          <table:table-cell office:value-type="float" office:value="135" calcext:value-type="float">
            <text:p>135.00</text:p>
          </table:table-cell>
          <table:table-cell office:value-type="float" office:value="140" calcext:value-type="float">
            <text:p>140.00</text:p>
          </table:table-cell>
          <table:table-cell table:formula="of:=IF([.C889]=&quot;NA&quot;; &quot;NA&quot;; ([.B889]-[.C889]))" office:value-type="float" office:value="-5" calcext:value-type="float">
            <text:p>-5.00</text:p>
          </table:table-cell>
          <table:table-cell table:formula="of:=IF([.C8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cfc87ffa9dbe03cd875519a3b22c8f3</text:p>
          </table:table-cell>
          <table:table-cell office:value-type="float" office:value="22.5" calcext:value-type="float">
            <text:p>22.50</text:p>
          </table:table-cell>
          <table:table-cell office:value-type="float" office:value="23.75" calcext:value-type="float">
            <text:p>23.75</text:p>
          </table:table-cell>
          <table:table-cell table:formula="of:=IF([.C890]=&quot;NA&quot;; &quot;NA&quot;; ([.B890]-[.C890]))" office:value-type="float" office:value="-1.25" calcext:value-type="float">
            <text:p>-1.25</text:p>
          </table:table-cell>
          <table:table-cell table:formula="of:=IF([.C8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0858d2315c2c3a7afbb80bf506af7c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891]=&quot;NA&quot;; &quot;NA&quot;; ([.B891]-[.C891]))" office:value-type="float" office:value="0" calcext:value-type="float">
            <text:p>0.00</text:p>
          </table:table-cell>
          <table:table-cell table:formula="of:=IF([.C8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2d0b2d0cc634280359056ac0d3968a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892]=&quot;NA&quot;; &quot;NA&quot;; ([.B892]-[.C892]))" office:value-type="float" office:value="-1.25" calcext:value-type="float">
            <text:p>-1.25</text:p>
          </table:table-cell>
          <table:table-cell table:formula="of:=IF([.C8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4f4f657918aff7c17d04f99bafc2c8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893]=&quot;NA&quot;; &quot;NA&quot;; ([.B893]-[.C893]))" office:value-type="float" office:value="0" calcext:value-type="float">
            <text:p>0.00</text:p>
          </table:table-cell>
          <table:table-cell table:formula="of:=IF([.C8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5e8d64bd342a7fe701eee1442afeb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94]=&quot;NA&quot;; &quot;NA&quot;; ([.B894]-[.C894]))" office:value-type="float" office:value="0" calcext:value-type="float">
            <text:p>0.00</text:p>
          </table:table-cell>
          <table:table-cell table:formula="of:=IF([.C8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620aeb56cb477ab9c917086c35cc5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95]=&quot;NA&quot;; &quot;NA&quot;; ([.B895]-[.C895]))" office:value-type="float" office:value="0" calcext:value-type="float">
            <text:p>0.00</text:p>
          </table:table-cell>
          <table:table-cell table:formula="of:=IF([.C8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62180c99b98fec91c98eb0160cf843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896]=&quot;NA&quot;; &quot;NA&quot;; ([.B896]-[.C896]))" office:value-type="float" office:value="0" calcext:value-type="float">
            <text:p>0.00</text:p>
          </table:table-cell>
          <table:table-cell table:formula="of:=IF([.C8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9670d38eeb6279eda2e7c740088217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897]=&quot;NA&quot;; &quot;NA&quot;; ([.B897]-[.C897]))" office:value-type="float" office:value="-1.25" calcext:value-type="float">
            <text:p>-1.25</text:p>
          </table:table-cell>
          <table:table-cell table:formula="of:=IF([.C8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ad3b470c2aa12ed369e241db9f3c8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898]=&quot;NA&quot;; &quot;NA&quot;; ([.B898]-[.C898]))" office:value-type="float" office:value="0" calcext:value-type="float">
            <text:p>0.00</text:p>
          </table:table-cell>
          <table:table-cell table:formula="of:=IF([.C8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b50b1e28f7f2d2420d3a96d9c73de2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C899]=&quot;NA&quot;; &quot;NA&quot;; ([.B899]-[.C899]))" office:value-type="float" office:value="0" calcext:value-type="float">
            <text:p>0.00</text:p>
          </table:table-cell>
          <table:table-cell table:formula="of:=IF([.C8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df28564ffbf3701097823189bc0367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00]=&quot;NA&quot;; &quot;NA&quot;; ([.B900]-[.C900]))" office:value-type="float" office:value="0" calcext:value-type="float">
            <text:p>0.00</text:p>
          </table:table-cell>
          <table:table-cell table:formula="of:=IF([.C9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e22d722d4f2a68b69b1de8bae5a92f3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901]=&quot;NA&quot;; &quot;NA&quot;; ([.B901]-[.C901]))" office:value-type="float" office:value="0" calcext:value-type="float">
            <text:p>0.00</text:p>
          </table:table-cell>
          <table:table-cell table:formula="of:=IF([.C9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eb4b1a08597c65447825a1af4657093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902]=&quot;NA&quot;; &quot;NA&quot;; ([.B902]-[.C902]))" office:value-type="float" office:value="-1.25" calcext:value-type="float">
            <text:p>-1.25</text:p>
          </table:table-cell>
          <table:table-cell table:formula="of:=IF([.C9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1bf04b75b3c6d65c012ccf109fa17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03]=&quot;NA&quot;; &quot;NA&quot;; ([.B903]-[.C903]))" office:value-type="float" office:value="0" calcext:value-type="float">
            <text:p>0.00</text:p>
          </table:table-cell>
          <table:table-cell table:formula="of:=IF([.C9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4d373809620f9e515deac5d1570a38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904]=&quot;NA&quot;; &quot;NA&quot;; ([.B904]-[.C904]))" office:value-type="float" office:value="0" calcext:value-type="float">
            <text:p>0.00</text:p>
          </table:table-cell>
          <table:table-cell table:formula="of:=IF([.C9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4dc5b48ec0104dca18d50ceb483fce</text:p>
          </table:table-cell>
          <table:table-cell office:value-type="float" office:value="120" calcext:value-type="float">
            <text:p>120.00</text:p>
          </table:table-cell>
          <table:table-cell office:value-type="float" office:value="125" calcext:value-type="float">
            <text:p>125.00</text:p>
          </table:table-cell>
          <table:table-cell table:formula="of:=IF([.C905]=&quot;NA&quot;; &quot;NA&quot;; ([.B905]-[.C905]))" office:value-type="float" office:value="-5" calcext:value-type="float">
            <text:p>-5.00</text:p>
          </table:table-cell>
          <table:table-cell table:formula="of:=IF([.C9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990f15cbf32c52e6b844254bd38a1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06]=&quot;NA&quot;; &quot;NA&quot;; ([.B906]-[.C906]))" office:value-type="float" office:value="0" calcext:value-type="float">
            <text:p>0.00</text:p>
          </table:table-cell>
          <table:table-cell table:formula="of:=IF([.C9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bb7d66fb22655e78d9bc1d3c433e3b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907]=&quot;NA&quot;; &quot;NA&quot;; ([.B907]-[.C907]))" office:value-type="float" office:value="0" calcext:value-type="float">
            <text:p>0.00</text:p>
          </table:table-cell>
          <table:table-cell table:formula="of:=IF([.C9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bd4ee33b849c4984ce508772a3aa44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908]=&quot;NA&quot;; &quot;NA&quot;; ([.B908]-[.C908]))" office:value-type="float" office:value="0" calcext:value-type="float">
            <text:p>0.00</text:p>
          </table:table-cell>
          <table:table-cell table:formula="of:=IF([.C9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d0574180c03ddf7257cde80aa4292c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909]=&quot;NA&quot;; &quot;NA&quot;; ([.B909]-[.C909]))" office:value-type="float" office:value="0" calcext:value-type="float">
            <text:p>0.00</text:p>
          </table:table-cell>
          <table:table-cell table:formula="of:=IF([.C9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d448601e73070324b33557e14134b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10]=&quot;NA&quot;; &quot;NA&quot;; ([.B910]-[.C910]))" office:value-type="float" office:value="0" calcext:value-type="float">
            <text:p>0.00</text:p>
          </table:table-cell>
          <table:table-cell table:formula="of:=IF([.C9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e4387d16f95bf17cd56fe84e8dcd0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11]=&quot;NA&quot;; &quot;NA&quot;; ([.B911]-[.C911]))" office:value-type="float" office:value="0" calcext:value-type="float">
            <text:p>0.00</text:p>
          </table:table-cell>
          <table:table-cell table:formula="of:=IF([.C9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ef768a3a12d4fbbf71293346bb3fa2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912]=&quot;NA&quot;; &quot;NA&quot;; ([.B912]-[.C912]))" office:value-type="float" office:value="0" calcext:value-type="float">
            <text:p>0.00</text:p>
          </table:table-cell>
          <table:table-cell table:formula="of:=IF([.C9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037377bd15b64f35b09c6d2d16e093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913]=&quot;NA&quot;; &quot;NA&quot;; ([.B913]-[.C913]))" office:value-type="float" office:value="0" calcext:value-type="float">
            <text:p>0.00</text:p>
          </table:table-cell>
          <table:table-cell table:formula="of:=IF([.C9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101227944feb1c123e680507e032a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914]=&quot;NA&quot;; &quot;NA&quot;; ([.B914]-[.C914]))" office:value-type="string" office:string-value="NA" calcext:value-type="string">
            <text:p>NA</text:p>
          </table:table-cell>
          <table:table-cell table:formula="of:=IF([.C91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17451628abfb338d625317d6573374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915]=&quot;NA&quot;; &quot;NA&quot;; ([.B915]-[.C915]))" office:value-type="float" office:value="-1.25" calcext:value-type="float">
            <text:p>-1.25</text:p>
          </table:table-cell>
          <table:table-cell table:formula="of:=IF([.C9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21da658effc8257e6c7d548ab5f85d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916]=&quot;NA&quot;; &quot;NA&quot;; ([.B916]-[.C916]))" office:value-type="float" office:value="-1.25" calcext:value-type="float">
            <text:p>-1.25</text:p>
          </table:table-cell>
          <table:table-cell table:formula="of:=IF([.C9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5f9eff4dc305017456d481ea49c0c8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917]=&quot;NA&quot;; &quot;NA&quot;; ([.B917]-[.C917]))" office:value-type="float" office:value="0" calcext:value-type="float">
            <text:p>0.00</text:p>
          </table:table-cell>
          <table:table-cell table:formula="of:=IF([.C9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641b1bbf21d2de14723d6cee5de6ac</text:p>
          </table:table-cell>
          <table:table-cell office:value-type="float" office:value="17.5" calcext:value-type="float">
            <text:p>17.50</text:p>
          </table:table-cell>
          <table:table-cell office:value-type="float" office:value="13.75" calcext:value-type="float">
            <text:p>13.75</text:p>
          </table:table-cell>
          <table:table-cell table:formula="of:=IF([.C918]=&quot;NA&quot;; &quot;NA&quot;; ([.B918]-[.C918]))" office:value-type="float" office:value="3.75" calcext:value-type="float">
            <text:p>3.75</text:p>
          </table:table-cell>
          <table:table-cell table:formula="of:=IF([.C9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78b7e5ecbf56d860f21a62f107b63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19]=&quot;NA&quot;; &quot;NA&quot;; ([.B919]-[.C919]))" office:value-type="float" office:value="0" calcext:value-type="float">
            <text:p>0.00</text:p>
          </table:table-cell>
          <table:table-cell table:formula="of:=IF([.C9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7e43d51e302fae085b4a2a8e61f964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920]=&quot;NA&quot;; &quot;NA&quot;; ([.B920]-[.C920]))" office:value-type="float" office:value="0" calcext:value-type="float">
            <text:p>0.00</text:p>
          </table:table-cell>
          <table:table-cell table:formula="of:=IF([.C9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9bfcd468fc254ea10a27dfcfd3a5d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21]=&quot;NA&quot;; &quot;NA&quot;; ([.B921]-[.C921]))" office:value-type="float" office:value="0" calcext:value-type="float">
            <text:p>0.00</text:p>
          </table:table-cell>
          <table:table-cell table:formula="of:=IF([.C9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b4c3e128808d7b2558fe30fe36a5a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22]=&quot;NA&quot;; &quot;NA&quot;; ([.B922]-[.C922]))" office:value-type="float" office:value="0" calcext:value-type="float">
            <text:p>0.00</text:p>
          </table:table-cell>
          <table:table-cell table:formula="of:=IF([.C9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b763b2d2f9c64f38a5bcaa6646af3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23]=&quot;NA&quot;; &quot;NA&quot;; ([.B923]-[.C923]))" office:value-type="float" office:value="0" calcext:value-type="float">
            <text:p>0.00</text:p>
          </table:table-cell>
          <table:table-cell table:formula="of:=IF([.C9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0d1347641e1f0fa308d5cfed11dca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924]=&quot;NA&quot;; &quot;NA&quot;; ([.B924]-[.C924]))" office:value-type="string" office:string-value="NA" calcext:value-type="string">
            <text:p>NA</text:p>
          </table:table-cell>
          <table:table-cell table:formula="of:=IF([.C92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22bc6cf04c46488c8a72f205995dd3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925]=&quot;NA&quot;; &quot;NA&quot;; ([.B925]-[.C925]))" office:value-type="float" office:value="-1.25" calcext:value-type="float">
            <text:p>-1.25</text:p>
          </table:table-cell>
          <table:table-cell table:formula="of:=IF([.C9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25c79acf0970533f7bdbbbb6b6ad4a</text:p>
          </table:table-cell>
          <table:table-cell office:value-type="float" office:value="290" calcext:value-type="float">
            <text:p>290.00</text:p>
          </table:table-cell>
          <table:table-cell office:value-type="float" office:value="300" calcext:value-type="float">
            <text:p>300.00</text:p>
          </table:table-cell>
          <table:table-cell table:formula="of:=IF([.C926]=&quot;NA&quot;; &quot;NA&quot;; ([.B926]-[.C926]))" office:value-type="float" office:value="-10" calcext:value-type="float">
            <text:p>-10.00</text:p>
          </table:table-cell>
          <table:table-cell table:formula="of:=IF([.C9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4ea273bcb70842070613fa9c785be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27]=&quot;NA&quot;; &quot;NA&quot;; ([.B927]-[.C927]))" office:value-type="float" office:value="0" calcext:value-type="float">
            <text:p>0.00</text:p>
          </table:table-cell>
          <table:table-cell table:formula="of:=IF([.C9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84f5707967427338c79c5793c7bf72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928]=&quot;NA&quot;; &quot;NA&quot;; ([.B928]-[.C928]))" office:value-type="float" office:value="0" calcext:value-type="float">
            <text:p>0.00</text:p>
          </table:table-cell>
          <table:table-cell table:formula="of:=IF([.C9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9d5eb390866a9c14f0cbec74339699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929]=&quot;NA&quot;; &quot;NA&quot;; ([.B929]-[.C929]))" office:value-type="float" office:value="-1.25" calcext:value-type="float">
            <text:p>-1.25</text:p>
          </table:table-cell>
          <table:table-cell table:formula="of:=IF([.C9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dfe14de93146b6b2f227ff168166ed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930]=&quot;NA&quot;; &quot;NA&quot;; ([.B930]-[.C930]))" office:value-type="float" office:value="-1.25" calcext:value-type="float">
            <text:p>-1.25</text:p>
          </table:table-cell>
          <table:table-cell table:formula="of:=IF([.C9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e89425d98117eba0b2e86a5e517803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table:formula="of:=IF([.C931]=&quot;NA&quot;; &quot;NA&quot;; ([.B931]-[.C931]))" office:value-type="float" office:value="-5" calcext:value-type="float">
            <text:p>-5.00</text:p>
          </table:table-cell>
          <table:table-cell table:formula="of:=IF([.C9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fde9d1a1d4142133bab1c538d263b9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932]=&quot;NA&quot;; &quot;NA&quot;; ([.B932]-[.C932]))" office:value-type="float" office:value="-1.25" calcext:value-type="float">
            <text:p>-1.25</text:p>
          </table:table-cell>
          <table:table-cell table:formula="of:=IF([.C9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0d0dcef645f7572a49796292ae696c</text:p>
          </table:table-cell>
          <table:table-cell office:value-type="float" office:value="185" calcext:value-type="float">
            <text:p>185.00</text:p>
          </table:table-cell>
          <table:table-cell office:value-type="float" office:value="190" calcext:value-type="float">
            <text:p>190.00</text:p>
          </table:table-cell>
          <table:table-cell table:formula="of:=IF([.C933]=&quot;NA&quot;; &quot;NA&quot;; ([.B933]-[.C933]))" office:value-type="float" office:value="-5" calcext:value-type="float">
            <text:p>-5.00</text:p>
          </table:table-cell>
          <table:table-cell table:formula="of:=IF([.C9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23e6551a9df0b14e6ebcb99137573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934]=&quot;NA&quot;; &quot;NA&quot;; ([.B934]-[.C934]))" office:value-type="string" office:string-value="NA" calcext:value-type="string">
            <text:p>NA</text:p>
          </table:table-cell>
          <table:table-cell table:formula="of:=IF([.C93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47611fe4668bbaed1d896cc06dd41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35]=&quot;NA&quot;; &quot;NA&quot;; ([.B935]-[.C935]))" office:value-type="float" office:value="0" calcext:value-type="float">
            <text:p>0.00</text:p>
          </table:table-cell>
          <table:table-cell table:formula="of:=IF([.C9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577fdbd28a8df77b6b94e9c6ea226c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936]=&quot;NA&quot;; &quot;NA&quot;; ([.B936]-[.C936]))" office:value-type="float" office:value="0" calcext:value-type="float">
            <text:p>0.00</text:p>
          </table:table-cell>
          <table:table-cell table:formula="of:=IF([.C9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62a5bb0696362a2a81e4f42a5c4c6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37]=&quot;NA&quot;; &quot;NA&quot;; ([.B937]-[.C937]))" office:value-type="float" office:value="0" calcext:value-type="float">
            <text:p>0.00</text:p>
          </table:table-cell>
          <table:table-cell table:formula="of:=IF([.C9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72c264d2fb415ff85aeb8a46410f0a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938]=&quot;NA&quot;; &quot;NA&quot;; ([.B938]-[.C938]))" office:value-type="float" office:value="-1.25" calcext:value-type="float">
            <text:p>-1.25</text:p>
          </table:table-cell>
          <table:table-cell table:formula="of:=IF([.C9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91929cf5bbba99427d9ae5c628b78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39]=&quot;NA&quot;; &quot;NA&quot;; ([.B939]-[.C939]))" office:value-type="float" office:value="0" calcext:value-type="float">
            <text:p>0.00</text:p>
          </table:table-cell>
          <table:table-cell table:formula="of:=IF([.C9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9ef85e6c5d5e473d9d96270394cd70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940]=&quot;NA&quot;; &quot;NA&quot;; ([.B940]-[.C940]))" office:value-type="float" office:value="-1.25" calcext:value-type="float">
            <text:p>-1.25</text:p>
          </table:table-cell>
          <table:table-cell table:formula="of:=IF([.C9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f8bd605325821024e8bf8fd641a1dc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941]=&quot;NA&quot;; &quot;NA&quot;; ([.B941]-[.C941]))" office:value-type="float" office:value="0" calcext:value-type="float">
            <text:p>0.00</text:p>
          </table:table-cell>
          <table:table-cell table:formula="of:=IF([.C9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0c3e2913b6268302770019dfd9bf2b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942]=&quot;NA&quot;; &quot;NA&quot;; ([.B942]-[.C942]))" office:value-type="float" office:value="-5" calcext:value-type="float">
            <text:p>-5.00</text:p>
          </table:table-cell>
          <table:table-cell table:formula="of:=IF([.C9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19e9250142457ea80998908782061a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43]=&quot;NA&quot;; &quot;NA&quot;; ([.B943]-[.C943]))" office:value-type="float" office:value="0" calcext:value-type="float">
            <text:p>0.00</text:p>
          </table:table-cell>
          <table:table-cell table:formula="of:=IF([.C9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510d2e73dc738bfc369ede1395e26d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944]=&quot;NA&quot;; &quot;NA&quot;; ([.B944]-[.C944]))" office:value-type="float" office:value="-1.25" calcext:value-type="float">
            <text:p>-1.25</text:p>
          </table:table-cell>
          <table:table-cell table:formula="of:=IF([.C9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6337c40f279a4eb1b0cd2e52d51e81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945]=&quot;NA&quot;; &quot;NA&quot;; ([.B945]-[.C945]))" office:value-type="float" office:value="0" calcext:value-type="float">
            <text:p>0.00</text:p>
          </table:table-cell>
          <table:table-cell table:formula="of:=IF([.C9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81178f675b3e95222cb91067819a6e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946]=&quot;NA&quot;; &quot;NA&quot;; ([.B946]-[.C946]))" office:value-type="float" office:value="-1.25" calcext:value-type="float">
            <text:p>-1.25</text:p>
          </table:table-cell>
          <table:table-cell table:formula="of:=IF([.C9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8d1fc87e2ea866d98ae4266417cdd9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947]=&quot;NA&quot;; &quot;NA&quot;; ([.B947]-[.C947]))" office:value-type="float" office:value="0" calcext:value-type="float">
            <text:p>0.00</text:p>
          </table:table-cell>
          <table:table-cell table:formula="of:=IF([.C9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ad01ad1684fc2be1b231563c5c547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A</text:p>
          </table:table-cell>
          <table:table-cell table:formula="of:=IF([.C948]=&quot;NA&quot;; &quot;NA&quot;; ([.B948]-[.C948]))" office:value-type="string" office:string-value="NA" calcext:value-type="string">
            <text:p>NA</text:p>
          </table:table-cell>
          <table:table-cell table:formula="of:=IF([.C94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b139060810e1e09dad383ffc2e2ca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49]=&quot;NA&quot;; &quot;NA&quot;; ([.B949]-[.C949]))" office:value-type="float" office:value="0" calcext:value-type="float">
            <text:p>0.00</text:p>
          </table:table-cell>
          <table:table-cell table:formula="of:=IF([.C9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cfdb64cb07d5b192089bf6e652369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50]=&quot;NA&quot;; &quot;NA&quot;; ([.B950]-[.C950]))" office:value-type="float" office:value="0" calcext:value-type="float">
            <text:p>0.00</text:p>
          </table:table-cell>
          <table:table-cell table:formula="of:=IF([.C9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f076d4d448b277f26be61d463cb75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51]=&quot;NA&quot;; &quot;NA&quot;; ([.B951]-[.C951]))" office:value-type="float" office:value="0" calcext:value-type="float">
            <text:p>0.00</text:p>
          </table:table-cell>
          <table:table-cell table:formula="of:=IF([.C9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013ad399e6c478f00c0bcf2c3dafe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952]=&quot;NA&quot;; &quot;NA&quot;; ([.B952]-[.C952]))" office:value-type="string" office:string-value="NA" calcext:value-type="string">
            <text:p>NA</text:p>
          </table:table-cell>
          <table:table-cell table:formula="of:=IF([.C95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05df90cf38e7f7ee1b38a6990a809a</text:p>
          </table:table-cell>
          <table:table-cell table:number-columns-repeated="2" office:value-type="float" office:value="21.25" calcext:value-type="float">
            <text:p>21.25</text:p>
          </table:table-cell>
          <table:table-cell table:formula="of:=IF([.C953]=&quot;NA&quot;; &quot;NA&quot;; ([.B953]-[.C953]))" office:value-type="float" office:value="0" calcext:value-type="float">
            <text:p>0.00</text:p>
          </table:table-cell>
          <table:table-cell table:formula="of:=IF([.C9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135c956c748aac2e06d8b8350f83f9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954]=&quot;NA&quot;; &quot;NA&quot;; ([.B954]-[.C954]))" office:value-type="float" office:value="0" calcext:value-type="float">
            <text:p>0.00</text:p>
          </table:table-cell>
          <table:table-cell table:formula="of:=IF([.C9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589543405f7e2a1e5b3db7a6dffd4f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955]=&quot;NA&quot;; &quot;NA&quot;; ([.B955]-[.C955]))" office:value-type="float" office:value="-5" calcext:value-type="float">
            <text:p>-5.00</text:p>
          </table:table-cell>
          <table:table-cell table:formula="of:=IF([.C9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67b330fd6b1f14d368503a950a708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56]=&quot;NA&quot;; &quot;NA&quot;; ([.B956]-[.C956]))" office:value-type="float" office:value="0" calcext:value-type="float">
            <text:p>0.00</text:p>
          </table:table-cell>
          <table:table-cell table:formula="of:=IF([.C9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83d6f4deb37d4a87f19400834deec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57]=&quot;NA&quot;; &quot;NA&quot;; ([.B957]-[.C957]))" office:value-type="float" office:value="0" calcext:value-type="float">
            <text:p>0.00</text:p>
          </table:table-cell>
          <table:table-cell table:formula="of:=IF([.C9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8a824082eb3cabfc2cfc285bd9ad3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58]=&quot;NA&quot;; &quot;NA&quot;; ([.B958]-[.C958]))" office:value-type="float" office:value="0" calcext:value-type="float">
            <text:p>0.00</text:p>
          </table:table-cell>
          <table:table-cell table:formula="of:=IF([.C9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a538835235f107b75d9c84b2c1fb2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59]=&quot;NA&quot;; &quot;NA&quot;; ([.B959]-[.C959]))" office:value-type="float" office:value="0" calcext:value-type="float">
            <text:p>0.00</text:p>
          </table:table-cell>
          <table:table-cell table:formula="of:=IF([.C9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0c05c18313e57c23f37014c4ed00b7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960]=&quot;NA&quot;; &quot;NA&quot;; ([.B960]-[.C960]))" office:value-type="float" office:value="0" calcext:value-type="float">
            <text:p>0.00</text:p>
          </table:table-cell>
          <table:table-cell table:formula="of:=IF([.C9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189ba4f50adac0401a97c629cc8f22</text:p>
          </table:table-cell>
          <table:table-cell office:value-type="float" office:value="125" calcext:value-type="float">
            <text:p>125.00</text:p>
          </table:table-cell>
          <table:table-cell office:value-type="float" office:value="130" calcext:value-type="float">
            <text:p>130.00</text:p>
          </table:table-cell>
          <table:table-cell table:formula="of:=IF([.C961]=&quot;NA&quot;; &quot;NA&quot;; ([.B961]-[.C961]))" office:value-type="float" office:value="-5" calcext:value-type="float">
            <text:p>-5.00</text:p>
          </table:table-cell>
          <table:table-cell table:formula="of:=IF([.C9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202cb12ba32cb127a8379344ddbb59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962]=&quot;NA&quot;; &quot;NA&quot;; ([.B962]-[.C962]))" office:value-type="float" office:value="-1.25" calcext:value-type="float">
            <text:p>-1.25</text:p>
          </table:table-cell>
          <table:table-cell table:formula="of:=IF([.C9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2bbb4e0821d53e1e29e78602b72f3a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table:formula="of:=IF([.C963]=&quot;NA&quot;; &quot;NA&quot;; ([.B963]-[.C963]))" office:value-type="float" office:value="-5" calcext:value-type="float">
            <text:p>-5.00</text:p>
          </table:table-cell>
          <table:table-cell table:formula="of:=IF([.C9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57ac2484f24d8297b35126cf430cb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64]=&quot;NA&quot;; &quot;NA&quot;; ([.B964]-[.C964]))" office:value-type="float" office:value="0" calcext:value-type="float">
            <text:p>0.00</text:p>
          </table:table-cell>
          <table:table-cell table:formula="of:=IF([.C9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5be60e1ff4e40e747a6bd1ffe3ff49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965]=&quot;NA&quot;; &quot;NA&quot;; ([.B965]-[.C965]))" office:value-type="float" office:value="-1.25" calcext:value-type="float">
            <text:p>-1.25</text:p>
          </table:table-cell>
          <table:table-cell table:formula="of:=IF([.C9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5fc1d66c3596c2c9411a17dd83a554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966]=&quot;NA&quot;; &quot;NA&quot;; ([.B966]-[.C966]))" office:value-type="float" office:value="0" calcext:value-type="float">
            <text:p>0.00</text:p>
          </table:table-cell>
          <table:table-cell table:formula="of:=IF([.C9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6f4ee619de3d57ae3c9eeb44886926</text:p>
          </table:table-cell>
          <table:table-cell office:value-type="float" office:value="180" calcext:value-type="float">
            <text:p>180.00</text:p>
          </table:table-cell>
          <table:table-cell office:value-type="float" office:value="185" calcext:value-type="float">
            <text:p>185.00</text:p>
          </table:table-cell>
          <table:table-cell table:formula="of:=IF([.C967]=&quot;NA&quot;; &quot;NA&quot;; ([.B967]-[.C967]))" office:value-type="float" office:value="-5" calcext:value-type="float">
            <text:p>-5.00</text:p>
          </table:table-cell>
          <table:table-cell table:formula="of:=IF([.C9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7b02cee20ff252bcc5df3fb8f74088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C968]=&quot;NA&quot;; &quot;NA&quot;; ([.B968]-[.C968]))" office:value-type="float" office:value="0" calcext:value-type="float">
            <text:p>0.00</text:p>
          </table:table-cell>
          <table:table-cell table:formula="of:=IF([.C9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92a4375304cb93aeb42bc5050ab57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69]=&quot;NA&quot;; &quot;NA&quot;; ([.B969]-[.C969]))" office:value-type="float" office:value="0" calcext:value-type="float">
            <text:p>0.00</text:p>
          </table:table-cell>
          <table:table-cell table:formula="of:=IF([.C9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aa5b78345db2418e611e03580fc1f4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970]=&quot;NA&quot;; &quot;NA&quot;; ([.B970]-[.C970]))" office:value-type="float" office:value="0" calcext:value-type="float">
            <text:p>0.00</text:p>
          </table:table-cell>
          <table:table-cell table:formula="of:=IF([.C9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de206305693b235a3ea07e1fa3103c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971]=&quot;NA&quot;; &quot;NA&quot;; ([.B971]-[.C971]))" office:value-type="float" office:value="0" calcext:value-type="float">
            <text:p>0.00</text:p>
          </table:table-cell>
          <table:table-cell table:formula="of:=IF([.C9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e4d7d26497e3ac3d1d6b478c5dd1bc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A</text:p>
          </table:table-cell>
          <table:table-cell table:formula="of:=IF([.C972]=&quot;NA&quot;; &quot;NA&quot;; ([.B972]-[.C972]))" office:value-type="string" office:string-value="NA" calcext:value-type="string">
            <text:p>NA</text:p>
          </table:table-cell>
          <table:table-cell table:formula="of:=IF([.C97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e7d45dd3eae6da8ad33d394b9698e7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table:formula="of:=IF([.C973]=&quot;NA&quot;; &quot;NA&quot;; ([.B973]-[.C973]))" office:value-type="float" office:value="-5" calcext:value-type="float">
            <text:p>-5.00</text:p>
          </table:table-cell>
          <table:table-cell table:formula="of:=IF([.C9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2173652411a470222a7973ec836f85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974]=&quot;NA&quot;; &quot;NA&quot;; ([.B974]-[.C974]))" office:value-type="float" office:value="0" calcext:value-type="float">
            <text:p>0.00</text:p>
          </table:table-cell>
          <table:table-cell table:formula="of:=IF([.C9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3df0a9bc359454b7a560d57822d23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75]=&quot;NA&quot;; &quot;NA&quot;; ([.B975]-[.C975]))" office:value-type="float" office:value="0" calcext:value-type="float">
            <text:p>0.00</text:p>
          </table:table-cell>
          <table:table-cell table:formula="of:=IF([.C9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4e4e56af19857d32caace6dab743f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76]=&quot;NA&quot;; &quot;NA&quot;; ([.B976]-[.C976]))" office:value-type="float" office:value="0" calcext:value-type="float">
            <text:p>0.00</text:p>
          </table:table-cell>
          <table:table-cell table:formula="of:=IF([.C9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75a465cecfd3530bd8e59a0261d1e0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977]=&quot;NA&quot;; &quot;NA&quot;; ([.B977]-[.C977]))" office:value-type="float" office:value="0" calcext:value-type="float">
            <text:p>0.00</text:p>
          </table:table-cell>
          <table:table-cell table:formula="of:=IF([.C9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bd842334ff582d17899ef199708174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978]=&quot;NA&quot;; &quot;NA&quot;; ([.B978]-[.C978]))" office:value-type="float" office:value="0" calcext:value-type="float">
            <text:p>0.00</text:p>
          </table:table-cell>
          <table:table-cell table:formula="of:=IF([.C9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e08d961feadc6a2f74066d77bd8cc5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979]=&quot;NA&quot;; &quot;NA&quot;; ([.B979]-[.C979]))" office:value-type="float" office:value="-1.25" calcext:value-type="float">
            <text:p>-1.25</text:p>
          </table:table-cell>
          <table:table-cell table:formula="of:=IF([.C9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f6b7a67cd14b8d6a390d8c920a88e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80]=&quot;NA&quot;; &quot;NA&quot;; ([.B980]-[.C980]))" office:value-type="float" office:value="0" calcext:value-type="float">
            <text:p>0.00</text:p>
          </table:table-cell>
          <table:table-cell table:formula="of:=IF([.C9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11278452087fa09ac0d023e27d41c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81]=&quot;NA&quot;; &quot;NA&quot;; ([.B981]-[.C981]))" office:value-type="float" office:value="0" calcext:value-type="float">
            <text:p>0.00</text:p>
          </table:table-cell>
          <table:table-cell table:formula="of:=IF([.C9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2fcf047c0680bd8cedddc076fddf3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82]=&quot;NA&quot;; &quot;NA&quot;; ([.B982]-[.C982]))" office:value-type="float" office:value="0" calcext:value-type="float">
            <text:p>0.00</text:p>
          </table:table-cell>
          <table:table-cell table:formula="of:=IF([.C9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5cf29ec51ac73e0f867a77c8ebd36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83]=&quot;NA&quot;; &quot;NA&quot;; ([.B983]-[.C983]))" office:value-type="float" office:value="0" calcext:value-type="float">
            <text:p>0.00</text:p>
          </table:table-cell>
          <table:table-cell table:formula="of:=IF([.C9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7d431e0b2f13ba12a7b1d20ea86be8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984]=&quot;NA&quot;; &quot;NA&quot;; ([.B984]-[.C984]))" office:value-type="float" office:value="-1.25" calcext:value-type="float">
            <text:p>-1.25</text:p>
          </table:table-cell>
          <table:table-cell table:formula="of:=IF([.C9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bb5c1d5ccf77312956101a5a2d5a1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985]=&quot;NA&quot;; &quot;NA&quot;; ([.B985]-[.C985]))" office:value-type="float" office:value="0" calcext:value-type="float">
            <text:p>0.00</text:p>
          </table:table-cell>
          <table:table-cell table:formula="of:=IF([.C9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ef0a57440aa6c439b265d73b63920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86]=&quot;NA&quot;; &quot;NA&quot;; ([.B986]-[.C986]))" office:value-type="float" office:value="0" calcext:value-type="float">
            <text:p>0.00</text:p>
          </table:table-cell>
          <table:table-cell table:formula="of:=IF([.C9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b841a71d5cf8a54033da6a7a7190b3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987]=&quot;NA&quot;; &quot;NA&quot;; ([.B987]-[.C987]))" office:value-type="float" office:value="0" calcext:value-type="float">
            <text:p>0.00</text:p>
          </table:table-cell>
          <table:table-cell table:formula="of:=IF([.C9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cca06accc3dd010c21839794a9f64c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988]=&quot;NA&quot;; &quot;NA&quot;; ([.B988]-[.C988]))" office:value-type="float" office:value="0" calcext:value-type="float">
            <text:p>0.00</text:p>
          </table:table-cell>
          <table:table-cell table:formula="of:=IF([.C9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cda95c9fb550f50989692e2893df37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989]=&quot;NA&quot;; &quot;NA&quot;; ([.B989]-[.C989]))" office:value-type="float" office:value="-1.25" calcext:value-type="float">
            <text:p>-1.25</text:p>
          </table:table-cell>
          <table:table-cell table:formula="of:=IF([.C9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e0745d09c3f8a687857666a0e3784b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table:formula="of:=IF([.C990]=&quot;NA&quot;; &quot;NA&quot;; ([.B990]-[.C990]))" office:value-type="float" office:value="-5" calcext:value-type="float">
            <text:p>-5.00</text:p>
          </table:table-cell>
          <table:table-cell table:formula="of:=IF([.C9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ee9df5b04a8a6c0898ba237bc87b40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991]=&quot;NA&quot;; &quot;NA&quot;; ([.B991]-[.C991]))" office:value-type="float" office:value="0" calcext:value-type="float">
            <text:p>0.00</text:p>
          </table:table-cell>
          <table:table-cell table:formula="of:=IF([.C9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170ca1effc2241932448a56497d2d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92]=&quot;NA&quot;; &quot;NA&quot;; ([.B992]-[.C992]))" office:value-type="float" office:value="0" calcext:value-type="float">
            <text:p>0.00</text:p>
          </table:table-cell>
          <table:table-cell table:formula="of:=IF([.C9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87115b986329432dc76534bafe4e6f</text:p>
          </table:table-cell>
          <table:table-cell office:value-type="float" office:value="7.5" calcext:value-type="float">
            <text:p>7.50</text:p>
          </table:table-cell>
          <table:table-cell office:value-type="float" office:value="6.25" calcext:value-type="float">
            <text:p>6.25</text:p>
          </table:table-cell>
          <table:table-cell table:formula="of:=IF([.C993]=&quot;NA&quot;; &quot;NA&quot;; ([.B993]-[.C993]))" office:value-type="float" office:value="1.25" calcext:value-type="float">
            <text:p>1.25</text:p>
          </table:table-cell>
          <table:table-cell table:formula="of:=IF([.C9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aa2f78dd3b498256329f38a3d0dd26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994]=&quot;NA&quot;; &quot;NA&quot;; ([.B994]-[.C994]))" office:value-type="float" office:value="0" calcext:value-type="float">
            <text:p>0.00</text:p>
          </table:table-cell>
          <table:table-cell table:formula="of:=IF([.C9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aefaa4d4a0bccc5aa8f7aee598c4d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95]=&quot;NA&quot;; &quot;NA&quot;; ([.B995]-[.C995]))" office:value-type="float" office:value="0" calcext:value-type="float">
            <text:p>0.00</text:p>
          </table:table-cell>
          <table:table-cell table:formula="of:=IF([.C9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baa1bc5420e9444e11b2e58618901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996]=&quot;NA&quot;; &quot;NA&quot;; ([.B996]-[.C996]))" office:value-type="float" office:value="0" calcext:value-type="float">
            <text:p>0.00</text:p>
          </table:table-cell>
          <table:table-cell table:formula="of:=IF([.C9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c8043a8357e8d3bd7896ece94b2a75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997]=&quot;NA&quot;; &quot;NA&quot;; ([.B997]-[.C997]))" office:value-type="float" office:value="0" calcext:value-type="float">
            <text:p>0.00</text:p>
          </table:table-cell>
          <table:table-cell table:formula="of:=IF([.C9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dfa402abbdb247744922ab35558424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A</text:p>
          </table:table-cell>
          <table:table-cell table:formula="of:=IF([.C998]=&quot;NA&quot;; &quot;NA&quot;; ([.B998]-[.C998]))" office:value-type="string" office:string-value="NA" calcext:value-type="string">
            <text:p>NA</text:p>
          </table:table-cell>
          <table:table-cell table:formula="of:=IF([.C99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a3ecfdc41ee771f97cb1ce11184b1a1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999]=&quot;NA&quot;; &quot;NA&quot;; ([.B999]-[.C999]))" office:value-type="float" office:value="0" calcext:value-type="float">
            <text:p>0.00</text:p>
          </table:table-cell>
          <table:table-cell table:formula="of:=IF([.C9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a6f0099573b3ea7004ce503afaafce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00]=&quot;NA&quot;; &quot;NA&quot;; ([.B1000]-[.C1000]))" office:value-type="float" office:value="0" calcext:value-type="float">
            <text:p>0.00</text:p>
          </table:table-cell>
          <table:table-cell table:formula="of:=IF([.C10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a8c75e3b7952852260ca6db7fb92955</text:p>
          </table:table-cell>
          <table:table-cell office:value-type="float" office:value="21.25" calcext:value-type="float">
            <text:p>21.25</text:p>
          </table:table-cell>
          <table:table-cell office:value-type="float" office:value="18.75" calcext:value-type="float">
            <text:p>18.75</text:p>
          </table:table-cell>
          <table:table-cell table:formula="of:=IF([.C1001]=&quot;NA&quot;; &quot;NA&quot;; ([.B1001]-[.C1001]))" office:value-type="float" office:value="2.5" calcext:value-type="float">
            <text:p>2.50</text:p>
          </table:table-cell>
          <table:table-cell table:formula="of:=IF([.C10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a914235a608c65081b80c042d791e6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002]=&quot;NA&quot;; &quot;NA&quot;; ([.B1002]-[.C1002]))" office:value-type="float" office:value="0" calcext:value-type="float">
            <text:p>0.00</text:p>
          </table:table-cell>
          <table:table-cell table:formula="of:=IF([.C10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aa24d1571a907df441ccb85781f283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03]=&quot;NA&quot;; &quot;NA&quot;; ([.B1003]-[.C1003]))" office:value-type="float" office:value="0" calcext:value-type="float">
            <text:p>0.00</text:p>
          </table:table-cell>
          <table:table-cell table:formula="of:=IF([.C10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aa4eabbbbaa5fa0e9f08335116fc0a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04]=&quot;NA&quot;; &quot;NA&quot;; ([.B1004]-[.C1004]))" office:value-type="float" office:value="0" calcext:value-type="float">
            <text:p>0.00</text:p>
          </table:table-cell>
          <table:table-cell table:formula="of:=IF([.C10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22c13c3215b6079b660516f49a48f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05]=&quot;NA&quot;; &quot;NA&quot;; ([.B1005]-[.C1005]))" office:value-type="float" office:value="0" calcext:value-type="float">
            <text:p>0.00</text:p>
          </table:table-cell>
          <table:table-cell table:formula="of:=IF([.C10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2ea04b94bc60428c5a1d73e4f923c3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006]=&quot;NA&quot;; &quot;NA&quot;; ([.B1006]-[.C1006]))" office:value-type="float" office:value="0" calcext:value-type="float">
            <text:p>0.00</text:p>
          </table:table-cell>
          <table:table-cell table:formula="of:=IF([.C10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58d50daf79859aba052f4ef650443e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007]=&quot;NA&quot;; &quot;NA&quot;; ([.B1007]-[.C1007]))" office:value-type="float" office:value="0" calcext:value-type="float">
            <text:p>0.00</text:p>
          </table:table-cell>
          <table:table-cell table:formula="of:=IF([.C10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67d6f60db3c7b6ca522f4053b3fb8d</text:p>
          </table:table-cell>
          <table:table-cell office:value-type="float" office:value="2.5" calcext:value-type="float">
            <text:p>2.50</text:p>
          </table:table-cell>
          <table:table-cell office:value-type="float" office:value="1.25" calcext:value-type="float">
            <text:p>1.25</text:p>
          </table:table-cell>
          <table:table-cell table:formula="of:=IF([.C1008]=&quot;NA&quot;; &quot;NA&quot;; ([.B1008]-[.C1008]))" office:value-type="float" office:value="1.25" calcext:value-type="float">
            <text:p>1.25</text:p>
          </table:table-cell>
          <table:table-cell table:formula="of:=IF([.C10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6dd63da2e518916e97bc796a7e623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09]=&quot;NA&quot;; &quot;NA&quot;; ([.B1009]-[.C1009]))" office:value-type="float" office:value="0" calcext:value-type="float">
            <text:p>0.00</text:p>
          </table:table-cell>
          <table:table-cell table:formula="of:=IF([.C10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8db4d8cd2793531f75cd383e6f937f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010]=&quot;NA&quot;; &quot;NA&quot;; ([.B1010]-[.C1010]))" office:value-type="float" office:value="0" calcext:value-type="float">
            <text:p>0.00</text:p>
          </table:table-cell>
          <table:table-cell table:formula="of:=IF([.C10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8fb06976a86faf3f725b6383d7726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11]=&quot;NA&quot;; &quot;NA&quot;; ([.B1011]-[.C1011]))" office:value-type="float" office:value="0" calcext:value-type="float">
            <text:p>0.00</text:p>
          </table:table-cell>
          <table:table-cell table:formula="of:=IF([.C10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b3deb534a70d89f2dcd58f4e79288c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1012]=&quot;NA&quot;; &quot;NA&quot;; ([.B1012]-[.C1012]))" office:value-type="float" office:value="0" calcext:value-type="float">
            <text:p>0.00</text:p>
          </table:table-cell>
          <table:table-cell table:formula="of:=IF([.C10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bd661a693462e93afcf32b24c6bd745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1013]=&quot;NA&quot;; &quot;NA&quot;; ([.B1013]-[.C1013]))" office:value-type="float" office:value="-1.25" calcext:value-type="float">
            <text:p>-1.25</text:p>
          </table:table-cell>
          <table:table-cell table:formula="of:=IF([.C10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c9722c1cb3474191413db5357dca98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14]=&quot;NA&quot;; &quot;NA&quot;; ([.B1014]-[.C1014]))" office:value-type="float" office:value="0" calcext:value-type="float">
            <text:p>0.00</text:p>
          </table:table-cell>
          <table:table-cell table:formula="of:=IF([.C10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c978143fd1525e008b57dd30772772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15]=&quot;NA&quot;; &quot;NA&quot;; ([.B1015]-[.C1015]))" office:value-type="float" office:value="0" calcext:value-type="float">
            <text:p>0.00</text:p>
          </table:table-cell>
          <table:table-cell table:formula="of:=IF([.C10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cb8b976e88ac39ae432804a958e01d8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016]=&quot;NA&quot;; &quot;NA&quot;; ([.B1016]-[.C1016]))" office:value-type="float" office:value="0" calcext:value-type="float">
            <text:p>0.00</text:p>
          </table:table-cell>
          <table:table-cell table:formula="of:=IF([.C10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cc14c02800fa9f735a5ac24bd97c5e1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017]=&quot;NA&quot;; &quot;NA&quot;; ([.B1017]-[.C1017]))" office:value-type="float" office:value="0" calcext:value-type="float">
            <text:p>0.00</text:p>
          </table:table-cell>
          <table:table-cell table:formula="of:=IF([.C10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d0d73fe026d66fd4ab8d5d8da32a611</text:p>
          </table:table-cell>
          <table:table-cell office:value-type="float" office:value="14833.33" calcext:value-type="float">
            <text:p>14833.33</text:p>
          </table:table-cell>
          <table:table-cell office:value-type="float" office:value="15500" calcext:value-type="float">
            <text:p>15500.00</text:p>
          </table:table-cell>
          <table:table-cell table:formula="of:=IF([.C1018]=&quot;NA&quot;; &quot;NA&quot;; ([.B1018]-[.C1018]))" office:value-type="float" office:value="-666.67" calcext:value-type="float">
            <text:p>-666.67</text:p>
          </table:table-cell>
          <table:table-cell table:formula="of:=IF([.C10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d1590b7e1ba2b79bb416da6611c3b1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19]=&quot;NA&quot;; &quot;NA&quot;; ([.B1019]-[.C1019]))" office:value-type="float" office:value="0" calcext:value-type="float">
            <text:p>0.00</text:p>
          </table:table-cell>
          <table:table-cell table:formula="of:=IF([.C10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d6c58c3f3373923157c64d9a4d482b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20]=&quot;NA&quot;; &quot;NA&quot;; ([.B1020]-[.C1020]))" office:value-type="float" office:value="0" calcext:value-type="float">
            <text:p>0.00</text:p>
          </table:table-cell>
          <table:table-cell table:formula="of:=IF([.C10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dac77e698b9d2d5818e8b6ded9c9f07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1021]=&quot;NA&quot;; &quot;NA&quot;; ([.B1021]-[.C1021]))" office:value-type="float" office:value="-5" calcext:value-type="float">
            <text:p>-5.00</text:p>
          </table:table-cell>
          <table:table-cell table:formula="of:=IF([.C10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df25dbb0092166318bcce7cd22a04ef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022]=&quot;NA&quot;; &quot;NA&quot;; ([.B1022]-[.C1022]))" office:value-type="float" office:value="-5" calcext:value-type="float">
            <text:p>-5.00</text:p>
          </table:table-cell>
          <table:table-cell table:formula="of:=IF([.C10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e0828c957f61f3ebd22a014d0f3b286</text:p>
          </table:table-cell>
          <table:table-cell table:number-columns-repeated="2" office:value-type="float" office:value="21.25" calcext:value-type="float">
            <text:p>21.25</text:p>
          </table:table-cell>
          <table:table-cell table:formula="of:=IF([.C1023]=&quot;NA&quot;; &quot;NA&quot;; ([.B1023]-[.C1023]))" office:value-type="float" office:value="0" calcext:value-type="float">
            <text:p>0.00</text:p>
          </table:table-cell>
          <table:table-cell table:formula="of:=IF([.C10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e09dd0d53cbb4e50a57274a5111cd08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024]=&quot;NA&quot;; &quot;NA&quot;; ([.B1024]-[.C1024]))" office:value-type="float" office:value="0" calcext:value-type="float">
            <text:p>0.00</text:p>
          </table:table-cell>
          <table:table-cell table:formula="of:=IF([.C10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e14853035a1ec4b8cbf5ed119905a0d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table:formula="of:=IF([.C1025]=&quot;NA&quot;; &quot;NA&quot;; ([.B1025]-[.C1025]))" office:value-type="float" office:value="-5" calcext:value-type="float">
            <text:p>-5.00</text:p>
          </table:table-cell>
          <table:table-cell table:formula="of:=IF([.C10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e2e924d255a65e8583ca6e389f1e27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026]=&quot;NA&quot;; &quot;NA&quot;; ([.B1026]-[.C1026]))" office:value-type="string" office:string-value="NA" calcext:value-type="string">
            <text:p>NA</text:p>
          </table:table-cell>
          <table:table-cell table:formula="of:=IF([.C102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e9aa9011ac28c183ba83a062d0db3cf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table:formula="of:=IF([.C1027]=&quot;NA&quot;; &quot;NA&quot;; ([.B1027]-[.C1027]))" office:value-type="float" office:value="-5" calcext:value-type="float">
            <text:p>-5.00</text:p>
          </table:table-cell>
          <table:table-cell table:formula="of:=IF([.C10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e9f83036a6623e6924708770629eecd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028]=&quot;NA&quot;; &quot;NA&quot;; ([.B1028]-[.C1028]))" office:value-type="float" office:value="-1.25" calcext:value-type="float">
            <text:p>-1.25</text:p>
          </table:table-cell>
          <table:table-cell table:formula="of:=IF([.C10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ebf981404ad6666ef19900fdc57a28d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029]=&quot;NA&quot;; &quot;NA&quot;; ([.B1029]-[.C1029]))" office:value-type="float" office:value="0" calcext:value-type="float">
            <text:p>0.00</text:p>
          </table:table-cell>
          <table:table-cell table:formula="of:=IF([.C10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efc5f829594ff21396026fb0ed21c3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30]=&quot;NA&quot;; &quot;NA&quot;; ([.B1030]-[.C1030]))" office:value-type="float" office:value="0" calcext:value-type="float">
            <text:p>0.00</text:p>
          </table:table-cell>
          <table:table-cell table:formula="of:=IF([.C10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29e4d3850c86c39c391c0a8d06a5c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31]=&quot;NA&quot;; &quot;NA&quot;; ([.B1031]-[.C1031]))" office:value-type="float" office:value="0" calcext:value-type="float">
            <text:p>0.00</text:p>
          </table:table-cell>
          <table:table-cell table:formula="of:=IF([.C10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3b364e2389d856b66ba01b1e31d580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1032]=&quot;NA&quot;; &quot;NA&quot;; ([.B1032]-[.C1032]))" office:value-type="float" office:value="0" calcext:value-type="float">
            <text:p>0.00</text:p>
          </table:table-cell>
          <table:table-cell table:formula="of:=IF([.C10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4df8b69317a5e418d0301afe4b79ed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033]=&quot;NA&quot;; &quot;NA&quot;; ([.B1033]-[.C1033]))" office:value-type="float" office:value="0" calcext:value-type="float">
            <text:p>0.00</text:p>
          </table:table-cell>
          <table:table-cell table:formula="of:=IF([.C10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6656f97a5af5100862d8de3377464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34]=&quot;NA&quot;; &quot;NA&quot;; ([.B1034]-[.C1034]))" office:value-type="float" office:value="0" calcext:value-type="float">
            <text:p>0.00</text:p>
          </table:table-cell>
          <table:table-cell table:formula="of:=IF([.C10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83748d2d285c46fad71f680d4ceb80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1035]=&quot;NA&quot;; &quot;NA&quot;; ([.B1035]-[.C1035]))" office:value-type="float" office:value="-1.25" calcext:value-type="float">
            <text:p>-1.25</text:p>
          </table:table-cell>
          <table:table-cell table:formula="of:=IF([.C10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844e3390b670b5f01f54274296be8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36]=&quot;NA&quot;; &quot;NA&quot;; ([.B1036]-[.C1036]))" office:value-type="float" office:value="0" calcext:value-type="float">
            <text:p>0.00</text:p>
          </table:table-cell>
          <table:table-cell table:formula="of:=IF([.C10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b1a66b22c60f0edf4ddef22c301c9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37]=&quot;NA&quot;; &quot;NA&quot;; ([.B1037]-[.C1037]))" office:value-type="float" office:value="0" calcext:value-type="float">
            <text:p>0.00</text:p>
          </table:table-cell>
          <table:table-cell table:formula="of:=IF([.C10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bf5a86c7e6deab07c76377433a8e43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038]=&quot;NA&quot;; &quot;NA&quot;; ([.B1038]-[.C1038]))" office:value-type="float" office:value="0" calcext:value-type="float">
            <text:p>0.00</text:p>
          </table:table-cell>
          <table:table-cell table:formula="of:=IF([.C10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c4ae2f65052d0ae0efa6279d90dca0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039]=&quot;NA&quot;; &quot;NA&quot;; ([.B1039]-[.C1039]))" office:value-type="float" office:value="0" calcext:value-type="float">
            <text:p>0.00</text:p>
          </table:table-cell>
          <table:table-cell table:formula="of:=IF([.C10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eb00f06f2d4019b44b2269486c7f56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040]=&quot;NA&quot;; &quot;NA&quot;; ([.B1040]-[.C1040]))" office:value-type="float" office:value="0" calcext:value-type="float">
            <text:p>0.00</text:p>
          </table:table-cell>
          <table:table-cell table:formula="of:=IF([.C10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f39f9a3ff85fbf1c755ea90a4fac3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41]=&quot;NA&quot;; &quot;NA&quot;; ([.B1041]-[.C1041]))" office:value-type="float" office:value="0" calcext:value-type="float">
            <text:p>0.00</text:p>
          </table:table-cell>
          <table:table-cell table:formula="of:=IF([.C10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ff83ec004a31dc86b192d587ecc2cc0</text:p>
          </table:table-cell>
          <table:table-cell office:value-type="float" office:value="210" calcext:value-type="float">
            <text:p>210.00</text:p>
          </table:table-cell>
          <table:table-cell office:value-type="float" office:value="150" calcext:value-type="float">
            <text:p>150.00</text:p>
          </table:table-cell>
          <table:table-cell table:formula="of:=IF([.C1042]=&quot;NA&quot;; &quot;NA&quot;; ([.B1042]-[.C1042]))" office:value-type="float" office:value="60" calcext:value-type="float">
            <text:p>60.00</text:p>
          </table:table-cell>
          <table:table-cell table:formula="of:=IF([.C10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0362fdb2b5db339bf24209ff92f053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043]=&quot;NA&quot;; &quot;NA&quot;; ([.B1043]-[.C1043]))" office:value-type="float" office:value="-1.25" calcext:value-type="float">
            <text:p>-1.25</text:p>
          </table:table-cell>
          <table:table-cell table:formula="of:=IF([.C10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098a01e34612c74026aa1b8e28e5fa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044]=&quot;NA&quot;; &quot;NA&quot;; ([.B1044]-[.C1044]))" office:value-type="float" office:value="0" calcext:value-type="float">
            <text:p>0.00</text:p>
          </table:table-cell>
          <table:table-cell table:formula="of:=IF([.C10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25034f7a1b558abe7281b01efeac5a</text:p>
          </table:table-cell>
          <table:table-cell office:value-type="float" office:value="1200" calcext:value-type="float">
            <text:p>1200.00</text:p>
          </table:table-cell>
          <table:table-cell office:value-type="float" office:value="1280" calcext:value-type="float">
            <text:p>1280.00</text:p>
          </table:table-cell>
          <table:table-cell table:formula="of:=IF([.C1045]=&quot;NA&quot;; &quot;NA&quot;; ([.B1045]-[.C1045]))" office:value-type="float" office:value="-80" calcext:value-type="float">
            <text:p>-80.00</text:p>
          </table:table-cell>
          <table:table-cell table:formula="of:=IF([.C10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757578f61445e30d57f3fe1572273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46]=&quot;NA&quot;; &quot;NA&quot;; ([.B1046]-[.C1046]))" office:value-type="float" office:value="0" calcext:value-type="float">
            <text:p>0.00</text:p>
          </table:table-cell>
          <table:table-cell table:formula="of:=IF([.C10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7d1e1242c7a13aae4387f17d60d917</text:p>
          </table:table-cell>
          <table:table-cell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  <table:table-cell table:formula="of:=IF([.C1047]=&quot;NA&quot;; &quot;NA&quot;; ([.B1047]-[.C1047]))" office:value-type="float" office:value="-5" calcext:value-type="float">
            <text:p>-5.00</text:p>
          </table:table-cell>
          <table:table-cell table:formula="of:=IF([.C10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7d5505affa9d5dd878ecd3b84243c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48]=&quot;NA&quot;; &quot;NA&quot;; ([.B1048]-[.C1048]))" office:value-type="float" office:value="0" calcext:value-type="float">
            <text:p>0.00</text:p>
          </table:table-cell>
          <table:table-cell table:formula="of:=IF([.C10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ba5b9e7619668b6fd950c761845567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049]=&quot;NA&quot;; &quot;NA&quot;; ([.B1049]-[.C1049]))" office:value-type="float" office:value="0" calcext:value-type="float">
            <text:p>0.00</text:p>
          </table:table-cell>
          <table:table-cell table:formula="of:=IF([.C10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0fad7a6da69dfc36b6b92998b562de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050]=&quot;NA&quot;; &quot;NA&quot;; ([.B1050]-[.C1050]))" office:value-type="float" office:value="0" calcext:value-type="float">
            <text:p>0.00</text:p>
          </table:table-cell>
          <table:table-cell table:formula="of:=IF([.C10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16e015081c59ad79acf5de702dc955</text:p>
          </table:table-cell>
          <table:table-cell office:value-type="float" office:value="180" calcext:value-type="float">
            <text:p>180.00</text:p>
          </table:table-cell>
          <table:table-cell office:value-type="float" office:value="200" calcext:value-type="float">
            <text:p>200.00</text:p>
          </table:table-cell>
          <table:table-cell table:formula="of:=IF([.C1051]=&quot;NA&quot;; &quot;NA&quot;; ([.B1051]-[.C1051]))" office:value-type="float" office:value="-20" calcext:value-type="float">
            <text:p>-20.00</text:p>
          </table:table-cell>
          <table:table-cell table:formula="of:=IF([.C10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227c7087fc6f129ece1f581a0c43a7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052]=&quot;NA&quot;; &quot;NA&quot;; ([.B1052]-[.C1052]))" office:value-type="float" office:value="0" calcext:value-type="float">
            <text:p>0.00</text:p>
          </table:table-cell>
          <table:table-cell table:formula="of:=IF([.C10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4f623b992ff570f852fb59023a4e2c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53]=&quot;NA&quot;; &quot;NA&quot;; ([.B1053]-[.C1053]))" office:value-type="float" office:value="0" calcext:value-type="float">
            <text:p>0.00</text:p>
          </table:table-cell>
          <table:table-cell table:formula="of:=IF([.C10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5be4e192d0a93ebf540b49edf77266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1054]=&quot;NA&quot;; &quot;NA&quot;; ([.B1054]-[.C1054]))" office:value-type="float" office:value="-1.25" calcext:value-type="float">
            <text:p>-1.25</text:p>
          </table:table-cell>
          <table:table-cell table:formula="of:=IF([.C10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6962ec9fc7a2f957ae0f1cacbab18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55]=&quot;NA&quot;; &quot;NA&quot;; ([.B1055]-[.C1055]))" office:value-type="float" office:value="0" calcext:value-type="float">
            <text:p>0.00</text:p>
          </table:table-cell>
          <table:table-cell table:formula="of:=IF([.C10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6d4736b6196a357863cc458d98f7ee</text:p>
          </table:table-cell>
          <table:table-cell office:value-type="float" office:value="500" calcext:value-type="float">
            <text:p>500.00</text:p>
          </table:table-cell>
          <table:table-cell office:value-type="float" office:value="530" calcext:value-type="float">
            <text:p>530.00</text:p>
          </table:table-cell>
          <table:table-cell table:formula="of:=IF([.C1056]=&quot;NA&quot;; &quot;NA&quot;; ([.B1056]-[.C1056]))" office:value-type="float" office:value="-30" calcext:value-type="float">
            <text:p>-30.00</text:p>
          </table:table-cell>
          <table:table-cell table:formula="of:=IF([.C10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a92ab070c39bf76eb3f9a93ff38449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NA</text:p>
          </table:table-cell>
          <table:table-cell table:formula="of:=IF([.C1057]=&quot;NA&quot;; &quot;NA&quot;; ([.B1057]-[.C1057]))" office:value-type="string" office:string-value="NA" calcext:value-type="string">
            <text:p>NA</text:p>
          </table:table-cell>
          <table:table-cell table:formula="of:=IF([.C105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e9847825bf7656a6b0d43b897c7b1a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58]=&quot;NA&quot;; &quot;NA&quot;; ([.B1058]-[.C1058]))" office:value-type="float" office:value="0" calcext:value-type="float">
            <text:p>0.00</text:p>
          </table:table-cell>
          <table:table-cell table:formula="of:=IF([.C10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05e72f3b34b8dc8c2b8c12bce4f0b7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C1059]=&quot;NA&quot;; &quot;NA&quot;; ([.B1059]-[.C1059]))" office:value-type="float" office:value="0" calcext:value-type="float">
            <text:p>0.00</text:p>
          </table:table-cell>
          <table:table-cell table:formula="of:=IF([.C10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4309ae5aa6056c7d2f624735e22e96</text:p>
          </table:table-cell>
          <table:table-cell office:value-type="float" office:value="2280" calcext:value-type="float">
            <text:p>2280.00</text:p>
          </table:table-cell>
          <table:table-cell office:value-type="float" office:value="2360" calcext:value-type="float">
            <text:p>2360.00</text:p>
          </table:table-cell>
          <table:table-cell table:formula="of:=IF([.C1060]=&quot;NA&quot;; &quot;NA&quot;; ([.B1060]-[.C1060]))" office:value-type="float" office:value="-80" calcext:value-type="float">
            <text:p>-80.00</text:p>
          </table:table-cell>
          <table:table-cell table:formula="of:=IF([.C10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4bdc496abd278d3547a74b1e187f5c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061]=&quot;NA&quot;; &quot;NA&quot;; ([.B1061]-[.C1061]))" office:value-type="float" office:value="0" calcext:value-type="float">
            <text:p>0.00</text:p>
          </table:table-cell>
          <table:table-cell table:formula="of:=IF([.C10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7c107a88077e037747e4566f42b76d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062]=&quot;NA&quot;; &quot;NA&quot;; ([.B1062]-[.C1062]))" office:value-type="float" office:value="-1.25" calcext:value-type="float">
            <text:p>-1.25</text:p>
          </table:table-cell>
          <table:table-cell table:formula="of:=IF([.C10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82fd7756f943ff5f9493b091fdccbb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063]=&quot;NA&quot;; &quot;NA&quot;; ([.B1063]-[.C1063]))" office:value-type="float" office:value="0" calcext:value-type="float">
            <text:p>0.00</text:p>
          </table:table-cell>
          <table:table-cell table:formula="of:=IF([.C10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8806de8b5edeccf97a0c6474949d27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1064]=&quot;NA&quot;; &quot;NA&quot;; ([.B1064]-[.C1064]))" office:value-type="float" office:value="0" calcext:value-type="float">
            <text:p>0.00</text:p>
          </table:table-cell>
          <table:table-cell table:formula="of:=IF([.C10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9e48f9593f725353af5814f12aa9a5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1065]=&quot;NA&quot;; &quot;NA&quot;; ([.B1065]-[.C1065]))" office:value-type="float" office:value="0" calcext:value-type="float">
            <text:p>0.00</text:p>
          </table:table-cell>
          <table:table-cell table:formula="of:=IF([.C10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a72d659472e1c116912ac58765faf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66]=&quot;NA&quot;; &quot;NA&quot;; ([.B1066]-[.C1066]))" office:value-type="float" office:value="0" calcext:value-type="float">
            <text:p>0.00</text:p>
          </table:table-cell>
          <table:table-cell table:formula="of:=IF([.C10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b97f9b6fe3c08af41b47f1a3a1a545</text:p>
          </table:table-cell>
          <table:table-cell office:value-type="float" office:value="13.75" calcext:value-type="float">
            <text:p>13.75</text:p>
          </table:table-cell>
          <table:table-cell office:value-type="float" office:value="12.5" calcext:value-type="float">
            <text:p>12.50</text:p>
          </table:table-cell>
          <table:table-cell table:formula="of:=IF([.C1067]=&quot;NA&quot;; &quot;NA&quot;; ([.B1067]-[.C1067]))" office:value-type="float" office:value="1.25" calcext:value-type="float">
            <text:p>1.25</text:p>
          </table:table-cell>
          <table:table-cell table:formula="of:=IF([.C10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d3d460d700d9d25ebd320c799da24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1068]=&quot;NA&quot;; &quot;NA&quot;; ([.B1068]-[.C1068]))" office:value-type="string" office:string-value="NA" calcext:value-type="string">
            <text:p>NA</text:p>
          </table:table-cell>
          <table:table-cell table:formula="of:=IF([.C106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e63a509a38e2201f08c819457df57f</text:p>
          </table:table-cell>
          <table:table-cell office:value-type="float" office:value="670" calcext:value-type="float">
            <text:p>670.00</text:p>
          </table:table-cell>
          <table:table-cell office:value-type="float" office:value="680" calcext:value-type="float">
            <text:p>680.00</text:p>
          </table:table-cell>
          <table:table-cell table:formula="of:=IF([.C1069]=&quot;NA&quot;; &quot;NA&quot;; ([.B1069]-[.C1069]))" office:value-type="float" office:value="-10" calcext:value-type="float">
            <text:p>-10.00</text:p>
          </table:table-cell>
          <table:table-cell table:formula="of:=IF([.C10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0b4b7153aa1224d3597e114e11ccab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070]=&quot;NA&quot;; &quot;NA&quot;; ([.B1070]-[.C1070]))" office:value-type="float" office:value="0" calcext:value-type="float">
            <text:p>0.00</text:p>
          </table:table-cell>
          <table:table-cell table:formula="of:=IF([.C10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2f1bcd220b55f1949db2d7615540f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71]=&quot;NA&quot;; &quot;NA&quot;; ([.B1071]-[.C1071]))" office:value-type="float" office:value="0" calcext:value-type="float">
            <text:p>0.00</text:p>
          </table:table-cell>
          <table:table-cell table:formula="of:=IF([.C10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52e5f86cc7354a5f78e6c52ac51425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072]=&quot;NA&quot;; &quot;NA&quot;; ([.B1072]-[.C1072]))" office:value-type="float" office:value="0" calcext:value-type="float">
            <text:p>0.00</text:p>
          </table:table-cell>
          <table:table-cell table:formula="of:=IF([.C10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54806933a0daa64e4d4552600b4765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1073]=&quot;NA&quot;; &quot;NA&quot;; ([.B1073]-[.C1073]))" office:value-type="float" office:value="-1.25" calcext:value-type="float">
            <text:p>-1.25</text:p>
          </table:table-cell>
          <table:table-cell table:formula="of:=IF([.C10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7a7e6e8c63357e98e210c374be44e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74]=&quot;NA&quot;; &quot;NA&quot;; ([.B1074]-[.C1074]))" office:value-type="float" office:value="0" calcext:value-type="float">
            <text:p>0.00</text:p>
          </table:table-cell>
          <table:table-cell table:formula="of:=IF([.C10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87cfbdbacc488261de33a52f69356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75]=&quot;NA&quot;; &quot;NA&quot;; ([.B1075]-[.C1075]))" office:value-type="float" office:value="0" calcext:value-type="float">
            <text:p>0.00</text:p>
          </table:table-cell>
          <table:table-cell table:formula="of:=IF([.C10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a817e8989314f55d9e871fffdce51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076]=&quot;NA&quot;; &quot;NA&quot;; ([.B1076]-[.C1076]))" office:value-type="string" office:string-value="NA" calcext:value-type="string">
            <text:p>NA</text:p>
          </table:table-cell>
          <table:table-cell table:formula="of:=IF([.C107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c9e6f38a092010618cae143f592d6d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077]=&quot;NA&quot;; &quot;NA&quot;; ([.B1077]-[.C1077]))" office:value-type="float" office:value="0" calcext:value-type="float">
            <text:p>0.00</text:p>
          </table:table-cell>
          <table:table-cell table:formula="of:=IF([.C10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e6debe04333e5fabbae0fa97605066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078]=&quot;NA&quot;; &quot;NA&quot;; ([.B1078]-[.C1078]))" office:value-type="float" office:value="0" calcext:value-type="float">
            <text:p>0.00</text:p>
          </table:table-cell>
          <table:table-cell table:formula="of:=IF([.C10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f63c562e77bce0915860658199349d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1079]=&quot;NA&quot;; &quot;NA&quot;; ([.B1079]-[.C1079]))" office:value-type="float" office:value="-5" calcext:value-type="float">
            <text:p>-5.00</text:p>
          </table:table-cell>
          <table:table-cell table:formula="of:=IF([.C10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2cea25197da056d3ba78f59ef9ced4</text:p>
          </table:table-cell>
          <table:table-cell office:value-type="float" office:value="160" calcext:value-type="float">
            <text:p>160.00</text:p>
          </table:table-cell>
          <table:table-cell office:value-type="float" office:value="165" calcext:value-type="float">
            <text:p>165.00</text:p>
          </table:table-cell>
          <table:table-cell table:formula="of:=IF([.C1080]=&quot;NA&quot;; &quot;NA&quot;; ([.B1080]-[.C1080]))" office:value-type="float" office:value="-5" calcext:value-type="float">
            <text:p>-5.00</text:p>
          </table:table-cell>
          <table:table-cell table:formula="of:=IF([.C10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38a219b0732cbc80677e06744367d1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081]=&quot;NA&quot;; &quot;NA&quot;; ([.B1081]-[.C1081]))" office:value-type="float" office:value="0" calcext:value-type="float">
            <text:p>0.00</text:p>
          </table:table-cell>
          <table:table-cell table:formula="of:=IF([.C10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3c3d67c06a2ef8aaacf04716855dea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082]=&quot;NA&quot;; &quot;NA&quot;; ([.B1082]-[.C1082]))" office:value-type="float" office:value="0" calcext:value-type="float">
            <text:p>0.00</text:p>
          </table:table-cell>
          <table:table-cell table:formula="of:=IF([.C10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3d284a038f851fd8c5d8cfd6ea4dd5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083]=&quot;NA&quot;; &quot;NA&quot;; ([.B1083]-[.C1083]))" office:value-type="float" office:value="0" calcext:value-type="float">
            <text:p>0.00</text:p>
          </table:table-cell>
          <table:table-cell table:formula="of:=IF([.C10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4c06c97c4561473a1964ebe92c1950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1084]=&quot;NA&quot;; &quot;NA&quot;; ([.B1084]-[.C1084]))" office:value-type="float" office:value="0" calcext:value-type="float">
            <text:p>0.00</text:p>
          </table:table-cell>
          <table:table-cell table:formula="of:=IF([.C10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ad7a77b92b043bf29dfedf159f37a7</text:p>
          </table:table-cell>
          <table:table-cell office:value-type="float" office:value="75" calcext:value-type="float">
            <text:p>75.00</text:p>
          </table:table-cell>
          <table:table-cell office:value-type="float" office:value="50" calcext:value-type="float">
            <text:p>50.00</text:p>
          </table:table-cell>
          <table:table-cell table:formula="of:=IF([.C1085]=&quot;NA&quot;; &quot;NA&quot;; ([.B1085]-[.C1085]))" office:value-type="float" office:value="25" calcext:value-type="float">
            <text:p>25.00</text:p>
          </table:table-cell>
          <table:table-cell table:formula="of:=IF([.C10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d533ae122c307c10159bb26350fbc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86]=&quot;NA&quot;; &quot;NA&quot;; ([.B1086]-[.C1086]))" office:value-type="float" office:value="0" calcext:value-type="float">
            <text:p>0.00</text:p>
          </table:table-cell>
          <table:table-cell table:formula="of:=IF([.C10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e5b1a0852ccf958454c0c56e9369e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087]=&quot;NA&quot;; &quot;NA&quot;; ([.B1087]-[.C1087]))" office:value-type="string" office:string-value="NA" calcext:value-type="string">
            <text:p>NA</text:p>
          </table:table-cell>
          <table:table-cell table:formula="of:=IF([.C108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0e60e6ba084a8c36f5c1b2be60cf9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88]=&quot;NA&quot;; &quot;NA&quot;; ([.B1088]-[.C1088]))" office:value-type="float" office:value="0" calcext:value-type="float">
            <text:p>0.00</text:p>
          </table:table-cell>
          <table:table-cell table:formula="of:=IF([.C10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14df0915fb18cded3f74ee1b9288d2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1089]=&quot;NA&quot;; &quot;NA&quot;; ([.B1089]-[.C1089]))" office:value-type="float" office:value="0" calcext:value-type="float">
            <text:p>0.00</text:p>
          </table:table-cell>
          <table:table-cell table:formula="of:=IF([.C10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311a8e646ce13444b99f566fb0dbe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90]=&quot;NA&quot;; &quot;NA&quot;; ([.B1090]-[.C1090]))" office:value-type="float" office:value="0" calcext:value-type="float">
            <text:p>0.00</text:p>
          </table:table-cell>
          <table:table-cell table:formula="of:=IF([.C10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6d1717df7788e0b3a6160b0813d0d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91]=&quot;NA&quot;; &quot;NA&quot;; ([.B1091]-[.C1091]))" office:value-type="float" office:value="0" calcext:value-type="float">
            <text:p>0.00</text:p>
          </table:table-cell>
          <table:table-cell table:formula="of:=IF([.C10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957f7fa958ab6e6fdf6ee12c5a2f5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92]=&quot;NA&quot;; &quot;NA&quot;; ([.B1092]-[.C1092]))" office:value-type="float" office:value="0" calcext:value-type="float">
            <text:p>0.00</text:p>
          </table:table-cell>
          <table:table-cell table:formula="of:=IF([.C10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add35028502c228c47b3290f32b70b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093]=&quot;NA&quot;; &quot;NA&quot;; ([.B1093]-[.C1093]))" office:value-type="float" office:value="0" calcext:value-type="float">
            <text:p>0.00</text:p>
          </table:table-cell>
          <table:table-cell table:formula="of:=IF([.C10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d2fb39bd213fe70cc1ca4a4899017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94]=&quot;NA&quot;; &quot;NA&quot;; ([.B1094]-[.C1094]))" office:value-type="float" office:value="0" calcext:value-type="float">
            <text:p>0.00</text:p>
          </table:table-cell>
          <table:table-cell table:formula="of:=IF([.C10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d7ebab363784f4db305d3c51f05b87</text:p>
          </table:table-cell>
          <table:table-cell office:value-type="float" office:value="240" calcext:value-type="float">
            <text:p>240.00</text:p>
          </table:table-cell>
          <table:table-cell office:value-type="float" office:value="245" calcext:value-type="float">
            <text:p>245.00</text:p>
          </table:table-cell>
          <table:table-cell table:formula="of:=IF([.C1095]=&quot;NA&quot;; &quot;NA&quot;; ([.B1095]-[.C1095]))" office:value-type="float" office:value="-5" calcext:value-type="float">
            <text:p>-5.00</text:p>
          </table:table-cell>
          <table:table-cell table:formula="of:=IF([.C10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f735efcbf740ff301749c88330ca5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96]=&quot;NA&quot;; &quot;NA&quot;; ([.B1096]-[.C1096]))" office:value-type="float" office:value="0" calcext:value-type="float">
            <text:p>0.00</text:p>
          </table:table-cell>
          <table:table-cell table:formula="of:=IF([.C10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fc2169eda30a2c7182cdd1b989ae29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1097]=&quot;NA&quot;; &quot;NA&quot;; ([.B1097]-[.C1097]))" office:value-type="float" office:value="0" calcext:value-type="float">
            <text:p>0.00</text:p>
          </table:table-cell>
          <table:table-cell table:formula="of:=IF([.C10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033ac6c3dc972135de29848ccf07a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098]=&quot;NA&quot;; &quot;NA&quot;; ([.B1098]-[.C1098]))" office:value-type="float" office:value="0" calcext:value-type="float">
            <text:p>0.00</text:p>
          </table:table-cell>
          <table:table-cell table:formula="of:=IF([.C10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07b2ed2415072d868bd50bdef937f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099]=&quot;NA&quot;; &quot;NA&quot;; ([.B1099]-[.C1099]))" office:value-type="float" office:value="0" calcext:value-type="float">
            <text:p>0.00</text:p>
          </table:table-cell>
          <table:table-cell table:formula="of:=IF([.C10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5214b9ec64c1971278d6072e9c04ae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100]=&quot;NA&quot;; &quot;NA&quot;; ([.B1100]-[.C1100]))" office:value-type="float" office:value="-1.25" calcext:value-type="float">
            <text:p>-1.25</text:p>
          </table:table-cell>
          <table:table-cell table:formula="of:=IF([.C11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6cadd473549dbe510175b17a373680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101]=&quot;NA&quot;; &quot;NA&quot;; ([.B1101]-[.C1101]))" office:value-type="float" office:value="0" calcext:value-type="float">
            <text:p>0.00</text:p>
          </table:table-cell>
          <table:table-cell table:formula="of:=IF([.C11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7059063c06af0c6e0e02139b346ede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102]=&quot;NA&quot;; &quot;NA&quot;; ([.B1102]-[.C1102]))" office:value-type="float" office:value="0" calcext:value-type="float">
            <text:p>0.00</text:p>
          </table:table-cell>
          <table:table-cell table:formula="of:=IF([.C11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9aab5ae1b4607cea502c3f1892336b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103]=&quot;NA&quot;; &quot;NA&quot;; ([.B1103]-[.C1103]))" office:value-type="float" office:value="0" calcext:value-type="float">
            <text:p>0.00</text:p>
          </table:table-cell>
          <table:table-cell table:formula="of:=IF([.C11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b6adc1dd865f8112dda29f6ceda3f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04]=&quot;NA&quot;; &quot;NA&quot;; ([.B1104]-[.C1104]))" office:value-type="float" office:value="0" calcext:value-type="float">
            <text:p>0.00</text:p>
          </table:table-cell>
          <table:table-cell table:formula="of:=IF([.C11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f53023d7625df057d686ad7e0ce9ee</text:p>
          </table:table-cell>
          <table:table-cell office:value-type="float" office:value="115" calcext:value-type="float">
            <text:p>115.00</text:p>
          </table:table-cell>
          <table:table-cell office:value-type="float" office:value="100" calcext:value-type="float">
            <text:p>100.00</text:p>
          </table:table-cell>
          <table:table-cell table:formula="of:=IF([.C1105]=&quot;NA&quot;; &quot;NA&quot;; ([.B1105]-[.C1105]))" office:value-type="float" office:value="15" calcext:value-type="float">
            <text:p>15.00</text:p>
          </table:table-cell>
          <table:table-cell table:formula="of:=IF([.C11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0405e5518dc80048a6ddad44d8666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06]=&quot;NA&quot;; &quot;NA&quot;; ([.B1106]-[.C1106]))" office:value-type="float" office:value="0" calcext:value-type="float">
            <text:p>0.00</text:p>
          </table:table-cell>
          <table:table-cell table:formula="of:=IF([.C11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2c932dad25fe2353676ae0c4cabd2d</text:p>
          </table:table-cell>
          <table:table-cell office:value-type="float" office:value="225" calcext:value-type="float">
            <text:p>225.00</text:p>
          </table:table-cell>
          <table:table-cell office:value-type="float" office:value="215" calcext:value-type="float">
            <text:p>215.00</text:p>
          </table:table-cell>
          <table:table-cell table:formula="of:=IF([.C1107]=&quot;NA&quot;; &quot;NA&quot;; ([.B1107]-[.C1107]))" office:value-type="float" office:value="10" calcext:value-type="float">
            <text:p>10.00</text:p>
          </table:table-cell>
          <table:table-cell table:formula="of:=IF([.C11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2cdbe307ff1e691f1662cfc667a99e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108]=&quot;NA&quot;; &quot;NA&quot;; ([.B1108]-[.C1108]))" office:value-type="float" office:value="0" calcext:value-type="float">
            <text:p>0.00</text:p>
          </table:table-cell>
          <table:table-cell table:formula="of:=IF([.C11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2d084ba06153157a5911c7900f76d9</text:p>
          </table:table-cell>
          <table:table-cell office:value-type="float" office:value="170" calcext:value-type="float">
            <text:p>170.00</text:p>
          </table:table-cell>
          <table:table-cell office:value-type="float" office:value="175" calcext:value-type="float">
            <text:p>175.00</text:p>
          </table:table-cell>
          <table:table-cell table:formula="of:=IF([.C1109]=&quot;NA&quot;; &quot;NA&quot;; ([.B1109]-[.C1109]))" office:value-type="float" office:value="-5" calcext:value-type="float">
            <text:p>-5.00</text:p>
          </table:table-cell>
          <table:table-cell table:formula="of:=IF([.C11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2f09fc89afcbd7a65ff4ecb84c0ecf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1110]=&quot;NA&quot;; &quot;NA&quot;; ([.B1110]-[.C1110]))" office:value-type="float" office:value="0" calcext:value-type="float">
            <text:p>0.00</text:p>
          </table:table-cell>
          <table:table-cell table:formula="of:=IF([.C11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508ceceeb1bbbb783851745f37cab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11]=&quot;NA&quot;; &quot;NA&quot;; ([.B1111]-[.C1111]))" office:value-type="float" office:value="0" calcext:value-type="float">
            <text:p>0.00</text:p>
          </table:table-cell>
          <table:table-cell table:formula="of:=IF([.C11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53ea7b070b8c1c026236fd8b4a599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112]=&quot;NA&quot;; &quot;NA&quot;; ([.B1112]-[.C1112]))" office:value-type="string" office:string-value="NA" calcext:value-type="string">
            <text:p>NA</text:p>
          </table:table-cell>
          <table:table-cell table:formula="of:=IF([.C111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7a71bb0d710bed0fc0bd0a0abdfab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13]=&quot;NA&quot;; &quot;NA&quot;; ([.B1113]-[.C1113]))" office:value-type="float" office:value="0" calcext:value-type="float">
            <text:p>0.00</text:p>
          </table:table-cell>
          <table:table-cell table:formula="of:=IF([.C11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8702f8addb124a1add34fc36e3dabf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14]=&quot;NA&quot;; &quot;NA&quot;; ([.B1114]-[.C1114]))" office:value-type="float" office:value="0" calcext:value-type="float">
            <text:p>0.00</text:p>
          </table:table-cell>
          <table:table-cell table:formula="of:=IF([.C11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9a2cfba987d66a6aefc5c39ddd12d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15]=&quot;NA&quot;; &quot;NA&quot;; ([.B1115]-[.C1115]))" office:value-type="float" office:value="0" calcext:value-type="float">
            <text:p>0.00</text:p>
          </table:table-cell>
          <table:table-cell table:formula="of:=IF([.C11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a21834549b084d998cfaeb4c1da38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16]=&quot;NA&quot;; &quot;NA&quot;; ([.B1116]-[.C1116]))" office:value-type="float" office:value="0" calcext:value-type="float">
            <text:p>0.00</text:p>
          </table:table-cell>
          <table:table-cell table:formula="of:=IF([.C11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a86d76648ce286627befb09dfdb7a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17]=&quot;NA&quot;; &quot;NA&quot;; ([.B1117]-[.C1117]))" office:value-type="float" office:value="0" calcext:value-type="float">
            <text:p>0.00</text:p>
          </table:table-cell>
          <table:table-cell table:formula="of:=IF([.C11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be6ea2d3330bb983aac8b05c0aa44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18]=&quot;NA&quot;; &quot;NA&quot;; ([.B1118]-[.C1118]))" office:value-type="float" office:value="0" calcext:value-type="float">
            <text:p>0.00</text:p>
          </table:table-cell>
          <table:table-cell table:formula="of:=IF([.C11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cf33d5c6955e376075b369664b2c2c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1119]=&quot;NA&quot;; &quot;NA&quot;; ([.B1119]-[.C1119]))" office:value-type="float" office:value="-5" calcext:value-type="float">
            <text:p>-5.00</text:p>
          </table:table-cell>
          <table:table-cell table:formula="of:=IF([.C11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ea9070ad53177b876a7d0607fc91a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120]=&quot;NA&quot;; &quot;NA&quot;; ([.B1120]-[.C1120]))" office:value-type="float" office:value="0" calcext:value-type="float">
            <text:p>0.00</text:p>
          </table:table-cell>
          <table:table-cell table:formula="of:=IF([.C11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f565aeef1dfb7d05953681fd76c8e8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21]=&quot;NA&quot;; &quot;NA&quot;; ([.B1121]-[.C1121]))" office:value-type="float" office:value="0" calcext:value-type="float">
            <text:p>0.00</text:p>
          </table:table-cell>
          <table:table-cell table:formula="of:=IF([.C11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047badb304d42520cbe321a3742c2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22]=&quot;NA&quot;; &quot;NA&quot;; ([.B1122]-[.C1122]))" office:value-type="float" office:value="0" calcext:value-type="float">
            <text:p>0.00</text:p>
          </table:table-cell>
          <table:table-cell table:formula="of:=IF([.C11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0c3bf56ffb85c4f1c87f818c731825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123]=&quot;NA&quot;; &quot;NA&quot;; ([.B1123]-[.C1123]))" office:value-type="float" office:value="-1.25" calcext:value-type="float">
            <text:p>-1.25</text:p>
          </table:table-cell>
          <table:table-cell table:formula="of:=IF([.C11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16f33df7e6b8ce1f089942660162f7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124]=&quot;NA&quot;; &quot;NA&quot;; ([.B1124]-[.C1124]))" office:value-type="float" office:value="-1.25" calcext:value-type="float">
            <text:p>-1.25</text:p>
          </table:table-cell>
          <table:table-cell table:formula="of:=IF([.C11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4aad43755491c6f2582a532aedd290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25]=&quot;NA&quot;; &quot;NA&quot;; ([.B1125]-[.C1125]))" office:value-type="float" office:value="0" calcext:value-type="float">
            <text:p>0.00</text:p>
          </table:table-cell>
          <table:table-cell table:formula="of:=IF([.C11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5a912ab004250d9acac308bdd45cc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26]=&quot;NA&quot;; &quot;NA&quot;; ([.B1126]-[.C1126]))" office:value-type="float" office:value="0" calcext:value-type="float">
            <text:p>0.00</text:p>
          </table:table-cell>
          <table:table-cell table:formula="of:=IF([.C11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6702422e963414a67f100244e31a10</text:p>
          </table:table-cell>
          <table:table-cell table:number-columns-repeated="2" office:value-type="float" office:value="130" calcext:value-type="float">
            <text:p>130.00</text:p>
          </table:table-cell>
          <table:table-cell table:formula="of:=IF([.C1127]=&quot;NA&quot;; &quot;NA&quot;; ([.B1127]-[.C1127]))" office:value-type="float" office:value="0" calcext:value-type="float">
            <text:p>0.00</text:p>
          </table:table-cell>
          <table:table-cell table:formula="of:=IF([.C11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8a5f2f3d4bf259cbf7c53b13220f1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28]=&quot;NA&quot;; &quot;NA&quot;; ([.B1128]-[.C1128]))" office:value-type="float" office:value="0" calcext:value-type="float">
            <text:p>0.00</text:p>
          </table:table-cell>
          <table:table-cell table:formula="of:=IF([.C11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c3ff5d75a1ebcc557a55e377856fba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A</text:p>
          </table:table-cell>
          <table:table-cell table:formula="of:=IF([.C1129]=&quot;NA&quot;; &quot;NA&quot;; ([.B1129]-[.C1129]))" office:value-type="string" office:string-value="NA" calcext:value-type="string">
            <text:p>NA</text:p>
          </table:table-cell>
          <table:table-cell table:formula="of:=IF([.C112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ce36e3ce59aaed124cc9a2e4ffcb3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130]=&quot;NA&quot;; &quot;NA&quot;; ([.B1130]-[.C1130]))" office:value-type="string" office:string-value="NA" calcext:value-type="string">
            <text:p>NA</text:p>
          </table:table-cell>
          <table:table-cell table:formula="of:=IF([.C113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d55617a02ddca5205cda9ae864508d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131]=&quot;NA&quot;; &quot;NA&quot;; ([.B1131]-[.C1131]))" office:value-type="float" office:value="-1.25" calcext:value-type="float">
            <text:p>-1.25</text:p>
          </table:table-cell>
          <table:table-cell table:formula="of:=IF([.C11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f9281f57174dcedb100b68bb1e742b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132]=&quot;NA&quot;; &quot;NA&quot;; ([.B1132]-[.C1132]))" office:value-type="float" office:value="0" calcext:value-type="float">
            <text:p>0.00</text:p>
          </table:table-cell>
          <table:table-cell table:formula="of:=IF([.C11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1c2690a8fcd03bf3dd21a6c47e182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33]=&quot;NA&quot;; &quot;NA&quot;; ([.B1133]-[.C1133]))" office:value-type="float" office:value="0" calcext:value-type="float">
            <text:p>0.00</text:p>
          </table:table-cell>
          <table:table-cell table:formula="of:=IF([.C11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3c2358e05a568e04fd6f6895fce640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1134]=&quot;NA&quot;; &quot;NA&quot;; ([.B1134]-[.C1134]))" office:value-type="float" office:value="-1.25" calcext:value-type="float">
            <text:p>-1.25</text:p>
          </table:table-cell>
          <table:table-cell table:formula="of:=IF([.C11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40f5a36031d2d7a9ae1913df7b938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35]=&quot;NA&quot;; &quot;NA&quot;; ([.B1135]-[.C1135]))" office:value-type="float" office:value="0" calcext:value-type="float">
            <text:p>0.00</text:p>
          </table:table-cell>
          <table:table-cell table:formula="of:=IF([.C11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56c507d8aaf4846dd94ba2d523725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136]=&quot;NA&quot;; &quot;NA&quot;; ([.B1136]-[.C1136]))" office:value-type="float" office:value="0" calcext:value-type="float">
            <text:p>0.00</text:p>
          </table:table-cell>
          <table:table-cell table:formula="of:=IF([.C11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a11d7381eabdd5f79aa7a39a305cde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137]=&quot;NA&quot;; &quot;NA&quot;; ([.B1137]-[.C1137]))" office:value-type="float" office:value="0" calcext:value-type="float">
            <text:p>0.00</text:p>
          </table:table-cell>
          <table:table-cell table:formula="of:=IF([.C11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d73d45e12b3f287891900b3c110de6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138]=&quot;NA&quot;; &quot;NA&quot;; ([.B1138]-[.C1138]))" office:value-type="float" office:value="-1.25" calcext:value-type="float">
            <text:p>-1.25</text:p>
          </table:table-cell>
          <table:table-cell table:formula="of:=IF([.C11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e788f532b3f4ca7ac13fe8c1113181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139]=&quot;NA&quot;; &quot;NA&quot;; ([.B1139]-[.C1139]))" office:value-type="float" office:value="0" calcext:value-type="float">
            <text:p>0.00</text:p>
          </table:table-cell>
          <table:table-cell table:formula="of:=IF([.C11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f29563670413ef999f5cd8788d9249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140]=&quot;NA&quot;; &quot;NA&quot;; ([.B1140]-[.C1140]))" office:value-type="float" office:value="0" calcext:value-type="float">
            <text:p>0.00</text:p>
          </table:table-cell>
          <table:table-cell table:formula="of:=IF([.C11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fce4f35d309f8836c273ef92e504de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C1141]=&quot;NA&quot;; &quot;NA&quot;; ([.B1141]-[.C1141]))" office:value-type="float" office:value="-5" calcext:value-type="float">
            <text:p>-5.00</text:p>
          </table:table-cell>
          <table:table-cell table:formula="of:=IF([.C11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0536862241b490f9535c1e7898d4f5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142]=&quot;NA&quot;; &quot;NA&quot;; ([.B1142]-[.C1142]))" office:value-type="float" office:value="0" calcext:value-type="float">
            <text:p>0.00</text:p>
          </table:table-cell>
          <table:table-cell table:formula="of:=IF([.C11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16a18077a030c7279e5c67cfe949f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43]=&quot;NA&quot;; &quot;NA&quot;; ([.B1143]-[.C1143]))" office:value-type="float" office:value="0" calcext:value-type="float">
            <text:p>0.00</text:p>
          </table:table-cell>
          <table:table-cell table:formula="of:=IF([.C11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2932c371a9183e8c6c78a0831c8312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144]=&quot;NA&quot;; &quot;NA&quot;; ([.B1144]-[.C1144]))" office:value-type="float" office:value="0" calcext:value-type="float">
            <text:p>0.00</text:p>
          </table:table-cell>
          <table:table-cell table:formula="of:=IF([.C11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527e5d81da439984e02425a8e5f6f2</text:p>
          </table:table-cell>
          <table:table-cell office:value-type="float" office:value="5" calcext:value-type="float">
            <text:p>5.00</text:p>
          </table:table-cell>
          <table:table-cell office:value-type="float" office:value="1.25" calcext:value-type="float">
            <text:p>1.25</text:p>
          </table:table-cell>
          <table:table-cell table:formula="of:=IF([.C1145]=&quot;NA&quot;; &quot;NA&quot;; ([.B1145]-[.C1145]))" office:value-type="float" office:value="3.75" calcext:value-type="float">
            <text:p>3.75</text:p>
          </table:table-cell>
          <table:table-cell table:formula="of:=IF([.C11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6147114a28fd3d4ce74593d9d9d4f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46]=&quot;NA&quot;; &quot;NA&quot;; ([.B1146]-[.C1146]))" office:value-type="float" office:value="0" calcext:value-type="float">
            <text:p>0.00</text:p>
          </table:table-cell>
          <table:table-cell table:formula="of:=IF([.C11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6d9a800685f5c12e29772d5f1736f1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1147]=&quot;NA&quot;; &quot;NA&quot;; ([.B1147]-[.C1147]))" office:value-type="float" office:value="-1.25" calcext:value-type="float">
            <text:p>-1.25</text:p>
          </table:table-cell>
          <table:table-cell table:formula="of:=IF([.C11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6e6b5e8280545d5bce99599d2b1bea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148]=&quot;NA&quot;; &quot;NA&quot;; ([.B1148]-[.C1148]))" office:value-type="float" office:value="0" calcext:value-type="float">
            <text:p>0.00</text:p>
          </table:table-cell>
          <table:table-cell table:formula="of:=IF([.C11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9467fab883d2a5f8f112372d68504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149]=&quot;NA&quot;; &quot;NA&quot;; ([.B1149]-[.C1149]))" office:value-type="string" office:string-value="NA" calcext:value-type="string">
            <text:p>NA</text:p>
          </table:table-cell>
          <table:table-cell table:formula="of:=IF([.C114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adc15e647303ca8294e9c8454466c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50]=&quot;NA&quot;; &quot;NA&quot;; ([.B1150]-[.C1150]))" office:value-type="float" office:value="0" calcext:value-type="float">
            <text:p>0.00</text:p>
          </table:table-cell>
          <table:table-cell table:formula="of:=IF([.C11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cf5d62446dcb9221ac055611991ce4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A</text:p>
          </table:table-cell>
          <table:table-cell table:formula="of:=IF([.C1151]=&quot;NA&quot;; &quot;NA&quot;; ([.B1151]-[.C1151]))" office:value-type="string" office:string-value="NA" calcext:value-type="string">
            <text:p>NA</text:p>
          </table:table-cell>
          <table:table-cell table:formula="of:=IF([.C115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ad825fc812bc4204b717d400ca7ead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52]=&quot;NA&quot;; &quot;NA&quot;; ([.B1152]-[.C1152]))" office:value-type="float" office:value="0" calcext:value-type="float">
            <text:p>0.00</text:p>
          </table:table-cell>
          <table:table-cell table:formula="of:=IF([.C11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006d3ccb107ed3de557a5bd4cd6f3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53]=&quot;NA&quot;; &quot;NA&quot;; ([.B1153]-[.C1153]))" office:value-type="float" office:value="0" calcext:value-type="float">
            <text:p>0.00</text:p>
          </table:table-cell>
          <table:table-cell table:formula="of:=IF([.C11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02c28c94f9c66b596512e23e2e9dfc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154]=&quot;NA&quot;; &quot;NA&quot;; ([.B1154]-[.C1154]))" office:value-type="float" office:value="0" calcext:value-type="float">
            <text:p>0.00</text:p>
          </table:table-cell>
          <table:table-cell table:formula="of:=IF([.C11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2fd713797200cf0088ca5ea580aea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55]=&quot;NA&quot;; &quot;NA&quot;; ([.B1155]-[.C1155]))" office:value-type="float" office:value="0" calcext:value-type="float">
            <text:p>0.00</text:p>
          </table:table-cell>
          <table:table-cell table:formula="of:=IF([.C11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4a6dfb1b8961a9b2e4b98818dd34b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56]=&quot;NA&quot;; &quot;NA&quot;; ([.B1156]-[.C1156]))" office:value-type="float" office:value="0" calcext:value-type="float">
            <text:p>0.00</text:p>
          </table:table-cell>
          <table:table-cell table:formula="of:=IF([.C11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c574acb04c268a032285943b5c922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57]=&quot;NA&quot;; &quot;NA&quot;; ([.B1157]-[.C1157]))" office:value-type="float" office:value="0" calcext:value-type="float">
            <text:p>0.00</text:p>
          </table:table-cell>
          <table:table-cell table:formula="of:=IF([.C11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e05ed9d2ef0558db47ab3c436f5f70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158]=&quot;NA&quot;; &quot;NA&quot;; ([.B1158]-[.C1158]))" office:value-type="float" office:value="0" calcext:value-type="float">
            <text:p>0.00</text:p>
          </table:table-cell>
          <table:table-cell table:formula="of:=IF([.C11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ec25a5fe532f5e33eab5caa81e2a6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159]=&quot;NA&quot;; &quot;NA&quot;; ([.B1159]-[.C1159]))" office:value-type="float" office:value="0" calcext:value-type="float">
            <text:p>0.00</text:p>
          </table:table-cell>
          <table:table-cell table:formula="of:=IF([.C11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ec951f6364cb21bd80e8ab356d3286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1160]=&quot;NA&quot;; &quot;NA&quot;; ([.B1160]-[.C1160]))" office:value-type="float" office:value="-1.25" calcext:value-type="float">
            <text:p>-1.25</text:p>
          </table:table-cell>
          <table:table-cell table:formula="of:=IF([.C11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1b89192e5c9ad449ee2f113aeb5ec4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61]=&quot;NA&quot;; &quot;NA&quot;; ([.B1161]-[.C1161]))" office:value-type="float" office:value="0" calcext:value-type="float">
            <text:p>0.00</text:p>
          </table:table-cell>
          <table:table-cell table:formula="of:=IF([.C11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2ff32c51ec8e64fb87b56e73ba67d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62]=&quot;NA&quot;; &quot;NA&quot;; ([.B1162]-[.C1162]))" office:value-type="float" office:value="0" calcext:value-type="float">
            <text:p>0.00</text:p>
          </table:table-cell>
          <table:table-cell table:formula="of:=IF([.C11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37f37adc8d2dd83562f378e0274b6c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163]=&quot;NA&quot;; &quot;NA&quot;; ([.B1163]-[.C1163]))" office:value-type="float" office:value="0" calcext:value-type="float">
            <text:p>0.00</text:p>
          </table:table-cell>
          <table:table-cell table:formula="of:=IF([.C11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3e09bc56d2d74f84ef47959cc19f8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64]=&quot;NA&quot;; &quot;NA&quot;; ([.B1164]-[.C1164]))" office:value-type="float" office:value="0" calcext:value-type="float">
            <text:p>0.00</text:p>
          </table:table-cell>
          <table:table-cell table:formula="of:=IF([.C11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44c95045ab874ab3528746ed508be2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165]=&quot;NA&quot;; &quot;NA&quot;; ([.B1165]-[.C1165]))" office:value-type="float" office:value="0" calcext:value-type="float">
            <text:p>0.00</text:p>
          </table:table-cell>
          <table:table-cell table:formula="of:=IF([.C11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a490434f9ce4267484fd50bca6b4b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66]=&quot;NA&quot;; &quot;NA&quot;; ([.B1166]-[.C1166]))" office:value-type="float" office:value="0" calcext:value-type="float">
            <text:p>0.00</text:p>
          </table:table-cell>
          <table:table-cell table:formula="of:=IF([.C11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ad8726bc63e5c84ac9f3b0e2c2272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67]=&quot;NA&quot;; &quot;NA&quot;; ([.B1167]-[.C1167]))" office:value-type="float" office:value="0" calcext:value-type="float">
            <text:p>0.00</text:p>
          </table:table-cell>
          <table:table-cell table:formula="of:=IF([.C11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af9fe55c9f45b837ddbc1947378f2f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168]=&quot;NA&quot;; &quot;NA&quot;; ([.B1168]-[.C1168]))" office:value-type="float" office:value="-1.25" calcext:value-type="float">
            <text:p>-1.25</text:p>
          </table:table-cell>
          <table:table-cell table:formula="of:=IF([.C11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e5433487c2a4a243e7964a4374a30a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69]=&quot;NA&quot;; &quot;NA&quot;; ([.B1169]-[.C1169]))" office:value-type="float" office:value="0" calcext:value-type="float">
            <text:p>0.00</text:p>
          </table:table-cell>
          <table:table-cell table:formula="of:=IF([.C11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cfd5c4383276d0ad86a8ec7263eb8d8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170]=&quot;NA&quot;; &quot;NA&quot;; ([.B1170]-[.C1170]))" office:value-type="float" office:value="0" calcext:value-type="float">
            <text:p>0.00</text:p>
          </table:table-cell>
          <table:table-cell table:formula="of:=IF([.C11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d0adf6a7655014a2ac1950673536f89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171]=&quot;NA&quot;; &quot;NA&quot;; ([.B1171]-[.C1171]))" office:value-type="float" office:value="0" calcext:value-type="float">
            <text:p>0.00</text:p>
          </table:table-cell>
          <table:table-cell table:formula="of:=IF([.C11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d597e755c84b1c7c94576fc3fb71ff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172]=&quot;NA&quot;; &quot;NA&quot;; ([.B1172]-[.C1172]))" office:value-type="float" office:value="0" calcext:value-type="float">
            <text:p>0.00</text:p>
          </table:table-cell>
          <table:table-cell table:formula="of:=IF([.C11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dbc3f6b36792a46c1a6086443638b3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73]=&quot;NA&quot;; &quot;NA&quot;; ([.B1173]-[.C1173]))" office:value-type="float" office:value="0" calcext:value-type="float">
            <text:p>0.00</text:p>
          </table:table-cell>
          <table:table-cell table:formula="of:=IF([.C11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dedb4572386c21a988a7b41a7b6346b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1174]=&quot;NA&quot;; &quot;NA&quot;; ([.B1174]-[.C1174]))" office:value-type="string" office:string-value="NA" calcext:value-type="string">
            <text:p>NA</text:p>
          </table:table-cell>
          <table:table-cell table:formula="of:=IF([.C117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e2adccdc59df81720aec4a9b4497cb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75]=&quot;NA&quot;; &quot;NA&quot;; ([.B1175]-[.C1175]))" office:value-type="float" office:value="0" calcext:value-type="float">
            <text:p>0.00</text:p>
          </table:table-cell>
          <table:table-cell table:formula="of:=IF([.C11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ea683bd15b54012632453e2bc9eec88</text:p>
          </table:table-cell>
          <table:table-cell office:value-type="float" office:value="205" calcext:value-type="float">
            <text:p>205.00</text:p>
          </table:table-cell>
          <table:table-cell office:value-type="float" office:value="210" calcext:value-type="float">
            <text:p>210.00</text:p>
          </table:table-cell>
          <table:table-cell table:formula="of:=IF([.C1176]=&quot;NA&quot;; &quot;NA&quot;; ([.B1176]-[.C1176]))" office:value-type="float" office:value="-5" calcext:value-type="float">
            <text:p>-5.00</text:p>
          </table:table-cell>
          <table:table-cell table:formula="of:=IF([.C11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eb3ef4960b9e0603298b338018fc16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77]=&quot;NA&quot;; &quot;NA&quot;; ([.B1177]-[.C1177]))" office:value-type="float" office:value="0" calcext:value-type="float">
            <text:p>0.00</text:p>
          </table:table-cell>
          <table:table-cell table:formula="of:=IF([.C11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ed4ce08bfd7cb8a436eef5fc3be322f</text:p>
          </table:table-cell>
          <table:table-cell office:value-type="float" office:value="115" calcext:value-type="float">
            <text:p>115.00</text:p>
          </table:table-cell>
          <table:table-cell office:value-type="float" office:value="120" calcext:value-type="float">
            <text:p>120.00</text:p>
          </table:table-cell>
          <table:table-cell table:formula="of:=IF([.C1178]=&quot;NA&quot;; &quot;NA&quot;; ([.B1178]-[.C1178]))" office:value-type="float" office:value="-5" calcext:value-type="float">
            <text:p>-5.00</text:p>
          </table:table-cell>
          <table:table-cell table:formula="of:=IF([.C11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ef70373657a9904296256dee702a98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79]=&quot;NA&quot;; &quot;NA&quot;; ([.B1179]-[.C1179]))" office:value-type="float" office:value="0" calcext:value-type="float">
            <text:p>0.00</text:p>
          </table:table-cell>
          <table:table-cell table:formula="of:=IF([.C11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f28c68d0416aedb02335227a8fa6bd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180]=&quot;NA&quot;; &quot;NA&quot;; ([.B1180]-[.C1180]))" office:value-type="string" office:string-value="NA" calcext:value-type="string">
            <text:p>NA</text:p>
          </table:table-cell>
          <table:table-cell table:formula="of:=IF([.C118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f2a530cf6f73647af4c680c3471ea65</text:p>
          </table:table-cell>
          <table:table-cell table:number-columns-repeated="2" office:value-type="float" office:value="75" calcext:value-type="float">
            <text:p>75.00</text:p>
          </table:table-cell>
          <table:table-cell table:formula="of:=IF([.C1181]=&quot;NA&quot;; &quot;NA&quot;; ([.B1181]-[.C1181]))" office:value-type="float" office:value="0" calcext:value-type="float">
            <text:p>0.00</text:p>
          </table:table-cell>
          <table:table-cell table:formula="of:=IF([.C11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f373c16ae13fa0d3206b92a945367a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182]=&quot;NA&quot;; &quot;NA&quot;; ([.B1182]-[.C1182]))" office:value-type="float" office:value="0" calcext:value-type="float">
            <text:p>0.00</text:p>
          </table:table-cell>
          <table:table-cell table:formula="of:=IF([.C11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f6c3ee5d5bb28b38993a36bbba99951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183]=&quot;NA&quot;; &quot;NA&quot;; ([.B1183]-[.C1183]))" office:value-type="float" office:value="-1.25" calcext:value-type="float">
            <text:p>-1.25</text:p>
          </table:table-cell>
          <table:table-cell table:formula="of:=IF([.C11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f84006196145519cefdf1a3b0e8557d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1184]=&quot;NA&quot;; &quot;NA&quot;; ([.B1184]-[.C1184]))" office:value-type="float" office:value="-1.25" calcext:value-type="float">
            <text:p>-1.25</text:p>
          </table:table-cell>
          <table:table-cell table:formula="of:=IF([.C11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fbacfac0e9ed5531a31644db4d3d992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185]=&quot;NA&quot;; &quot;NA&quot;; ([.B1185]-[.C1185]))" office:value-type="float" office:value="-1.25" calcext:value-type="float">
            <text:p>-1.25</text:p>
          </table:table-cell>
          <table:table-cell table:formula="of:=IF([.C11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fbe7376696f95f787d659e12a69ce92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186]=&quot;NA&quot;; &quot;NA&quot;; ([.B1186]-[.C1186]))" office:value-type="string" office:string-value="NA" calcext:value-type="string">
            <text:p>NA</text:p>
          </table:table-cell>
          <table:table-cell table:formula="of:=IF([.C118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1a6902f3d9d9e0ad4e0615443650b5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187]=&quot;NA&quot;; &quot;NA&quot;; ([.B1187]-[.C1187]))" office:value-type="float" office:value="0" calcext:value-type="float">
            <text:p>0.00</text:p>
          </table:table-cell>
          <table:table-cell table:formula="of:=IF([.C11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2dccd13b5ea6b263d0069d48a1718c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188]=&quot;NA&quot;; &quot;NA&quot;; ([.B1188]-[.C1188]))" office:value-type="float" office:value="0" calcext:value-type="float">
            <text:p>0.00</text:p>
          </table:table-cell>
          <table:table-cell table:formula="of:=IF([.C11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3142ea86a90491245f2db050aed14b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189]=&quot;NA&quot;; &quot;NA&quot;; ([.B1189]-[.C1189]))" office:value-type="float" office:value="0" calcext:value-type="float">
            <text:p>0.00</text:p>
          </table:table-cell>
          <table:table-cell table:formula="of:=IF([.C11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693a20a36b40096861e10bd54c9c6f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190]=&quot;NA&quot;; &quot;NA&quot;; ([.B1190]-[.C1190]))" office:value-type="float" office:value="-1.25" calcext:value-type="float">
            <text:p>-1.25</text:p>
          </table:table-cell>
          <table:table-cell table:formula="of:=IF([.C11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6d42bcc2a97c2395b5ca63e86c9ef9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1191]=&quot;NA&quot;; &quot;NA&quot;; ([.B1191]-[.C1191]))" office:value-type="float" office:value="-1.25" calcext:value-type="float">
            <text:p>-1.25</text:p>
          </table:table-cell>
          <table:table-cell table:formula="of:=IF([.C11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d2f15e68aeb7836cf05c0a2e84c44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192]=&quot;NA&quot;; &quot;NA&quot;; ([.B1192]-[.C1192]))" office:value-type="float" office:value="0" calcext:value-type="float">
            <text:p>0.00</text:p>
          </table:table-cell>
          <table:table-cell table:formula="of:=IF([.C11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12e0fb96d0cc6ff3fd83e64d7dfff7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193]=&quot;NA&quot;; &quot;NA&quot;; ([.B1193]-[.C1193]))" office:value-type="float" office:value="0" calcext:value-type="float">
            <text:p>0.00</text:p>
          </table:table-cell>
          <table:table-cell table:formula="of:=IF([.C11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15ebb5b5d7804845c129e3b6db4e84</text:p>
          </table:table-cell>
          <table:table-cell office:value-type="float" office:value="22.5" calcext:value-type="float">
            <text:p>22.50</text:p>
          </table:table-cell>
          <table:table-cell office:value-type="float" office:value="23.75" calcext:value-type="float">
            <text:p>23.75</text:p>
          </table:table-cell>
          <table:table-cell table:formula="of:=IF([.C1194]=&quot;NA&quot;; &quot;NA&quot;; ([.B1194]-[.C1194]))" office:value-type="float" office:value="-1.25" calcext:value-type="float">
            <text:p>-1.25</text:p>
          </table:table-cell>
          <table:table-cell table:formula="of:=IF([.C11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35d0ece716317424e7e97dfbd298dd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195]=&quot;NA&quot;; &quot;NA&quot;; ([.B1195]-[.C1195]))" office:value-type="float" office:value="0" calcext:value-type="float">
            <text:p>0.00</text:p>
          </table:table-cell>
          <table:table-cell table:formula="of:=IF([.C11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7fc4e4ccc94a357915f40a20886328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196]=&quot;NA&quot;; &quot;NA&quot;; ([.B1196]-[.C1196]))" office:value-type="float" office:value="0" calcext:value-type="float">
            <text:p>0.00</text:p>
          </table:table-cell>
          <table:table-cell table:formula="of:=IF([.C11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9bd42beb16cf6c1b8e661ce442a5e2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197]=&quot;NA&quot;; &quot;NA&quot;; ([.B1197]-[.C1197]))" office:value-type="float" office:value="0" calcext:value-type="float">
            <text:p>0.00</text:p>
          </table:table-cell>
          <table:table-cell table:formula="of:=IF([.C11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be27f55218534f65b0e0c1b8896e4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198]=&quot;NA&quot;; &quot;NA&quot;; ([.B1198]-[.C1198]))" office:value-type="float" office:value="0" calcext:value-type="float">
            <text:p>0.00</text:p>
          </table:table-cell>
          <table:table-cell table:formula="of:=IF([.C11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c22bb3312b58ccf1165816b6e7281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A</text:p>
          </table:table-cell>
          <table:table-cell table:formula="of:=IF([.C1199]=&quot;NA&quot;; &quot;NA&quot;; ([.B1199]-[.C1199]))" office:value-type="string" office:string-value="NA" calcext:value-type="string">
            <text:p>NA</text:p>
          </table:table-cell>
          <table:table-cell table:formula="of:=IF([.C119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d6e0b1fa9e6fe7d314abfefbb3d969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200]=&quot;NA&quot;; &quot;NA&quot;; ([.B1200]-[.C1200]))" office:value-type="float" office:value="0" calcext:value-type="float">
            <text:p>0.00</text:p>
          </table:table-cell>
          <table:table-cell table:formula="of:=IF([.C12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dea7b19c3a9a8e081d6bed9ba4d9f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01]=&quot;NA&quot;; &quot;NA&quot;; ([.B1201]-[.C1201]))" office:value-type="float" office:value="0" calcext:value-type="float">
            <text:p>0.00</text:p>
          </table:table-cell>
          <table:table-cell table:formula="of:=IF([.C12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ffc42cb21cbe35257c7957a9821bc5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202]=&quot;NA&quot;; &quot;NA&quot;; ([.B1202]-[.C1202]))" office:value-type="float" office:value="0" calcext:value-type="float">
            <text:p>0.00</text:p>
          </table:table-cell>
          <table:table-cell table:formula="of:=IF([.C12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0ec37eb604e8907dca665a94c2125c</text:p>
          </table:table-cell>
          <table:table-cell office:value-type="float" office:value="3.75" calcext:value-type="float">
            <text:p>3.75</text:p>
          </table:table-cell>
          <table:table-cell office:value-type="float" office:value="1.25" calcext:value-type="float">
            <text:p>1.25</text:p>
          </table:table-cell>
          <table:table-cell table:formula="of:=IF([.C1203]=&quot;NA&quot;; &quot;NA&quot;; ([.B1203]-[.C1203]))" office:value-type="float" office:value="2.5" calcext:value-type="float">
            <text:p>2.50</text:p>
          </table:table-cell>
          <table:table-cell table:formula="of:=IF([.C12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4a190bb9827719e7c19b3107fe7fd6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1204]=&quot;NA&quot;; &quot;NA&quot;; ([.B1204]-[.C1204]))" office:value-type="float" office:value="0" calcext:value-type="float">
            <text:p>0.00</text:p>
          </table:table-cell>
          <table:table-cell table:formula="of:=IF([.C12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7da678c82cc9c30e2fc92281fceed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205]=&quot;NA&quot;; &quot;NA&quot;; ([.B1205]-[.C1205]))" office:value-type="string" office:string-value="NA" calcext:value-type="string">
            <text:p>NA</text:p>
          </table:table-cell>
          <table:table-cell table:formula="of:=IF([.C120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c8569a5df359581f259b88697bce47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206]=&quot;NA&quot;; &quot;NA&quot;; ([.B1206]-[.C1206]))" office:value-type="float" office:value="-1.25" calcext:value-type="float">
            <text:p>-1.25</text:p>
          </table:table-cell>
          <table:table-cell table:formula="of:=IF([.C12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d4dee3f51fdea272a4f84ce7a0cb7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07]=&quot;NA&quot;; &quot;NA&quot;; ([.B1207]-[.C1207]))" office:value-type="float" office:value="0" calcext:value-type="float">
            <text:p>0.00</text:p>
          </table:table-cell>
          <table:table-cell table:formula="of:=IF([.C12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dc53881ff88722366b80dfae3483f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208]=&quot;NA&quot;; &quot;NA&quot;; ([.B1208]-[.C1208]))" office:value-type="string" office:string-value="NA" calcext:value-type="string">
            <text:p>NA</text:p>
          </table:table-cell>
          <table:table-cell table:formula="of:=IF([.C120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e348afbd9bdc030a7e33fff920209e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209]=&quot;NA&quot;; &quot;NA&quot;; ([.B1209]-[.C1209]))" office:value-type="float" office:value="0" calcext:value-type="float">
            <text:p>0.00</text:p>
          </table:table-cell>
          <table:table-cell table:formula="of:=IF([.C12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1de31c82c2eb781c9147dcab99d79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1210]=&quot;NA&quot;; &quot;NA&quot;; ([.B1210]-[.C1210]))" office:value-type="string" office:string-value="NA" calcext:value-type="string">
            <text:p>NA</text:p>
          </table:table-cell>
          <table:table-cell table:formula="of:=IF([.C121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44997aab387e588fff6e7b919fd54e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211]=&quot;NA&quot;; &quot;NA&quot;; ([.B1211]-[.C1211]))" office:value-type="float" office:value="0" calcext:value-type="float">
            <text:p>0.00</text:p>
          </table:table-cell>
          <table:table-cell table:formula="of:=IF([.C12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47d98a7f84f4661c67ded772f775f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212]=&quot;NA&quot;; &quot;NA&quot;; ([.B1212]-[.C1212]))" office:value-type="string" office:string-value="NA" calcext:value-type="string">
            <text:p>NA</text:p>
          </table:table-cell>
          <table:table-cell table:formula="of:=IF([.C121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4c4a895fde923a4f1260fb9fe69413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C1213]=&quot;NA&quot;; &quot;NA&quot;; ([.B1213]-[.C1213]))" office:value-type="float" office:value="0" calcext:value-type="float">
            <text:p>0.00</text:p>
          </table:table-cell>
          <table:table-cell table:formula="of:=IF([.C12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6557c6c8776e149c9fefc7a09076a1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214]=&quot;NA&quot;; &quot;NA&quot;; ([.B1214]-[.C1214]))" office:value-type="float" office:value="0" calcext:value-type="float">
            <text:p>0.00</text:p>
          </table:table-cell>
          <table:table-cell table:formula="of:=IF([.C12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8d913651851c449ba9038fd9792f2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215]=&quot;NA&quot;; &quot;NA&quot;; ([.B1215]-[.C1215]))" office:value-type="float" office:value="0" calcext:value-type="float">
            <text:p>0.00</text:p>
          </table:table-cell>
          <table:table-cell table:formula="of:=IF([.C12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9fc0c8146e62fd33e3afc0dfc3ff7d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A</text:p>
          </table:table-cell>
          <table:table-cell table:formula="of:=IF([.C1216]=&quot;NA&quot;; &quot;NA&quot;; ([.B1216]-[.C1216]))" office:value-type="string" office:string-value="NA" calcext:value-type="string">
            <text:p>NA</text:p>
          </table:table-cell>
          <table:table-cell table:formula="of:=IF([.C121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bd62d947ef436da5f21ee1811e156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17]=&quot;NA&quot;; &quot;NA&quot;; ([.B1217]-[.C1217]))" office:value-type="float" office:value="0" calcext:value-type="float">
            <text:p>0.00</text:p>
          </table:table-cell>
          <table:table-cell table:formula="of:=IF([.C12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ceb5244472171ac60fbba931b5425d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218]=&quot;NA&quot;; &quot;NA&quot;; ([.B1218]-[.C1218]))" office:value-type="float" office:value="0" calcext:value-type="float">
            <text:p>0.00</text:p>
          </table:table-cell>
          <table:table-cell table:formula="of:=IF([.C12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cf4607c73db6eab428bdfef00c8202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C1219]=&quot;NA&quot;; &quot;NA&quot;; ([.B1219]-[.C1219]))" office:value-type="float" office:value="0" calcext:value-type="float">
            <text:p>0.00</text:p>
          </table:table-cell>
          <table:table-cell table:formula="of:=IF([.C12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e7e8cec9020ac0e6d7e75a6298afb9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table:formula="of:=IF([.C1220]=&quot;NA&quot;; &quot;NA&quot;; ([.B1220]-[.C1220]))" office:value-type="float" office:value="-1.25" calcext:value-type="float">
            <text:p>-1.25</text:p>
          </table:table-cell>
          <table:table-cell table:formula="of:=IF([.C12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20c2400066323803dbe5724d0f621c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A</text:p>
          </table:table-cell>
          <table:table-cell table:formula="of:=IF([.C1221]=&quot;NA&quot;; &quot;NA&quot;; ([.B1221]-[.C1221]))" office:value-type="string" office:string-value="NA" calcext:value-type="string">
            <text:p>NA</text:p>
          </table:table-cell>
          <table:table-cell table:formula="of:=IF([.C122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2f507f63bfc3d2acc6813b9f211ec0</text:p>
          </table:table-cell>
          <table:table-cell table:number-columns-repeated="2" office:value-type="float" office:value="95" calcext:value-type="float">
            <text:p>95.00</text:p>
          </table:table-cell>
          <table:table-cell table:formula="of:=IF([.C1222]=&quot;NA&quot;; &quot;NA&quot;; ([.B1222]-[.C1222]))" office:value-type="float" office:value="0" calcext:value-type="float">
            <text:p>0.00</text:p>
          </table:table-cell>
          <table:table-cell table:formula="of:=IF([.C12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2fea7c3eebcae5224ec1ee39bc4744</text:p>
          </table:table-cell>
          <table:table-cell office:value-type="float" office:value="70" calcext:value-type="float">
            <text:p>70.00</text:p>
          </table:table-cell>
          <table:table-cell office:value-type="float" office:value="55" calcext:value-type="float">
            <text:p>55.00</text:p>
          </table:table-cell>
          <table:table-cell table:formula="of:=IF([.C1223]=&quot;NA&quot;; &quot;NA&quot;; ([.B1223]-[.C1223]))" office:value-type="float" office:value="15" calcext:value-type="float">
            <text:p>15.00</text:p>
          </table:table-cell>
          <table:table-cell table:formula="of:=IF([.C12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56e8b798b4857e7012899b6965ce8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24]=&quot;NA&quot;; &quot;NA&quot;; ([.B1224]-[.C1224]))" office:value-type="float" office:value="0" calcext:value-type="float">
            <text:p>0.00</text:p>
          </table:table-cell>
          <table:table-cell table:formula="of:=IF([.C12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5b7baa4d14950e26d011d1035caa30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225]=&quot;NA&quot;; &quot;NA&quot;; ([.B1225]-[.C1225]))" office:value-type="float" office:value="0" calcext:value-type="float">
            <text:p>0.00</text:p>
          </table:table-cell>
          <table:table-cell table:formula="of:=IF([.C12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caecac9ba0a36e7491227096e11d3c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table:formula="of:=IF([.C1226]=&quot;NA&quot;; &quot;NA&quot;; ([.B1226]-[.C1226]))" office:value-type="float" office:value="-5" calcext:value-type="float">
            <text:p>-5.00</text:p>
          </table:table-cell>
          <table:table-cell table:formula="of:=IF([.C12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f5685db91571dc9427c8bcc5e18570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A</text:p>
          </table:table-cell>
          <table:table-cell table:formula="of:=IF([.C1227]=&quot;NA&quot;; &quot;NA&quot;; ([.B1227]-[.C1227]))" office:value-type="string" office:string-value="NA" calcext:value-type="string">
            <text:p>NA</text:p>
          </table:table-cell>
          <table:table-cell table:formula="of:=IF([.C122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00838d2e318c0865b39a2bc50da6fd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228]=&quot;NA&quot;; &quot;NA&quot;; ([.B1228]-[.C1228]))" office:value-type="float" office:value="0" calcext:value-type="float">
            <text:p>0.00</text:p>
          </table:table-cell>
          <table:table-cell table:formula="of:=IF([.C12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294ff7be62ab9f218c387c92fedc5c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229]=&quot;NA&quot;; &quot;NA&quot;; ([.B1229]-[.C1229]))" office:value-type="float" office:value="-1.25" calcext:value-type="float">
            <text:p>-1.25</text:p>
          </table:table-cell>
          <table:table-cell table:formula="of:=IF([.C12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4a9c07a50a4f3651f37bb582706b60</text:p>
          </table:table-cell>
          <table:table-cell office:value-type="float" office:value="15" calcext:value-type="float">
            <text:p>15.00</text:p>
          </table:table-cell>
          <table:table-cell office:value-type="float" office:value="11.25" calcext:value-type="float">
            <text:p>11.25</text:p>
          </table:table-cell>
          <table:table-cell table:formula="of:=IF([.C1230]=&quot;NA&quot;; &quot;NA&quot;; ([.B1230]-[.C1230]))" office:value-type="float" office:value="3.75" calcext:value-type="float">
            <text:p>3.75</text:p>
          </table:table-cell>
          <table:table-cell table:formula="of:=IF([.C12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71771f896847f342404da0a27c6aaa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231]=&quot;NA&quot;; &quot;NA&quot;; ([.B1231]-[.C1231]))" office:value-type="float" office:value="0" calcext:value-type="float">
            <text:p>0.00</text:p>
          </table:table-cell>
          <table:table-cell table:formula="of:=IF([.C12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8ba027fc57c834e09b6c0a8720c525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1232]=&quot;NA&quot;; &quot;NA&quot;; ([.B1232]-[.C1232]))" office:value-type="float" office:value="0" calcext:value-type="float">
            <text:p>0.00</text:p>
          </table:table-cell>
          <table:table-cell table:formula="of:=IF([.C12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ed9e19c6389148534b6fe46202a02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233]=&quot;NA&quot;; &quot;NA&quot;; ([.B1233]-[.C1233]))" office:value-type="float" office:value="0" calcext:value-type="float">
            <text:p>0.00</text:p>
          </table:table-cell>
          <table:table-cell table:formula="of:=IF([.C12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0cf47295873beea317d194a28e6e7b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1234]=&quot;NA&quot;; &quot;NA&quot;; ([.B1234]-[.C1234]))" office:value-type="float" office:value="-1.25" calcext:value-type="float">
            <text:p>-1.25</text:p>
          </table:table-cell>
          <table:table-cell table:formula="of:=IF([.C12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7799a0227167ebd812df62628b556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235]=&quot;NA&quot;; &quot;NA&quot;; ([.B1235]-[.C1235]))" office:value-type="float" office:value="0" calcext:value-type="float">
            <text:p>0.00</text:p>
          </table:table-cell>
          <table:table-cell table:formula="of:=IF([.C12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a5460e01f83a13cc019035a0f87afa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236]=&quot;NA&quot;; &quot;NA&quot;; ([.B1236]-[.C1236]))" office:value-type="float" office:value="0" calcext:value-type="float">
            <text:p>0.00</text:p>
          </table:table-cell>
          <table:table-cell table:formula="of:=IF([.C12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b118f54639e1da261ff5214e6bd9ad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237]=&quot;NA&quot;; &quot;NA&quot;; ([.B1237]-[.C1237]))" office:value-type="float" office:value="0" calcext:value-type="float">
            <text:p>0.00</text:p>
          </table:table-cell>
          <table:table-cell table:formula="of:=IF([.C12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c18bb4a02d15c90224a7138a540cf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238]=&quot;NA&quot;; &quot;NA&quot;; ([.B1238]-[.C1238]))" office:value-type="string" office:string-value="NA" calcext:value-type="string">
            <text:p>NA</text:p>
          </table:table-cell>
          <table:table-cell table:formula="of:=IF([.C123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fb094c7cdfebde67e892e1abdf0299</text:p>
          </table:table-cell>
          <table:table-cell office:value-type="float" office:value="13.75" calcext:value-type="float">
            <text:p>13.75</text:p>
          </table:table-cell>
          <table:table-cell office:value-type="float" office:value="12.5" calcext:value-type="float">
            <text:p>12.50</text:p>
          </table:table-cell>
          <table:table-cell table:formula="of:=IF([.C1239]=&quot;NA&quot;; &quot;NA&quot;; ([.B1239]-[.C1239]))" office:value-type="float" office:value="1.25" calcext:value-type="float">
            <text:p>1.25</text:p>
          </table:table-cell>
          <table:table-cell table:formula="of:=IF([.C12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03ef9828ca19f132bfaaa52f269413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240]=&quot;NA&quot;; &quot;NA&quot;; ([.B1240]-[.C1240]))" office:value-type="float" office:value="0" calcext:value-type="float">
            <text:p>0.00</text:p>
          </table:table-cell>
          <table:table-cell table:formula="of:=IF([.C12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4d2dd283bf0f3fa244b19aea3f8a4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241]=&quot;NA&quot;; &quot;NA&quot;; ([.B1241]-[.C1241]))" office:value-type="float" office:value="0" calcext:value-type="float">
            <text:p>0.00</text:p>
          </table:table-cell>
          <table:table-cell table:formula="of:=IF([.C12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56e01e60ebca167f9ddf29e6c8d7cd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.00</text:p>
          </table:table-cell>
          <table:table-cell table:formula="of:=IF([.C1242]=&quot;NA&quot;; &quot;NA&quot;; ([.B1242]-[.C1242]))" office:value-type="float" office:value="1.25" calcext:value-type="float">
            <text:p>1.25</text:p>
          </table:table-cell>
          <table:table-cell table:formula="of:=IF([.C12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61acbc54070765312aa036854672f7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1243]=&quot;NA&quot;; &quot;NA&quot;; ([.B1243]-[.C1243]))" office:value-type="float" office:value="0" calcext:value-type="float">
            <text:p>0.00</text:p>
          </table:table-cell>
          <table:table-cell table:formula="of:=IF([.C12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a228b54b5d65ee602cb884a0f8798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44]=&quot;NA&quot;; &quot;NA&quot;; ([.B1244]-[.C1244]))" office:value-type="float" office:value="0" calcext:value-type="float">
            <text:p>0.00</text:p>
          </table:table-cell>
          <table:table-cell table:formula="of:=IF([.C12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a6bc44b82505a3504b26b2151ec2aa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A</text:p>
          </table:table-cell>
          <table:table-cell table:formula="of:=IF([.C1245]=&quot;NA&quot;; &quot;NA&quot;; ([.B1245]-[.C1245]))" office:value-type="string" office:string-value="NA" calcext:value-type="string">
            <text:p>NA</text:p>
          </table:table-cell>
          <table:table-cell table:formula="of:=IF([.C124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ad757de2a58dbed7372a577537a647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246]=&quot;NA&quot;; &quot;NA&quot;; ([.B1246]-[.C1246]))" office:value-type="float" office:value="0" calcext:value-type="float">
            <text:p>0.00</text:p>
          </table:table-cell>
          <table:table-cell table:formula="of:=IF([.C12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be111668f42892f0cccb462b4cd489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247]=&quot;NA&quot;; &quot;NA&quot;; ([.B1247]-[.C1247]))" office:value-type="float" office:value="0" calcext:value-type="float">
            <text:p>0.00</text:p>
          </table:table-cell>
          <table:table-cell table:formula="of:=IF([.C12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be72f81cc41fbf314a9e09541cb9f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48]=&quot;NA&quot;; &quot;NA&quot;; ([.B1248]-[.C1248]))" office:value-type="float" office:value="0" calcext:value-type="float">
            <text:p>0.00</text:p>
          </table:table-cell>
          <table:table-cell table:formula="of:=IF([.C12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d39e61b37d17122cb9f48a10dfd42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49]=&quot;NA&quot;; &quot;NA&quot;; ([.B1249]-[.C1249]))" office:value-type="float" office:value="0" calcext:value-type="float">
            <text:p>0.00</text:p>
          </table:table-cell>
          <table:table-cell table:formula="of:=IF([.C12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4958e9c9ad7ffa9f5f0123d85f9ae0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1250]=&quot;NA&quot;; &quot;NA&quot;; ([.B1250]-[.C1250]))" office:value-type="float" office:value="0" calcext:value-type="float">
            <text:p>0.00</text:p>
          </table:table-cell>
          <table:table-cell table:formula="of:=IF([.C12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5eb61cc2c1cc91446322bce97cfe8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51]=&quot;NA&quot;; &quot;NA&quot;; ([.B1251]-[.C1251]))" office:value-type="float" office:value="0" calcext:value-type="float">
            <text:p>0.00</text:p>
          </table:table-cell>
          <table:table-cell table:formula="of:=IF([.C12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5f68c96ca825b21d120fadaa3eb5d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252]=&quot;NA&quot;; &quot;NA&quot;; ([.B1252]-[.C1252]))" office:value-type="string" office:string-value="NA" calcext:value-type="string">
            <text:p>NA</text:p>
          </table:table-cell>
          <table:table-cell table:formula="of:=IF([.C125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8d62bcdd73d91e3157c6c34ef37e1c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253]=&quot;NA&quot;; &quot;NA&quot;; ([.B1253]-[.C1253]))" office:value-type="string" office:string-value="NA" calcext:value-type="string">
            <text:p>NA</text:p>
          </table:table-cell>
          <table:table-cell table:formula="of:=IF([.C125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99218c99fd054a335c949bf2b787a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54]=&quot;NA&quot;; &quot;NA&quot;; ([.B1254]-[.C1254]))" office:value-type="float" office:value="0" calcext:value-type="float">
            <text:p>0.00</text:p>
          </table:table-cell>
          <table:table-cell table:formula="of:=IF([.C12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c4b4e30516dabe245c354bdc32900e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255]=&quot;NA&quot;; &quot;NA&quot;; ([.B1255]-[.C1255]))" office:value-type="float" office:value="-1.25" calcext:value-type="float">
            <text:p>-1.25</text:p>
          </table:table-cell>
          <table:table-cell table:formula="of:=IF([.C12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192505aa7b90636ad874c8b94f11e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56]=&quot;NA&quot;; &quot;NA&quot;; ([.B1256]-[.C1256]))" office:value-type="float" office:value="0" calcext:value-type="float">
            <text:p>0.00</text:p>
          </table:table-cell>
          <table:table-cell table:formula="of:=IF([.C12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32a00a946bd5be594b37fbd515bd6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257]=&quot;NA&quot;; &quot;NA&quot;; ([.B1257]-[.C1257]))" office:value-type="float" office:value="0" calcext:value-type="float">
            <text:p>0.00</text:p>
          </table:table-cell>
          <table:table-cell table:formula="of:=IF([.C12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6f951cf6784629e42d68316c67badb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258]=&quot;NA&quot;; &quot;NA&quot;; ([.B1258]-[.C1258]))" office:value-type="float" office:value="0" calcext:value-type="float">
            <text:p>0.00</text:p>
          </table:table-cell>
          <table:table-cell table:formula="of:=IF([.C12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a5491fddfbe3673da453dbf2761c1f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259]=&quot;NA&quot;; &quot;NA&quot;; ([.B1259]-[.C1259]))" office:value-type="float" office:value="0" calcext:value-type="float">
            <text:p>0.00</text:p>
          </table:table-cell>
          <table:table-cell table:formula="of:=IF([.C12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a619c9b23beb7a6256ce1fbc7a856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60]=&quot;NA&quot;; &quot;NA&quot;; ([.B1260]-[.C1260]))" office:value-type="float" office:value="0" calcext:value-type="float">
            <text:p>0.00</text:p>
          </table:table-cell>
          <table:table-cell table:formula="of:=IF([.C12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c8d36d12be1b84cb2267382fd56ca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61]=&quot;NA&quot;; &quot;NA&quot;; ([.B1261]-[.C1261]))" office:value-type="float" office:value="0" calcext:value-type="float">
            <text:p>0.00</text:p>
          </table:table-cell>
          <table:table-cell table:formula="of:=IF([.C12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e73e5980893dd3ef0fa40cd62c2742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262]=&quot;NA&quot;; &quot;NA&quot;; ([.B1262]-[.C1262]))" office:value-type="float" office:value="0" calcext:value-type="float">
            <text:p>0.00</text:p>
          </table:table-cell>
          <table:table-cell table:formula="of:=IF([.C12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05e4412e02d7eb45dcefc24a14e39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63]=&quot;NA&quot;; &quot;NA&quot;; ([.B1263]-[.C1263]))" office:value-type="float" office:value="0" calcext:value-type="float">
            <text:p>0.00</text:p>
          </table:table-cell>
          <table:table-cell table:formula="of:=IF([.C12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0b857cb4bed073673c58d4497afe9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264]=&quot;NA&quot;; &quot;NA&quot;; ([.B1264]-[.C1264]))" office:value-type="string" office:string-value="NA" calcext:value-type="string">
            <text:p>NA</text:p>
          </table:table-cell>
          <table:table-cell table:formula="of:=IF([.C126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0cc62d7d39da3a0941f9a0de1b15db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C1265]=&quot;NA&quot;; &quot;NA&quot;; ([.B1265]-[.C1265]))" office:value-type="float" office:value="-5" calcext:value-type="float">
            <text:p>-5.00</text:p>
          </table:table-cell>
          <table:table-cell table:formula="of:=IF([.C12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13c24139f9bf217cb71ecd97a3a44c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1266]=&quot;NA&quot;; &quot;NA&quot;; ([.B1266]-[.C1266]))" office:value-type="float" office:value="0" calcext:value-type="float">
            <text:p>0.00</text:p>
          </table:table-cell>
          <table:table-cell table:formula="of:=IF([.C12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516e998ffbcb50012f95726aebbf7f</text:p>
          </table:table-cell>
          <table:table-cell office:value-type="float" office:value="295" calcext:value-type="float">
            <text:p>295.00</text:p>
          </table:table-cell>
          <table:table-cell office:value-type="float" office:value="345" calcext:value-type="float">
            <text:p>345.00</text:p>
          </table:table-cell>
          <table:table-cell table:formula="of:=IF([.C1267]=&quot;NA&quot;; &quot;NA&quot;; ([.B1267]-[.C1267]))" office:value-type="float" office:value="-50" calcext:value-type="float">
            <text:p>-50.00</text:p>
          </table:table-cell>
          <table:table-cell table:formula="of:=IF([.C12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6d47be440e356a0d013b2a4a602203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268]=&quot;NA&quot;; &quot;NA&quot;; ([.B1268]-[.C1268]))" office:value-type="float" office:value="-1.25" calcext:value-type="float">
            <text:p>-1.25</text:p>
          </table:table-cell>
          <table:table-cell table:formula="of:=IF([.C12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7f2c0b0b549b675c6c7165218958b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269]=&quot;NA&quot;; &quot;NA&quot;; ([.B1269]-[.C1269]))" office:value-type="string" office:string-value="NA" calcext:value-type="string">
            <text:p>NA</text:p>
          </table:table-cell>
          <table:table-cell table:formula="of:=IF([.C126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8ff0f77debd73b1181f1a864b658af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1270]=&quot;NA&quot;; &quot;NA&quot;; ([.B1270]-[.C1270]))" office:value-type="float" office:value="-5" calcext:value-type="float">
            <text:p>-5.00</text:p>
          </table:table-cell>
          <table:table-cell table:formula="of:=IF([.C12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a08a94e3fed9d8c77796526299ad9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271]=&quot;NA&quot;; &quot;NA&quot;; ([.B1271]-[.C1271]))" office:value-type="float" office:value="0" calcext:value-type="float">
            <text:p>0.00</text:p>
          </table:table-cell>
          <table:table-cell table:formula="of:=IF([.C12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a6da0ccc916d31af1c01a49e879e79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1272]=&quot;NA&quot;; &quot;NA&quot;; ([.B1272]-[.C1272]))" office:value-type="float" office:value="-5" calcext:value-type="float">
            <text:p>-5.00</text:p>
          </table:table-cell>
          <table:table-cell table:formula="of:=IF([.C12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d3e2c284c1f9bb6d6463b05978526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73]=&quot;NA&quot;; &quot;NA&quot;; ([.B1273]-[.C1273]))" office:value-type="float" office:value="0" calcext:value-type="float">
            <text:p>0.00</text:p>
          </table:table-cell>
          <table:table-cell table:formula="of:=IF([.C12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db6476bc3cda3b94382037e21d97f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74]=&quot;NA&quot;; &quot;NA&quot;; ([.B1274]-[.C1274]))" office:value-type="float" office:value="0" calcext:value-type="float">
            <text:p>0.00</text:p>
          </table:table-cell>
          <table:table-cell table:formula="of:=IF([.C12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ddcdb72f5a2f22cc1684abdb29cb93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1275]=&quot;NA&quot;; &quot;NA&quot;; ([.B1275]-[.C1275]))" office:value-type="float" office:value="-5" calcext:value-type="float">
            <text:p>-5.00</text:p>
          </table:table-cell>
          <table:table-cell table:formula="of:=IF([.C12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e6a18110211256b5bdad2979aaf1ca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276]=&quot;NA&quot;; &quot;NA&quot;; ([.B1276]-[.C1276]))" office:value-type="float" office:value="0" calcext:value-type="float">
            <text:p>0.00</text:p>
          </table:table-cell>
          <table:table-cell table:formula="of:=IF([.C12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af6acde8acced8cfed406136cb7c4c7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277]=&quot;NA&quot;; &quot;NA&quot;; ([.B1277]-[.C1277]))" office:value-type="float" office:value="0" calcext:value-type="float">
            <text:p>0.00</text:p>
          </table:table-cell>
          <table:table-cell table:formula="of:=IF([.C12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048ae6b171b3ca31e27f929300a2c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78]=&quot;NA&quot;; &quot;NA&quot;; ([.B1278]-[.C1278]))" office:value-type="float" office:value="0" calcext:value-type="float">
            <text:p>0.00</text:p>
          </table:table-cell>
          <table:table-cell table:formula="of:=IF([.C12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06f2ae5a257ec5c8fb0b97b58498fd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279]=&quot;NA&quot;; &quot;NA&quot;; ([.B1279]-[.C1279]))" office:value-type="float" office:value="0" calcext:value-type="float">
            <text:p>0.00</text:p>
          </table:table-cell>
          <table:table-cell table:formula="of:=IF([.C12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1865a6bd3cac041f14e28e16b362c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80]=&quot;NA&quot;; &quot;NA&quot;; ([.B1280]-[.C1280]))" office:value-type="float" office:value="0" calcext:value-type="float">
            <text:p>0.00</text:p>
          </table:table-cell>
          <table:table-cell table:formula="of:=IF([.C12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2191c2b096ab1b962e5afba23daee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81]=&quot;NA&quot;; &quot;NA&quot;; ([.B1281]-[.C1281]))" office:value-type="float" office:value="0" calcext:value-type="float">
            <text:p>0.00</text:p>
          </table:table-cell>
          <table:table-cell table:formula="of:=IF([.C12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5f5534a0b6b57fb074cb4a2069089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282]=&quot;NA&quot;; &quot;NA&quot;; ([.B1282]-[.C1282]))" office:value-type="float" office:value="0" calcext:value-type="float">
            <text:p>0.00</text:p>
          </table:table-cell>
          <table:table-cell table:formula="of:=IF([.C12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810f47260c0668d1ca0252256aa29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83]=&quot;NA&quot;; &quot;NA&quot;; ([.B1283]-[.C1283]))" office:value-type="float" office:value="0" calcext:value-type="float">
            <text:p>0.00</text:p>
          </table:table-cell>
          <table:table-cell table:formula="of:=IF([.C12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81dad3d364193ca238df2bffab9b6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284]=&quot;NA&quot;; &quot;NA&quot;; ([.B1284]-[.C1284]))" office:value-type="float" office:value="0" calcext:value-type="float">
            <text:p>0.00</text:p>
          </table:table-cell>
          <table:table-cell table:formula="of:=IF([.C12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8925fec085287f103dfb132e57e87c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285]=&quot;NA&quot;; &quot;NA&quot;; ([.B1285]-[.C1285]))" office:value-type="float" office:value="-5" calcext:value-type="float">
            <text:p>-5.00</text:p>
          </table:table-cell>
          <table:table-cell table:formula="of:=IF([.C12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c0e64cd2be1cce16b88052dd4263b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286]=&quot;NA&quot;; &quot;NA&quot;; ([.B1286]-[.C1286]))" office:value-type="string" office:string-value="NA" calcext:value-type="string">
            <text:p>NA</text:p>
          </table:table-cell>
          <table:table-cell table:formula="of:=IF([.C128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c430dc724dac4041a8515174b72a1c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1287]=&quot;NA&quot;; &quot;NA&quot;; ([.B1287]-[.C1287]))" office:value-type="float" office:value="0" calcext:value-type="float">
            <text:p>0.00</text:p>
          </table:table-cell>
          <table:table-cell table:formula="of:=IF([.C12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bc8d2ac6e72e36e60ee62cac63703a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88]=&quot;NA&quot;; &quot;NA&quot;; ([.B1288]-[.C1288]))" office:value-type="float" office:value="0" calcext:value-type="float">
            <text:p>0.00</text:p>
          </table:table-cell>
          <table:table-cell table:formula="of:=IF([.C12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c5759b67a74fb95d15b5f9be78e2a3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89]=&quot;NA&quot;; &quot;NA&quot;; ([.B1289]-[.C1289]))" office:value-type="float" office:value="0" calcext:value-type="float">
            <text:p>0.00</text:p>
          </table:table-cell>
          <table:table-cell table:formula="of:=IF([.C12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cac4bc825ca39e0796fd59f181c0c73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NA</text:p>
          </table:table-cell>
          <table:table-cell table:formula="of:=IF([.C1290]=&quot;NA&quot;; &quot;NA&quot;; ([.B1290]-[.C1290]))" office:value-type="string" office:string-value="NA" calcext:value-type="string">
            <text:p>NA</text:p>
          </table:table-cell>
          <table:table-cell table:formula="of:=IF([.C129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cb6361f61e073c3b9ff49e47d815fef</text:p>
          </table:table-cell>
          <table:table-cell office:value-type="float" office:value="195" calcext:value-type="float">
            <text:p>195.00</text:p>
          </table:table-cell>
          <table:table-cell office:value-type="float" office:value="205" calcext:value-type="float">
            <text:p>205.00</text:p>
          </table:table-cell>
          <table:table-cell table:formula="of:=IF([.C1291]=&quot;NA&quot;; &quot;NA&quot;; ([.B1291]-[.C1291]))" office:value-type="float" office:value="-10" calcext:value-type="float">
            <text:p>-10.00</text:p>
          </table:table-cell>
          <table:table-cell table:formula="of:=IF([.C12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1d9cc4d29e667f031fb3579b2c438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92]=&quot;NA&quot;; &quot;NA&quot;; ([.B1292]-[.C1292]))" office:value-type="float" office:value="0" calcext:value-type="float">
            <text:p>0.00</text:p>
          </table:table-cell>
          <table:table-cell table:formula="of:=IF([.C12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2de93fad8f9b25d371aaad1346be8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93]=&quot;NA&quot;; &quot;NA&quot;; ([.B1293]-[.C1293]))" office:value-type="float" office:value="0" calcext:value-type="float">
            <text:p>0.00</text:p>
          </table:table-cell>
          <table:table-cell table:formula="of:=IF([.C12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2eef28bfbd60029a95e07f1a12c7a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94]=&quot;NA&quot;; &quot;NA&quot;; ([.B1294]-[.C1294]))" office:value-type="float" office:value="0" calcext:value-type="float">
            <text:p>0.00</text:p>
          </table:table-cell>
          <table:table-cell table:formula="of:=IF([.C12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3028d3858ece337fe7491832fbbe8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295]=&quot;NA&quot;; &quot;NA&quot;; ([.B1295]-[.C1295]))" office:value-type="float" office:value="0" calcext:value-type="float">
            <text:p>0.00</text:p>
          </table:table-cell>
          <table:table-cell table:formula="of:=IF([.C12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5808dc9f5c65b95e6da49910256fc6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296]=&quot;NA&quot;; &quot;NA&quot;; ([.B1296]-[.C1296]))" office:value-type="float" office:value="0" calcext:value-type="float">
            <text:p>0.00</text:p>
          </table:table-cell>
          <table:table-cell table:formula="of:=IF([.C12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7ae806c4d2adb73085803b323dc583</text:p>
          </table:table-cell>
          <table:table-cell table:number-columns-repeated="2" office:value-type="float" office:value="110" calcext:value-type="float">
            <text:p>110.00</text:p>
          </table:table-cell>
          <table:table-cell table:formula="of:=IF([.C1297]=&quot;NA&quot;; &quot;NA&quot;; ([.B1297]-[.C1297]))" office:value-type="float" office:value="0" calcext:value-type="float">
            <text:p>0.00</text:p>
          </table:table-cell>
          <table:table-cell table:formula="of:=IF([.C12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88de6ad21612828f03e30c5f261b1f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298]=&quot;NA&quot;; &quot;NA&quot;; ([.B1298]-[.C1298]))" office:value-type="float" office:value="-1.25" calcext:value-type="float">
            <text:p>-1.25</text:p>
          </table:table-cell>
          <table:table-cell table:formula="of:=IF([.C12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bd2eb638bfda3dc573a8e5f1ce7a4a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299]=&quot;NA&quot;; &quot;NA&quot;; ([.B1299]-[.C1299]))" office:value-type="float" office:value="-1.25" calcext:value-type="float">
            <text:p>-1.25</text:p>
          </table:table-cell>
          <table:table-cell table:formula="of:=IF([.C12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ce8d5750fbdb4ccad73d2ca36491cc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table:formula="of:=IF([.C1300]=&quot;NA&quot;; &quot;NA&quot;; ([.B1300]-[.C1300]))" office:value-type="float" office:value="-5" calcext:value-type="float">
            <text:p>-5.00</text:p>
          </table:table-cell>
          <table:table-cell table:formula="of:=IF([.C13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f1996b35117fae91b5e4c2b5e58da0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C1301]=&quot;NA&quot;; &quot;NA&quot;; ([.B1301]-[.C1301]))" office:value-type="float" office:value="0" calcext:value-type="float">
            <text:p>0.00</text:p>
          </table:table-cell>
          <table:table-cell table:formula="of:=IF([.C13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df6c8cdb6cf0b4c466eb7ed3acb4b98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02]=&quot;NA&quot;; &quot;NA&quot;; ([.B1302]-[.C1302]))" office:value-type="float" office:value="0" calcext:value-type="float">
            <text:p>0.00</text:p>
          </table:table-cell>
          <table:table-cell table:formula="of:=IF([.C13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e11265c322b34760cbfda934cda7aed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C1303]=&quot;NA&quot;; &quot;NA&quot;; ([.B1303]-[.C1303]))" office:value-type="float" office:value="-5" calcext:value-type="float">
            <text:p>-5.00</text:p>
          </table:table-cell>
          <table:table-cell table:formula="of:=IF([.C13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e1f75d82ed70612da9ab8c896252192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304]=&quot;NA&quot;; &quot;NA&quot;; ([.B1304]-[.C1304]))" office:value-type="float" office:value="-1.25" calcext:value-type="float">
            <text:p>-1.25</text:p>
          </table:table-cell>
          <table:table-cell table:formula="of:=IF([.C13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e70af5104504d78490c67a3b5e54bc6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305]=&quot;NA&quot;; &quot;NA&quot;; ([.B1305]-[.C1305]))" office:value-type="float" office:value="0" calcext:value-type="float">
            <text:p>0.00</text:p>
          </table:table-cell>
          <table:table-cell table:formula="of:=IF([.C13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e7d4a715b5ece9b6b4b3755096c287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306]=&quot;NA&quot;; &quot;NA&quot;; ([.B1306]-[.C1306]))" office:value-type="float" office:value="0" calcext:value-type="float">
            <text:p>0.00</text:p>
          </table:table-cell>
          <table:table-cell table:formula="of:=IF([.C13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e835a10234f68ce39aed3b9b090d96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07]=&quot;NA&quot;; &quot;NA&quot;; ([.B1307]-[.C1307]))" office:value-type="float" office:value="0" calcext:value-type="float">
            <text:p>0.00</text:p>
          </table:table-cell>
          <table:table-cell table:formula="of:=IF([.C13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ed578715223f8c9951169f505c7ebb4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308]=&quot;NA&quot;; &quot;NA&quot;; ([.B1308]-[.C1308]))" office:value-type="float" office:value="0" calcext:value-type="float">
            <text:p>0.00</text:p>
          </table:table-cell>
          <table:table-cell table:formula="of:=IF([.C13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ed9580e980c905c507e9528aacab0c3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309]=&quot;NA&quot;; &quot;NA&quot;; ([.B1309]-[.C1309]))" office:value-type="float" office:value="0" calcext:value-type="float">
            <text:p>0.00</text:p>
          </table:table-cell>
          <table:table-cell table:formula="of:=IF([.C13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ee368d312180c16b1f1ce420d99067d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310]=&quot;NA&quot;; &quot;NA&quot;; ([.B1310]-[.C1310]))" office:value-type="float" office:value="-1.25" calcext:value-type="float">
            <text:p>-1.25</text:p>
          </table:table-cell>
          <table:table-cell table:formula="of:=IF([.C13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f06b8972303f8a92ea6de6bbb7d3e9b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11]=&quot;NA&quot;; &quot;NA&quot;; ([.B1311]-[.C1311]))" office:value-type="float" office:value="0" calcext:value-type="float">
            <text:p>0.00</text:p>
          </table:table-cell>
          <table:table-cell table:formula="of:=IF([.C13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f2fdd97fa9c48a05e9acc92d353fe51</text:p>
          </table:table-cell>
          <table:table-cell office:value-type="float" office:value="23.75" calcext:value-type="float">
            <text:p>23.75</text:p>
          </table:table-cell>
          <table:table-cell office:value-type="float" office:value="8.75" calcext:value-type="float">
            <text:p>8.75</text:p>
          </table:table-cell>
          <table:table-cell table:formula="of:=IF([.C1312]=&quot;NA&quot;; &quot;NA&quot;; ([.B1312]-[.C1312]))" office:value-type="float" office:value="15" calcext:value-type="float">
            <text:p>15.00</text:p>
          </table:table-cell>
          <table:table-cell table:formula="of:=IF([.C13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f57a96408ff0eacc192679c2c7eae98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313]=&quot;NA&quot;; &quot;NA&quot;; ([.B1313]-[.C1313]))" office:value-type="float" office:value="0" calcext:value-type="float">
            <text:p>0.00</text:p>
          </table:table-cell>
          <table:table-cell table:formula="of:=IF([.C13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f5d7eebad20f117d4f272d31bc6cfc7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1314]=&quot;NA&quot;; &quot;NA&quot;; ([.B1314]-[.C1314]))" office:value-type="float" office:value="-1.25" calcext:value-type="float">
            <text:p>-1.25</text:p>
          </table:table-cell>
          <table:table-cell table:formula="of:=IF([.C13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f8107021a0041e6f1e3281dad35edd2</text:p>
          </table:table-cell>
          <table:table-cell office:value-type="float" office:value="11.25" calcext:value-type="float">
            <text:p>11.25</text:p>
          </table:table-cell>
          <table:table-cell office:value-type="float" office:value="2.5" calcext:value-type="float">
            <text:p>2.50</text:p>
          </table:table-cell>
          <table:table-cell table:formula="of:=IF([.C1315]=&quot;NA&quot;; &quot;NA&quot;; ([.B1315]-[.C1315]))" office:value-type="float" office:value="8.75" calcext:value-type="float">
            <text:p>8.75</text:p>
          </table:table-cell>
          <table:table-cell table:formula="of:=IF([.C13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f9b938e36f7c76fd22ca717d1a122c5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316]=&quot;NA&quot;; &quot;NA&quot;; ([.B1316]-[.C1316]))" office:value-type="float" office:value="0" calcext:value-type="float">
            <text:p>0.00</text:p>
          </table:table-cell>
          <table:table-cell table:formula="of:=IF([.C13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fd5c484efb9920df997f71588a631e5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1317]=&quot;NA&quot;; &quot;NA&quot;; ([.B1317]-[.C1317]))" office:value-type="float" office:value="0" calcext:value-type="float">
            <text:p>0.00</text:p>
          </table:table-cell>
          <table:table-cell table:formula="of:=IF([.C13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ff2b091f67327b7d8e5b75fb5337514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1318]=&quot;NA&quot;; &quot;NA&quot;; ([.B1318]-[.C1318]))" office:value-type="float" office:value="-5" calcext:value-type="float">
            <text:p>-5.00</text:p>
          </table:table-cell>
          <table:table-cell table:formula="of:=IF([.C13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1e61179405e7b8197d1ae64c5ecca0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19]=&quot;NA&quot;; &quot;NA&quot;; ([.B1319]-[.C1319]))" office:value-type="float" office:value="0" calcext:value-type="float">
            <text:p>0.00</text:p>
          </table:table-cell>
          <table:table-cell table:formula="of:=IF([.C13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462ef12d6f11deac43fb0fb3c8e86c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320]=&quot;NA&quot;; &quot;NA&quot;; ([.B1320]-[.C1320]))" office:value-type="float" office:value="0" calcext:value-type="float">
            <text:p>0.00</text:p>
          </table:table-cell>
          <table:table-cell table:formula="of:=IF([.C13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6840d112d5e4f38bb2aee07e55f66b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321]=&quot;NA&quot;; &quot;NA&quot;; ([.B1321]-[.C1321]))" office:value-type="float" office:value="-1.25" calcext:value-type="float">
            <text:p>-1.25</text:p>
          </table:table-cell>
          <table:table-cell table:formula="of:=IF([.C13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8d7ee9249461dba7b2118f8954ab7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22]=&quot;NA&quot;; &quot;NA&quot;; ([.B1322]-[.C1322]))" office:value-type="float" office:value="0" calcext:value-type="float">
            <text:p>0.00</text:p>
          </table:table-cell>
          <table:table-cell table:formula="of:=IF([.C13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c0d6d10e2cc7037c09edbfdb1a0248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323]=&quot;NA&quot;; &quot;NA&quot;; ([.B1323]-[.C1323]))" office:value-type="float" office:value="-1.25" calcext:value-type="float">
            <text:p>-1.25</text:p>
          </table:table-cell>
          <table:table-cell table:formula="of:=IF([.C13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cd29783214d61a1156992554d8917c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1324]=&quot;NA&quot;; &quot;NA&quot;; ([.B1324]-[.C1324]))" office:value-type="float" office:value="-1.25" calcext:value-type="float">
            <text:p>-1.25</text:p>
          </table:table-cell>
          <table:table-cell table:formula="of:=IF([.C13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d15c67aea509d42733de8b34093a2e</text:p>
          </table:table-cell>
          <table:table-cell office:value-type="float" office:value="125" calcext:value-type="float">
            <text:p>125.00</text:p>
          </table:table-cell>
          <table:table-cell office:value-type="float" office:value="130" calcext:value-type="float">
            <text:p>130.00</text:p>
          </table:table-cell>
          <table:table-cell table:formula="of:=IF([.C1325]=&quot;NA&quot;; &quot;NA&quot;; ([.B1325]-[.C1325]))" office:value-type="float" office:value="-5" calcext:value-type="float">
            <text:p>-5.00</text:p>
          </table:table-cell>
          <table:table-cell table:formula="of:=IF([.C13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e2873abdd9e51b5fb6db6535e55b3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326]=&quot;NA&quot;; &quot;NA&quot;; ([.B1326]-[.C1326]))" office:value-type="string" office:string-value="NA" calcext:value-type="string">
            <text:p>NA</text:p>
          </table:table-cell>
          <table:table-cell table:formula="of:=IF([.C132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f4151af7430976efcd479662e0c5d2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327]=&quot;NA&quot;; &quot;NA&quot;; ([.B1327]-[.C1327]))" office:value-type="float" office:value="0" calcext:value-type="float">
            <text:p>0.00</text:p>
          </table:table-cell>
          <table:table-cell table:formula="of:=IF([.C13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00040535f101ade15af399007cb6a9</text:p>
          </table:table-cell>
          <table:table-cell table:number-columns-repeated="2" office:value-type="float" office:value="20" calcext:value-type="float">
            <text:p>20.00</text:p>
          </table:table-cell>
          <table:table-cell table:formula="of:=IF([.C1328]=&quot;NA&quot;; &quot;NA&quot;; ([.B1328]-[.C1328]))" office:value-type="float" office:value="0" calcext:value-type="float">
            <text:p>0.00</text:p>
          </table:table-cell>
          <table:table-cell table:formula="of:=IF([.C13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25ffe948f87637f46e95a7e0602f8d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1329]=&quot;NA&quot;; &quot;NA&quot;; ([.B1329]-[.C1329]))" office:value-type="float" office:value="0" calcext:value-type="float">
            <text:p>0.00</text:p>
          </table:table-cell>
          <table:table-cell table:formula="of:=IF([.C13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50eeca668e80209b3852435fc6c81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330]=&quot;NA&quot;; &quot;NA&quot;; ([.B1330]-[.C1330]))" office:value-type="float" office:value="0" calcext:value-type="float">
            <text:p>0.00</text:p>
          </table:table-cell>
          <table:table-cell table:formula="of:=IF([.C13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d6ac04ca7584bc0e6b8205bdc2b90b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331]=&quot;NA&quot;; &quot;NA&quot;; ([.B1331]-[.C1331]))" office:value-type="string" office:string-value="NA" calcext:value-type="string">
            <text:p>NA</text:p>
          </table:table-cell>
          <table:table-cell table:formula="of:=IF([.C133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1463fa31f80370a1aa2a413ad567e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32]=&quot;NA&quot;; &quot;NA&quot;; ([.B1332]-[.C1332]))" office:value-type="float" office:value="0" calcext:value-type="float">
            <text:p>0.00</text:p>
          </table:table-cell>
          <table:table-cell table:formula="of:=IF([.C13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2d5bd1219eea1dbeecbb579140332e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333]=&quot;NA&quot;; &quot;NA&quot;; ([.B1333]-[.C1333]))" office:value-type="float" office:value="-1.25" calcext:value-type="float">
            <text:p>-1.25</text:p>
          </table:table-cell>
          <table:table-cell table:formula="of:=IF([.C13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a26f63e24c57f938b3a195c02d374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34]=&quot;NA&quot;; &quot;NA&quot;; ([.B1334]-[.C1334]))" office:value-type="float" office:value="0" calcext:value-type="float">
            <text:p>0.00</text:p>
          </table:table-cell>
          <table:table-cell table:formula="of:=IF([.C13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abc3473c6c04b559e930b8860eddd9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335]=&quot;NA&quot;; &quot;NA&quot;; ([.B1335]-[.C1335]))" office:value-type="float" office:value="-5" calcext:value-type="float">
            <text:p>-5.00</text:p>
          </table:table-cell>
          <table:table-cell table:formula="of:=IF([.C13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e2225dffaf07b9aab5c6afc36d5666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C1336]=&quot;NA&quot;; &quot;NA&quot;; ([.B1336]-[.C1336]))" office:value-type="float" office:value="-5" calcext:value-type="float">
            <text:p>-5.00</text:p>
          </table:table-cell>
          <table:table-cell table:formula="of:=IF([.C13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1f18125448a66891d1b7fa7cd0ca1f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337]=&quot;NA&quot;; &quot;NA&quot;; ([.B1337]-[.C1337]))" office:value-type="float" office:value="0" calcext:value-type="float">
            <text:p>0.00</text:p>
          </table:table-cell>
          <table:table-cell table:formula="of:=IF([.C13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9e2755d3ccee9f3dc176462abbc2f9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338]=&quot;NA&quot;; &quot;NA&quot;; ([.B1338]-[.C1338]))" office:value-type="float" office:value="-1.25" calcext:value-type="float">
            <text:p>-1.25</text:p>
          </table:table-cell>
          <table:table-cell table:formula="of:=IF([.C13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a40e2aac773f6559941a93dbf84b0c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NA</text:p>
          </table:table-cell>
          <table:table-cell table:formula="of:=IF([.C1339]=&quot;NA&quot;; &quot;NA&quot;; ([.B1339]-[.C1339]))" office:value-type="string" office:string-value="NA" calcext:value-type="string">
            <text:p>NA</text:p>
          </table:table-cell>
          <table:table-cell table:formula="of:=IF([.C133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b211057c07a294a1056bde2306d18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340]=&quot;NA&quot;; &quot;NA&quot;; ([.B1340]-[.C1340]))" office:value-type="float" office:value="0" calcext:value-type="float">
            <text:p>0.00</text:p>
          </table:table-cell>
          <table:table-cell table:formula="of:=IF([.C13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cc49a452c9479ec2d7cf7c23195a4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41]=&quot;NA&quot;; &quot;NA&quot;; ([.B1341]-[.C1341]))" office:value-type="float" office:value="0" calcext:value-type="float">
            <text:p>0.00</text:p>
          </table:table-cell>
          <table:table-cell table:formula="of:=IF([.C13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d66d12fc6d7e47aba38690297e724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42]=&quot;NA&quot;; &quot;NA&quot;; ([.B1342]-[.C1342]))" office:value-type="float" office:value="0" calcext:value-type="float">
            <text:p>0.00</text:p>
          </table:table-cell>
          <table:table-cell table:formula="of:=IF([.C13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e8b39ee0d68d7b6d5d135e40270ef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343]=&quot;NA&quot;; &quot;NA&quot;; ([.B1343]-[.C1343]))" office:value-type="string" office:string-value="NA" calcext:value-type="string">
            <text:p>NA</text:p>
          </table:table-cell>
          <table:table-cell table:formula="of:=IF([.C134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fe65d92f44b20b161d37ea8123f9e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44]=&quot;NA&quot;; &quot;NA&quot;; ([.B1344]-[.C1344]))" office:value-type="float" office:value="0" calcext:value-type="float">
            <text:p>0.00</text:p>
          </table:table-cell>
          <table:table-cell table:formula="of:=IF([.C13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045f5377fecc736cb05d4e63ffb7ad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345]=&quot;NA&quot;; &quot;NA&quot;; ([.B1345]-[.C1345]))" office:value-type="float" office:value="-1.25" calcext:value-type="float">
            <text:p>-1.25</text:p>
          </table:table-cell>
          <table:table-cell table:formula="of:=IF([.C13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57cb22fabdc732f458b08cbaa2ae55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346]=&quot;NA&quot;; &quot;NA&quot;; ([.B1346]-[.C1346]))" office:value-type="float" office:value="0" calcext:value-type="float">
            <text:p>0.00</text:p>
          </table:table-cell>
          <table:table-cell table:formula="of:=IF([.C13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6d8cbea8b4312465e563c40e37ba88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C1347]=&quot;NA&quot;; &quot;NA&quot;; ([.B1347]-[.C1347]))" office:value-type="float" office:value="0" calcext:value-type="float">
            <text:p>0.00</text:p>
          </table:table-cell>
          <table:table-cell table:formula="of:=IF([.C13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7561805d2be59afc35d6f39dba047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48]=&quot;NA&quot;; &quot;NA&quot;; ([.B1348]-[.C1348]))" office:value-type="float" office:value="0" calcext:value-type="float">
            <text:p>0.00</text:p>
          </table:table-cell>
          <table:table-cell table:formula="of:=IF([.C13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a0bcc56fc3f87168bd47bd4168cc3c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1349]=&quot;NA&quot;; &quot;NA&quot;; ([.B1349]-[.C1349]))" office:value-type="float" office:value="-5" calcext:value-type="float">
            <text:p>-5.00</text:p>
          </table:table-cell>
          <table:table-cell table:formula="of:=IF([.C13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ea31e2977ea1282eced091fa4b5713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350]=&quot;NA&quot;; &quot;NA&quot;; ([.B1350]-[.C1350]))" office:value-type="float" office:value="0" calcext:value-type="float">
            <text:p>0.00</text:p>
          </table:table-cell>
          <table:table-cell table:formula="of:=IF([.C13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0bd414d647d4bc42c663d874806d5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51]=&quot;NA&quot;; &quot;NA&quot;; ([.B1351]-[.C1351]))" office:value-type="float" office:value="0" calcext:value-type="float">
            <text:p>0.00</text:p>
          </table:table-cell>
          <table:table-cell table:formula="of:=IF([.C13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2565441ccda35464cf0d37fc9074f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52]=&quot;NA&quot;; &quot;NA&quot;; ([.B1352]-[.C1352]))" office:value-type="float" office:value="0" calcext:value-type="float">
            <text:p>0.00</text:p>
          </table:table-cell>
          <table:table-cell table:formula="of:=IF([.C13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2e97e343839459586933c2a5795b47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353]=&quot;NA&quot;; &quot;NA&quot;; ([.B1353]-[.C1353]))" office:value-type="float" office:value="0" calcext:value-type="float">
            <text:p>0.00</text:p>
          </table:table-cell>
          <table:table-cell table:formula="of:=IF([.C13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a2df7790a2900ed0d3292bd8ec5028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1354]=&quot;NA&quot;; &quot;NA&quot;; ([.B1354]-[.C1354]))" office:value-type="float" office:value="-1.25" calcext:value-type="float">
            <text:p>-1.25</text:p>
          </table:table-cell>
          <table:table-cell table:formula="of:=IF([.C13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a8b0be3e07b927f7e6d6a927ad351a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A</text:p>
          </table:table-cell>
          <table:table-cell table:formula="of:=IF([.C1355]=&quot;NA&quot;; &quot;NA&quot;; ([.B1355]-[.C1355]))" office:value-type="string" office:string-value="NA" calcext:value-type="string">
            <text:p>NA</text:p>
          </table:table-cell>
          <table:table-cell table:formula="of:=IF([.C135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b83ae0a31aa9d4179e8612d7966a05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1356]=&quot;NA&quot;; &quot;NA&quot;; ([.B1356]-[.C1356]))" office:value-type="float" office:value="-1.25" calcext:value-type="float">
            <text:p>-1.25</text:p>
          </table:table-cell>
          <table:table-cell table:formula="of:=IF([.C13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cd1541ce5ac24d3d7555bcae928fa5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1357]=&quot;NA&quot;; &quot;NA&quot;; ([.B1357]-[.C1357]))" office:value-type="float" office:value="-1.25" calcext:value-type="float">
            <text:p>-1.25</text:p>
          </table:table-cell>
          <table:table-cell table:formula="of:=IF([.C13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d0a5e720a9e781f1f0da2644ee1dd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358]=&quot;NA&quot;; &quot;NA&quot;; ([.B1358]-[.C1358]))" office:value-type="float" office:value="0" calcext:value-type="float">
            <text:p>0.00</text:p>
          </table:table-cell>
          <table:table-cell table:formula="of:=IF([.C13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5d7bb05565cffe8fa5d3d1c0c6437dd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59]=&quot;NA&quot;; &quot;NA&quot;; ([.B1359]-[.C1359]))" office:value-type="float" office:value="0" calcext:value-type="float">
            <text:p>0.00</text:p>
          </table:table-cell>
          <table:table-cell table:formula="of:=IF([.C13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56810a72fa421f2b37b8df950e8acd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60]=&quot;NA&quot;; &quot;NA&quot;; ([.B1360]-[.C1360]))" office:value-type="float" office:value="0" calcext:value-type="float">
            <text:p>0.00</text:p>
          </table:table-cell>
          <table:table-cell table:formula="of:=IF([.C13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874e630a562f899e01c3032d81f2a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61]=&quot;NA&quot;; &quot;NA&quot;; ([.B1361]-[.C1361]))" office:value-type="float" office:value="0" calcext:value-type="float">
            <text:p>0.00</text:p>
          </table:table-cell>
          <table:table-cell table:formula="of:=IF([.C13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899a616e2bb9cfb5c6b3fe5dd99c1a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NA</text:p>
          </table:table-cell>
          <table:table-cell table:formula="of:=IF([.C1362]=&quot;NA&quot;; &quot;NA&quot;; ([.B1362]-[.C1362]))" office:value-type="string" office:string-value="NA" calcext:value-type="string">
            <text:p>NA</text:p>
          </table:table-cell>
          <table:table-cell table:formula="of:=IF([.C136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9ab4e207f5848abc091c3359869c2f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63]=&quot;NA&quot;; &quot;NA&quot;; ([.B1363]-[.C1363]))" office:value-type="float" office:value="0" calcext:value-type="float">
            <text:p>0.00</text:p>
          </table:table-cell>
          <table:table-cell table:formula="of:=IF([.C13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a5c7888582faa1938912fdd2f403c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364]=&quot;NA&quot;; &quot;NA&quot;; ([.B1364]-[.C1364]))" office:value-type="float" office:value="0" calcext:value-type="float">
            <text:p>0.00</text:p>
          </table:table-cell>
          <table:table-cell table:formula="of:=IF([.C13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a846cf62e78f73926bac0b4c914530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365]=&quot;NA&quot;; &quot;NA&quot;; ([.B1365]-[.C1365]))" office:value-type="float" office:value="-1.25" calcext:value-type="float">
            <text:p>-1.25</text:p>
          </table:table-cell>
          <table:table-cell table:formula="of:=IF([.C13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e372cf035449bd8236033333f8961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66]=&quot;NA&quot;; &quot;NA&quot;; ([.B1366]-[.C1366]))" office:value-type="float" office:value="0" calcext:value-type="float">
            <text:p>0.00</text:p>
          </table:table-cell>
          <table:table-cell table:formula="of:=IF([.C13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f0e01b06cbcff9e76c39ce674b5d76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367]=&quot;NA&quot;; &quot;NA&quot;; ([.B1367]-[.C1367]))" office:value-type="float" office:value="-1.25" calcext:value-type="float">
            <text:p>-1.25</text:p>
          </table:table-cell>
          <table:table-cell table:formula="of:=IF([.C13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0151191face10e4fe80d873ecb92b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368]=&quot;NA&quot;; &quot;NA&quot;; ([.B1368]-[.C1368]))" office:value-type="string" office:string-value="NA" calcext:value-type="string">
            <text:p>NA</text:p>
          </table:table-cell>
          <table:table-cell table:formula="of:=IF([.C136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04f16709b443a7d69f46dae3a5b14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69]=&quot;NA&quot;; &quot;NA&quot;; ([.B1369]-[.C1369]))" office:value-type="float" office:value="0" calcext:value-type="float">
            <text:p>0.00</text:p>
          </table:table-cell>
          <table:table-cell table:formula="of:=IF([.C13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24344aa68c31e548be784fd1315de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70]=&quot;NA&quot;; &quot;NA&quot;; ([.B1370]-[.C1370]))" office:value-type="float" office:value="0" calcext:value-type="float">
            <text:p>0.00</text:p>
          </table:table-cell>
          <table:table-cell table:formula="of:=IF([.C13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2de3671f89239a81b31d6f22eaeaac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371]=&quot;NA&quot;; &quot;NA&quot;; ([.B1371]-[.C1371]))" office:value-type="float" office:value="-1.25" calcext:value-type="float">
            <text:p>-1.25</text:p>
          </table:table-cell>
          <table:table-cell table:formula="of:=IF([.C13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34715a2f9d4ac7c2e4c528fb60752d</text:p>
          </table:table-cell>
          <table:table-cell office:value-type="float" office:value="11.25" calcext:value-type="float">
            <text:p>11.25</text:p>
          </table:table-cell>
          <table:table-cell office:value-type="float" office:value="6.25" calcext:value-type="float">
            <text:p>6.25</text:p>
          </table:table-cell>
          <table:table-cell table:formula="of:=IF([.C1372]=&quot;NA&quot;; &quot;NA&quot;; ([.B1372]-[.C1372]))" office:value-type="float" office:value="5" calcext:value-type="float">
            <text:p>5.00</text:p>
          </table:table-cell>
          <table:table-cell table:formula="of:=IF([.C13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370e595f9e97aac8044be8bf83e2e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373]=&quot;NA&quot;; &quot;NA&quot;; ([.B1373]-[.C1373]))" office:value-type="string" office:string-value="NA" calcext:value-type="string">
            <text:p>NA</text:p>
          </table:table-cell>
          <table:table-cell table:formula="of:=IF([.C137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37ed2bb5ca168f85b6d94e0d53323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374]=&quot;NA&quot;; &quot;NA&quot;; ([.B1374]-[.C1374]))" office:value-type="string" office:string-value="NA" calcext:value-type="string">
            <text:p>NA</text:p>
          </table:table-cell>
          <table:table-cell table:formula="of:=IF([.C137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4ca5deed499696837703cefc83a465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375]=&quot;NA&quot;; &quot;NA&quot;; ([.B1375]-[.C1375]))" office:value-type="float" office:value="-1.25" calcext:value-type="float">
            <text:p>-1.25</text:p>
          </table:table-cell>
          <table:table-cell table:formula="of:=IF([.C13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a29947ccc7fa2ee5208c11e41fd3df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376]=&quot;NA&quot;; &quot;NA&quot;; ([.B1376]-[.C1376]))" office:value-type="float" office:value="0" calcext:value-type="float">
            <text:p>0.00</text:p>
          </table:table-cell>
          <table:table-cell table:formula="of:=IF([.C13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e07c39127596cfae99939d3d8da0ea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377]=&quot;NA&quot;; &quot;NA&quot;; ([.B1377]-[.C1377]))" office:value-type="float" office:value="0" calcext:value-type="float">
            <text:p>0.00</text:p>
          </table:table-cell>
          <table:table-cell table:formula="of:=IF([.C13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823a7951def56edfa933591f984b253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78]=&quot;NA&quot;; &quot;NA&quot;; ([.B1378]-[.C1378]))" office:value-type="float" office:value="0" calcext:value-type="float">
            <text:p>0.00</text:p>
          </table:table-cell>
          <table:table-cell table:formula="of:=IF([.C13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8311e8a3d60fea0fd75237321594979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79]=&quot;NA&quot;; &quot;NA&quot;; ([.B1379]-[.C1379]))" office:value-type="float" office:value="0" calcext:value-type="float">
            <text:p>0.00</text:p>
          </table:table-cell>
          <table:table-cell table:formula="of:=IF([.C13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8658cf4f7bfb9599659f3f068d7ef1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80]=&quot;NA&quot;; &quot;NA&quot;; ([.B1380]-[.C1380]))" office:value-type="float" office:value="0" calcext:value-type="float">
            <text:p>0.00</text:p>
          </table:table-cell>
          <table:table-cell table:formula="of:=IF([.C13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88eb8379a7cff4fefe8e7f1c1777003</text:p>
          </table:table-cell>
          <table:table-cell office:value-type="float" office:value="10" calcext:value-type="float">
            <text:p>10.00</text:p>
          </table:table-cell>
          <table:table-cell office:value-type="float" office:value="8.75" calcext:value-type="float">
            <text:p>8.75</text:p>
          </table:table-cell>
          <table:table-cell table:formula="of:=IF([.C1381]=&quot;NA&quot;; &quot;NA&quot;; ([.B1381]-[.C1381]))" office:value-type="float" office:value="1.25" calcext:value-type="float">
            <text:p>1.25</text:p>
          </table:table-cell>
          <table:table-cell table:formula="of:=IF([.C13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8a06fa569f7e1660c945e525d80fa32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382]=&quot;NA&quot;; &quot;NA&quot;; ([.B1382]-[.C1382]))" office:value-type="float" office:value="-1.25" calcext:value-type="float">
            <text:p>-1.25</text:p>
          </table:table-cell>
          <table:table-cell table:formula="of:=IF([.C13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8a8dc39a19d56b22056e749bf7e183a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383]=&quot;NA&quot;; &quot;NA&quot;; ([.B1383]-[.C1383]))" office:value-type="float" office:value="0" calcext:value-type="float">
            <text:p>0.00</text:p>
          </table:table-cell>
          <table:table-cell table:formula="of:=IF([.C13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8d12ebfd3fe3a274db0c5df491a9ed0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384]=&quot;NA&quot;; &quot;NA&quot;; ([.B1384]-[.C1384]))" office:value-type="float" office:value="0" calcext:value-type="float">
            <text:p>0.00</text:p>
          </table:table-cell>
          <table:table-cell table:formula="of:=IF([.C13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8dcc52bfe405432502d9fac62942d0e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385]=&quot;NA&quot;; &quot;NA&quot;; ([.B1385]-[.C1385]))" office:value-type="float" office:value="0" calcext:value-type="float">
            <text:p>0.00</text:p>
          </table:table-cell>
          <table:table-cell table:formula="of:=IF([.C13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914310181ad14195a900132396544c1</text:p>
          </table:table-cell>
          <table:table-cell office:value-type="float" office:value="6.25" calcext:value-type="float">
            <text:p>6.25</text:p>
          </table:table-cell>
          <table:table-cell office:value-type="float" office:value="3.75" calcext:value-type="float">
            <text:p>3.75</text:p>
          </table:table-cell>
          <table:table-cell table:formula="of:=IF([.C1386]=&quot;NA&quot;; &quot;NA&quot;; ([.B1386]-[.C1386]))" office:value-type="float" office:value="2.5" calcext:value-type="float">
            <text:p>2.50</text:p>
          </table:table-cell>
          <table:table-cell table:formula="of:=IF([.C13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914eba952be5dfcf73d926b508fd5fa</text:p>
          </table:table-cell>
          <table:table-cell office:value-type="float" office:value="10333.33" calcext:value-type="float">
            <text:p>10333.33</text:p>
          </table:table-cell>
          <table:table-cell office:value-type="float" office:value="10833.33" calcext:value-type="float">
            <text:p>10833.33</text:p>
          </table:table-cell>
          <table:table-cell table:formula="of:=IF([.C1387]=&quot;NA&quot;; &quot;NA&quot;; ([.B1387]-[.C1387]))" office:value-type="float" office:value="-500" calcext:value-type="float">
            <text:p>-500.00</text:p>
          </table:table-cell>
          <table:table-cell table:formula="of:=IF([.C13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92e1cf0903633d62283ea1f101a1af3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table:formula="of:=IF([.C1388]=&quot;NA&quot;; &quot;NA&quot;; ([.B1388]-[.C1388]))" office:value-type="float" office:value="-5" calcext:value-type="float">
            <text:p>-5.00</text:p>
          </table:table-cell>
          <table:table-cell table:formula="of:=IF([.C13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968eec707f46447c5f2e16be5265d1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89]=&quot;NA&quot;; &quot;NA&quot;; ([.B1389]-[.C1389]))" office:value-type="float" office:value="0" calcext:value-type="float">
            <text:p>0.00</text:p>
          </table:table-cell>
          <table:table-cell table:formula="of:=IF([.C13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9b05bf0be35017bba27063fdd6fa12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90]=&quot;NA&quot;; &quot;NA&quot;; ([.B1390]-[.C1390]))" office:value-type="float" office:value="0" calcext:value-type="float">
            <text:p>0.00</text:p>
          </table:table-cell>
          <table:table-cell table:formula="of:=IF([.C13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9bbb78a53bd09d0c8db03c8f066b22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91]=&quot;NA&quot;; &quot;NA&quot;; ([.B1391]-[.C1391]))" office:value-type="float" office:value="0" calcext:value-type="float">
            <text:p>0.00</text:p>
          </table:table-cell>
          <table:table-cell table:formula="of:=IF([.C13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07169de15eaf5788113b6e309e1b34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table:formula="of:=IF([.C1392]=&quot;NA&quot;; &quot;NA&quot;; ([.B1392]-[.C1392]))" office:value-type="float" office:value="-5" calcext:value-type="float">
            <text:p>-5.00</text:p>
          </table:table-cell>
          <table:table-cell table:formula="of:=IF([.C13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164215944b5ab89b4369410877001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93]=&quot;NA&quot;; &quot;NA&quot;; ([.B1393]-[.C1393]))" office:value-type="float" office:value="0" calcext:value-type="float">
            <text:p>0.00</text:p>
          </table:table-cell>
          <table:table-cell table:formula="of:=IF([.C13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1c62826fb9c377832292169da8b6e9</text:p>
          </table:table-cell>
          <table:table-cell table:number-columns-repeated="2" office:value-type="float" office:value="85" calcext:value-type="float">
            <text:p>85.00</text:p>
          </table:table-cell>
          <table:table-cell table:formula="of:=IF([.C1394]=&quot;NA&quot;; &quot;NA&quot;; ([.B1394]-[.C1394]))" office:value-type="float" office:value="0" calcext:value-type="float">
            <text:p>0.00</text:p>
          </table:table-cell>
          <table:table-cell table:formula="of:=IF([.C13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2da94bbec697be6cfc8406709a850f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1395]=&quot;NA&quot;; &quot;NA&quot;; ([.B1395]-[.C1395]))" office:value-type="float" office:value="-1.25" calcext:value-type="float">
            <text:p>-1.25</text:p>
          </table:table-cell>
          <table:table-cell table:formula="of:=IF([.C13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3cf057e58e0afc62e6e2ae84a46b8c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1396]=&quot;NA&quot;; &quot;NA&quot;; ([.B1396]-[.C1396]))" office:value-type="float" office:value="0" calcext:value-type="float">
            <text:p>0.00</text:p>
          </table:table-cell>
          <table:table-cell table:formula="of:=IF([.C13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46405e01295bdf6ef3182bcb0a04a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397]=&quot;NA&quot;; &quot;NA&quot;; ([.B1397]-[.C1397]))" office:value-type="string" office:string-value="NA" calcext:value-type="string">
            <text:p>NA</text:p>
          </table:table-cell>
          <table:table-cell table:formula="of:=IF([.C139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7a2a491a4c9401074824da31e80e6c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A</text:p>
          </table:table-cell>
          <table:table-cell table:formula="of:=IF([.C1398]=&quot;NA&quot;; &quot;NA&quot;; ([.B1398]-[.C1398]))" office:value-type="string" office:string-value="NA" calcext:value-type="string">
            <text:p>NA</text:p>
          </table:table-cell>
          <table:table-cell table:formula="of:=IF([.C139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8b59cdbb0120076c2dd83654862e9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399]=&quot;NA&quot;; &quot;NA&quot;; ([.B1399]-[.C1399]))" office:value-type="float" office:value="0" calcext:value-type="float">
            <text:p>0.00</text:p>
          </table:table-cell>
          <table:table-cell table:formula="of:=IF([.C13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c118865032f6cdc907ef88ed8fef7a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400]=&quot;NA&quot;; &quot;NA&quot;; ([.B1400]-[.C1400]))" office:value-type="float" office:value="-1.25" calcext:value-type="float">
            <text:p>-1.25</text:p>
          </table:table-cell>
          <table:table-cell table:formula="of:=IF([.C14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06bc9c4b5011d6282283127cc408a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01]=&quot;NA&quot;; &quot;NA&quot;; ([.B1401]-[.C1401]))" office:value-type="float" office:value="0" calcext:value-type="float">
            <text:p>0.00</text:p>
          </table:table-cell>
          <table:table-cell table:formula="of:=IF([.C14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158b113eb44f3d6ca79eed435a3019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402]=&quot;NA&quot;; &quot;NA&quot;; ([.B1402]-[.C1402]))" office:value-type="float" office:value="0" calcext:value-type="float">
            <text:p>0.00</text:p>
          </table:table-cell>
          <table:table-cell table:formula="of:=IF([.C14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562bfd3c31f4eb93fbdf05ab6fffde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403]=&quot;NA&quot;; &quot;NA&quot;; ([.B1403]-[.C1403]))" office:value-type="float" office:value="0" calcext:value-type="float">
            <text:p>0.00</text:p>
          </table:table-cell>
          <table:table-cell table:formula="of:=IF([.C14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58ba9908c76e6504a9e9fbb1cccced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404]=&quot;NA&quot;; &quot;NA&quot;; ([.B1404]-[.C1404]))" office:value-type="float" office:value="-1.25" calcext:value-type="float">
            <text:p>-1.25</text:p>
          </table:table-cell>
          <table:table-cell table:formula="of:=IF([.C14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94eba9a93f0cc0cf1555d344b3881f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1405]=&quot;NA&quot;; &quot;NA&quot;; ([.B1405]-[.C1405]))" office:value-type="float" office:value="0" calcext:value-type="float">
            <text:p>0.00</text:p>
          </table:table-cell>
          <table:table-cell table:formula="of:=IF([.C14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ba63004fe1a3b39a580ba606497d3b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406]=&quot;NA&quot;; &quot;NA&quot;; ([.B1406]-[.C1406]))" office:value-type="float" office:value="0" calcext:value-type="float">
            <text:p>0.00</text:p>
          </table:table-cell>
          <table:table-cell table:formula="of:=IF([.C14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d1069bf62bcdfdb598116545f1a619</text:p>
          </table:table-cell>
          <table:table-cell office:value-type="float" office:value="3.75" calcext:value-type="float">
            <text:p>3.75</text:p>
          </table:table-cell>
          <table:table-cell office:value-type="float" office:value="2.5" calcext:value-type="float">
            <text:p>2.50</text:p>
          </table:table-cell>
          <table:table-cell table:formula="of:=IF([.C1407]=&quot;NA&quot;; &quot;NA&quot;; ([.B1407]-[.C1407]))" office:value-type="float" office:value="1.25" calcext:value-type="float">
            <text:p>1.25</text:p>
          </table:table-cell>
          <table:table-cell table:formula="of:=IF([.C14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d97542ba87185962028cbba476a6d1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1408]=&quot;NA&quot;; &quot;NA&quot;; ([.B1408]-[.C1408]))" office:value-type="float" office:value="-5" calcext:value-type="float">
            <text:p>-5.00</text:p>
          </table:table-cell>
          <table:table-cell table:formula="of:=IF([.C14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f298b03d9a54a7dca742a5e3b895c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09]=&quot;NA&quot;; &quot;NA&quot;; ([.B1409]-[.C1409]))" office:value-type="float" office:value="0" calcext:value-type="float">
            <text:p>0.00</text:p>
          </table:table-cell>
          <table:table-cell table:formula="of:=IF([.C14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0197108f5d30d473524932a4be48a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10]=&quot;NA&quot;; &quot;NA&quot;; ([.B1410]-[.C1410]))" office:value-type="float" office:value="0" calcext:value-type="float">
            <text:p>0.00</text:p>
          </table:table-cell>
          <table:table-cell table:formula="of:=IF([.C14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0696324dc6ad2310801ce88b18626e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411]=&quot;NA&quot;; &quot;NA&quot;; ([.B1411]-[.C1411]))" office:value-type="float" office:value="0" calcext:value-type="float">
            <text:p>0.00</text:p>
          </table:table-cell>
          <table:table-cell table:formula="of:=IF([.C14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179fe74148ba818ecf04771f20e7d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12]=&quot;NA&quot;; &quot;NA&quot;; ([.B1412]-[.C1412]))" office:value-type="float" office:value="0" calcext:value-type="float">
            <text:p>0.00</text:p>
          </table:table-cell>
          <table:table-cell table:formula="of:=IF([.C14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2f6d22a719df8f847df99b932a64cc</text:p>
          </table:table-cell>
          <table:table-cell office:value-type="float" office:value="260" calcext:value-type="float">
            <text:p>260.00</text:p>
          </table:table-cell>
          <table:table-cell office:value-type="float" office:value="255" calcext:value-type="float">
            <text:p>255.00</text:p>
          </table:table-cell>
          <table:table-cell table:formula="of:=IF([.C1413]=&quot;NA&quot;; &quot;NA&quot;; ([.B1413]-[.C1413]))" office:value-type="float" office:value="5" calcext:value-type="float">
            <text:p>5.00</text:p>
          </table:table-cell>
          <table:table-cell table:formula="of:=IF([.C14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3b104f7a72af92331928b440c422bc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414]=&quot;NA&quot;; &quot;NA&quot;; ([.B1414]-[.C1414]))" office:value-type="float" office:value="0" calcext:value-type="float">
            <text:p>0.00</text:p>
          </table:table-cell>
          <table:table-cell table:formula="of:=IF([.C14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3e926b8cd5e434d5ab1b790696b3f8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415]=&quot;NA&quot;; &quot;NA&quot;; ([.B1415]-[.C1415]))" office:value-type="float" office:value="0" calcext:value-type="float">
            <text:p>0.00</text:p>
          </table:table-cell>
          <table:table-cell table:formula="of:=IF([.C14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7490e8706e8c4042d9b1279e9d69e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16]=&quot;NA&quot;; &quot;NA&quot;; ([.B1416]-[.C1416]))" office:value-type="float" office:value="0" calcext:value-type="float">
            <text:p>0.00</text:p>
          </table:table-cell>
          <table:table-cell table:formula="of:=IF([.C14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937d5c7ca13f0daa0b877241ab0ab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417]=&quot;NA&quot;; &quot;NA&quot;; ([.B1417]-[.C1417]))" office:value-type="string" office:string-value="NA" calcext:value-type="string">
            <text:p>NA</text:p>
          </table:table-cell>
          <table:table-cell table:formula="of:=IF([.C141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b49921d52984b772f64edbb372ea3f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418]=&quot;NA&quot;; &quot;NA&quot;; ([.B1418]-[.C1418]))" office:value-type="float" office:value="0" calcext:value-type="float">
            <text:p>0.00</text:p>
          </table:table-cell>
          <table:table-cell table:formula="of:=IF([.C14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10b10ff1e7524e9437c7d6c69d75a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1419]=&quot;NA&quot;; &quot;NA&quot;; ([.B1419]-[.C1419]))" office:value-type="float" office:value="0" calcext:value-type="float">
            <text:p>0.00</text:p>
          </table:table-cell>
          <table:table-cell table:formula="of:=IF([.C14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d1ba8ec16767e8749ea4347ac93b9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20]=&quot;NA&quot;; &quot;NA&quot;; ([.B1420]-[.C1420]))" office:value-type="float" office:value="0" calcext:value-type="float">
            <text:p>0.00</text:p>
          </table:table-cell>
          <table:table-cell table:formula="of:=IF([.C14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3d1b784c39ef1535c7f6b26e4c54d5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421]=&quot;NA&quot;; &quot;NA&quot;; ([.B1421]-[.C1421]))" office:value-type="float" office:value="0" calcext:value-type="float">
            <text:p>0.00</text:p>
          </table:table-cell>
          <table:table-cell table:formula="of:=IF([.C14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683300321a3cd88d3a3f7a3498b86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22]=&quot;NA&quot;; &quot;NA&quot;; ([.B1422]-[.C1422]))" office:value-type="float" office:value="0" calcext:value-type="float">
            <text:p>0.00</text:p>
          </table:table-cell>
          <table:table-cell table:formula="of:=IF([.C14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6a1d996b1ebf51763a6c016a114af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23]=&quot;NA&quot;; &quot;NA&quot;; ([.B1423]-[.C1423]))" office:value-type="float" office:value="0" calcext:value-type="float">
            <text:p>0.00</text:p>
          </table:table-cell>
          <table:table-cell table:formula="of:=IF([.C14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82b4c28679e2dd2ddbe87c96c81aac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424]=&quot;NA&quot;; &quot;NA&quot;; ([.B1424]-[.C1424]))" office:value-type="string" office:string-value="NA" calcext:value-type="string">
            <text:p>NA</text:p>
          </table:table-cell>
          <table:table-cell table:formula="of:=IF([.C142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9214687bacbf598692c3e335a5f7f3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425]=&quot;NA&quot;; &quot;NA&quot;; ([.B1425]-[.C1425]))" office:value-type="float" office:value="-1.25" calcext:value-type="float">
            <text:p>-1.25</text:p>
          </table:table-cell>
          <table:table-cell table:formula="of:=IF([.C14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9a179dc17d3fa987bd75e3b71378cd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426]=&quot;NA&quot;; &quot;NA&quot;; ([.B1426]-[.C1426]))" office:value-type="float" office:value="0" calcext:value-type="float">
            <text:p>0.00</text:p>
          </table:table-cell>
          <table:table-cell table:formula="of:=IF([.C14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c3eb2ed8d2b493d23454764a05ed26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1427]=&quot;NA&quot;; &quot;NA&quot;; ([.B1427]-[.C1427]))" office:value-type="float" office:value="-1.25" calcext:value-type="float">
            <text:p>-1.25</text:p>
          </table:table-cell>
          <table:table-cell table:formula="of:=IF([.C14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e4e195f4f6bc695762ed5a01ad678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28]=&quot;NA&quot;; &quot;NA&quot;; ([.B1428]-[.C1428]))" office:value-type="float" office:value="0" calcext:value-type="float">
            <text:p>0.00</text:p>
          </table:table-cell>
          <table:table-cell table:formula="of:=IF([.C14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f62eacc9bf00efbc2dafdc9679aa7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429]=&quot;NA&quot;; &quot;NA&quot;; ([.B1429]-[.C1429]))" office:value-type="string" office:string-value="NA" calcext:value-type="string">
            <text:p>NA</text:p>
          </table:table-cell>
          <table:table-cell table:formula="of:=IF([.C142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f65bc09bcd9aaa264d4f5ba19359ea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430]=&quot;NA&quot;; &quot;NA&quot;; ([.B1430]-[.C1430]))" office:value-type="float" office:value="-1.25" calcext:value-type="float">
            <text:p>-1.25</text:p>
          </table:table-cell>
          <table:table-cell table:formula="of:=IF([.C14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f9f97e6dd40989780aec9c850a3507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A</text:p>
          </table:table-cell>
          <table:table-cell table:formula="of:=IF([.C1431]=&quot;NA&quot;; &quot;NA&quot;; ([.B1431]-[.C1431]))" office:value-type="string" office:string-value="NA" calcext:value-type="string">
            <text:p>NA</text:p>
          </table:table-cell>
          <table:table-cell table:formula="of:=IF([.C143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2a04b31eb93905c803f43343ef43f2</text:p>
          </table:table-cell>
          <table:table-cell office:value-type="float" office:value="100" calcext:value-type="float">
            <text:p>100.00</text:p>
          </table:table-cell>
          <table:table-cell office:value-type="float" office:value="105" calcext:value-type="float">
            <text:p>105.00</text:p>
          </table:table-cell>
          <table:table-cell table:formula="of:=IF([.C1432]=&quot;NA&quot;; &quot;NA&quot;; ([.B1432]-[.C1432]))" office:value-type="float" office:value="-5" calcext:value-type="float">
            <text:p>-5.00</text:p>
          </table:table-cell>
          <table:table-cell table:formula="of:=IF([.C14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51c3c4d96c1573460b621e9c636eff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433]=&quot;NA&quot;; &quot;NA&quot;; ([.B1433]-[.C1433]))" office:value-type="float" office:value="-1.25" calcext:value-type="float">
            <text:p>-1.25</text:p>
          </table:table-cell>
          <table:table-cell table:formula="of:=IF([.C14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9140821e2fca084c82d85c614e2714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1434]=&quot;NA&quot;; &quot;NA&quot;; ([.B1434]-[.C1434]))" office:value-type="string" office:string-value="NA" calcext:value-type="string">
            <text:p>NA</text:p>
          </table:table-cell>
          <table:table-cell table:formula="of:=IF([.C143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b698222a13626d43fd0d1c5c6f50d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35]=&quot;NA&quot;; &quot;NA&quot;; ([.B1435]-[.C1435]))" office:value-type="float" office:value="0" calcext:value-type="float">
            <text:p>0.00</text:p>
          </table:table-cell>
          <table:table-cell table:formula="of:=IF([.C14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b92bc951d0eb675bf0cf59cff0e18e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436]=&quot;NA&quot;; &quot;NA&quot;; ([.B1436]-[.C1436]))" office:value-type="float" office:value="0" calcext:value-type="float">
            <text:p>0.00</text:p>
          </table:table-cell>
          <table:table-cell table:formula="of:=IF([.C14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e98c4245d499e323cc3c2e3682abf4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437]=&quot;NA&quot;; &quot;NA&quot;; ([.B1437]-[.C1437]))" office:value-type="float" office:value="0" calcext:value-type="float">
            <text:p>0.00</text:p>
          </table:table-cell>
          <table:table-cell table:formula="of:=IF([.C14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ed96e8131dca89a6b48b7843fa3585</text:p>
          </table:table-cell>
          <table:table-cell office:value-type="float" office:value="3.75" calcext:value-type="float">
            <text:p>3.75</text:p>
          </table:table-cell>
          <table:table-cell office:value-type="float" office:value="1.25" calcext:value-type="float">
            <text:p>1.25</text:p>
          </table:table-cell>
          <table:table-cell table:formula="of:=IF([.C1438]=&quot;NA&quot;; &quot;NA&quot;; ([.B1438]-[.C1438]))" office:value-type="float" office:value="2.5" calcext:value-type="float">
            <text:p>2.50</text:p>
          </table:table-cell>
          <table:table-cell table:formula="of:=IF([.C14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0479f4b3b8c3134e8cb8086961adc2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439]=&quot;NA&quot;; &quot;NA&quot;; ([.B1439]-[.C1439]))" office:value-type="float" office:value="-1.25" calcext:value-type="float">
            <text:p>-1.25</text:p>
          </table:table-cell>
          <table:table-cell table:formula="of:=IF([.C14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1c38f1b388a035c2d86551403c79d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40]=&quot;NA&quot;; &quot;NA&quot;; ([.B1440]-[.C1440]))" office:value-type="float" office:value="0" calcext:value-type="float">
            <text:p>0.00</text:p>
          </table:table-cell>
          <table:table-cell table:formula="of:=IF([.C14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5cf5f6c1867f07aebe79ac30271f17</text:p>
          </table:table-cell>
          <table:table-cell office:value-type="float" office:value="120" calcext:value-type="float">
            <text:p>120.00</text:p>
          </table:table-cell>
          <table:table-cell office:value-type="float" office:value="90" calcext:value-type="float">
            <text:p>90.00</text:p>
          </table:table-cell>
          <table:table-cell table:formula="of:=IF([.C1441]=&quot;NA&quot;; &quot;NA&quot;; ([.B1441]-[.C1441]))" office:value-type="float" office:value="30" calcext:value-type="float">
            <text:p>30.00</text:p>
          </table:table-cell>
          <table:table-cell table:formula="of:=IF([.C14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69a5ea70bb0019e498d01b49c9fa7d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442]=&quot;NA&quot;; &quot;NA&quot;; ([.B1442]-[.C1442]))" office:value-type="float" office:value="0" calcext:value-type="float">
            <text:p>0.00</text:p>
          </table:table-cell>
          <table:table-cell table:formula="of:=IF([.C14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73cd19f79a0ade8e6ef695faa2c776</text:p>
          </table:table-cell>
          <table:table-cell table:number-columns-repeated="2" office:value-type="float" office:value="95" calcext:value-type="float">
            <text:p>95.00</text:p>
          </table:table-cell>
          <table:table-cell table:formula="of:=IF([.C1443]=&quot;NA&quot;; &quot;NA&quot;; ([.B1443]-[.C1443]))" office:value-type="float" office:value="0" calcext:value-type="float">
            <text:p>0.00</text:p>
          </table:table-cell>
          <table:table-cell table:formula="of:=IF([.C14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b18a65f36e3fdfb40abfdff18d946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44]=&quot;NA&quot;; &quot;NA&quot;; ([.B1444]-[.C1444]))" office:value-type="float" office:value="0" calcext:value-type="float">
            <text:p>0.00</text:p>
          </table:table-cell>
          <table:table-cell table:formula="of:=IF([.C14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03ccb7fb6870032b8e06afc722b29f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445]=&quot;NA&quot;; &quot;NA&quot;; ([.B1445]-[.C1445]))" office:value-type="string" office:string-value="NA" calcext:value-type="string">
            <text:p>NA</text:p>
          </table:table-cell>
          <table:table-cell table:formula="of:=IF([.C144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062d7045aec470cbe3da4df4e68fd7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1446]=&quot;NA&quot;; &quot;NA&quot;; ([.B1446]-[.C1446]))" office:value-type="float" office:value="0" calcext:value-type="float">
            <text:p>0.00</text:p>
          </table:table-cell>
          <table:table-cell table:formula="of:=IF([.C14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30ad234200af452729cce82d2e61f3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table:formula="of:=IF([.C1447]=&quot;NA&quot;; &quot;NA&quot;; ([.B1447]-[.C1447]))" office:value-type="float" office:value="-1.25" calcext:value-type="float">
            <text:p>-1.25</text:p>
          </table:table-cell>
          <table:table-cell table:formula="of:=IF([.C14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3f006d263db8c3a2a236ad26eed373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448]=&quot;NA&quot;; &quot;NA&quot;; ([.B1448]-[.C1448]))" office:value-type="float" office:value="0" calcext:value-type="float">
            <text:p>0.00</text:p>
          </table:table-cell>
          <table:table-cell table:formula="of:=IF([.C14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57a288d7abd5c68e5613b23e4bc9a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49]=&quot;NA&quot;; &quot;NA&quot;; ([.B1449]-[.C1449]))" office:value-type="float" office:value="0" calcext:value-type="float">
            <text:p>0.00</text:p>
          </table:table-cell>
          <table:table-cell table:formula="of:=IF([.C14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9cef28aaa6d06e0372230168788ab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50]=&quot;NA&quot;; &quot;NA&quot;; ([.B1450]-[.C1450]))" office:value-type="float" office:value="0" calcext:value-type="float">
            <text:p>0.00</text:p>
          </table:table-cell>
          <table:table-cell table:formula="of:=IF([.C14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9dfc946e58f95694c11d7e1c73410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451]=&quot;NA&quot;; &quot;NA&quot;; ([.B1451]-[.C1451]))" office:value-type="float" office:value="0" calcext:value-type="float">
            <text:p>0.00</text:p>
          </table:table-cell>
          <table:table-cell table:formula="of:=IF([.C14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a778e2e8b5e53f50fb27928d8ab695</text:p>
          </table:table-cell>
          <table:table-cell office:value-type="float" office:value="190" calcext:value-type="float">
            <text:p>190.00</text:p>
          </table:table-cell>
          <table:table-cell office:value-type="float" office:value="200" calcext:value-type="float">
            <text:p>200.00</text:p>
          </table:table-cell>
          <table:table-cell table:formula="of:=IF([.C1452]=&quot;NA&quot;; &quot;NA&quot;; ([.B1452]-[.C1452]))" office:value-type="float" office:value="-10" calcext:value-type="float">
            <text:p>-10.00</text:p>
          </table:table-cell>
          <table:table-cell table:formula="of:=IF([.C14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16baae816368117a5ec3ec574d0b1a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453]=&quot;NA&quot;; &quot;NA&quot;; ([.B1453]-[.C1453]))" office:value-type="float" office:value="-1.25" calcext:value-type="float">
            <text:p>-1.25</text:p>
          </table:table-cell>
          <table:table-cell table:formula="of:=IF([.C14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1e1383a0ca8efdc01343b4787456f3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454]=&quot;NA&quot;; &quot;NA&quot;; ([.B1454]-[.C1454]))" office:value-type="float" office:value="0" calcext:value-type="float">
            <text:p>0.00</text:p>
          </table:table-cell>
          <table:table-cell table:formula="of:=IF([.C14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1f8f51e3ea02eaaf67fe0c8d016b2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55]=&quot;NA&quot;; &quot;NA&quot;; ([.B1455]-[.C1455]))" office:value-type="float" office:value="0" calcext:value-type="float">
            <text:p>0.00</text:p>
          </table:table-cell>
          <table:table-cell table:formula="of:=IF([.C14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3180e048e9d74ddcd433ad175441e6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456]=&quot;NA&quot;; &quot;NA&quot;; ([.B1456]-[.C1456]))" office:value-type="float" office:value="0" calcext:value-type="float">
            <text:p>0.00</text:p>
          </table:table-cell>
          <table:table-cell table:formula="of:=IF([.C14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346d96ccfc02780362db504f496f6b</text:p>
          </table:table-cell>
          <table:table-cell office:value-type="float" office:value="185" calcext:value-type="float">
            <text:p>185.00</text:p>
          </table:table-cell>
          <table:table-cell office:value-type="float" office:value="190" calcext:value-type="float">
            <text:p>190.00</text:p>
          </table:table-cell>
          <table:table-cell table:formula="of:=IF([.C1457]=&quot;NA&quot;; &quot;NA&quot;; ([.B1457]-[.C1457]))" office:value-type="float" office:value="-5" calcext:value-type="float">
            <text:p>-5.00</text:p>
          </table:table-cell>
          <table:table-cell table:formula="of:=IF([.C14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3f82b836ed9bf2f57691cee3244e8d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458]=&quot;NA&quot;; &quot;NA&quot;; ([.B1458]-[.C1458]))" office:value-type="float" office:value="0" calcext:value-type="float">
            <text:p>0.00</text:p>
          </table:table-cell>
          <table:table-cell table:formula="of:=IF([.C14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f2cdae1daf59f526f1693f9ceeece</text:p>
          </table:table-cell>
          <table:table-cell office:value-type="float" office:value="100" calcext:value-type="float">
            <text:p>100.00</text:p>
          </table:table-cell>
          <table:table-cell office:value-type="float" office:value="105" calcext:value-type="float">
            <text:p>105.00</text:p>
          </table:table-cell>
          <table:table-cell table:formula="of:=IF([.C1459]=&quot;NA&quot;; &quot;NA&quot;; ([.B1459]-[.C1459]))" office:value-type="float" office:value="-5" calcext:value-type="float">
            <text:p>-5.00</text:p>
          </table:table-cell>
          <table:table-cell table:formula="of:=IF([.C14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80ccd0058d054536a53ae9c5253eb2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1460]=&quot;NA&quot;; &quot;NA&quot;; ([.B1460]-[.C1460]))" office:value-type="float" office:value="-1.25" calcext:value-type="float">
            <text:p>-1.25</text:p>
          </table:table-cell>
          <table:table-cell table:formula="of:=IF([.C14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88e50062506f4d47bce75c9b16d57e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461]=&quot;NA&quot;; &quot;NA&quot;; ([.B1461]-[.C1461]))" office:value-type="float" office:value="0" calcext:value-type="float">
            <text:p>0.00</text:p>
          </table:table-cell>
          <table:table-cell table:formula="of:=IF([.C14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c12889a4e29c1d8e9fb0a9394e28f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462]=&quot;NA&quot;; &quot;NA&quot;; ([.B1462]-[.C1462]))" office:value-type="string" office:string-value="NA" calcext:value-type="string">
            <text:p>NA</text:p>
          </table:table-cell>
          <table:table-cell table:formula="of:=IF([.C146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e4a34ebcf6207a34c200a46db9077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63]=&quot;NA&quot;; &quot;NA&quot;; ([.B1463]-[.C1463]))" office:value-type="float" office:value="0" calcext:value-type="float">
            <text:p>0.00</text:p>
          </table:table-cell>
          <table:table-cell table:formula="of:=IF([.C14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fc8162e7d4c87a9f3f02657c2a6ccb</text:p>
          </table:table-cell>
          <table:table-cell table:number-columns-repeated="2" office:value-type="float" office:value="75" calcext:value-type="float">
            <text:p>75.00</text:p>
          </table:table-cell>
          <table:table-cell table:formula="of:=IF([.C1464]=&quot;NA&quot;; &quot;NA&quot;; ([.B1464]-[.C1464]))" office:value-type="float" office:value="0" calcext:value-type="float">
            <text:p>0.00</text:p>
          </table:table-cell>
          <table:table-cell table:formula="of:=IF([.C14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8ef0b6c2ceb0b0495a3d05a98593f5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465]=&quot;NA&quot;; &quot;NA&quot;; ([.B1465]-[.C1465]))" office:value-type="float" office:value="0" calcext:value-type="float">
            <text:p>0.00</text:p>
          </table:table-cell>
          <table:table-cell table:formula="of:=IF([.C14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d5d0a71d91f6a113389422c0776c76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466]=&quot;NA&quot;; &quot;NA&quot;; ([.B1466]-[.C1466]))" office:value-type="float" office:value="0" calcext:value-type="float">
            <text:p>0.00</text:p>
          </table:table-cell>
          <table:table-cell table:formula="of:=IF([.C14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f5c7f5f3fb4f4d3ea014123d4386b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67]=&quot;NA&quot;; &quot;NA&quot;; ([.B1467]-[.C1467]))" office:value-type="float" office:value="0" calcext:value-type="float">
            <text:p>0.00</text:p>
          </table:table-cell>
          <table:table-cell table:formula="of:=IF([.C14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f9ed1e914e10058bec097edf3f4e4f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468]=&quot;NA&quot;; &quot;NA&quot;; ([.B1468]-[.C1468]))" office:value-type="float" office:value="-1.25" calcext:value-type="float">
            <text:p>-1.25</text:p>
          </table:table-cell>
          <table:table-cell table:formula="of:=IF([.C14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05c641723b5bdad19ec942eb1014a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69]=&quot;NA&quot;; &quot;NA&quot;; ([.B1469]-[.C1469]))" office:value-type="float" office:value="0" calcext:value-type="float">
            <text:p>0.00</text:p>
          </table:table-cell>
          <table:table-cell table:formula="of:=IF([.C14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0cff89d8f15172b77eb884e7a7893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70]=&quot;NA&quot;; &quot;NA&quot;; ([.B1470]-[.C1470]))" office:value-type="float" office:value="0" calcext:value-type="float">
            <text:p>0.00</text:p>
          </table:table-cell>
          <table:table-cell table:formula="of:=IF([.C14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1449a18e48b427e68386b24786e4a0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471]=&quot;NA&quot;; &quot;NA&quot;; ([.B1471]-[.C1471]))" office:value-type="float" office:value="0" calcext:value-type="float">
            <text:p>0.00</text:p>
          </table:table-cell>
          <table:table-cell table:formula="of:=IF([.C14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332c4015a89d649bb5b8b233af543c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472]=&quot;NA&quot;; &quot;NA&quot;; ([.B1472]-[.C1472]))" office:value-type="float" office:value="0" calcext:value-type="float">
            <text:p>0.00</text:p>
          </table:table-cell>
          <table:table-cell table:formula="of:=IF([.C14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33bcf342d2731f2e54c1b5d926af9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73]=&quot;NA&quot;; &quot;NA&quot;; ([.B1473]-[.C1473]))" office:value-type="float" office:value="0" calcext:value-type="float">
            <text:p>0.00</text:p>
          </table:table-cell>
          <table:table-cell table:formula="of:=IF([.C14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4b561f0b5f510dc93581b93ad53f4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74]=&quot;NA&quot;; &quot;NA&quot;; ([.B1474]-[.C1474]))" office:value-type="float" office:value="0" calcext:value-type="float">
            <text:p>0.00</text:p>
          </table:table-cell>
          <table:table-cell table:formula="of:=IF([.C14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6240841e94dbaf29d803886c6f0c04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475]=&quot;NA&quot;; &quot;NA&quot;; ([.B1475]-[.C1475]))" office:value-type="float" office:value="0" calcext:value-type="float">
            <text:p>0.00</text:p>
          </table:table-cell>
          <table:table-cell table:formula="of:=IF([.C14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661b458411cf1191e530961aae71fb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476]=&quot;NA&quot;; &quot;NA&quot;; ([.B1476]-[.C1476]))" office:value-type="float" office:value="0" calcext:value-type="float">
            <text:p>0.00</text:p>
          </table:table-cell>
          <table:table-cell table:formula="of:=IF([.C14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8cf386a7d3bb1011437f6e8615cd7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77]=&quot;NA&quot;; &quot;NA&quot;; ([.B1477]-[.C1477]))" office:value-type="float" office:value="0" calcext:value-type="float">
            <text:p>0.00</text:p>
          </table:table-cell>
          <table:table-cell table:formula="of:=IF([.C14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962db8b6cc4036363dfe5ae7275db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78]=&quot;NA&quot;; &quot;NA&quot;; ([.B1478]-[.C1478]))" office:value-type="float" office:value="0" calcext:value-type="float">
            <text:p>0.00</text:p>
          </table:table-cell>
          <table:table-cell table:formula="of:=IF([.C14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99f1602139504648631230b78c0f08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1479]=&quot;NA&quot;; &quot;NA&quot;; ([.B1479]-[.C1479]))" office:value-type="float" office:value="-1.25" calcext:value-type="float">
            <text:p>-1.25</text:p>
          </table:table-cell>
          <table:table-cell table:formula="of:=IF([.C14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9a853576dc876ded39fe9b21eacb67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480]=&quot;NA&quot;; &quot;NA&quot;; ([.B1480]-[.C1480]))" office:value-type="float" office:value="0" calcext:value-type="float">
            <text:p>0.00</text:p>
          </table:table-cell>
          <table:table-cell table:formula="of:=IF([.C14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a1e7fde6300dacc5d63d9adad801ca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table:formula="of:=IF([.C1481]=&quot;NA&quot;; &quot;NA&quot;; ([.B1481]-[.C1481]))" office:value-type="float" office:value="-5" calcext:value-type="float">
            <text:p>-5.00</text:p>
          </table:table-cell>
          <table:table-cell table:formula="of:=IF([.C14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b563ae3f6c5ad9ae54ae7f155f62c0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482]=&quot;NA&quot;; &quot;NA&quot;; ([.B1482]-[.C1482]))" office:value-type="float" office:value="-1.25" calcext:value-type="float">
            <text:p>-1.25</text:p>
          </table:table-cell>
          <table:table-cell table:formula="of:=IF([.C14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cee9e0d6c7c173cfdb6e7426097c71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483]=&quot;NA&quot;; &quot;NA&quot;; ([.B1483]-[.C1483]))" office:value-type="float" office:value="-5" calcext:value-type="float">
            <text:p>-5.00</text:p>
          </table:table-cell>
          <table:table-cell table:formula="of:=IF([.C14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dc623f3dea8c64c595e756ba48aeb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84]=&quot;NA&quot;; &quot;NA&quot;; ([.B1484]-[.C1484]))" office:value-type="float" office:value="0" calcext:value-type="float">
            <text:p>0.00</text:p>
          </table:table-cell>
          <table:table-cell table:formula="of:=IF([.C14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f1593b42ef8d3d161b4558eb424dad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485]=&quot;NA&quot;; &quot;NA&quot;; ([.B1485]-[.C1485]))" office:value-type="float" office:value="-5" calcext:value-type="float">
            <text:p>-5.00</text:p>
          </table:table-cell>
          <table:table-cell table:formula="of:=IF([.C14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f8fa2ae2178fe5eb2c8bd71942ad4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86]=&quot;NA&quot;; &quot;NA&quot;; ([.B1486]-[.C1486]))" office:value-type="float" office:value="0" calcext:value-type="float">
            <text:p>0.00</text:p>
          </table:table-cell>
          <table:table-cell table:formula="of:=IF([.C14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334282ac471f50652f6bfc14de596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87]=&quot;NA&quot;; &quot;NA&quot;; ([.B1487]-[.C1487]))" office:value-type="float" office:value="0" calcext:value-type="float">
            <text:p>0.00</text:p>
          </table:table-cell>
          <table:table-cell table:formula="of:=IF([.C14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45ba70f00dbc9aa976295e4fabf93c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1488]=&quot;NA&quot;; &quot;NA&quot;; ([.B1488]-[.C1488]))" office:value-type="float" office:value="-1.25" calcext:value-type="float">
            <text:p>-1.25</text:p>
          </table:table-cell>
          <table:table-cell table:formula="of:=IF([.C14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61ea0ad6f85b2468aa41904603d53b</text:p>
          </table:table-cell>
          <table:table-cell office:value-type="float" office:value="2.5" calcext:value-type="float">
            <text:p>2.50</text:p>
          </table:table-cell>
          <table:table-cell office:value-type="float" office:value="1.25" calcext:value-type="float">
            <text:p>1.25</text:p>
          </table:table-cell>
          <table:table-cell table:formula="of:=IF([.C1489]=&quot;NA&quot;; &quot;NA&quot;; ([.B1489]-[.C1489]))" office:value-type="float" office:value="1.25" calcext:value-type="float">
            <text:p>1.25</text:p>
          </table:table-cell>
          <table:table-cell table:formula="of:=IF([.C14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82c4ad949d450616077f31a73845a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490]=&quot;NA&quot;; &quot;NA&quot;; ([.B1490]-[.C1490]))" office:value-type="string" office:string-value="NA" calcext:value-type="string">
            <text:p>NA</text:p>
          </table:table-cell>
          <table:table-cell table:formula="of:=IF([.C149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9a8a487d2b3581812c28007be0cc27</text:p>
          </table:table-cell>
          <table:table-cell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  <table:table-cell table:formula="of:=IF([.C1491]=&quot;NA&quot;; &quot;NA&quot;; ([.B1491]-[.C1491]))" office:value-type="float" office:value="-5" calcext:value-type="float">
            <text:p>-5.00</text:p>
          </table:table-cell>
          <table:table-cell table:formula="of:=IF([.C14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9b20549cfb66b1fc315a6db895010a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92]=&quot;NA&quot;; &quot;NA&quot;; ([.B1492]-[.C1492]))" office:value-type="float" office:value="0" calcext:value-type="float">
            <text:p>0.00</text:p>
          </table:table-cell>
          <table:table-cell table:formula="of:=IF([.C14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d3a28eb8f11f23941a57ce85e75277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493]=&quot;NA&quot;; &quot;NA&quot;; ([.B1493]-[.C1493]))" office:value-type="float" office:value="0" calcext:value-type="float">
            <text:p>0.00</text:p>
          </table:table-cell>
          <table:table-cell table:formula="of:=IF([.C14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f3f7d4898cc2ce7cecd33fb6a3cee6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494]=&quot;NA&quot;; &quot;NA&quot;; ([.B1494]-[.C1494]))" office:value-type="float" office:value="-5" calcext:value-type="float">
            <text:p>-5.00</text:p>
          </table:table-cell>
          <table:table-cell table:formula="of:=IF([.C14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00e4ffe6d55bd608d9aba62007cac0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495]=&quot;NA&quot;; &quot;NA&quot;; ([.B1495]-[.C1495]))" office:value-type="float" office:value="0" calcext:value-type="float">
            <text:p>0.00</text:p>
          </table:table-cell>
          <table:table-cell table:formula="of:=IF([.C14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20edf8d1d198629835eec0939b516c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96]=&quot;NA&quot;; &quot;NA&quot;; ([.B1496]-[.C1496]))" office:value-type="float" office:value="0" calcext:value-type="float">
            <text:p>0.00</text:p>
          </table:table-cell>
          <table:table-cell table:formula="of:=IF([.C14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3d62e98f3a4f3ed27eac6d2ad7cdff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497]=&quot;NA&quot;; &quot;NA&quot;; ([.B1497]-[.C1497]))" office:value-type="float" office:value="0" calcext:value-type="float">
            <text:p>0.00</text:p>
          </table:table-cell>
          <table:table-cell table:formula="of:=IF([.C14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5aa9b3e87edb2e2a60eeb3ba097d1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498]=&quot;NA&quot;; &quot;NA&quot;; ([.B1498]-[.C1498]))" office:value-type="float" office:value="0" calcext:value-type="float">
            <text:p>0.00</text:p>
          </table:table-cell>
          <table:table-cell table:formula="of:=IF([.C14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d908fc5e756b1c57cc87b884b17f7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499]=&quot;NA&quot;; &quot;NA&quot;; ([.B1499]-[.C1499]))" office:value-type="float" office:value="0" calcext:value-type="float">
            <text:p>0.00</text:p>
          </table:table-cell>
          <table:table-cell table:formula="of:=IF([.C14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e10faa93ed88c4f47b453d10fac9b7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500]=&quot;NA&quot;; &quot;NA&quot;; ([.B1500]-[.C1500]))" office:value-type="float" office:value="-1.25" calcext:value-type="float">
            <text:p>-1.25</text:p>
          </table:table-cell>
          <table:table-cell table:formula="of:=IF([.C15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f454b2ba97f071c27effccfade551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01]=&quot;NA&quot;; &quot;NA&quot;; ([.B1501]-[.C1501]))" office:value-type="float" office:value="0" calcext:value-type="float">
            <text:p>0.00</text:p>
          </table:table-cell>
          <table:table-cell table:formula="of:=IF([.C15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fa42bfb93cf0fe42c9d03f867e166c</text:p>
          </table:table-cell>
          <table:table-cell office:value-type="float" office:value="210" calcext:value-type="float">
            <text:p>210.00</text:p>
          </table:table-cell>
          <table:table-cell office:value-type="string" calcext:value-type="string">
            <text:p>NA</text:p>
          </table:table-cell>
          <table:table-cell table:formula="of:=IF([.C1502]=&quot;NA&quot;; &quot;NA&quot;; ([.B1502]-[.C1502]))" office:value-type="string" office:string-value="NA" calcext:value-type="string">
            <text:p>NA</text:p>
          </table:table-cell>
          <table:table-cell table:formula="of:=IF([.C150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1126502c93f5fe24c02f7d358c3a01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1503]=&quot;NA&quot;; &quot;NA&quot;; ([.B1503]-[.C1503]))" office:value-type="float" office:value="-1.25" calcext:value-type="float">
            <text:p>-1.25</text:p>
          </table:table-cell>
          <table:table-cell table:formula="of:=IF([.C15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1869fe7d6d7b0a2e350767e5cd0025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504]=&quot;NA&quot;; &quot;NA&quot;; ([.B1504]-[.C1504]))" office:value-type="float" office:value="-1.25" calcext:value-type="float">
            <text:p>-1.25</text:p>
          </table:table-cell>
          <table:table-cell table:formula="of:=IF([.C15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213140ed528e8177bb2c7fae375d7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05]=&quot;NA&quot;; &quot;NA&quot;; ([.B1505]-[.C1505]))" office:value-type="float" office:value="0" calcext:value-type="float">
            <text:p>0.00</text:p>
          </table:table-cell>
          <table:table-cell table:formula="of:=IF([.C15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26a20a83aff94871e93acce5cf107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06]=&quot;NA&quot;; &quot;NA&quot;; ([.B1506]-[.C1506]))" office:value-type="float" office:value="0" calcext:value-type="float">
            <text:p>0.00</text:p>
          </table:table-cell>
          <table:table-cell table:formula="of:=IF([.C15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2cee6d4f1807941bee1bc80cc36aaa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507]=&quot;NA&quot;; &quot;NA&quot;; ([.B1507]-[.C1507]))" office:value-type="float" office:value="-1.25" calcext:value-type="float">
            <text:p>-1.25</text:p>
          </table:table-cell>
          <table:table-cell table:formula="of:=IF([.C15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32801595f3f159b5b28b40cb9ff3da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508]=&quot;NA&quot;; &quot;NA&quot;; ([.B1508]-[.C1508]))" office:value-type="string" office:string-value="NA" calcext:value-type="string">
            <text:p>NA</text:p>
          </table:table-cell>
          <table:table-cell table:formula="of:=IF([.C150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3506772e919758d70eef99e3443cf5</text:p>
          </table:table-cell>
          <table:table-cell office:value-type="float" office:value="60" calcext:value-type="float">
            <text:p>60.00</text:p>
          </table:table-cell>
          <table:table-cell office:value-type="float" office:value="55" calcext:value-type="float">
            <text:p>55.00</text:p>
          </table:table-cell>
          <table:table-cell table:formula="of:=IF([.C1509]=&quot;NA&quot;; &quot;NA&quot;; ([.B1509]-[.C1509]))" office:value-type="float" office:value="5" calcext:value-type="float">
            <text:p>5.00</text:p>
          </table:table-cell>
          <table:table-cell table:formula="of:=IF([.C15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51b4be07866f1c2e487ef0bcbb25c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10]=&quot;NA&quot;; &quot;NA&quot;; ([.B1510]-[.C1510]))" office:value-type="float" office:value="0" calcext:value-type="float">
            <text:p>0.00</text:p>
          </table:table-cell>
          <table:table-cell table:formula="of:=IF([.C15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7846ea8547cedd2d61ce492fe14102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table:formula="of:=IF([.C1511]=&quot;NA&quot;; &quot;NA&quot;; ([.B1511]-[.C1511]))" office:value-type="float" office:value="-5" calcext:value-type="float">
            <text:p>-5.00</text:p>
          </table:table-cell>
          <table:table-cell table:formula="of:=IF([.C15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8421e44ba6b1a4ad9c32aff4108d7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512]=&quot;NA&quot;; &quot;NA&quot;; ([.B1512]-[.C1512]))" office:value-type="string" office:string-value="NA" calcext:value-type="string">
            <text:p>NA</text:p>
          </table:table-cell>
          <table:table-cell table:formula="of:=IF([.C151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97bbfcb028365be7f6918ac1e9407d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513]=&quot;NA&quot;; &quot;NA&quot;; ([.B1513]-[.C1513]))" office:value-type="float" office:value="0" calcext:value-type="float">
            <text:p>0.00</text:p>
          </table:table-cell>
          <table:table-cell table:formula="of:=IF([.C15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a515246af267c39ca1f699d1cf39e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14]=&quot;NA&quot;; &quot;NA&quot;; ([.B1514]-[.C1514]))" office:value-type="float" office:value="0" calcext:value-type="float">
            <text:p>0.00</text:p>
          </table:table-cell>
          <table:table-cell table:formula="of:=IF([.C15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6cdea9682421b12c02b4f13647731de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515]=&quot;NA&quot;; &quot;NA&quot;; ([.B1515]-[.C1515]))" office:value-type="float" office:value="0" calcext:value-type="float">
            <text:p>0.00</text:p>
          </table:table-cell>
          <table:table-cell table:formula="of:=IF([.C15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71e5e55c46a25e89432f5cc7dd2e0ab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516]=&quot;NA&quot;; &quot;NA&quot;; ([.B1516]-[.C1516]))" office:value-type="float" office:value="0" calcext:value-type="float">
            <text:p>0.00</text:p>
          </table:table-cell>
          <table:table-cell table:formula="of:=IF([.C15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720b13db1a608f4e279d67a25d7566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517]=&quot;NA&quot;; &quot;NA&quot;; ([.B1517]-[.C1517]))" office:value-type="float" office:value="0" calcext:value-type="float">
            <text:p>0.00</text:p>
          </table:table-cell>
          <table:table-cell table:formula="of:=IF([.C15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776ccf9f18b8cf291361dc12d6662d5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1518]=&quot;NA&quot;; &quot;NA&quot;; ([.B1518]-[.C1518]))" office:value-type="float" office:value="0" calcext:value-type="float">
            <text:p>0.00</text:p>
          </table:table-cell>
          <table:table-cell table:formula="of:=IF([.C15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7825cc92a0d026698e186f7182a77ce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A</text:p>
          </table:table-cell>
          <table:table-cell table:formula="of:=IF([.C1519]=&quot;NA&quot;; &quot;NA&quot;; ([.B1519]-[.C1519]))" office:value-type="string" office:string-value="NA" calcext:value-type="string">
            <text:p>NA</text:p>
          </table:table-cell>
          <table:table-cell table:formula="of:=IF([.C151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7889a19cf219bf01205d412b076814f</text:p>
          </table:table-cell>
          <table:table-cell office:value-type="float" office:value="100" calcext:value-type="float">
            <text:p>100.00</text:p>
          </table:table-cell>
          <table:table-cell office:value-type="float" office:value="105" calcext:value-type="float">
            <text:p>105.00</text:p>
          </table:table-cell>
          <table:table-cell table:formula="of:=IF([.C1520]=&quot;NA&quot;; &quot;NA&quot;; ([.B1520]-[.C1520]))" office:value-type="float" office:value="-5" calcext:value-type="float">
            <text:p>-5.00</text:p>
          </table:table-cell>
          <table:table-cell table:formula="of:=IF([.C15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7df322e5467333d5a7a3155a48d30d3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521]=&quot;NA&quot;; &quot;NA&quot;; ([.B1521]-[.C1521]))" office:value-type="float" office:value="0" calcext:value-type="float">
            <text:p>0.00</text:p>
          </table:table-cell>
          <table:table-cell table:formula="of:=IF([.C15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0acc7542c9158adcedf51f7bedae7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22]=&quot;NA&quot;; &quot;NA&quot;; ([.B1522]-[.C1522]))" office:value-type="float" office:value="0" calcext:value-type="float">
            <text:p>0.00</text:p>
          </table:table-cell>
          <table:table-cell table:formula="of:=IF([.C15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18c3cbcdb5c70483696c659d552e5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523]=&quot;NA&quot;; &quot;NA&quot;; ([.B1523]-[.C1523]))" office:value-type="string" office:string-value="NA" calcext:value-type="string">
            <text:p>NA</text:p>
          </table:table-cell>
          <table:table-cell table:formula="of:=IF([.C152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239d824b88c566b3ffd6c03b730bea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524]=&quot;NA&quot;; &quot;NA&quot;; ([.B1524]-[.C1524]))" office:value-type="float" office:value="0" calcext:value-type="float">
            <text:p>0.00</text:p>
          </table:table-cell>
          <table:table-cell table:formula="of:=IF([.C15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37ffae734b258adde58c5ba921fc0b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1525]=&quot;NA&quot;; &quot;NA&quot;; ([.B1525]-[.C1525]))" office:value-type="float" office:value="-5" calcext:value-type="float">
            <text:p>-5.00</text:p>
          </table:table-cell>
          <table:table-cell table:formula="of:=IF([.C15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3eea2f1c0c73114bc616569deb568d</text:p>
          </table:table-cell>
          <table:table-cell office:value-type="float" office:value="60" calcext:value-type="float">
            <text:p>60.00</text:p>
          </table:table-cell>
          <table:table-cell office:value-type="float" office:value="50" calcext:value-type="float">
            <text:p>50.00</text:p>
          </table:table-cell>
          <table:table-cell table:formula="of:=IF([.C1526]=&quot;NA&quot;; &quot;NA&quot;; ([.B1526]-[.C1526]))" office:value-type="float" office:value="10" calcext:value-type="float">
            <text:p>10.00</text:p>
          </table:table-cell>
          <table:table-cell table:formula="of:=IF([.C15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4e5be673dcff58e460d01d36a01e7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27]=&quot;NA&quot;; &quot;NA&quot;; ([.B1527]-[.C1527]))" office:value-type="float" office:value="0" calcext:value-type="float">
            <text:p>0.00</text:p>
          </table:table-cell>
          <table:table-cell table:formula="of:=IF([.C15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58fcb0f02d895e8e9b7267db3600b7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528]=&quot;NA&quot;; &quot;NA&quot;; ([.B1528]-[.C1528]))" office:value-type="float" office:value="-1.25" calcext:value-type="float">
            <text:p>-1.25</text:p>
          </table:table-cell>
          <table:table-cell table:formula="of:=IF([.C15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73ec172bb68895d5f6346bcadff06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29]=&quot;NA&quot;; &quot;NA&quot;; ([.B1529]-[.C1529]))" office:value-type="float" office:value="0" calcext:value-type="float">
            <text:p>0.00</text:p>
          </table:table-cell>
          <table:table-cell table:formula="of:=IF([.C15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aaafa78dbd7b402169fb90085341ea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C1530]=&quot;NA&quot;; &quot;NA&quot;; ([.B1530]-[.C1530]))" office:value-type="float" office:value="-5" calcext:value-type="float">
            <text:p>-5.00</text:p>
          </table:table-cell>
          <table:table-cell table:formula="of:=IF([.C15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93db1f988fab5b0f82c9bf2aea38d54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531]=&quot;NA&quot;; &quot;NA&quot;; ([.B1531]-[.C1531]))" office:value-type="float" office:value="-1.25" calcext:value-type="float">
            <text:p>-1.25</text:p>
          </table:table-cell>
          <table:table-cell table:formula="of:=IF([.C15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941e4ffff56179d10c2c6db313a2984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532]=&quot;NA&quot;; &quot;NA&quot;; ([.B1532]-[.C1532]))" office:value-type="float" office:value="0" calcext:value-type="float">
            <text:p>0.00</text:p>
          </table:table-cell>
          <table:table-cell table:formula="of:=IF([.C15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94e8422b049569f36c10526e48b6ed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33]=&quot;NA&quot;; &quot;NA&quot;; ([.B1533]-[.C1533]))" office:value-type="float" office:value="0" calcext:value-type="float">
            <text:p>0.00</text:p>
          </table:table-cell>
          <table:table-cell table:formula="of:=IF([.C15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94f1b59e2c0b37a5b3f9d9526f378ab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534]=&quot;NA&quot;; &quot;NA&quot;; ([.B1534]-[.C1534]))" office:value-type="float" office:value="-1.25" calcext:value-type="float">
            <text:p>-1.25</text:p>
          </table:table-cell>
          <table:table-cell table:formula="of:=IF([.C15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9706f29d7a6522f7a68a7627152ff32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535]=&quot;NA&quot;; &quot;NA&quot;; ([.B1535]-[.C1535]))" office:value-type="float" office:value="0" calcext:value-type="float">
            <text:p>0.00</text:p>
          </table:table-cell>
          <table:table-cell table:formula="of:=IF([.C15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9f1f23328dcfc15bd0b0c876be4e283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table:formula="of:=IF([.C1536]=&quot;NA&quot;; &quot;NA&quot;; ([.B1536]-[.C1536]))" office:value-type="float" office:value="-5" calcext:value-type="float">
            <text:p>-5.00</text:p>
          </table:table-cell>
          <table:table-cell table:formula="of:=IF([.C15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187f6590e10c4c4974407f997d0d9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37]=&quot;NA&quot;; &quot;NA&quot;; ([.B1537]-[.C1537]))" office:value-type="float" office:value="0" calcext:value-type="float">
            <text:p>0.00</text:p>
          </table:table-cell>
          <table:table-cell table:formula="of:=IF([.C15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362ade642d57104c2dd5eba85d0876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538]=&quot;NA&quot;; &quot;NA&quot;; ([.B1538]-[.C1538]))" office:value-type="float" office:value="0" calcext:value-type="float">
            <text:p>0.00</text:p>
          </table:table-cell>
          <table:table-cell table:formula="of:=IF([.C15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3b677a0c10add7a97f884d8aa9205b</text:p>
          </table:table-cell>
          <table:table-cell office:value-type="float" office:value="3.75" calcext:value-type="float">
            <text:p>3.75</text:p>
          </table:table-cell>
          <table:table-cell office:value-type="float" office:value="1.25" calcext:value-type="float">
            <text:p>1.25</text:p>
          </table:table-cell>
          <table:table-cell table:formula="of:=IF([.C1539]=&quot;NA&quot;; &quot;NA&quot;; ([.B1539]-[.C1539]))" office:value-type="float" office:value="2.5" calcext:value-type="float">
            <text:p>2.50</text:p>
          </table:table-cell>
          <table:table-cell table:formula="of:=IF([.C15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7408ebef744206b8ede09057d079a2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1540]=&quot;NA&quot;; &quot;NA&quot;; ([.B1540]-[.C1540]))" office:value-type="float" office:value="-5" calcext:value-type="float">
            <text:p>-5.00</text:p>
          </table:table-cell>
          <table:table-cell table:formula="of:=IF([.C15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92fd00efddc3e61a650141e6f8df0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541]=&quot;NA&quot;; &quot;NA&quot;; ([.B1541]-[.C1541]))" office:value-type="string" office:string-value="NA" calcext:value-type="string">
            <text:p>NA</text:p>
          </table:table-cell>
          <table:table-cell table:formula="of:=IF([.C154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999ecbe6f9a498861fabae3f6c37c5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542]=&quot;NA&quot;; &quot;NA&quot;; ([.B1542]-[.C1542]))" office:value-type="float" office:value="0" calcext:value-type="float">
            <text:p>0.00</text:p>
          </table:table-cell>
          <table:table-cell table:formula="of:=IF([.C15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a2eefa36081bc3e8b9b8b90ee20d8c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543]=&quot;NA&quot;; &quot;NA&quot;; ([.B1543]-[.C1543]))" office:value-type="float" office:value="0" calcext:value-type="float">
            <text:p>0.00</text:p>
          </table:table-cell>
          <table:table-cell table:formula="of:=IF([.C15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c31c85bf4a107ee960dd9440cc2b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544]=&quot;NA&quot;; &quot;NA&quot;; ([.B1544]-[.C1544]))" office:value-type="float" office:value="0" calcext:value-type="float">
            <text:p>0.00</text:p>
          </table:table-cell>
          <table:table-cell table:formula="of:=IF([.C15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e28a079e8f8df211f5619ef7a3d5e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545]=&quot;NA&quot;; &quot;NA&quot;; ([.B1545]-[.C1545]))" office:value-type="float" office:value="0" calcext:value-type="float">
            <text:p>0.00</text:p>
          </table:table-cell>
          <table:table-cell table:formula="of:=IF([.C15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27e21ef64e2686252ab0243b5bca15</text:p>
          </table:table-cell>
          <table:table-cell office:value-type="float" office:value="170" calcext:value-type="float">
            <text:p>170.00</text:p>
          </table:table-cell>
          <table:table-cell office:value-type="float" office:value="180" calcext:value-type="float">
            <text:p>180.00</text:p>
          </table:table-cell>
          <table:table-cell table:formula="of:=IF([.C1546]=&quot;NA&quot;; &quot;NA&quot;; ([.B1546]-[.C1546]))" office:value-type="float" office:value="-10" calcext:value-type="float">
            <text:p>-10.00</text:p>
          </table:table-cell>
          <table:table-cell table:formula="of:=IF([.C15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3ecd4b97494ac0fc9699cf337800a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47]=&quot;NA&quot;; &quot;NA&quot;; ([.B1547]-[.C1547]))" office:value-type="float" office:value="0" calcext:value-type="float">
            <text:p>0.00</text:p>
          </table:table-cell>
          <table:table-cell table:formula="of:=IF([.C15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d5cd0501600612d5783051f90c1262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548]=&quot;NA&quot;; &quot;NA&quot;; ([.B1548]-[.C1548]))" office:value-type="float" office:value="-1.25" calcext:value-type="float">
            <text:p>-1.25</text:p>
          </table:table-cell>
          <table:table-cell table:formula="of:=IF([.C15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0621a4ac4610ffa400a0d298c02e23</text:p>
          </table:table-cell>
          <table:table-cell office:value-type="float" office:value="175" calcext:value-type="float">
            <text:p>175.00</text:p>
          </table:table-cell>
          <table:table-cell office:value-type="float" office:value="180" calcext:value-type="float">
            <text:p>180.00</text:p>
          </table:table-cell>
          <table:table-cell table:formula="of:=IF([.C1549]=&quot;NA&quot;; &quot;NA&quot;; ([.B1549]-[.C1549]))" office:value-type="float" office:value="-5" calcext:value-type="float">
            <text:p>-5.00</text:p>
          </table:table-cell>
          <table:table-cell table:formula="of:=IF([.C15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1339302e7346d869a8da84f1b5cec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50]=&quot;NA&quot;; &quot;NA&quot;; ([.B1550]-[.C1550]))" office:value-type="float" office:value="0" calcext:value-type="float">
            <text:p>0.00</text:p>
          </table:table-cell>
          <table:table-cell table:formula="of:=IF([.C15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13e33797319700b4deaa122c08ad3d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551]=&quot;NA&quot;; &quot;NA&quot;; ([.B1551]-[.C1551]))" office:value-type="float" office:value="0" calcext:value-type="float">
            <text:p>0.00</text:p>
          </table:table-cell>
          <table:table-cell table:formula="of:=IF([.C15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1e80bd62523ab072d96da3ccc37f0f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552]=&quot;NA&quot;; &quot;NA&quot;; ([.B1552]-[.C1552]))" office:value-type="float" office:value="0" calcext:value-type="float">
            <text:p>0.00</text:p>
          </table:table-cell>
          <table:table-cell table:formula="of:=IF([.C15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3a066817e269cf2543f283b22a9af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53]=&quot;NA&quot;; &quot;NA&quot;; ([.B1553]-[.C1553]))" office:value-type="float" office:value="0" calcext:value-type="float">
            <text:p>0.00</text:p>
          </table:table-cell>
          <table:table-cell table:formula="of:=IF([.C15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5a9ab4e5f6009febd0c8afec1299ed</text:p>
          </table:table-cell>
          <table:table-cell office:value-type="float" office:value="160" calcext:value-type="float">
            <text:p>160.00</text:p>
          </table:table-cell>
          <table:table-cell office:value-type="float" office:value="165" calcext:value-type="float">
            <text:p>165.00</text:p>
          </table:table-cell>
          <table:table-cell table:formula="of:=IF([.C1554]=&quot;NA&quot;; &quot;NA&quot;; ([.B1554]-[.C1554]))" office:value-type="float" office:value="-5" calcext:value-type="float">
            <text:p>-5.00</text:p>
          </table:table-cell>
          <table:table-cell table:formula="of:=IF([.C15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9886e1de3315b7bc7d5bbfa9687690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555]=&quot;NA&quot;; &quot;NA&quot;; ([.B1555]-[.C1555]))" office:value-type="float" office:value="-1.25" calcext:value-type="float">
            <text:p>-1.25</text:p>
          </table:table-cell>
          <table:table-cell table:formula="of:=IF([.C15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ab56da59ba29e9694641f4f146272d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556]=&quot;NA&quot;; &quot;NA&quot;; ([.B1556]-[.C1556]))" office:value-type="float" office:value="0" calcext:value-type="float">
            <text:p>0.00</text:p>
          </table:table-cell>
          <table:table-cell table:formula="of:=IF([.C15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0180ac1829d1c6b1c0a51139311b0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57]=&quot;NA&quot;; &quot;NA&quot;; ([.B1557]-[.C1557]))" office:value-type="float" office:value="0" calcext:value-type="float">
            <text:p>0.00</text:p>
          </table:table-cell>
          <table:table-cell table:formula="of:=IF([.C15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1eef065111326bf9fd07d4cf6e6fc5</text:p>
          </table:table-cell>
          <table:table-cell office:value-type="float" office:value="325" calcext:value-type="float">
            <text:p>325.00</text:p>
          </table:table-cell>
          <table:table-cell office:value-type="float" office:value="340" calcext:value-type="float">
            <text:p>340.00</text:p>
          </table:table-cell>
          <table:table-cell table:formula="of:=IF([.C1558]=&quot;NA&quot;; &quot;NA&quot;; ([.B1558]-[.C1558]))" office:value-type="float" office:value="-15" calcext:value-type="float">
            <text:p>-15.00</text:p>
          </table:table-cell>
          <table:table-cell table:formula="of:=IF([.C15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4bcfd8267ffd776c18a548872bd05c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559]=&quot;NA&quot;; &quot;NA&quot;; ([.B1559]-[.C1559]))" office:value-type="float" office:value="0" calcext:value-type="float">
            <text:p>0.00</text:p>
          </table:table-cell>
          <table:table-cell table:formula="of:=IF([.C15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6d65cc5edf3802675013e07110ef91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560]=&quot;NA&quot;; &quot;NA&quot;; ([.B1560]-[.C1560]))" office:value-type="float" office:value="0" calcext:value-type="float">
            <text:p>0.00</text:p>
          </table:table-cell>
          <table:table-cell table:formula="of:=IF([.C15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716297d9b2291775031ad1c7f3304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61]=&quot;NA&quot;; &quot;NA&quot;; ([.B1561]-[.C1561]))" office:value-type="float" office:value="0" calcext:value-type="float">
            <text:p>0.00</text:p>
          </table:table-cell>
          <table:table-cell table:formula="of:=IF([.C15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717ae76682132c9244ceeea199496b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562]=&quot;NA&quot;; &quot;NA&quot;; ([.B1562]-[.C1562]))" office:value-type="float" office:value="-1.25" calcext:value-type="float">
            <text:p>-1.25</text:p>
          </table:table-cell>
          <table:table-cell table:formula="of:=IF([.C15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7fa5b4f3a92660ef5da1bf27d09a68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1563]=&quot;NA&quot;; &quot;NA&quot;; ([.B1563]-[.C1563]))" office:value-type="float" office:value="-1.25" calcext:value-type="float">
            <text:p>-1.25</text:p>
          </table:table-cell>
          <table:table-cell table:formula="of:=IF([.C15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34c51fa295c856355b6a3a92f90f4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64]=&quot;NA&quot;; &quot;NA&quot;; ([.B1564]-[.C1564]))" office:value-type="float" office:value="0" calcext:value-type="float">
            <text:p>0.00</text:p>
          </table:table-cell>
          <table:table-cell table:formula="of:=IF([.C15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4592de6391c7ac6a625b52b3962b35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565]=&quot;NA&quot;; &quot;NA&quot;; ([.B1565]-[.C1565]))" office:value-type="float" office:value="0" calcext:value-type="float">
            <text:p>0.00</text:p>
          </table:table-cell>
          <table:table-cell table:formula="of:=IF([.C15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52a0e96e8a283beb1c2bbebe8ba66e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1566]=&quot;NA&quot;; &quot;NA&quot;; ([.B1566]-[.C1566]))" office:value-type="float" office:value="-1.25" calcext:value-type="float">
            <text:p>-1.25</text:p>
          </table:table-cell>
          <table:table-cell table:formula="of:=IF([.C15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80b23cb27fedecff48571fcaff09aa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1567]=&quot;NA&quot;; &quot;NA&quot;; ([.B1567]-[.C1567]))" office:value-type="float" office:value="0" calcext:value-type="float">
            <text:p>0.00</text:p>
          </table:table-cell>
          <table:table-cell table:formula="of:=IF([.C15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84bc922cfd78b1d4dd49029abd4176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568]=&quot;NA&quot;; &quot;NA&quot;; ([.B1568]-[.C1568]))" office:value-type="float" office:value="0" calcext:value-type="float">
            <text:p>0.00</text:p>
          </table:table-cell>
          <table:table-cell table:formula="of:=IF([.C15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85c151f60c70543e7af286aaa797fd</text:p>
          </table:table-cell>
          <table:table-cell office:value-type="float" office:value="6.25" calcext:value-type="float">
            <text:p>6.25</text:p>
          </table:table-cell>
          <table:table-cell office:value-type="float" office:value="1.25" calcext:value-type="float">
            <text:p>1.25</text:p>
          </table:table-cell>
          <table:table-cell table:formula="of:=IF([.C1569]=&quot;NA&quot;; &quot;NA&quot;; ([.B1569]-[.C1569]))" office:value-type="float" office:value="5" calcext:value-type="float">
            <text:p>5.00</text:p>
          </table:table-cell>
          <table:table-cell table:formula="of:=IF([.C15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b95ba3fa546e7c66e3e30c512b235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70]=&quot;NA&quot;; &quot;NA&quot;; ([.B1570]-[.C1570]))" office:value-type="float" office:value="0" calcext:value-type="float">
            <text:p>0.00</text:p>
          </table:table-cell>
          <table:table-cell table:formula="of:=IF([.C15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d2504e8d0e70980aa2bc7178b73e8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71]=&quot;NA&quot;; &quot;NA&quot;; ([.B1571]-[.C1571]))" office:value-type="float" office:value="0" calcext:value-type="float">
            <text:p>0.00</text:p>
          </table:table-cell>
          <table:table-cell table:formula="of:=IF([.C15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261cf83d07260c0940b5a3eeb8313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572]=&quot;NA&quot;; &quot;NA&quot;; ([.B1572]-[.C1572]))" office:value-type="string" office:string-value="NA" calcext:value-type="string">
            <text:p>NA</text:p>
          </table:table-cell>
          <table:table-cell table:formula="of:=IF([.C157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290719659eefbe83d30411471f7507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573]=&quot;NA&quot;; &quot;NA&quot;; ([.B1573]-[.C1573]))" office:value-type="float" office:value="-1.25" calcext:value-type="float">
            <text:p>-1.25</text:p>
          </table:table-cell>
          <table:table-cell table:formula="of:=IF([.C15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3ba2cacc26940eb827179bfccabe0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74]=&quot;NA&quot;; &quot;NA&quot;; ([.B1574]-[.C1574]))" office:value-type="float" office:value="0" calcext:value-type="float">
            <text:p>0.00</text:p>
          </table:table-cell>
          <table:table-cell table:formula="of:=IF([.C15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82f01e52a4e90a6490833e81e811c1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575]=&quot;NA&quot;; &quot;NA&quot;; ([.B1575]-[.C1575]))" office:value-type="float" office:value="-1.25" calcext:value-type="float">
            <text:p>-1.25</text:p>
          </table:table-cell>
          <table:table-cell table:formula="of:=IF([.C15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8434aebd89d317ddc2caa6766d7729</text:p>
          </table:table-cell>
          <table:table-cell office:value-type="float" office:value="135" calcext:value-type="float">
            <text:p>135.00</text:p>
          </table:table-cell>
          <table:table-cell office:value-type="float" office:value="140" calcext:value-type="float">
            <text:p>140.00</text:p>
          </table:table-cell>
          <table:table-cell table:formula="of:=IF([.C1576]=&quot;NA&quot;; &quot;NA&quot;; ([.B1576]-[.C1576]))" office:value-type="float" office:value="-5" calcext:value-type="float">
            <text:p>-5.00</text:p>
          </table:table-cell>
          <table:table-cell table:formula="of:=IF([.C15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aca49230a6bec62a2dd491887996f0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1577]=&quot;NA&quot;; &quot;NA&quot;; ([.B1577]-[.C1577]))" office:value-type="float" office:value="0" calcext:value-type="float">
            <text:p>0.00</text:p>
          </table:table-cell>
          <table:table-cell table:formula="of:=IF([.C15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d4e6e64a9f79fd8fd01c6c4e770c81</text:p>
          </table:table-cell>
          <table:table-cell office:value-type="float" office:value="180" calcext:value-type="float">
            <text:p>180.00</text:p>
          </table:table-cell>
          <table:table-cell office:value-type="float" office:value="185" calcext:value-type="float">
            <text:p>185.00</text:p>
          </table:table-cell>
          <table:table-cell table:formula="of:=IF([.C1578]=&quot;NA&quot;; &quot;NA&quot;; ([.B1578]-[.C1578]))" office:value-type="float" office:value="-5" calcext:value-type="float">
            <text:p>-5.00</text:p>
          </table:table-cell>
          <table:table-cell table:formula="of:=IF([.C15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df121459720b33fa83d2c7770dbfd5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579]=&quot;NA&quot;; &quot;NA&quot;; ([.B1579]-[.C1579]))" office:value-type="float" office:value="0" calcext:value-type="float">
            <text:p>0.00</text:p>
          </table:table-cell>
          <table:table-cell table:formula="of:=IF([.C15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f460f47717e7c1835843fdafd4a278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580]=&quot;NA&quot;; &quot;NA&quot;; ([.B1580]-[.C1580]))" office:value-type="float" office:value="0" calcext:value-type="float">
            <text:p>0.00</text:p>
          </table:table-cell>
          <table:table-cell table:formula="of:=IF([.C15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009a64683141822d6122adacd79aa9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81]=&quot;NA&quot;; &quot;NA&quot;; ([.B1581]-[.C1581]))" office:value-type="float" office:value="0" calcext:value-type="float">
            <text:p>0.00</text:p>
          </table:table-cell>
          <table:table-cell table:formula="of:=IF([.C15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0222eb9c021fa1591fda6b6bb0a89c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82]=&quot;NA&quot;; &quot;NA&quot;; ([.B1582]-[.C1582]))" office:value-type="float" office:value="0" calcext:value-type="float">
            <text:p>0.00</text:p>
          </table:table-cell>
          <table:table-cell table:formula="of:=IF([.C15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02b901dec44024deea233b15aba470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583]=&quot;NA&quot;; &quot;NA&quot;; ([.B1583]-[.C1583]))" office:value-type="float" office:value="0" calcext:value-type="float">
            <text:p>0.00</text:p>
          </table:table-cell>
          <table:table-cell table:formula="of:=IF([.C15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0dba404454585ce1e2535559bdb9e0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84]=&quot;NA&quot;; &quot;NA&quot;; ([.B1584]-[.C1584]))" office:value-type="float" office:value="0" calcext:value-type="float">
            <text:p>0.00</text:p>
          </table:table-cell>
          <table:table-cell table:formula="of:=IF([.C15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0e8a4644fb9b7b325e45506de09c62b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585]=&quot;NA&quot;; &quot;NA&quot;; ([.B1585]-[.C1585]))" office:value-type="float" office:value="0" calcext:value-type="float">
            <text:p>0.00</text:p>
          </table:table-cell>
          <table:table-cell table:formula="of:=IF([.C15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188ee46f4390363309e8018dfdb6c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586]=&quot;NA&quot;; &quot;NA&quot;; ([.B1586]-[.C1586]))" office:value-type="float" office:value="0" calcext:value-type="float">
            <text:p>0.00</text:p>
          </table:table-cell>
          <table:table-cell table:formula="of:=IF([.C15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2a1e87f383fb7e6fdc2edd6c097128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587]=&quot;NA&quot;; &quot;NA&quot;; ([.B1587]-[.C1587]))" office:value-type="float" office:value="0" calcext:value-type="float">
            <text:p>0.00</text:p>
          </table:table-cell>
          <table:table-cell table:formula="of:=IF([.C15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75837ed24b4b1d1407ecef6b1ab667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588]=&quot;NA&quot;; &quot;NA&quot;; ([.B1588]-[.C1588]))" office:value-type="float" office:value="0" calcext:value-type="float">
            <text:p>0.00</text:p>
          </table:table-cell>
          <table:table-cell table:formula="of:=IF([.C15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76e5642f12297d3fdb433de84f9822</text:p>
          </table:table-cell>
          <table:table-cell office:value-type="float" office:value="370" calcext:value-type="float">
            <text:p>370.00</text:p>
          </table:table-cell>
          <table:table-cell office:value-type="float" office:value="385" calcext:value-type="float">
            <text:p>385.00</text:p>
          </table:table-cell>
          <table:table-cell table:formula="of:=IF([.C1589]=&quot;NA&quot;; &quot;NA&quot;; ([.B1589]-[.C1589]))" office:value-type="float" office:value="-15" calcext:value-type="float">
            <text:p>-15.00</text:p>
          </table:table-cell>
          <table:table-cell table:formula="of:=IF([.C15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ba2ea33a74f9190177e1bac7e40431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590]=&quot;NA&quot;; &quot;NA&quot;; ([.B1590]-[.C1590]))" office:value-type="float" office:value="0" calcext:value-type="float">
            <text:p>0.00</text:p>
          </table:table-cell>
          <table:table-cell table:formula="of:=IF([.C15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cc8e83e8fbe44cf337c130c41b5e94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591]=&quot;NA&quot;; &quot;NA&quot;; ([.B1591]-[.C1591]))" office:value-type="float" office:value="-5" calcext:value-type="float">
            <text:p>-5.00</text:p>
          </table:table-cell>
          <table:table-cell table:formula="of:=IF([.C15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d4278c5b524a7c2780ec530a3ea79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92]=&quot;NA&quot;; &quot;NA&quot;; ([.B1592]-[.C1592]))" office:value-type="float" office:value="0" calcext:value-type="float">
            <text:p>0.00</text:p>
          </table:table-cell>
          <table:table-cell table:formula="of:=IF([.C15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e58a2681d55da0c5f2e8a701093fc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93]=&quot;NA&quot;; &quot;NA&quot;; ([.B1593]-[.C1593]))" office:value-type="float" office:value="0" calcext:value-type="float">
            <text:p>0.00</text:p>
          </table:table-cell>
          <table:table-cell table:formula="of:=IF([.C15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0db07f878aedf7b0c04bd6bacc4ce3</text:p>
          </table:table-cell>
          <table:table-cell office:value-type="float" office:value="22.5" calcext:value-type="float">
            <text:p>22.50</text:p>
          </table:table-cell>
          <table:table-cell office:value-type="float" office:value="23.75" calcext:value-type="float">
            <text:p>23.75</text:p>
          </table:table-cell>
          <table:table-cell table:formula="of:=IF([.C1594]=&quot;NA&quot;; &quot;NA&quot;; ([.B1594]-[.C1594]))" office:value-type="float" office:value="-1.25" calcext:value-type="float">
            <text:p>-1.25</text:p>
          </table:table-cell>
          <table:table-cell table:formula="of:=IF([.C15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39bce0a139795e37e51a20bb8ae3dc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1595]=&quot;NA&quot;; &quot;NA&quot;; ([.B1595]-[.C1595]))" office:value-type="float" office:value="-1.25" calcext:value-type="float">
            <text:p>-1.25</text:p>
          </table:table-cell>
          <table:table-cell table:formula="of:=IF([.C15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b0528e27c483d940ab75d84325422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596]=&quot;NA&quot;; &quot;NA&quot;; ([.B1596]-[.C1596]))" office:value-type="float" office:value="0" calcext:value-type="float">
            <text:p>0.00</text:p>
          </table:table-cell>
          <table:table-cell table:formula="of:=IF([.C15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b247f145ab88e1878e4e36ec94b2b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597]=&quot;NA&quot;; &quot;NA&quot;; ([.B1597]-[.C1597]))" office:value-type="float" office:value="0" calcext:value-type="float">
            <text:p>0.00</text:p>
          </table:table-cell>
          <table:table-cell table:formula="of:=IF([.C15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074b767f96bfd75720983684025793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598]=&quot;NA&quot;; &quot;NA&quot;; ([.B1598]-[.C1598]))" office:value-type="float" office:value="0" calcext:value-type="float">
            <text:p>0.00</text:p>
          </table:table-cell>
          <table:table-cell table:formula="of:=IF([.C15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170a46ca0c1a681ccfefefe027ed07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599]=&quot;NA&quot;; &quot;NA&quot;; ([.B1599]-[.C1599]))" office:value-type="float" office:value="-1.25" calcext:value-type="float">
            <text:p>-1.25</text:p>
          </table:table-cell>
          <table:table-cell table:formula="of:=IF([.C15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216d004ccdf0749fa2f35a50164add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1600]=&quot;NA&quot;; &quot;NA&quot;; ([.B1600]-[.C1600]))" office:value-type="float" office:value="0" calcext:value-type="float">
            <text:p>0.00</text:p>
          </table:table-cell>
          <table:table-cell table:formula="of:=IF([.C16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388e23b8734c23018781232b4ca78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01]=&quot;NA&quot;; &quot;NA&quot;; ([.B1601]-[.C1601]))" office:value-type="float" office:value="0" calcext:value-type="float">
            <text:p>0.00</text:p>
          </table:table-cell>
          <table:table-cell table:formula="of:=IF([.C16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75e8bc454a5bf36ed98bac7461e8a2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602]=&quot;NA&quot;; &quot;NA&quot;; ([.B1602]-[.C1602]))" office:value-type="float" office:value="0" calcext:value-type="float">
            <text:p>0.00</text:p>
          </table:table-cell>
          <table:table-cell table:formula="of:=IF([.C16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7bc41c71d4e5abab03512e022d85da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table:formula="of:=IF([.C1603]=&quot;NA&quot;; &quot;NA&quot;; ([.B1603]-[.C1603]))" office:value-type="float" office:value="-5" calcext:value-type="float">
            <text:p>-5.00</text:p>
          </table:table-cell>
          <table:table-cell table:formula="of:=IF([.C16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94efe95df35d68ccd15fbb377efae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04]=&quot;NA&quot;; &quot;NA&quot;; ([.B1604]-[.C1604]))" office:value-type="float" office:value="0" calcext:value-type="float">
            <text:p>0.00</text:p>
          </table:table-cell>
          <table:table-cell table:formula="of:=IF([.C16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a292e0a698e4d3051a43caa88dd57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605]=&quot;NA&quot;; &quot;NA&quot;; ([.B1605]-[.C1605]))" office:value-type="float" office:value="0" calcext:value-type="float">
            <text:p>0.00</text:p>
          </table:table-cell>
          <table:table-cell table:formula="of:=IF([.C16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b14fecf617c1aa42d0404c981ff64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606]=&quot;NA&quot;; &quot;NA&quot;; ([.B1606]-[.C1606]))" office:value-type="string" office:string-value="NA" calcext:value-type="string">
            <text:p>NA</text:p>
          </table:table-cell>
          <table:table-cell table:formula="of:=IF([.C160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ed45662cf08f2c9fc7f670d449263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607]=&quot;NA&quot;; &quot;NA&quot;; ([.B1607]-[.C1607]))" office:value-type="string" office:string-value="NA" calcext:value-type="string">
            <text:p>NA</text:p>
          </table:table-cell>
          <table:table-cell table:formula="of:=IF([.C160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f4c7f511ee247988b45e5fd7617742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608]=&quot;NA&quot;; &quot;NA&quot;; ([.B1608]-[.C1608]))" office:value-type="float" office:value="0" calcext:value-type="float">
            <text:p>0.00</text:p>
          </table:table-cell>
          <table:table-cell table:formula="of:=IF([.C16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2ac059b20bfbd0afe568c36bec5b45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609]=&quot;NA&quot;; &quot;NA&quot;; ([.B1609]-[.C1609]))" office:value-type="float" office:value="-5" calcext:value-type="float">
            <text:p>-5.00</text:p>
          </table:table-cell>
          <table:table-cell table:formula="of:=IF([.C16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3474e57e2e8ba8f7d0a686d142c2c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10]=&quot;NA&quot;; &quot;NA&quot;; ([.B1610]-[.C1610]))" office:value-type="float" office:value="0" calcext:value-type="float">
            <text:p>0.00</text:p>
          </table:table-cell>
          <table:table-cell table:formula="of:=IF([.C16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3e521ab75c22903afec55505b9f1b1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C1611]=&quot;NA&quot;; &quot;NA&quot;; ([.B1611]-[.C1611]))" office:value-type="float" office:value="0" calcext:value-type="float">
            <text:p>0.00</text:p>
          </table:table-cell>
          <table:table-cell table:formula="of:=IF([.C16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770be6369f38a14783c48b7e5dea7b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12]=&quot;NA&quot;; &quot;NA&quot;; ([.B1612]-[.C1612]))" office:value-type="float" office:value="0" calcext:value-type="float">
            <text:p>0.00</text:p>
          </table:table-cell>
          <table:table-cell table:formula="of:=IF([.C16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a2495b55d148818335f39bceb61b1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13]=&quot;NA&quot;; &quot;NA&quot;; ([.B1613]-[.C1613]))" office:value-type="float" office:value="0" calcext:value-type="float">
            <text:p>0.00</text:p>
          </table:table-cell>
          <table:table-cell table:formula="of:=IF([.C16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b0aabb0caebb594b1da76618f40146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1614]=&quot;NA&quot;; &quot;NA&quot;; ([.B1614]-[.C1614]))" office:value-type="float" office:value="-5" calcext:value-type="float">
            <text:p>-5.00</text:p>
          </table:table-cell>
          <table:table-cell table:formula="of:=IF([.C16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b205747591b29d74c29e8ac3f04d06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615]=&quot;NA&quot;; &quot;NA&quot;; ([.B1615]-[.C1615]))" office:value-type="float" office:value="0" calcext:value-type="float">
            <text:p>0.00</text:p>
          </table:table-cell>
          <table:table-cell table:formula="of:=IF([.C16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b2fce3c76a7a84bb71d8a6c38687a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16]=&quot;NA&quot;; &quot;NA&quot;; ([.B1616]-[.C1616]))" office:value-type="float" office:value="0" calcext:value-type="float">
            <text:p>0.00</text:p>
          </table:table-cell>
          <table:table-cell table:formula="of:=IF([.C16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0ac007b939268c5d3f1d744994046b</text:p>
          </table:table-cell>
          <table:table-cell office:value-type="float" office:value="11.25" calcext:value-type="float">
            <text:p>11.25</text:p>
          </table:table-cell>
          <table:table-cell office:value-type="float" office:value="5" calcext:value-type="float">
            <text:p>5.00</text:p>
          </table:table-cell>
          <table:table-cell table:formula="of:=IF([.C1617]=&quot;NA&quot;; &quot;NA&quot;; ([.B1617]-[.C1617]))" office:value-type="float" office:value="6.25" calcext:value-type="float">
            <text:p>6.25</text:p>
          </table:table-cell>
          <table:table-cell table:formula="of:=IF([.C16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126b390629f988b978908216066e41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1618]=&quot;NA&quot;; &quot;NA&quot;; ([.B1618]-[.C1618]))" office:value-type="float" office:value="0" calcext:value-type="float">
            <text:p>0.00</text:p>
          </table:table-cell>
          <table:table-cell table:formula="of:=IF([.C16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1a18ab192533c5d70a08d342bf7c3e</text:p>
          </table:table-cell>
          <table:table-cell table:number-columns-repeated="2" office:value-type="float" office:value="75" calcext:value-type="float">
            <text:p>75.00</text:p>
          </table:table-cell>
          <table:table-cell table:formula="of:=IF([.C1619]=&quot;NA&quot;; &quot;NA&quot;; ([.B1619]-[.C1619]))" office:value-type="float" office:value="0" calcext:value-type="float">
            <text:p>0.00</text:p>
          </table:table-cell>
          <table:table-cell table:formula="of:=IF([.C16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36d396ae88741a96da66d3255e2b6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20]=&quot;NA&quot;; &quot;NA&quot;; ([.B1620]-[.C1620]))" office:value-type="float" office:value="0" calcext:value-type="float">
            <text:p>0.00</text:p>
          </table:table-cell>
          <table:table-cell table:formula="of:=IF([.C16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6ba004080f44227d94dac7a6b781a5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621]=&quot;NA&quot;; &quot;NA&quot;; ([.B1621]-[.C1621]))" office:value-type="float" office:value="0" calcext:value-type="float">
            <text:p>0.00</text:p>
          </table:table-cell>
          <table:table-cell table:formula="of:=IF([.C16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72f65add860806f7182846396ac22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22]=&quot;NA&quot;; &quot;NA&quot;; ([.B1622]-[.C1622]))" office:value-type="float" office:value="0" calcext:value-type="float">
            <text:p>0.00</text:p>
          </table:table-cell>
          <table:table-cell table:formula="of:=IF([.C16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b05c0f4149ad0343ed98fa6ac3a50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23]=&quot;NA&quot;; &quot;NA&quot;; ([.B1623]-[.C1623]))" office:value-type="float" office:value="0" calcext:value-type="float">
            <text:p>0.00</text:p>
          </table:table-cell>
          <table:table-cell table:formula="of:=IF([.C16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c0a595d39ff3a00a2aca7485f1754f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624]=&quot;NA&quot;; &quot;NA&quot;; ([.B1624]-[.C1624]))" office:value-type="float" office:value="0" calcext:value-type="float">
            <text:p>0.00</text:p>
          </table:table-cell>
          <table:table-cell table:formula="of:=IF([.C16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37deacc83b5d8993a644dd12484c6b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1625]=&quot;NA&quot;; &quot;NA&quot;; ([.B1625]-[.C1625]))" office:value-type="float" office:value="-1.25" calcext:value-type="float">
            <text:p>-1.25</text:p>
          </table:table-cell>
          <table:table-cell table:formula="of:=IF([.C16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a7a0160ad4d12bfeed9c84b8fc4ddb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626]=&quot;NA&quot;; &quot;NA&quot;; ([.B1626]-[.C1626]))" office:value-type="float" office:value="0" calcext:value-type="float">
            <text:p>0.00</text:p>
          </table:table-cell>
          <table:table-cell table:formula="of:=IF([.C16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adedfa24e2bcc5fe6d7cce66850d4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27]=&quot;NA&quot;; &quot;NA&quot;; ([.B1627]-[.C1627]))" office:value-type="float" office:value="0" calcext:value-type="float">
            <text:p>0.00</text:p>
          </table:table-cell>
          <table:table-cell table:formula="of:=IF([.C16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c6ca0b34560b42bb44f20bea10a364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1628]=&quot;NA&quot;; &quot;NA&quot;; ([.B1628]-[.C1628]))" office:value-type="string" office:string-value="NA" calcext:value-type="string">
            <text:p>NA</text:p>
          </table:table-cell>
          <table:table-cell table:formula="of:=IF([.C162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ffd0fe04e4fc224aeb928bf5757d1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629]=&quot;NA&quot;; &quot;NA&quot;; ([.B1629]-[.C1629]))" office:value-type="string" office:string-value="NA" calcext:value-type="string">
            <text:p>NA</text:p>
          </table:table-cell>
          <table:table-cell table:formula="of:=IF([.C162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218b0752daed6a6ca80fcbac964c11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table:formula="of:=IF([.C1630]=&quot;NA&quot;; &quot;NA&quot;; ([.B1630]-[.C1630]))" office:value-type="float" office:value="-5" calcext:value-type="float">
            <text:p>-5.00</text:p>
          </table:table-cell>
          <table:table-cell table:formula="of:=IF([.C16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679f67a44e2183205f06fd3c9fe98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31]=&quot;NA&quot;; &quot;NA&quot;; ([.B1631]-[.C1631]))" office:value-type="float" office:value="0" calcext:value-type="float">
            <text:p>0.00</text:p>
          </table:table-cell>
          <table:table-cell table:formula="of:=IF([.C16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7719a796119582bdc6527c0accdfbf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632]=&quot;NA&quot;; &quot;NA&quot;; ([.B1632]-[.C1632]))" office:value-type="float" office:value="-1.25" calcext:value-type="float">
            <text:p>-1.25</text:p>
          </table:table-cell>
          <table:table-cell table:formula="of:=IF([.C16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9db991a1bc7cb4c75ca0f1f24df7f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33]=&quot;NA&quot;; &quot;NA&quot;; ([.B1633]-[.C1633]))" office:value-type="float" office:value="0" calcext:value-type="float">
            <text:p>0.00</text:p>
          </table:table-cell>
          <table:table-cell table:formula="of:=IF([.C16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c54cc6604648e569db05097a92170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34]=&quot;NA&quot;; &quot;NA&quot;; ([.B1634]-[.C1634]))" office:value-type="float" office:value="0" calcext:value-type="float">
            <text:p>0.00</text:p>
          </table:table-cell>
          <table:table-cell table:formula="of:=IF([.C16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cf030cbe5206f1f844ccda57fe00bd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1635]=&quot;NA&quot;; &quot;NA&quot;; ([.B1635]-[.C1635]))" office:value-type="float" office:value="0" calcext:value-type="float">
            <text:p>0.00</text:p>
          </table:table-cell>
          <table:table-cell table:formula="of:=IF([.C16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dbc19ecf19cfb8d381639dc5dad525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636]=&quot;NA&quot;; &quot;NA&quot;; ([.B1636]-[.C1636]))" office:value-type="float" office:value="0" calcext:value-type="float">
            <text:p>0.00</text:p>
          </table:table-cell>
          <table:table-cell table:formula="of:=IF([.C16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251e31f31fe17f71be37f803e57a8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37]=&quot;NA&quot;; &quot;NA&quot;; ([.B1637]-[.C1637]))" office:value-type="float" office:value="0" calcext:value-type="float">
            <text:p>0.00</text:p>
          </table:table-cell>
          <table:table-cell table:formula="of:=IF([.C16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2f000037c3fdd0394ce4fa4458cba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38]=&quot;NA&quot;; &quot;NA&quot;; ([.B1638]-[.C1638]))" office:value-type="float" office:value="0" calcext:value-type="float">
            <text:p>0.00</text:p>
          </table:table-cell>
          <table:table-cell table:formula="of:=IF([.C16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2f1296ec3731e8836d9bdd42f14b37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639]=&quot;NA&quot;; &quot;NA&quot;; ([.B1639]-[.C1639]))" office:value-type="float" office:value="0" calcext:value-type="float">
            <text:p>0.00</text:p>
          </table:table-cell>
          <table:table-cell table:formula="of:=IF([.C16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681fc9ebf993e489ff93433f789b3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40]=&quot;NA&quot;; &quot;NA&quot;; ([.B1640]-[.C1640]))" office:value-type="float" office:value="0" calcext:value-type="float">
            <text:p>0.00</text:p>
          </table:table-cell>
          <table:table-cell table:formula="of:=IF([.C16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6e01f4b3133dccf365754626fd30ee</text:p>
          </table:table-cell>
          <table:table-cell office:value-type="float" office:value="60" calcext:value-type="float">
            <text:p>60.00</text:p>
          </table:table-cell>
          <table:table-cell office:value-type="float" office:value="65" calcext:value-type="float">
            <text:p>65.00</text:p>
          </table:table-cell>
          <table:table-cell table:formula="of:=IF([.C1641]=&quot;NA&quot;; &quot;NA&quot;; ([.B1641]-[.C1641]))" office:value-type="float" office:value="-5" calcext:value-type="float">
            <text:p>-5.00</text:p>
          </table:table-cell>
          <table:table-cell table:formula="of:=IF([.C16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98ab12764b86ad238ed5bc93c967f3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642]=&quot;NA&quot;; &quot;NA&quot;; ([.B1642]-[.C1642]))" office:value-type="string" office:string-value="NA" calcext:value-type="string">
            <text:p>NA</text:p>
          </table:table-cell>
          <table:table-cell table:formula="of:=IF([.C164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e824557f4b87c4ab9ae92903e71f92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643]=&quot;NA&quot;; &quot;NA&quot;; ([.B1643]-[.C1643]))" office:value-type="float" office:value="-1.25" calcext:value-type="float">
            <text:p>-1.25</text:p>
          </table:table-cell>
          <table:table-cell table:formula="of:=IF([.C16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e84871c20243f59e6a62cfc90eafa6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C1644]=&quot;NA&quot;; &quot;NA&quot;; ([.B1644]-[.C1644]))" office:value-type="float" office:value="0" calcext:value-type="float">
            <text:p>0.00</text:p>
          </table:table-cell>
          <table:table-cell table:formula="of:=IF([.C16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606d5255bd5890cbc55a9442f2b0a8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645]=&quot;NA&quot;; &quot;NA&quot;; ([.B1645]-[.C1645]))" office:value-type="float" office:value="-1.25" calcext:value-type="float">
            <text:p>-1.25</text:p>
          </table:table-cell>
          <table:table-cell table:formula="of:=IF([.C16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85528d26e10d6b8e26255b41c7cb51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646]=&quot;NA&quot;; &quot;NA&quot;; ([.B1646]-[.C1646]))" office:value-type="float" office:value="0" calcext:value-type="float">
            <text:p>0.00</text:p>
          </table:table-cell>
          <table:table-cell table:formula="of:=IF([.C16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c48982a9aa7e6f2e23aa9e34b57ef3</text:p>
          </table:table-cell>
          <table:table-cell office:value-type="float" office:value="22.5" calcext:value-type="float">
            <text:p>22.50</text:p>
          </table:table-cell>
          <table:table-cell office:value-type="float" office:value="23.75" calcext:value-type="float">
            <text:p>23.75</text:p>
          </table:table-cell>
          <table:table-cell table:formula="of:=IF([.C1647]=&quot;NA&quot;; &quot;NA&quot;; ([.B1647]-[.C1647]))" office:value-type="float" office:value="-1.25" calcext:value-type="float">
            <text:p>-1.25</text:p>
          </table:table-cell>
          <table:table-cell table:formula="of:=IF([.C16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e42bd53561b232620d2b6b2fe9bef3</text:p>
          </table:table-cell>
          <table:table-cell office:value-type="float" office:value="210" calcext:value-type="float">
            <text:p>210.00</text:p>
          </table:table-cell>
          <table:table-cell office:value-type="float" office:value="215" calcext:value-type="float">
            <text:p>215.00</text:p>
          </table:table-cell>
          <table:table-cell table:formula="of:=IF([.C1648]=&quot;NA&quot;; &quot;NA&quot;; ([.B1648]-[.C1648]))" office:value-type="float" office:value="-5" calcext:value-type="float">
            <text:p>-5.00</text:p>
          </table:table-cell>
          <table:table-cell table:formula="of:=IF([.C16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08f8be46c049bf9ca07f0b217e465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49]=&quot;NA&quot;; &quot;NA&quot;; ([.B1649]-[.C1649]))" office:value-type="float" office:value="0" calcext:value-type="float">
            <text:p>0.00</text:p>
          </table:table-cell>
          <table:table-cell table:formula="of:=IF([.C16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1aa3d40f23899d168f0f4150a0890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50]=&quot;NA&quot;; &quot;NA&quot;; ([.B1650]-[.C1650]))" office:value-type="float" office:value="0" calcext:value-type="float">
            <text:p>0.00</text:p>
          </table:table-cell>
          <table:table-cell table:formula="of:=IF([.C16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2d48f448f118c48e82779494ec880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51]=&quot;NA&quot;; &quot;NA&quot;; ([.B1651]-[.C1651]))" office:value-type="float" office:value="0" calcext:value-type="float">
            <text:p>0.00</text:p>
          </table:table-cell>
          <table:table-cell table:formula="of:=IF([.C16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430c0e0bcb6692b56dd05d9af8390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52]=&quot;NA&quot;; &quot;NA&quot;; ([.B1652]-[.C1652]))" office:value-type="float" office:value="0" calcext:value-type="float">
            <text:p>0.00</text:p>
          </table:table-cell>
          <table:table-cell table:formula="of:=IF([.C16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4a7ebcebafc02b52dd14e62ee4cfd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653]=&quot;NA&quot;; &quot;NA&quot;; ([.B1653]-[.C1653]))" office:value-type="string" office:string-value="NA" calcext:value-type="string">
            <text:p>NA</text:p>
          </table:table-cell>
          <table:table-cell table:formula="of:=IF([.C165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657fbf7b4d3fd03538951fb431716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54]=&quot;NA&quot;; &quot;NA&quot;; ([.B1654]-[.C1654]))" office:value-type="float" office:value="0" calcext:value-type="float">
            <text:p>0.00</text:p>
          </table:table-cell>
          <table:table-cell table:formula="of:=IF([.C16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65d1dbbb67f4fc6aadaf7ab9aa704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55]=&quot;NA&quot;; &quot;NA&quot;; ([.B1655]-[.C1655]))" office:value-type="float" office:value="0" calcext:value-type="float">
            <text:p>0.00</text:p>
          </table:table-cell>
          <table:table-cell table:formula="of:=IF([.C16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70a3ea61a49e4a891557441a1e9cb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56]=&quot;NA&quot;; &quot;NA&quot;; ([.B1656]-[.C1656]))" office:value-type="float" office:value="0" calcext:value-type="float">
            <text:p>0.00</text:p>
          </table:table-cell>
          <table:table-cell table:formula="of:=IF([.C16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94740056a92e877950f9b38a66ba98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657]=&quot;NA&quot;; &quot;NA&quot;; ([.B1657]-[.C1657]))" office:value-type="float" office:value="0" calcext:value-type="float">
            <text:p>0.00</text:p>
          </table:table-cell>
          <table:table-cell table:formula="of:=IF([.C16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99413c577e0a2e7b4ad75ad4ba2d7e</text:p>
          </table:table-cell>
          <table:table-cell office:value-type="float" office:value="3.75" calcext:value-type="float">
            <text:p>3.75</text:p>
          </table:table-cell>
          <table:table-cell office:value-type="float" office:value="2.5" calcext:value-type="float">
            <text:p>2.50</text:p>
          </table:table-cell>
          <table:table-cell table:formula="of:=IF([.C1658]=&quot;NA&quot;; &quot;NA&quot;; ([.B1658]-[.C1658]))" office:value-type="float" office:value="1.25" calcext:value-type="float">
            <text:p>1.25</text:p>
          </table:table-cell>
          <table:table-cell table:formula="of:=IF([.C16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a022ff27a65fa175784c13c25cc38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59]=&quot;NA&quot;; &quot;NA&quot;; ([.B1659]-[.C1659]))" office:value-type="float" office:value="0" calcext:value-type="float">
            <text:p>0.00</text:p>
          </table:table-cell>
          <table:table-cell table:formula="of:=IF([.C16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a5544470d2cf7a2acca74d641dd2a0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660]=&quot;NA&quot;; &quot;NA&quot;; ([.B1660]-[.C1660]))" office:value-type="float" office:value="0" calcext:value-type="float">
            <text:p>0.00</text:p>
          </table:table-cell>
          <table:table-cell table:formula="of:=IF([.C16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44d23b2c25625262ac95cfc5792b7e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IF([.C1661]=&quot;NA&quot;; &quot;NA&quot;; ([.B1661]-[.C1661]))" office:value-type="float" office:value="-5" calcext:value-type="float">
            <text:p>-5.00</text:p>
          </table:table-cell>
          <table:table-cell table:formula="of:=IF([.C16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65418a3a05fb654f0867ada6d9133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62]=&quot;NA&quot;; &quot;NA&quot;; ([.B1662]-[.C1662]))" office:value-type="float" office:value="0" calcext:value-type="float">
            <text:p>0.00</text:p>
          </table:table-cell>
          <table:table-cell table:formula="of:=IF([.C16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6bf31e0625114a8acd3a53df845a3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63]=&quot;NA&quot;; &quot;NA&quot;; ([.B1663]-[.C1663]))" office:value-type="float" office:value="0" calcext:value-type="float">
            <text:p>0.00</text:p>
          </table:table-cell>
          <table:table-cell table:formula="of:=IF([.C16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87d65dc32c31e5baf65e2c902d7cbd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1664]=&quot;NA&quot;; &quot;NA&quot;; ([.B1664]-[.C1664]))" office:value-type="float" office:value="-5" calcext:value-type="float">
            <text:p>-5.00</text:p>
          </table:table-cell>
          <table:table-cell table:formula="of:=IF([.C16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a90ca144ee333c76574ae24198c49f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665]=&quot;NA&quot;; &quot;NA&quot;; ([.B1665]-[.C1665]))" office:value-type="float" office:value="0" calcext:value-type="float">
            <text:p>0.00</text:p>
          </table:table-cell>
          <table:table-cell table:formula="of:=IF([.C16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be01ae2c53cad990a6867a51255657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1666]=&quot;NA&quot;; &quot;NA&quot;; ([.B1666]-[.C1666]))" office:value-type="float" office:value="-1.25" calcext:value-type="float">
            <text:p>-1.25</text:p>
          </table:table-cell>
          <table:table-cell table:formula="of:=IF([.C16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c8a69b329efb2d1902a8cfa3f8d13c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67]=&quot;NA&quot;; &quot;NA&quot;; ([.B1667]-[.C1667]))" office:value-type="float" office:value="0" calcext:value-type="float">
            <text:p>0.00</text:p>
          </table:table-cell>
          <table:table-cell table:formula="of:=IF([.C16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e0c9545fadadb2cb893ccd5c12fe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68]=&quot;NA&quot;; &quot;NA&quot;; ([.B1668]-[.C1668]))" office:value-type="float" office:value="0" calcext:value-type="float">
            <text:p>0.00</text:p>
          </table:table-cell>
          <table:table-cell table:formula="of:=IF([.C16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26e7dd3e564534fc94fd8a480b21a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69]=&quot;NA&quot;; &quot;NA&quot;; ([.B1669]-[.C1669]))" office:value-type="float" office:value="0" calcext:value-type="float">
            <text:p>0.00</text:p>
          </table:table-cell>
          <table:table-cell table:formula="of:=IF([.C16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58496fce48fb62bdc82f378e28245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70]=&quot;NA&quot;; &quot;NA&quot;; ([.B1670]-[.C1670]))" office:value-type="float" office:value="0" calcext:value-type="float">
            <text:p>0.00</text:p>
          </table:table-cell>
          <table:table-cell table:formula="of:=IF([.C16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639e05fb8bdad47f291dedc6735b36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671]=&quot;NA&quot;; &quot;NA&quot;; ([.B1671]-[.C1671]))" office:value-type="float" office:value="0" calcext:value-type="float">
            <text:p>0.00</text:p>
          </table:table-cell>
          <table:table-cell table:formula="of:=IF([.C16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6a91fcf74dd41fdc04c9145dfdb2e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72]=&quot;NA&quot;; &quot;NA&quot;; ([.B1672]-[.C1672]))" office:value-type="float" office:value="0" calcext:value-type="float">
            <text:p>0.00</text:p>
          </table:table-cell>
          <table:table-cell table:formula="of:=IF([.C16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85d8e55dd6991e2b3d5de4911a0bb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73]=&quot;NA&quot;; &quot;NA&quot;; ([.B1673]-[.C1673]))" office:value-type="float" office:value="0" calcext:value-type="float">
            <text:p>0.00</text:p>
          </table:table-cell>
          <table:table-cell table:formula="of:=IF([.C16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9180bb8b4ae2228762373816a2f6df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674]=&quot;NA&quot;; &quot;NA&quot;; ([.B1674]-[.C1674]))" office:value-type="float" office:value="-1.25" calcext:value-type="float">
            <text:p>-1.25</text:p>
          </table:table-cell>
          <table:table-cell table:formula="of:=IF([.C16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9f0387941eb61ea992797c3b8448c4</text:p>
          </table:table-cell>
          <table:table-cell office:value-type="float" office:value="5" calcext:value-type="float">
            <text:p>5.00</text:p>
          </table:table-cell>
          <table:table-cell office:value-type="float" office:value="1.25" calcext:value-type="float">
            <text:p>1.25</text:p>
          </table:table-cell>
          <table:table-cell table:formula="of:=IF([.C1675]=&quot;NA&quot;; &quot;NA&quot;; ([.B1675]-[.C1675]))" office:value-type="float" office:value="3.75" calcext:value-type="float">
            <text:p>3.75</text:p>
          </table:table-cell>
          <table:table-cell table:formula="of:=IF([.C16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d7749a90ed334ca9167920916d8500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676]=&quot;NA&quot;; &quot;NA&quot;; ([.B1676]-[.C1676]))" office:value-type="float" office:value="0" calcext:value-type="float">
            <text:p>0.00</text:p>
          </table:table-cell>
          <table:table-cell table:formula="of:=IF([.C16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ee467a8990061b251b9317116ca46d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1677]=&quot;NA&quot;; &quot;NA&quot;; ([.B1677]-[.C1677]))" office:value-type="float" office:value="0" calcext:value-type="float">
            <text:p>0.00</text:p>
          </table:table-cell>
          <table:table-cell table:formula="of:=IF([.C16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f17bd42891dbabaf6cb39c9d0f620c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678]=&quot;NA&quot;; &quot;NA&quot;; ([.B1678]-[.C1678]))" office:value-type="float" office:value="0" calcext:value-type="float">
            <text:p>0.00</text:p>
          </table:table-cell>
          <table:table-cell table:formula="of:=IF([.C16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0d298ad7f6d5067255e31602bb79f0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0</text:p>
          </table:table-cell>
          <table:table-cell table:formula="of:=IF([.C1679]=&quot;NA&quot;; &quot;NA&quot;; ([.B1679]-[.C1679]))" office:value-type="float" office:value="-1.25" calcext:value-type="float">
            <text:p>-1.25</text:p>
          </table:table-cell>
          <table:table-cell table:formula="of:=IF([.C16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14c16bc2a7284123006264ad70053a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680]=&quot;NA&quot;; &quot;NA&quot;; ([.B1680]-[.C1680]))" office:value-type="float" office:value="0" calcext:value-type="float">
            <text:p>0.00</text:p>
          </table:table-cell>
          <table:table-cell table:formula="of:=IF([.C16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19f80ffea3500873cb94b08ee4bf7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681]=&quot;NA&quot;; &quot;NA&quot;; ([.B1681]-[.C1681]))" office:value-type="string" office:string-value="NA" calcext:value-type="string">
            <text:p>NA</text:p>
          </table:table-cell>
          <table:table-cell table:formula="of:=IF([.C168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2080d1030caa8720436d5beeb47e4e</text:p>
          </table:table-cell>
          <table:table-cell office:value-type="float" office:value="540" calcext:value-type="float">
            <text:p>540.00</text:p>
          </table:table-cell>
          <table:table-cell office:value-type="float" office:value="560" calcext:value-type="float">
            <text:p>560.00</text:p>
          </table:table-cell>
          <table:table-cell table:formula="of:=IF([.C1682]=&quot;NA&quot;; &quot;NA&quot;; ([.B1682]-[.C1682]))" office:value-type="float" office:value="-20" calcext:value-type="float">
            <text:p>-20.00</text:p>
          </table:table-cell>
          <table:table-cell table:formula="of:=IF([.C16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3a1c9e511731302ecb13de07abd2e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683]=&quot;NA&quot;; &quot;NA&quot;; ([.B1683]-[.C1683]))" office:value-type="string" office:string-value="NA" calcext:value-type="string">
            <text:p>NA</text:p>
          </table:table-cell>
          <table:table-cell table:formula="of:=IF([.C168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522395bd72b5998a61adc51e7b6109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684]=&quot;NA&quot;; &quot;NA&quot;; ([.B1684]-[.C1684]))" office:value-type="float" office:value="-1.25" calcext:value-type="float">
            <text:p>-1.25</text:p>
          </table:table-cell>
          <table:table-cell table:formula="of:=IF([.C16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555fcaecb704c9b5c1f746af1ea1d2</text:p>
          </table:table-cell>
          <table:table-cell office:value-type="float" office:value="21.25" calcext:value-type="float">
            <text:p>21.25</text:p>
          </table:table-cell>
          <table:table-cell office:value-type="float" office:value="10" calcext:value-type="float">
            <text:p>10.00</text:p>
          </table:table-cell>
          <table:table-cell table:formula="of:=IF([.C1685]=&quot;NA&quot;; &quot;NA&quot;; ([.B1685]-[.C1685]))" office:value-type="float" office:value="11.25" calcext:value-type="float">
            <text:p>11.25</text:p>
          </table:table-cell>
          <table:table-cell table:formula="of:=IF([.C16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56c32db3da12d32336f281310d18d6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686]=&quot;NA&quot;; &quot;NA&quot;; ([.B1686]-[.C1686]))" office:value-type="float" office:value="0" calcext:value-type="float">
            <text:p>0.00</text:p>
          </table:table-cell>
          <table:table-cell table:formula="of:=IF([.C16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69733ea47942b2df93b8cd5847dd27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A</text:p>
          </table:table-cell>
          <table:table-cell table:formula="of:=IF([.C1687]=&quot;NA&quot;; &quot;NA&quot;; ([.B1687]-[.C1687]))" office:value-type="string" office:string-value="NA" calcext:value-type="string">
            <text:p>NA</text:p>
          </table:table-cell>
          <table:table-cell table:formula="of:=IF([.C168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6fb68c37e57961dc6855a0ae6a6fcc</text:p>
          </table:table-cell>
          <table:table-cell office:value-type="float" office:value="75" calcext:value-type="float">
            <text:p>75.00</text:p>
          </table:table-cell>
          <table:table-cell office:value-type="string" calcext:value-type="string">
            <text:p>NA</text:p>
          </table:table-cell>
          <table:table-cell table:formula="of:=IF([.C1688]=&quot;NA&quot;; &quot;NA&quot;; ([.B1688]-[.C1688]))" office:value-type="string" office:string-value="NA" calcext:value-type="string">
            <text:p>NA</text:p>
          </table:table-cell>
          <table:table-cell table:formula="of:=IF([.C168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89443bf4a650ded47c969ea0b86a95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689]=&quot;NA&quot;; &quot;NA&quot;; ([.B1689]-[.C1689]))" office:value-type="float" office:value="0" calcext:value-type="float">
            <text:p>0.00</text:p>
          </table:table-cell>
          <table:table-cell table:formula="of:=IF([.C16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92b9525a14df746f32ca1f14513ff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90]=&quot;NA&quot;; &quot;NA&quot;; ([.B1690]-[.C1690]))" office:value-type="float" office:value="0" calcext:value-type="float">
            <text:p>0.00</text:p>
          </table:table-cell>
          <table:table-cell table:formula="of:=IF([.C16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9b8f9a7004c013775f654478a9937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91]=&quot;NA&quot;; &quot;NA&quot;; ([.B1691]-[.C1691]))" office:value-type="float" office:value="0" calcext:value-type="float">
            <text:p>0.00</text:p>
          </table:table-cell>
          <table:table-cell table:formula="of:=IF([.C16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e6dee2922ba180b381564ff3e382f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92]=&quot;NA&quot;; &quot;NA&quot;; ([.B1692]-[.C1692]))" office:value-type="float" office:value="0" calcext:value-type="float">
            <text:p>0.00</text:p>
          </table:table-cell>
          <table:table-cell table:formula="of:=IF([.C16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119a1ff7697b2654eba40ebb474d4c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693]=&quot;NA&quot;; &quot;NA&quot;; ([.B1693]-[.C1693]))" office:value-type="float" office:value="0" calcext:value-type="float">
            <text:p>0.00</text:p>
          </table:table-cell>
          <table:table-cell table:formula="of:=IF([.C16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171097a57524abef779a394f74027e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694]=&quot;NA&quot;; &quot;NA&quot;; ([.B1694]-[.C1694]))" office:value-type="float" office:value="0" calcext:value-type="float">
            <text:p>0.00</text:p>
          </table:table-cell>
          <table:table-cell table:formula="of:=IF([.C16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2a4b70c866643a115da634fc7f06fc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695]=&quot;NA&quot;; &quot;NA&quot;; ([.B1695]-[.C1695]))" office:value-type="float" office:value="0" calcext:value-type="float">
            <text:p>0.00</text:p>
          </table:table-cell>
          <table:table-cell table:formula="of:=IF([.C16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2e87e5bba0a9cd43d81323f86292cb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696]=&quot;NA&quot;; &quot;NA&quot;; ([.B1696]-[.C1696]))" office:value-type="float" office:value="0" calcext:value-type="float">
            <text:p>0.00</text:p>
          </table:table-cell>
          <table:table-cell table:formula="of:=IF([.C16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52cd1568c091014ffdef77dcd3fff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697]=&quot;NA&quot;; &quot;NA&quot;; ([.B1697]-[.C1697]))" office:value-type="float" office:value="0" calcext:value-type="float">
            <text:p>0.00</text:p>
          </table:table-cell>
          <table:table-cell table:formula="of:=IF([.C16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9655a7c55c7b7b05e28c3ad107b925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NA</text:p>
          </table:table-cell>
          <table:table-cell table:formula="of:=IF([.C1698]=&quot;NA&quot;; &quot;NA&quot;; ([.B1698]-[.C1698]))" office:value-type="string" office:string-value="NA" calcext:value-type="string">
            <text:p>NA</text:p>
          </table:table-cell>
          <table:table-cell table:formula="of:=IF([.C169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ae294dc4baa50a08a2d4671c686b50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table:formula="of:=IF([.C1699]=&quot;NA&quot;; &quot;NA&quot;; ([.B1699]-[.C1699]))" office:value-type="float" office:value="-5" calcext:value-type="float">
            <text:p>-5.00</text:p>
          </table:table-cell>
          <table:table-cell table:formula="of:=IF([.C16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d26b1092f31b8e9a52ce0a33c7c53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00]=&quot;NA&quot;; &quot;NA&quot;; ([.B1700]-[.C1700]))" office:value-type="string" office:string-value="NA" calcext:value-type="string">
            <text:p>NA</text:p>
          </table:table-cell>
          <table:table-cell table:formula="of:=IF([.C170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f04e65569de69fd186d6dd04eab43e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701]=&quot;NA&quot;; &quot;NA&quot;; ([.B1701]-[.C1701]))" office:value-type="float" office:value="-1.25" calcext:value-type="float">
            <text:p>-1.25</text:p>
          </table:table-cell>
          <table:table-cell table:formula="of:=IF([.C17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fbf5deaaa2c3db7fcbca0424eecc5c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1702]=&quot;NA&quot;; &quot;NA&quot;; ([.B1702]-[.C1702]))" office:value-type="float" office:value="0" calcext:value-type="float">
            <text:p>0.00</text:p>
          </table:table-cell>
          <table:table-cell table:formula="of:=IF([.C17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f13f95609f4628c04015d79bac9f220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703]=&quot;NA&quot;; &quot;NA&quot;; ([.B1703]-[.C1703]))" office:value-type="float" office:value="0" calcext:value-type="float">
            <text:p>0.00</text:p>
          </table:table-cell>
          <table:table-cell table:formula="of:=IF([.C17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f37b9889b85ef476daf8b6c7e495765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704]=&quot;NA&quot;; &quot;NA&quot;; ([.B1704]-[.C1704]))" office:value-type="float" office:value="0" calcext:value-type="float">
            <text:p>0.00</text:p>
          </table:table-cell>
          <table:table-cell table:formula="of:=IF([.C17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f3df9fc4a199a543da4ea599d78a4f7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1705]=&quot;NA&quot;; &quot;NA&quot;; ([.B1705]-[.C1705]))" office:value-type="float" office:value="0" calcext:value-type="float">
            <text:p>0.00</text:p>
          </table:table-cell>
          <table:table-cell table:formula="of:=IF([.C17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f6b6764a05ae5a1425097b69d79eab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06]=&quot;NA&quot;; &quot;NA&quot;; ([.B1706]-[.C1706]))" office:value-type="float" office:value="0" calcext:value-type="float">
            <text:p>0.00</text:p>
          </table:table-cell>
          <table:table-cell table:formula="of:=IF([.C17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f82777e548a389bd514f4ff132b31e9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707]=&quot;NA&quot;; &quot;NA&quot;; ([.B1707]-[.C1707]))" office:value-type="float" office:value="0" calcext:value-type="float">
            <text:p>0.00</text:p>
          </table:table-cell>
          <table:table-cell table:formula="of:=IF([.C17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fb288c7f80882f32053b9005d6674e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08]=&quot;NA&quot;; &quot;NA&quot;; ([.B1708]-[.C1708]))" office:value-type="float" office:value="0" calcext:value-type="float">
            <text:p>0.00</text:p>
          </table:table-cell>
          <table:table-cell table:formula="of:=IF([.C17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fce7cc420648b75764a105a1aab606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09]=&quot;NA&quot;; &quot;NA&quot;; ([.B1709]-[.C1709]))" office:value-type="float" office:value="0" calcext:value-type="float">
            <text:p>0.00</text:p>
          </table:table-cell>
          <table:table-cell table:formula="of:=IF([.C17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1130c254367a257e8901e205dffe63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710]=&quot;NA&quot;; &quot;NA&quot;; ([.B1710]-[.C1710]))" office:value-type="float" office:value="0" calcext:value-type="float">
            <text:p>0.00</text:p>
          </table:table-cell>
          <table:table-cell table:formula="of:=IF([.C17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551a3ecde2a48fe95586b8f877ef7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11]=&quot;NA&quot;; &quot;NA&quot;; ([.B1711]-[.C1711]))" office:value-type="string" office:string-value="NA" calcext:value-type="string">
            <text:p>NA</text:p>
          </table:table-cell>
          <table:table-cell table:formula="of:=IF([.C171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588ef2933fb70e2ec7f36cb28c39f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12]=&quot;NA&quot;; &quot;NA&quot;; ([.B1712]-[.C1712]))" office:value-type="float" office:value="0" calcext:value-type="float">
            <text:p>0.00</text:p>
          </table:table-cell>
          <table:table-cell table:formula="of:=IF([.C17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61d55a470e6990bb995d76ff1be7b9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713]=&quot;NA&quot;; &quot;NA&quot;; ([.B1713]-[.C1713]))" office:value-type="string" office:string-value="NA" calcext:value-type="string">
            <text:p>NA</text:p>
          </table:table-cell>
          <table:table-cell table:formula="of:=IF([.C171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6c7786336b10925aab1b9b9dd7605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714]=&quot;NA&quot;; &quot;NA&quot;; ([.B1714]-[.C1714]))" office:value-type="string" office:string-value="NA" calcext:value-type="string">
            <text:p>NA</text:p>
          </table:table-cell>
          <table:table-cell table:formula="of:=IF([.C171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7e1307a63d43a81694308403dc00b5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715]=&quot;NA&quot;; &quot;NA&quot;; ([.B1715]-[.C1715]))" office:value-type="float" office:value="0" calcext:value-type="float">
            <text:p>0.00</text:p>
          </table:table-cell>
          <table:table-cell table:formula="of:=IF([.C17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8d48114ead144d79d1bcc59b5ca11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16]=&quot;NA&quot;; &quot;NA&quot;; ([.B1716]-[.C1716]))" office:value-type="float" office:value="0" calcext:value-type="float">
            <text:p>0.00</text:p>
          </table:table-cell>
          <table:table-cell table:formula="of:=IF([.C17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c9863fbb7dbd559e193728b113b6f8</text:p>
          </table:table-cell>
          <table:table-cell office:value-type="float" office:value="12.5" calcext:value-type="float">
            <text:p>12.50</text:p>
          </table:table-cell>
          <table:table-cell office:value-type="float" office:value="8.75" calcext:value-type="float">
            <text:p>8.75</text:p>
          </table:table-cell>
          <table:table-cell table:formula="of:=IF([.C1717]=&quot;NA&quot;; &quot;NA&quot;; ([.B1717]-[.C1717]))" office:value-type="float" office:value="3.75" calcext:value-type="float">
            <text:p>3.75</text:p>
          </table:table-cell>
          <table:table-cell table:formula="of:=IF([.C17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cea85e7a4a3e30af709e672dace08b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718]=&quot;NA&quot;; &quot;NA&quot;; ([.B1718]-[.C1718]))" office:value-type="float" office:value="-1.25" calcext:value-type="float">
            <text:p>-1.25</text:p>
          </table:table-cell>
          <table:table-cell table:formula="of:=IF([.C17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064c20a18256f3c8f27136bc96b45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19]=&quot;NA&quot;; &quot;NA&quot;; ([.B1719]-[.C1719]))" office:value-type="float" office:value="0" calcext:value-type="float">
            <text:p>0.00</text:p>
          </table:table-cell>
          <table:table-cell table:formula="of:=IF([.C17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1694743f4df717a33f44167866baf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20]=&quot;NA&quot;; &quot;NA&quot;; ([.B1720]-[.C1720]))" office:value-type="float" office:value="0" calcext:value-type="float">
            <text:p>0.00</text:p>
          </table:table-cell>
          <table:table-cell table:formula="of:=IF([.C17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4da86d70470a7553a196e79e11a5fb</text:p>
          </table:table-cell>
          <table:table-cell office:value-type="float" office:value="23.75" calcext:value-type="float">
            <text:p>23.75</text:p>
          </table:table-cell>
          <table:table-cell office:value-type="float" office:value="22.5" calcext:value-type="float">
            <text:p>22.50</text:p>
          </table:table-cell>
          <table:table-cell table:formula="of:=IF([.C1721]=&quot;NA&quot;; &quot;NA&quot;; ([.B1721]-[.C1721]))" office:value-type="float" office:value="1.25" calcext:value-type="float">
            <text:p>1.25</text:p>
          </table:table-cell>
          <table:table-cell table:formula="of:=IF([.C17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a0982f2a661004cefd92d878d322e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22]=&quot;NA&quot;; &quot;NA&quot;; ([.B1722]-[.C1722]))" office:value-type="float" office:value="0" calcext:value-type="float">
            <text:p>0.00</text:p>
          </table:table-cell>
          <table:table-cell table:formula="of:=IF([.C17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ac87f22acc49e02eca78a265da87ca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23]=&quot;NA&quot;; &quot;NA&quot;; ([.B1723]-[.C1723]))" office:value-type="string" office:string-value="NA" calcext:value-type="string">
            <text:p>NA</text:p>
          </table:table-cell>
          <table:table-cell table:formula="of:=IF([.C172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aea042f8e06890236647068e68a28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24]=&quot;NA&quot;; &quot;NA&quot;; ([.B1724]-[.C1724]))" office:value-type="string" office:string-value="NA" calcext:value-type="string">
            <text:p>NA</text:p>
          </table:table-cell>
          <table:table-cell table:formula="of:=IF([.C172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dfd716a06e90269ad1dce41e395c0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25]=&quot;NA&quot;; &quot;NA&quot;; ([.B1725]-[.C1725]))" office:value-type="float" office:value="0" calcext:value-type="float">
            <text:p>0.00</text:p>
          </table:table-cell>
          <table:table-cell table:formula="of:=IF([.C17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fcb7b592d470788019165fe12e4ac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26]=&quot;NA&quot;; &quot;NA&quot;; ([.B1726]-[.C1726]))" office:value-type="float" office:value="0" calcext:value-type="float">
            <text:p>0.00</text:p>
          </table:table-cell>
          <table:table-cell table:formula="of:=IF([.C17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14f9c59f0bb4d71dc93df92372fa0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27]=&quot;NA&quot;; &quot;NA&quot;; ([.B1727]-[.C1727]))" office:value-type="float" office:value="0" calcext:value-type="float">
            <text:p>0.00</text:p>
          </table:table-cell>
          <table:table-cell table:formula="of:=IF([.C17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256d43384f84d75809e3c30de02c54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728]=&quot;NA&quot;; &quot;NA&quot;; ([.B1728]-[.C1728]))" office:value-type="float" office:value="-5" calcext:value-type="float">
            <text:p>-5.00</text:p>
          </table:table-cell>
          <table:table-cell table:formula="of:=IF([.C17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4ecb168ccaff50ca20108e85d754bd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729]=&quot;NA&quot;; &quot;NA&quot;; ([.B1729]-[.C1729]))" office:value-type="float" office:value="-1.25" calcext:value-type="float">
            <text:p>-1.25</text:p>
          </table:table-cell>
          <table:table-cell table:formula="of:=IF([.C17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577d4634c22a573f52893ab572537b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730]=&quot;NA&quot;; &quot;NA&quot;; ([.B1730]-[.C1730]))" office:value-type="float" office:value="0" calcext:value-type="float">
            <text:p>0.00</text:p>
          </table:table-cell>
          <table:table-cell table:formula="of:=IF([.C17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78e08923a2a8a7cf7cf0ee9898aa39</text:p>
          </table:table-cell>
          <table:table-cell office:value-type="float" office:value="15" calcext:value-type="float">
            <text:p>15.00</text:p>
          </table:table-cell>
          <table:table-cell office:value-type="float" office:value="13.75" calcext:value-type="float">
            <text:p>13.75</text:p>
          </table:table-cell>
          <table:table-cell table:formula="of:=IF([.C1731]=&quot;NA&quot;; &quot;NA&quot;; ([.B1731]-[.C1731]))" office:value-type="float" office:value="1.25" calcext:value-type="float">
            <text:p>1.25</text:p>
          </table:table-cell>
          <table:table-cell table:formula="of:=IF([.C17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924c4a72cb17dc806fec880f96381f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1732]=&quot;NA&quot;; &quot;NA&quot;; ([.B1732]-[.C1732]))" office:value-type="float" office:value="-5" calcext:value-type="float">
            <text:p>-5.00</text:p>
          </table:table-cell>
          <table:table-cell table:formula="of:=IF([.C17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932845fa56dfdac2f10b36b3d33888</text:p>
          </table:table-cell>
          <table:table-cell office:value-type="float" office:value="60" calcext:value-type="float">
            <text:p>60.00</text:p>
          </table:table-cell>
          <table:table-cell office:value-type="float" office:value="55" calcext:value-type="float">
            <text:p>55.00</text:p>
          </table:table-cell>
          <table:table-cell table:formula="of:=IF([.C1733]=&quot;NA&quot;; &quot;NA&quot;; ([.B1733]-[.C1733]))" office:value-type="float" office:value="5" calcext:value-type="float">
            <text:p>5.00</text:p>
          </table:table-cell>
          <table:table-cell table:formula="of:=IF([.C17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973bc4e058225b6c6b8d674a587adb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734]=&quot;NA&quot;; &quot;NA&quot;; ([.B1734]-[.C1734]))" office:value-type="float" office:value="-1.25" calcext:value-type="float">
            <text:p>-1.25</text:p>
          </table:table-cell>
          <table:table-cell table:formula="of:=IF([.C17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ba1846426099335fd80b6014e92fb9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735]=&quot;NA&quot;; &quot;NA&quot;; ([.B1735]-[.C1735]))" office:value-type="float" office:value="0" calcext:value-type="float">
            <text:p>0.00</text:p>
          </table:table-cell>
          <table:table-cell table:formula="of:=IF([.C17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bc720f42dedb64f2490f572e55b81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736]=&quot;NA&quot;; &quot;NA&quot;; ([.B1736]-[.C1736]))" office:value-type="float" office:value="0" calcext:value-type="float">
            <text:p>0.00</text:p>
          </table:table-cell>
          <table:table-cell table:formula="of:=IF([.C17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0a1d6564038ea0a97e33863e53a491</text:p>
          </table:table-cell>
          <table:table-cell office:value-type="float" office:value="8.75" calcext:value-type="float">
            <text:p>8.75</text:p>
          </table:table-cell>
          <table:table-cell office:value-type="float" office:value="1.25" calcext:value-type="float">
            <text:p>1.25</text:p>
          </table:table-cell>
          <table:table-cell table:formula="of:=IF([.C1737]=&quot;NA&quot;; &quot;NA&quot;; ([.B1737]-[.C1737]))" office:value-type="float" office:value="7.5" calcext:value-type="float">
            <text:p>7.50</text:p>
          </table:table-cell>
          <table:table-cell table:formula="of:=IF([.C17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129208bebffc1e27ba7a86757385f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38]=&quot;NA&quot;; &quot;NA&quot;; ([.B1738]-[.C1738]))" office:value-type="float" office:value="0" calcext:value-type="float">
            <text:p>0.00</text:p>
          </table:table-cell>
          <table:table-cell table:formula="of:=IF([.C17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166ebe9c237f34eef6882054cf8b9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739]=&quot;NA&quot;; &quot;NA&quot;; ([.B1739]-[.C1739]))" office:value-type="float" office:value="0" calcext:value-type="float">
            <text:p>0.00</text:p>
          </table:table-cell>
          <table:table-cell table:formula="of:=IF([.C17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1c75819e05cc520f5fed40e83a337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40]=&quot;NA&quot;; &quot;NA&quot;; ([.B1740]-[.C1740]))" office:value-type="float" office:value="0" calcext:value-type="float">
            <text:p>0.00</text:p>
          </table:table-cell>
          <table:table-cell table:formula="of:=IF([.C17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26ce3c5745c3b81cbccf302a34375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41]=&quot;NA&quot;; &quot;NA&quot;; ([.B1741]-[.C1741]))" office:value-type="string" office:string-value="NA" calcext:value-type="string">
            <text:p>NA</text:p>
          </table:table-cell>
          <table:table-cell table:formula="of:=IF([.C174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2716c971ad96c11c36e75078487b9f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42]=&quot;NA&quot;; &quot;NA&quot;; ([.B1742]-[.C1742]))" office:value-type="string" office:string-value="NA" calcext:value-type="string">
            <text:p>NA</text:p>
          </table:table-cell>
          <table:table-cell table:formula="of:=IF([.C174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3cdd7bd3281163cd6bc6c1ec898c7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43]=&quot;NA&quot;; &quot;NA&quot;; ([.B1743]-[.C1743]))" office:value-type="float" office:value="0" calcext:value-type="float">
            <text:p>0.00</text:p>
          </table:table-cell>
          <table:table-cell table:formula="of:=IF([.C17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4e4b3cbf01af6b7ef0f4a84c3424e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44]=&quot;NA&quot;; &quot;NA&quot;; ([.B1744]-[.C1744]))" office:value-type="float" office:value="0" calcext:value-type="float">
            <text:p>0.00</text:p>
          </table:table-cell>
          <table:table-cell table:formula="of:=IF([.C17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5a8d91b8c4d10a81223659c22648da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745]=&quot;NA&quot;; &quot;NA&quot;; ([.B1745]-[.C1745]))" office:value-type="float" office:value="0" calcext:value-type="float">
            <text:p>0.00</text:p>
          </table:table-cell>
          <table:table-cell table:formula="of:=IF([.C17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70810314d56947fd409f3bac101f6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46]=&quot;NA&quot;; &quot;NA&quot;; ([.B1746]-[.C1746]))" office:value-type="float" office:value="0" calcext:value-type="float">
            <text:p>0.00</text:p>
          </table:table-cell>
          <table:table-cell table:formula="of:=IF([.C17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c4798b11f2ec3db9beeda4b626d55a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747]=&quot;NA&quot;; &quot;NA&quot;; ([.B1747]-[.C1747]))" office:value-type="float" office:value="0" calcext:value-type="float">
            <text:p>0.00</text:p>
          </table:table-cell>
          <table:table-cell table:formula="of:=IF([.C17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d915defdbe52a1883248cde241abb0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748]=&quot;NA&quot;; &quot;NA&quot;; ([.B1748]-[.C1748]))" office:value-type="float" office:value="0" calcext:value-type="float">
            <text:p>0.00</text:p>
          </table:table-cell>
          <table:table-cell table:formula="of:=IF([.C17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e0f595285bbf2861152ca9155aca50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1749]=&quot;NA&quot;; &quot;NA&quot;; ([.B1749]-[.C1749]))" office:value-type="float" office:value="-1.25" calcext:value-type="float">
            <text:p>-1.25</text:p>
          </table:table-cell>
          <table:table-cell table:formula="of:=IF([.C17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0e500cd13f2eaa895d374a3e7f3d8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50]=&quot;NA&quot;; &quot;NA&quot;; ([.B1750]-[.C1750]))" office:value-type="string" office:string-value="NA" calcext:value-type="string">
            <text:p>NA</text:p>
          </table:table-cell>
          <table:table-cell table:formula="of:=IF([.C175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240940bca1728806404374628a94c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751]=&quot;NA&quot;; &quot;NA&quot;; ([.B1751]-[.C1751]))" office:value-type="float" office:value="0" calcext:value-type="float">
            <text:p>0.00</text:p>
          </table:table-cell>
          <table:table-cell table:formula="of:=IF([.C17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313484ed4eee7ed050dba9116944ec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752]=&quot;NA&quot;; &quot;NA&quot;; ([.B1752]-[.C1752]))" office:value-type="float" office:value="0" calcext:value-type="float">
            <text:p>0.00</text:p>
          </table:table-cell>
          <table:table-cell table:formula="of:=IF([.C17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3ddacdfb6325503c6283f5596966a3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1753]=&quot;NA&quot;; &quot;NA&quot;; ([.B1753]-[.C1753]))" office:value-type="float" office:value="0" calcext:value-type="float">
            <text:p>0.00</text:p>
          </table:table-cell>
          <table:table-cell table:formula="of:=IF([.C17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3ebeeed072f2fc1f319dcbbdc75afe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754]=&quot;NA&quot;; &quot;NA&quot;; ([.B1754]-[.C1754]))" office:value-type="float" office:value="-1.25" calcext:value-type="float">
            <text:p>-1.25</text:p>
          </table:table-cell>
          <table:table-cell table:formula="of:=IF([.C17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44f9fe88f2090a3849de99fa2b2cd3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1755]=&quot;NA&quot;; &quot;NA&quot;; ([.B1755]-[.C1755]))" office:value-type="float" office:value="-1.25" calcext:value-type="float">
            <text:p>-1.25</text:p>
          </table:table-cell>
          <table:table-cell table:formula="of:=IF([.C17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51e0fa1994c4e6576a72a9afdf7b46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C1756]=&quot;NA&quot;; &quot;NA&quot;; ([.B1756]-[.C1756]))" office:value-type="float" office:value="-5" calcext:value-type="float">
            <text:p>-5.00</text:p>
          </table:table-cell>
          <table:table-cell table:formula="of:=IF([.C17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70f6564eae891e7bf49cf5fff152c2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.00</text:p>
          </table:table-cell>
          <table:table-cell table:formula="of:=IF([.C1757]=&quot;NA&quot;; &quot;NA&quot;; ([.B1757]-[.C1757]))" office:value-type="float" office:value="1.25" calcext:value-type="float">
            <text:p>1.25</text:p>
          </table:table-cell>
          <table:table-cell table:formula="of:=IF([.C17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a3d5ce7156f0d1df4facda8eefeb00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758]=&quot;NA&quot;; &quot;NA&quot;; ([.B1758]-[.C1758]))" office:value-type="float" office:value="0" calcext:value-type="float">
            <text:p>0.00</text:p>
          </table:table-cell>
          <table:table-cell table:formula="of:=IF([.C17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d20c6261f943f219a6905c8eefea87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759]=&quot;NA&quot;; &quot;NA&quot;; ([.B1759]-[.C1759]))" office:value-type="float" office:value="0" calcext:value-type="float">
            <text:p>0.00</text:p>
          </table:table-cell>
          <table:table-cell table:formula="of:=IF([.C17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e905365162436d3202686ddb030e0a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760]=&quot;NA&quot;; &quot;NA&quot;; ([.B1760]-[.C1760]))" office:value-type="float" office:value="0" calcext:value-type="float">
            <text:p>0.00</text:p>
          </table:table-cell>
          <table:table-cell table:formula="of:=IF([.C17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3c704ef532da4a5a3ccec067a820a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761]=&quot;NA&quot;; &quot;NA&quot;; ([.B1761]-[.C1761]))" office:value-type="float" office:value="0" calcext:value-type="float">
            <text:p>0.00</text:p>
          </table:table-cell>
          <table:table-cell table:formula="of:=IF([.C17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442055aecdddfd13cad4502ab4b98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62]=&quot;NA&quot;; &quot;NA&quot;; ([.B1762]-[.C1762]))" office:value-type="string" office:string-value="NA" calcext:value-type="string">
            <text:p>NA</text:p>
          </table:table-cell>
          <table:table-cell table:formula="of:=IF([.C176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603d4a85238399c5db28976a64d451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763]=&quot;NA&quot;; &quot;NA&quot;; ([.B1763]-[.C1763]))" office:value-type="float" office:value="0" calcext:value-type="float">
            <text:p>0.00</text:p>
          </table:table-cell>
          <table:table-cell table:formula="of:=IF([.C17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70555e28a8eaa9a0dd11bc8322c91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64]=&quot;NA&quot;; &quot;NA&quot;; ([.B1764]-[.C1764]))" office:value-type="float" office:value="0" calcext:value-type="float">
            <text:p>0.00</text:p>
          </table:table-cell>
          <table:table-cell table:formula="of:=IF([.C17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786983dbe17c4cdc708a82aa8016e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65]=&quot;NA&quot;; &quot;NA&quot;; ([.B1765]-[.C1765]))" office:value-type="string" office:string-value="NA" calcext:value-type="string">
            <text:p>NA</text:p>
          </table:table-cell>
          <table:table-cell table:formula="of:=IF([.C176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f551f1a74a7fc374f561cc90b1a152</text:p>
          </table:table-cell>
          <table:table-cell office:value-type="float" office:value="40" calcext:value-type="float">
            <text:p>40.00</text:p>
          </table:table-cell>
          <table:table-cell office:value-type="float" office:value="35" calcext:value-type="float">
            <text:p>35.00</text:p>
          </table:table-cell>
          <table:table-cell table:formula="of:=IF([.C1766]=&quot;NA&quot;; &quot;NA&quot;; ([.B1766]-[.C1766]))" office:value-type="float" office:value="5" calcext:value-type="float">
            <text:p>5.00</text:p>
          </table:table-cell>
          <table:table-cell table:formula="of:=IF([.C17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6513272749e5bac1815ac45e2dcbb5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67]=&quot;NA&quot;; &quot;NA&quot;; ([.B1767]-[.C1767]))" office:value-type="float" office:value="0" calcext:value-type="float">
            <text:p>0.00</text:p>
          </table:table-cell>
          <table:table-cell table:formula="of:=IF([.C17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68292bc2da73567d1b55886cea215bd</text:p>
          </table:table-cell>
          <table:table-cell table:number-columns-repeated="2" office:value-type="float" office:value="110" calcext:value-type="float">
            <text:p>110.00</text:p>
          </table:table-cell>
          <table:table-cell table:formula="of:=IF([.C1768]=&quot;NA&quot;; &quot;NA&quot;; ([.B1768]-[.C1768]))" office:value-type="float" office:value="0" calcext:value-type="float">
            <text:p>0.00</text:p>
          </table:table-cell>
          <table:table-cell table:formula="of:=IF([.C17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6ab669a47817d2be14e99bacfeb909a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769]=&quot;NA&quot;; &quot;NA&quot;; ([.B1769]-[.C1769]))" office:value-type="float" office:value="0" calcext:value-type="float">
            <text:p>0.00</text:p>
          </table:table-cell>
          <table:table-cell table:formula="of:=IF([.C17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6eac7a1c9bf0a9c795b9f2f90ffbca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70]=&quot;NA&quot;; &quot;NA&quot;; ([.B1770]-[.C1770]))" office:value-type="string" office:string-value="NA" calcext:value-type="string">
            <text:p>NA</text:p>
          </table:table-cell>
          <table:table-cell table:formula="of:=IF([.C177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23a12aeaa42d94bba1e24e6a372e8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71]=&quot;NA&quot;; &quot;NA&quot;; ([.B1771]-[.C1771]))" office:value-type="float" office:value="0" calcext:value-type="float">
            <text:p>0.00</text:p>
          </table:table-cell>
          <table:table-cell table:formula="of:=IF([.C17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8af784aacb088a8ae3391e9b042519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1772]=&quot;NA&quot;; &quot;NA&quot;; ([.B1772]-[.C1772]))" office:value-type="float" office:value="-1.25" calcext:value-type="float">
            <text:p>-1.25</text:p>
          </table:table-cell>
          <table:table-cell table:formula="of:=IF([.C17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94a48fe6ac954c2fdf7f5d796493d9</text:p>
          </table:table-cell>
          <table:table-cell office:value-type="float" office:value="7.5" calcext:value-type="float">
            <text:p>7.50</text:p>
          </table:table-cell>
          <table:table-cell office:value-type="float" office:value="6.25" calcext:value-type="float">
            <text:p>6.25</text:p>
          </table:table-cell>
          <table:table-cell table:formula="of:=IF([.C1773]=&quot;NA&quot;; &quot;NA&quot;; ([.B1773]-[.C1773]))" office:value-type="float" office:value="1.25" calcext:value-type="float">
            <text:p>1.25</text:p>
          </table:table-cell>
          <table:table-cell table:formula="of:=IF([.C17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b0fd6dad70d030087324407d0f6a5e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NA</text:p>
          </table:table-cell>
          <table:table-cell table:formula="of:=IF([.C1774]=&quot;NA&quot;; &quot;NA&quot;; ([.B1774]-[.C1774]))" office:value-type="string" office:string-value="NA" calcext:value-type="string">
            <text:p>NA</text:p>
          </table:table-cell>
          <table:table-cell table:formula="of:=IF([.C177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b91d36fde2935e4da3d239897c11cc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775]=&quot;NA&quot;; &quot;NA&quot;; ([.B1775]-[.C1775]))" office:value-type="float" office:value="-1.25" calcext:value-type="float">
            <text:p>-1.25</text:p>
          </table:table-cell>
          <table:table-cell table:formula="of:=IF([.C17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c114c7247aa6ce9ca6e05167cae25b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776]=&quot;NA&quot;; &quot;NA&quot;; ([.B1776]-[.C1776]))" office:value-type="float" office:value="-1.25" calcext:value-type="float">
            <text:p>-1.25</text:p>
          </table:table-cell>
          <table:table-cell table:formula="of:=IF([.C17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d81a6d8f0fc797e95dac2dbebe598a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777]=&quot;NA&quot;; &quot;NA&quot;; ([.B1777]-[.C1777]))" office:value-type="float" office:value="0" calcext:value-type="float">
            <text:p>0.00</text:p>
          </table:table-cell>
          <table:table-cell table:formula="of:=IF([.C17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e0526d169d86979196ecfe44dfa46b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778]=&quot;NA&quot;; &quot;NA&quot;; ([.B1778]-[.C1778]))" office:value-type="float" office:value="0" calcext:value-type="float">
            <text:p>0.00</text:p>
          </table:table-cell>
          <table:table-cell table:formula="of:=IF([.C17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fb7ddbedd8da2ddf7f9499a3b359d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779]=&quot;NA&quot;; &quot;NA&quot;; ([.B1779]-[.C1779]))" office:value-type="float" office:value="0" calcext:value-type="float">
            <text:p>0.00</text:p>
          </table:table-cell>
          <table:table-cell table:formula="of:=IF([.C17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063e963ca5e95a776153211335153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80]=&quot;NA&quot;; &quot;NA&quot;; ([.B1780]-[.C1780]))" office:value-type="float" office:value="0" calcext:value-type="float">
            <text:p>0.00</text:p>
          </table:table-cell>
          <table:table-cell table:formula="of:=IF([.C17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0da1983d4ecdfc52fa690d64862cb4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781]=&quot;NA&quot;; &quot;NA&quot;; ([.B1781]-[.C1781]))" office:value-type="float" office:value="-1.25" calcext:value-type="float">
            <text:p>-1.25</text:p>
          </table:table-cell>
          <table:table-cell table:formula="of:=IF([.C17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55cb1ea1303ab47749286589f245ea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782]=&quot;NA&quot;; &quot;NA&quot;; ([.B1782]-[.C1782]))" office:value-type="float" office:value="0" calcext:value-type="float">
            <text:p>0.00</text:p>
          </table:table-cell>
          <table:table-cell table:formula="of:=IF([.C17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63b5627d00a171a92e3ce24b91592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83]=&quot;NA&quot;; &quot;NA&quot;; ([.B1783]-[.C1783]))" office:value-type="float" office:value="0" calcext:value-type="float">
            <text:p>0.00</text:p>
          </table:table-cell>
          <table:table-cell table:formula="of:=IF([.C17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97a7af03f7d0cbffc725b73f94532c</text:p>
          </table:table-cell>
          <table:table-cell office:value-type="float" office:value="350" calcext:value-type="float">
            <text:p>350.00</text:p>
          </table:table-cell>
          <table:table-cell office:value-type="float" office:value="370" calcext:value-type="float">
            <text:p>370.00</text:p>
          </table:table-cell>
          <table:table-cell table:formula="of:=IF([.C1784]=&quot;NA&quot;; &quot;NA&quot;; ([.B1784]-[.C1784]))" office:value-type="float" office:value="-20" calcext:value-type="float">
            <text:p>-20.00</text:p>
          </table:table-cell>
          <table:table-cell table:formula="of:=IF([.C17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ce0a06cf3c0101eb0044c34585093c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785]=&quot;NA&quot;; &quot;NA&quot;; ([.B1785]-[.C1785]))" office:value-type="float" office:value="-1.25" calcext:value-type="float">
            <text:p>-1.25</text:p>
          </table:table-cell>
          <table:table-cell table:formula="of:=IF([.C17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3fbbd377f489a45e6e9292dd7222ed</text:p>
          </table:table-cell>
          <table:table-cell office:value-type="float" office:value="17.5" calcext:value-type="float">
            <text:p>17.50</text:p>
          </table:table-cell>
          <table:table-cell office:value-type="float" office:value="18.75" calcext:value-type="float">
            <text:p>18.75</text:p>
          </table:table-cell>
          <table:table-cell table:formula="of:=IF([.C1786]=&quot;NA&quot;; &quot;NA&quot;; ([.B1786]-[.C1786]))" office:value-type="float" office:value="-1.25" calcext:value-type="float">
            <text:p>-1.25</text:p>
          </table:table-cell>
          <table:table-cell table:formula="of:=IF([.C17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42b39f29225b34a89964d8eb807f5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87]=&quot;NA&quot;; &quot;NA&quot;; ([.B1787]-[.C1787]))" office:value-type="float" office:value="0" calcext:value-type="float">
            <text:p>0.00</text:p>
          </table:table-cell>
          <table:table-cell table:formula="of:=IF([.C17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5a54d062e176122c86892d2fd67fe1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788]=&quot;NA&quot;; &quot;NA&quot;; ([.B1788]-[.C1788]))" office:value-type="float" office:value="0" calcext:value-type="float">
            <text:p>0.00</text:p>
          </table:table-cell>
          <table:table-cell table:formula="of:=IF([.C17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60f67e511690b8b9cb3071a3bb29ef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A</text:p>
          </table:table-cell>
          <table:table-cell table:formula="of:=IF([.C1789]=&quot;NA&quot;; &quot;NA&quot;; ([.B1789]-[.C1789]))" office:value-type="string" office:string-value="NA" calcext:value-type="string">
            <text:p>NA</text:p>
          </table:table-cell>
          <table:table-cell table:formula="of:=IF([.C178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a2f25eb0722243bf2aecc16a018cfd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790]=&quot;NA&quot;; &quot;NA&quot;; ([.B1790]-[.C1790]))" office:value-type="float" office:value="0" calcext:value-type="float">
            <text:p>0.00</text:p>
          </table:table-cell>
          <table:table-cell table:formula="of:=IF([.C17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bb71a966fbbad06096aa65fbba302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791]=&quot;NA&quot;; &quot;NA&quot;; ([.B1791]-[.C1791]))" office:value-type="string" office:string-value="NA" calcext:value-type="string">
            <text:p>NA</text:p>
          </table:table-cell>
          <table:table-cell table:formula="of:=IF([.C179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c4c66b39878b8c46d16cd854d96007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.00</text:p>
          </table:table-cell>
          <table:table-cell table:formula="of:=IF([.C1792]=&quot;NA&quot;; &quot;NA&quot;; ([.B1792]-[.C1792]))" office:value-type="float" office:value="1.25" calcext:value-type="float">
            <text:p>1.25</text:p>
          </table:table-cell>
          <table:table-cell table:formula="of:=IF([.C17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da3a80434d05d8a10a5261a26cbdc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793]=&quot;NA&quot;; &quot;NA&quot;; ([.B1793]-[.C1793]))" office:value-type="float" office:value="0" calcext:value-type="float">
            <text:p>0.00</text:p>
          </table:table-cell>
          <table:table-cell table:formula="of:=IF([.C17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7ddab9cd746320bd54c432afcd42f8</text:p>
          </table:table-cell>
          <table:table-cell office:value-type="float" office:value="115" calcext:value-type="float">
            <text:p>115.00</text:p>
          </table:table-cell>
          <table:table-cell office:value-type="float" office:value="120" calcext:value-type="float">
            <text:p>120.00</text:p>
          </table:table-cell>
          <table:table-cell table:formula="of:=IF([.C1794]=&quot;NA&quot;; &quot;NA&quot;; ([.B1794]-[.C1794]))" office:value-type="float" office:value="-5" calcext:value-type="float">
            <text:p>-5.00</text:p>
          </table:table-cell>
          <table:table-cell table:formula="of:=IF([.C17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8a26c75c185fb22e9733061686ce0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795]=&quot;NA&quot;; &quot;NA&quot;; ([.B1795]-[.C1795]))" office:value-type="float" office:value="0" calcext:value-type="float">
            <text:p>0.00</text:p>
          </table:table-cell>
          <table:table-cell table:formula="of:=IF([.C17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928ae2f5e4d68db49a3adad0deca63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796]=&quot;NA&quot;; &quot;NA&quot;; ([.B1796]-[.C1796]))" office:value-type="float" office:value="-1.25" calcext:value-type="float">
            <text:p>-1.25</text:p>
          </table:table-cell>
          <table:table-cell table:formula="of:=IF([.C17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c7c370696e960bfa3f24efa57123a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797]=&quot;NA&quot;; &quot;NA&quot;; ([.B1797]-[.C1797]))" office:value-type="float" office:value="0" calcext:value-type="float">
            <text:p>0.00</text:p>
          </table:table-cell>
          <table:table-cell table:formula="of:=IF([.C17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cde5dd8660a6ea657353b6eac05321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798]=&quot;NA&quot;; &quot;NA&quot;; ([.B1798]-[.C1798]))" office:value-type="float" office:value="0" calcext:value-type="float">
            <text:p>0.00</text:p>
          </table:table-cell>
          <table:table-cell table:formula="of:=IF([.C17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eb3ba6a208df35e74a4c1dd6f6231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1799]=&quot;NA&quot;; &quot;NA&quot;; ([.B1799]-[.C1799]))" office:value-type="float" office:value="-5" calcext:value-type="float">
            <text:p>-5.00</text:p>
          </table:table-cell>
          <table:table-cell table:formula="of:=IF([.C17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0ee58f2e752b563c069e5b9029e4c9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800]=&quot;NA&quot;; &quot;NA&quot;; ([.B1800]-[.C1800]))" office:value-type="float" office:value="0" calcext:value-type="float">
            <text:p>0.00</text:p>
          </table:table-cell>
          <table:table-cell table:formula="of:=IF([.C18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2147f681048bdadd89abb29316cd5c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801]=&quot;NA&quot;; &quot;NA&quot;; ([.B1801]-[.C1801]))" office:value-type="float" office:value="0" calcext:value-type="float">
            <text:p>0.00</text:p>
          </table:table-cell>
          <table:table-cell table:formula="of:=IF([.C18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2a6eaec2b6ddd33bf08bfbd1b6f06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802]=&quot;NA&quot;; &quot;NA&quot;; ([.B1802]-[.C1802]))" office:value-type="string" office:string-value="NA" calcext:value-type="string">
            <text:p>NA</text:p>
          </table:table-cell>
          <table:table-cell table:formula="of:=IF([.C180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31035aee79a929d3646f130cfd2618</text:p>
          </table:table-cell>
          <table:table-cell table:number-columns-repeated="2" office:value-type="float" office:value="18.75" calcext:value-type="float">
            <text:p>18.75</text:p>
          </table:table-cell>
          <table:table-cell table:formula="of:=IF([.C1803]=&quot;NA&quot;; &quot;NA&quot;; ([.B1803]-[.C1803]))" office:value-type="float" office:value="0" calcext:value-type="float">
            <text:p>0.00</text:p>
          </table:table-cell>
          <table:table-cell table:formula="of:=IF([.C18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3cf00a057e85fa2d8fa41cebca423c</text:p>
          </table:table-cell>
          <table:table-cell office:value-type="float" office:value="21.25" calcext:value-type="float">
            <text:p>21.25</text:p>
          </table:table-cell>
          <table:table-cell office:value-type="float" office:value="17.5" calcext:value-type="float">
            <text:p>17.50</text:p>
          </table:table-cell>
          <table:table-cell table:formula="of:=IF([.C1804]=&quot;NA&quot;; &quot;NA&quot;; ([.B1804]-[.C1804]))" office:value-type="float" office:value="3.75" calcext:value-type="float">
            <text:p>3.75</text:p>
          </table:table-cell>
          <table:table-cell table:formula="of:=IF([.C18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4c36b06a71d31f25fb461f1cc8326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05]=&quot;NA&quot;; &quot;NA&quot;; ([.B1805]-[.C1805]))" office:value-type="float" office:value="0" calcext:value-type="float">
            <text:p>0.00</text:p>
          </table:table-cell>
          <table:table-cell table:formula="of:=IF([.C18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56b2226110fe3b9150c48e4dbe5549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806]=&quot;NA&quot;; &quot;NA&quot;; ([.B1806]-[.C1806]))" office:value-type="float" office:value="0" calcext:value-type="float">
            <text:p>0.00</text:p>
          </table:table-cell>
          <table:table-cell table:formula="of:=IF([.C18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73605e4d2ce8191e050aaa9920ba8b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807]=&quot;NA&quot;; &quot;NA&quot;; ([.B1807]-[.C1807]))" office:value-type="float" office:value="0" calcext:value-type="float">
            <text:p>0.00</text:p>
          </table:table-cell>
          <table:table-cell table:formula="of:=IF([.C18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7363905241a7aa65c0761796dfa9d5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1808]=&quot;NA&quot;; &quot;NA&quot;; ([.B1808]-[.C1808]))" office:value-type="float" office:value="0" calcext:value-type="float">
            <text:p>0.00</text:p>
          </table:table-cell>
          <table:table-cell table:formula="of:=IF([.C18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7c06a43f9329b18678af84310c37d9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809]=&quot;NA&quot;; &quot;NA&quot;; ([.B1809]-[.C1809]))" office:value-type="float" office:value="0" calcext:value-type="float">
            <text:p>0.00</text:p>
          </table:table-cell>
          <table:table-cell table:formula="of:=IF([.C18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804039caf0815e520b09a20763d2b4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810]=&quot;NA&quot;; &quot;NA&quot;; ([.B1810]-[.C1810]))" office:value-type="float" office:value="0" calcext:value-type="float">
            <text:p>0.00</text:p>
          </table:table-cell>
          <table:table-cell table:formula="of:=IF([.C18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9cf05dc584040c043d39295b195b9d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811]=&quot;NA&quot;; &quot;NA&quot;; ([.B1811]-[.C1811]))" office:value-type="float" office:value="-1.25" calcext:value-type="float">
            <text:p>-1.25</text:p>
          </table:table-cell>
          <table:table-cell table:formula="of:=IF([.C18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b6738b88abc133a57792a5b9687eba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1812]=&quot;NA&quot;; &quot;NA&quot;; ([.B1812]-[.C1812]))" office:value-type="float" office:value="0" calcext:value-type="float">
            <text:p>0.00</text:p>
          </table:table-cell>
          <table:table-cell table:formula="of:=IF([.C18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de784682aec3945f3725c4556d9d23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1813]=&quot;NA&quot;; &quot;NA&quot;; ([.B1813]-[.C1813]))" office:value-type="float" office:value="-5" calcext:value-type="float">
            <text:p>-5.00</text:p>
          </table:table-cell>
          <table:table-cell table:formula="of:=IF([.C18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1eebd9e29835f06907bb8c0e1e3e6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814]=&quot;NA&quot;; &quot;NA&quot;; ([.B1814]-[.C1814]))" office:value-type="string" office:string-value="NA" calcext:value-type="string">
            <text:p>NA</text:p>
          </table:table-cell>
          <table:table-cell table:formula="of:=IF([.C181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595bd113c87ce124f30db28562f2d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15]=&quot;NA&quot;; &quot;NA&quot;; ([.B1815]-[.C1815]))" office:value-type="float" office:value="0" calcext:value-type="float">
            <text:p>0.00</text:p>
          </table:table-cell>
          <table:table-cell table:formula="of:=IF([.C18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5a16675b3e26c782c58eb8d9153a2f</text:p>
          </table:table-cell>
          <table:table-cell table:number-columns-repeated="2" office:value-type="float" office:value="23.75" calcext:value-type="float">
            <text:p>23.75</text:p>
          </table:table-cell>
          <table:table-cell table:formula="of:=IF([.C1816]=&quot;NA&quot;; &quot;NA&quot;; ([.B1816]-[.C1816]))" office:value-type="float" office:value="0" calcext:value-type="float">
            <text:p>0.00</text:p>
          </table:table-cell>
          <table:table-cell table:formula="of:=IF([.C18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665e77f4791ceb6da0c39e60a0763d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817]=&quot;NA&quot;; &quot;NA&quot;; ([.B1817]-[.C1817]))" office:value-type="string" office:string-value="NA" calcext:value-type="string">
            <text:p>NA</text:p>
          </table:table-cell>
          <table:table-cell table:formula="of:=IF([.C181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f48c281ea861540f5c1950ba44ac6b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NA</text:p>
          </table:table-cell>
          <table:table-cell table:formula="of:=IF([.C1818]=&quot;NA&quot;; &quot;NA&quot;; ([.B1818]-[.C1818]))" office:value-type="string" office:string-value="NA" calcext:value-type="string">
            <text:p>NA</text:p>
          </table:table-cell>
          <table:table-cell table:formula="of:=IF([.C181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055c553cd9b9f900e97550aa15177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19]=&quot;NA&quot;; &quot;NA&quot;; ([.B1819]-[.C1819]))" office:value-type="float" office:value="0" calcext:value-type="float">
            <text:p>0.00</text:p>
          </table:table-cell>
          <table:table-cell table:formula="of:=IF([.C18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9e688a1678fe3d43528fd40125408a</text:p>
          </table:table-cell>
          <table:table-cell office:value-type="float" office:value="255" calcext:value-type="float">
            <text:p>255.00</text:p>
          </table:table-cell>
          <table:table-cell office:value-type="float" office:value="265" calcext:value-type="float">
            <text:p>265.00</text:p>
          </table:table-cell>
          <table:table-cell table:formula="of:=IF([.C1820]=&quot;NA&quot;; &quot;NA&quot;; ([.B1820]-[.C1820]))" office:value-type="float" office:value="-10" calcext:value-type="float">
            <text:p>-10.00</text:p>
          </table:table-cell>
          <table:table-cell table:formula="of:=IF([.C18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d149069dda4b7540a57fc7bcec6f7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821]=&quot;NA&quot;; &quot;NA&quot;; ([.B1821]-[.C1821]))" office:value-type="string" office:string-value="NA" calcext:value-type="string">
            <text:p>NA</text:p>
          </table:table-cell>
          <table:table-cell table:formula="of:=IF([.C182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e8dbfb97e3280d1967945382ffe3e6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822]=&quot;NA&quot;; &quot;NA&quot;; ([.B1822]-[.C1822]))" office:value-type="float" office:value="0" calcext:value-type="float">
            <text:p>0.00</text:p>
          </table:table-cell>
          <table:table-cell table:formula="of:=IF([.C18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23115262ac6a6445fc9cc6dbb8db6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23]=&quot;NA&quot;; &quot;NA&quot;; ([.B1823]-[.C1823]))" office:value-type="float" office:value="0" calcext:value-type="float">
            <text:p>0.00</text:p>
          </table:table-cell>
          <table:table-cell table:formula="of:=IF([.C18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2f2cafce158468e0f3ee1d5a2d46eb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1824]=&quot;NA&quot;; &quot;NA&quot;; ([.B1824]-[.C1824]))" office:value-type="float" office:value="-1.25" calcext:value-type="float">
            <text:p>-1.25</text:p>
          </table:table-cell>
          <table:table-cell table:formula="of:=IF([.C18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fe42f64d13ee6c57d8f79f6b1c7c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25]=&quot;NA&quot;; &quot;NA&quot;; ([.B1825]-[.C1825]))" office:value-type="float" office:value="0" calcext:value-type="float">
            <text:p>0.00</text:p>
          </table:table-cell>
          <table:table-cell table:formula="of:=IF([.C18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b378a7ce3d8bef9eb6ca94fd2d7a4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826]=&quot;NA&quot;; &quot;NA&quot;; ([.B1826]-[.C1826]))" office:value-type="float" office:value="-1.25" calcext:value-type="float">
            <text:p>-1.25</text:p>
          </table:table-cell>
          <table:table-cell table:formula="of:=IF([.C18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f2d7e7503d83073d79b1f8fcb30e58b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1827]=&quot;NA&quot;; &quot;NA&quot;; ([.B1827]-[.C1827]))" office:value-type="float" office:value="-5" calcext:value-type="float">
            <text:p>-5.00</text:p>
          </table:table-cell>
          <table:table-cell table:formula="of:=IF([.C18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f5eb1e04130a459aa985f34389544c5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1828]=&quot;NA&quot;; &quot;NA&quot;; ([.B1828]-[.C1828]))" office:value-type="float" office:value="-1.25" calcext:value-type="float">
            <text:p>-1.25</text:p>
          </table:table-cell>
          <table:table-cell table:formula="of:=IF([.C18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f616ffe07036bff504e4163f18fcdd9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829]=&quot;NA&quot;; &quot;NA&quot;; ([.B1829]-[.C1829]))" office:value-type="float" office:value="0" calcext:value-type="float">
            <text:p>0.00</text:p>
          </table:table-cell>
          <table:table-cell table:formula="of:=IF([.C18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f7232dd951335d1a755ab9a4e6a3dd7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830]=&quot;NA&quot;; &quot;NA&quot;; ([.B1830]-[.C1830]))" office:value-type="float" office:value="0" calcext:value-type="float">
            <text:p>0.00</text:p>
          </table:table-cell>
          <table:table-cell table:formula="of:=IF([.C18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f7f530c44ed255ee6684f6fd236f544</text:p>
          </table:table-cell>
          <table:table-cell table:number-columns-repeated="2" office:value-type="float" office:value="80" calcext:value-type="float">
            <text:p>80.00</text:p>
          </table:table-cell>
          <table:table-cell table:formula="of:=IF([.C1831]=&quot;NA&quot;; &quot;NA&quot;; ([.B1831]-[.C1831]))" office:value-type="float" office:value="0" calcext:value-type="float">
            <text:p>0.00</text:p>
          </table:table-cell>
          <table:table-cell table:formula="of:=IF([.C18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00ea408aad13b56a15baeab57e360a2</text:p>
          </table:table-cell>
          <table:table-cell office:value-type="float" office:value="40" calcext:value-type="float">
            <text:p>40.00</text:p>
          </table:table-cell>
          <table:table-cell office:value-type="float" office:value="35" calcext:value-type="float">
            <text:p>35.00</text:p>
          </table:table-cell>
          <table:table-cell table:formula="of:=IF([.C1832]=&quot;NA&quot;; &quot;NA&quot;; ([.B1832]-[.C1832]))" office:value-type="float" office:value="5" calcext:value-type="float">
            <text:p>5.00</text:p>
          </table:table-cell>
          <table:table-cell table:formula="of:=IF([.C18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01d5bca17d3ef0ce0085241d3ba909a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833]=&quot;NA&quot;; &quot;NA&quot;; ([.B1833]-[.C1833]))" office:value-type="string" office:string-value="NA" calcext:value-type="string">
            <text:p>NA</text:p>
          </table:table-cell>
          <table:table-cell table:formula="of:=IF([.C183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0540c8b272b684d88ea8ce4c249dfcd</text:p>
          </table:table-cell>
          <table:table-cell office:value-type="float" office:value="18.75" calcext:value-type="float">
            <text:p>18.75</text:p>
          </table:table-cell>
          <table:table-cell office:value-type="float" office:value="17.5" calcext:value-type="float">
            <text:p>17.50</text:p>
          </table:table-cell>
          <table:table-cell table:formula="of:=IF([.C1834]=&quot;NA&quot;; &quot;NA&quot;; ([.B1834]-[.C1834]))" office:value-type="float" office:value="1.25" calcext:value-type="float">
            <text:p>1.25</text:p>
          </table:table-cell>
          <table:table-cell table:formula="of:=IF([.C18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09dcd975cd668f4fd1e328f1dcdad5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835]=&quot;NA&quot;; &quot;NA&quot;; ([.B1835]-[.C1835]))" office:value-type="float" office:value="0" calcext:value-type="float">
            <text:p>0.00</text:p>
          </table:table-cell>
          <table:table-cell table:formula="of:=IF([.C18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0b20b1ccc088d2cefd7ec11f1239d4b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836]=&quot;NA&quot;; &quot;NA&quot;; ([.B1836]-[.C1836]))" office:value-type="float" office:value="-1.25" calcext:value-type="float">
            <text:p>-1.25</text:p>
          </table:table-cell>
          <table:table-cell table:formula="of:=IF([.C18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0d6bed068a97229373e127e35139c97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837]=&quot;NA&quot;; &quot;NA&quot;; ([.B1837]-[.C1837]))" office:value-type="float" office:value="0" calcext:value-type="float">
            <text:p>0.00</text:p>
          </table:table-cell>
          <table:table-cell table:formula="of:=IF([.C18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37afc1ed22912d24666802a03d6f9a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1838]=&quot;NA&quot;; &quot;NA&quot;; ([.B1838]-[.C1838]))" office:value-type="float" office:value="-5" calcext:value-type="float">
            <text:p>-5.00</text:p>
          </table:table-cell>
          <table:table-cell table:formula="of:=IF([.C18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43f69b5c795364e903c7038b23565f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839]=&quot;NA&quot;; &quot;NA&quot;; ([.B1839]-[.C1839]))" office:value-type="float" office:value="-5" calcext:value-type="float">
            <text:p>-5.00</text:p>
          </table:table-cell>
          <table:table-cell table:formula="of:=IF([.C18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47c6117d0e62e7c9a625bc003a49d9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.00</text:p>
          </table:table-cell>
          <table:table-cell table:formula="of:=IF([.C1840]=&quot;NA&quot;; &quot;NA&quot;; ([.B1840]-[.C1840]))" office:value-type="float" office:value="1.25" calcext:value-type="float">
            <text:p>1.25</text:p>
          </table:table-cell>
          <table:table-cell table:formula="of:=IF([.C18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77e7161f482279e555d4a1bb64b455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841]=&quot;NA&quot;; &quot;NA&quot;; ([.B1841]-[.C1841]))" office:value-type="float" office:value="0" calcext:value-type="float">
            <text:p>0.00</text:p>
          </table:table-cell>
          <table:table-cell table:formula="of:=IF([.C18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796a27e8ccc22fd482623940693700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1842]=&quot;NA&quot;; &quot;NA&quot;; ([.B1842]-[.C1842]))" office:value-type="float" office:value="0" calcext:value-type="float">
            <text:p>0.00</text:p>
          </table:table-cell>
          <table:table-cell table:formula="of:=IF([.C18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82a240072638d11daf9229d8c32b4f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843]=&quot;NA&quot;; &quot;NA&quot;; ([.B1843]-[.C1843]))" office:value-type="string" office:string-value="NA" calcext:value-type="string">
            <text:p>NA</text:p>
          </table:table-cell>
          <table:table-cell table:formula="of:=IF([.C184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9130745e8c56c8820c940fdd214a1b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844]=&quot;NA&quot;; &quot;NA&quot;; ([.B1844]-[.C1844]))" office:value-type="float" office:value="0" calcext:value-type="float">
            <text:p>0.00</text:p>
          </table:table-cell>
          <table:table-cell table:formula="of:=IF([.C18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947b06432058cbeed4b99ff7a33e54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C1845]=&quot;NA&quot;; &quot;NA&quot;; ([.B1845]-[.C1845]))" office:value-type="float" office:value="-5" calcext:value-type="float">
            <text:p>-5.00</text:p>
          </table:table-cell>
          <table:table-cell table:formula="of:=IF([.C18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dfa317ca8ee062d3a5786d487c198b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846]=&quot;NA&quot;; &quot;NA&quot;; ([.B1846]-[.C1846]))" office:value-type="float" office:value="0" calcext:value-type="float">
            <text:p>0.00</text:p>
          </table:table-cell>
          <table:table-cell table:formula="of:=IF([.C18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e33f433adf05a4235b75dbe487944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47]=&quot;NA&quot;; &quot;NA&quot;; ([.B1847]-[.C1847]))" office:value-type="float" office:value="0" calcext:value-type="float">
            <text:p>0.00</text:p>
          </table:table-cell>
          <table:table-cell table:formula="of:=IF([.C18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fc7dc1051549064a0bbd4bedc1183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48]=&quot;NA&quot;; &quot;NA&quot;; ([.B1848]-[.C1848]))" office:value-type="float" office:value="0" calcext:value-type="float">
            <text:p>0.00</text:p>
          </table:table-cell>
          <table:table-cell table:formula="of:=IF([.C18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fee988ebba71772c6ccf541591fa9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49]=&quot;NA&quot;; &quot;NA&quot;; ([.B1849]-[.C1849]))" office:value-type="float" office:value="0" calcext:value-type="float">
            <text:p>0.00</text:p>
          </table:table-cell>
          <table:table-cell table:formula="of:=IF([.C18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054682d9a0a214441fe340275b3ba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850]=&quot;NA&quot;; &quot;NA&quot;; ([.B1850]-[.C1850]))" office:value-type="float" office:value="0" calcext:value-type="float">
            <text:p>0.00</text:p>
          </table:table-cell>
          <table:table-cell table:formula="of:=IF([.C18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4ee5a1aca04aaa27b76e85a0fa28a5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1851]=&quot;NA&quot;; &quot;NA&quot;; ([.B1851]-[.C1851]))" office:value-type="float" office:value="-1.25" calcext:value-type="float">
            <text:p>-1.25</text:p>
          </table:table-cell>
          <table:table-cell table:formula="of:=IF([.C18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506ad0ff9277e852ec337d7ff86d57</text:p>
          </table:table-cell>
          <table:table-cell office:value-type="float" office:value="12.5" calcext:value-type="float">
            <text:p>12.50</text:p>
          </table:table-cell>
          <table:table-cell office:value-type="float" office:value="3.75" calcext:value-type="float">
            <text:p>3.75</text:p>
          </table:table-cell>
          <table:table-cell table:formula="of:=IF([.C1852]=&quot;NA&quot;; &quot;NA&quot;; ([.B1852]-[.C1852]))" office:value-type="float" office:value="8.75" calcext:value-type="float">
            <text:p>8.75</text:p>
          </table:table-cell>
          <table:table-cell table:formula="of:=IF([.C18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5b0bb6d08461c069fe41e74e3750bc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853]=&quot;NA&quot;; &quot;NA&quot;; ([.B1853]-[.C1853]))" office:value-type="float" office:value="-1.25" calcext:value-type="float">
            <text:p>-1.25</text:p>
          </table:table-cell>
          <table:table-cell table:formula="of:=IF([.C18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5e0afb26169a46d94282a721bd2d0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54]=&quot;NA&quot;; &quot;NA&quot;; ([.B1854]-[.C1854]))" office:value-type="float" office:value="0" calcext:value-type="float">
            <text:p>0.00</text:p>
          </table:table-cell>
          <table:table-cell table:formula="of:=IF([.C18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64291cf0ba4aafb965feaade38098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55]=&quot;NA&quot;; &quot;NA&quot;; ([.B1855]-[.C1855]))" office:value-type="float" office:value="0" calcext:value-type="float">
            <text:p>0.00</text:p>
          </table:table-cell>
          <table:table-cell table:formula="of:=IF([.C18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6766e435b8de6b16e1550ee4777927</text:p>
          </table:table-cell>
          <table:table-cell office:value-type="float" office:value="3.75" calcext:value-type="float">
            <text:p>3.75</text:p>
          </table:table-cell>
          <table:table-cell office:value-type="float" office:value="2.5" calcext:value-type="float">
            <text:p>2.50</text:p>
          </table:table-cell>
          <table:table-cell table:formula="of:=IF([.C1856]=&quot;NA&quot;; &quot;NA&quot;; ([.B1856]-[.C1856]))" office:value-type="float" office:value="1.25" calcext:value-type="float">
            <text:p>1.25</text:p>
          </table:table-cell>
          <table:table-cell table:formula="of:=IF([.C18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7aaf657905bd3fedc47c5570f2ee1d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857]=&quot;NA&quot;; &quot;NA&quot;; ([.B1857]-[.C1857]))" office:value-type="float" office:value="0" calcext:value-type="float">
            <text:p>0.00</text:p>
          </table:table-cell>
          <table:table-cell table:formula="of:=IF([.C18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7c07aaa76212ef48770e239163312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58]=&quot;NA&quot;; &quot;NA&quot;; ([.B1858]-[.C1858]))" office:value-type="float" office:value="0" calcext:value-type="float">
            <text:p>0.00</text:p>
          </table:table-cell>
          <table:table-cell table:formula="of:=IF([.C18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8b1e7f9dbe75324f2375e38804acdc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1859]=&quot;NA&quot;; &quot;NA&quot;; ([.B1859]-[.C1859]))" office:value-type="float" office:value="-1.25" calcext:value-type="float">
            <text:p>-1.25</text:p>
          </table:table-cell>
          <table:table-cell table:formula="of:=IF([.C18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8c560790eae50d0c89d7c6720fbd1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60]=&quot;NA&quot;; &quot;NA&quot;; ([.B1860]-[.C1860]))" office:value-type="float" office:value="0" calcext:value-type="float">
            <text:p>0.00</text:p>
          </table:table-cell>
          <table:table-cell table:formula="of:=IF([.C18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9bc836a529813d60e5bb8a576ebf0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861]=&quot;NA&quot;; &quot;NA&quot;; ([.B1861]-[.C1861]))" office:value-type="float" office:value="0" calcext:value-type="float">
            <text:p>0.00</text:p>
          </table:table-cell>
          <table:table-cell table:formula="of:=IF([.C18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b6dd38a8f81e1172a3cacfe1352553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1862]=&quot;NA&quot;; &quot;NA&quot;; ([.B1862]-[.C1862]))" office:value-type="string" office:string-value="NA" calcext:value-type="string">
            <text:p>NA</text:p>
          </table:table-cell>
          <table:table-cell table:formula="of:=IF([.C186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bd93db54936cf3febcd8cf3b99fbea</text:p>
          </table:table-cell>
          <table:table-cell office:value-type="float" office:value="250" calcext:value-type="float">
            <text:p>250.00</text:p>
          </table:table-cell>
          <table:table-cell office:value-type="float" office:value="260" calcext:value-type="float">
            <text:p>260.00</text:p>
          </table:table-cell>
          <table:table-cell table:formula="of:=IF([.C1863]=&quot;NA&quot;; &quot;NA&quot;; ([.B1863]-[.C1863]))" office:value-type="float" office:value="-10" calcext:value-type="float">
            <text:p>-10.00</text:p>
          </table:table-cell>
          <table:table-cell table:formula="of:=IF([.C18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c74ba16519aaac106370882b727e9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64]=&quot;NA&quot;; &quot;NA&quot;; ([.B1864]-[.C1864]))" office:value-type="float" office:value="0" calcext:value-type="float">
            <text:p>0.00</text:p>
          </table:table-cell>
          <table:table-cell table:formula="of:=IF([.C18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ce5a0ac3b1298c68f1010c0cafbeb5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table:formula="of:=IF([.C1865]=&quot;NA&quot;; &quot;NA&quot;; ([.B1865]-[.C1865]))" office:value-type="float" office:value="-5" calcext:value-type="float">
            <text:p>-5.00</text:p>
          </table:table-cell>
          <table:table-cell table:formula="of:=IF([.C18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e7dfc492e138dbe591bd136e447815</text:p>
          </table:table-cell>
          <table:table-cell table:number-columns-repeated="2" office:value-type="float" office:value="12.5" calcext:value-type="float">
            <text:p>12.50</text:p>
          </table:table-cell>
          <table:table-cell table:formula="of:=IF([.C1866]=&quot;NA&quot;; &quot;NA&quot;; ([.B1866]-[.C1866]))" office:value-type="float" office:value="0" calcext:value-type="float">
            <text:p>0.00</text:p>
          </table:table-cell>
          <table:table-cell table:formula="of:=IF([.C18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ef6ef04b8e4461d5571509e99acdb4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867]=&quot;NA&quot;; &quot;NA&quot;; ([.B1867]-[.C1867]))" office:value-type="float" office:value="0" calcext:value-type="float">
            <text:p>0.00</text:p>
          </table:table-cell>
          <table:table-cell table:formula="of:=IF([.C18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302ff035030f0d2ca22f26b9c93012</text:p>
          </table:table-cell>
          <table:table-cell office:value-type="float" office:value="21.25" calcext:value-type="float">
            <text:p>21.25</text:p>
          </table:table-cell>
          <table:table-cell office:value-type="float" office:value="22.5" calcext:value-type="float">
            <text:p>22.50</text:p>
          </table:table-cell>
          <table:table-cell table:formula="of:=IF([.C1868]=&quot;NA&quot;; &quot;NA&quot;; ([.B1868]-[.C1868]))" office:value-type="float" office:value="-1.25" calcext:value-type="float">
            <text:p>-1.25</text:p>
          </table:table-cell>
          <table:table-cell table:formula="of:=IF([.C18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825537dcd6c3af5edeff7611ac62a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69]=&quot;NA&quot;; &quot;NA&quot;; ([.B1869]-[.C1869]))" office:value-type="float" office:value="0" calcext:value-type="float">
            <text:p>0.00</text:p>
          </table:table-cell>
          <table:table-cell table:formula="of:=IF([.C18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843aad1ebac0f2f2ed9e8321d1bfc2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870]=&quot;NA&quot;; &quot;NA&quot;; ([.B1870]-[.C1870]))" office:value-type="float" office:value="0" calcext:value-type="float">
            <text:p>0.00</text:p>
          </table:table-cell>
          <table:table-cell table:formula="of:=IF([.C18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dbab06c42a46de0457314ca513c16e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871]=&quot;NA&quot;; &quot;NA&quot;; ([.B1871]-[.C1871]))" office:value-type="float" office:value="0" calcext:value-type="float">
            <text:p>0.00</text:p>
          </table:table-cell>
          <table:table-cell table:formula="of:=IF([.C18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f6e4cfa26170cf3543e6c1def0904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72]=&quot;NA&quot;; &quot;NA&quot;; ([.B1872]-[.C1872]))" office:value-type="float" office:value="0" calcext:value-type="float">
            <text:p>0.00</text:p>
          </table:table-cell>
          <table:table-cell table:formula="of:=IF([.C18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027f17188b2a4ceda16cdbf1a8a96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73]=&quot;NA&quot;; &quot;NA&quot;; ([.B1873]-[.C1873]))" office:value-type="float" office:value="0" calcext:value-type="float">
            <text:p>0.00</text:p>
          </table:table-cell>
          <table:table-cell table:formula="of:=IF([.C18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179af7799421401b72569f3e3b3504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C1874]=&quot;NA&quot;; &quot;NA&quot;; ([.B1874]-[.C1874]))" office:value-type="float" office:value="-5" calcext:value-type="float">
            <text:p>-5.00</text:p>
          </table:table-cell>
          <table:table-cell table:formula="of:=IF([.C18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2ca9a4bcf76ebd960481f2d306940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1875]=&quot;NA&quot;; &quot;NA&quot;; ([.B1875]-[.C1875]))" office:value-type="string" office:string-value="NA" calcext:value-type="string">
            <text:p>NA</text:p>
          </table:table-cell>
          <table:table-cell table:formula="of:=IF([.C1875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3ab4c2cdff6b74f8e61badf1e2b05d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NA</text:p>
          </table:table-cell>
          <table:table-cell table:formula="of:=IF([.C1876]=&quot;NA&quot;; &quot;NA&quot;; ([.B1876]-[.C1876]))" office:value-type="string" office:string-value="NA" calcext:value-type="string">
            <text:p>NA</text:p>
          </table:table-cell>
          <table:table-cell table:formula="of:=IF([.C1876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548349e3af2f0108b87d998c0aaed2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877]=&quot;NA&quot;; &quot;NA&quot;; ([.B1877]-[.C1877]))" office:value-type="float" office:value="0" calcext:value-type="float">
            <text:p>0.00</text:p>
          </table:table-cell>
          <table:table-cell table:formula="of:=IF([.C18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656ea9aeaa0a617e3ef21f37e6982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78]=&quot;NA&quot;; &quot;NA&quot;; ([.B1878]-[.C1878]))" office:value-type="float" office:value="0" calcext:value-type="float">
            <text:p>0.00</text:p>
          </table:table-cell>
          <table:table-cell table:formula="of:=IF([.C18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74521b79aafeab8f5ce90a66df4aa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879]=&quot;NA&quot;; &quot;NA&quot;; ([.B1879]-[.C1879]))" office:value-type="string" office:string-value="NA" calcext:value-type="string">
            <text:p>NA</text:p>
          </table:table-cell>
          <table:table-cell table:formula="of:=IF([.C187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7e1846714a79ba571e1136d45d6840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1880]=&quot;NA&quot;; &quot;NA&quot;; ([.B1880]-[.C1880]))" office:value-type="float" office:value="-1.25" calcext:value-type="float">
            <text:p>-1.25</text:p>
          </table:table-cell>
          <table:table-cell table:formula="of:=IF([.C18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953dfa7f6bf4dcb51ffda0633933cd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881]=&quot;NA&quot;; &quot;NA&quot;; ([.B1881]-[.C1881]))" office:value-type="float" office:value="-1.25" calcext:value-type="float">
            <text:p>-1.25</text:p>
          </table:table-cell>
          <table:table-cell table:formula="of:=IF([.C18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95be38c6d36b5800473bfe040e2c91</text:p>
          </table:table-cell>
          <table:table-cell office:value-type="float" office:value="7.5" calcext:value-type="float">
            <text:p>7.50</text:p>
          </table:table-cell>
          <table:table-cell office:value-type="float" office:value="8.75" calcext:value-type="float">
            <text:p>8.75</text:p>
          </table:table-cell>
          <table:table-cell table:formula="of:=IF([.C1882]=&quot;NA&quot;; &quot;NA&quot;; ([.B1882]-[.C1882]))" office:value-type="float" office:value="-1.25" calcext:value-type="float">
            <text:p>-1.25</text:p>
          </table:table-cell>
          <table:table-cell table:formula="of:=IF([.C18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a0317ce6580036beda1e6ba89902c1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883]=&quot;NA&quot;; &quot;NA&quot;; ([.B1883]-[.C1883]))" office:value-type="float" office:value="0" calcext:value-type="float">
            <text:p>0.00</text:p>
          </table:table-cell>
          <table:table-cell table:formula="of:=IF([.C18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acb40c0c04c8cacf47d5f750fdaff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884]=&quot;NA&quot;; &quot;NA&quot;; ([.B1884]-[.C1884]))" office:value-type="string" office:string-value="NA" calcext:value-type="string">
            <text:p>NA</text:p>
          </table:table-cell>
          <table:table-cell table:formula="of:=IF([.C188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b12e02666770ce7920bfbc55f32bae</text:p>
          </table:table-cell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.00</text:p>
          </table:table-cell>
          <table:table-cell table:formula="of:=IF([.C1885]=&quot;NA&quot;; &quot;NA&quot;; ([.B1885]-[.C1885]))" office:value-type="float" office:value="-1.25" calcext:value-type="float">
            <text:p>-1.25</text:p>
          </table:table-cell>
          <table:table-cell table:formula="of:=IF([.C18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b1ed8010a18456dbe158b6fdcdc0b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86]=&quot;NA&quot;; &quot;NA&quot;; ([.B1886]-[.C1886]))" office:value-type="float" office:value="0" calcext:value-type="float">
            <text:p>0.00</text:p>
          </table:table-cell>
          <table:table-cell table:formula="of:=IF([.C18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d2d15b39f95f627094770b87e5b799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table:formula="of:=IF([.C1887]=&quot;NA&quot;; &quot;NA&quot;; ([.B1887]-[.C1887]))" office:value-type="float" office:value="-5" calcext:value-type="float">
            <text:p>-5.00</text:p>
          </table:table-cell>
          <table:table-cell table:formula="of:=IF([.C18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ee60030afee033b822a3183b3437f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88]=&quot;NA&quot;; &quot;NA&quot;; ([.B1888]-[.C1888]))" office:value-type="float" office:value="0" calcext:value-type="float">
            <text:p>0.00</text:p>
          </table:table-cell>
          <table:table-cell table:formula="of:=IF([.C18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eecfb50cae9c772fe597df7b2b8b8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89]=&quot;NA&quot;; &quot;NA&quot;; ([.B1889]-[.C1889]))" office:value-type="float" office:value="0" calcext:value-type="float">
            <text:p>0.00</text:p>
          </table:table-cell>
          <table:table-cell table:formula="of:=IF([.C18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2ff43302e3df2bf9ee4e365c77659d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890]=&quot;NA&quot;; &quot;NA&quot;; ([.B1890]-[.C1890]))" office:value-type="float" office:value="0" calcext:value-type="float">
            <text:p>0.00</text:p>
          </table:table-cell>
          <table:table-cell table:formula="of:=IF([.C18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3253bd80d0c7c02ee6c8c44dc41e7b</text:p>
          </table:table-cell>
          <table:table-cell table:number-columns-repeated="2" office:value-type="float" office:value="80" calcext:value-type="float">
            <text:p>80.00</text:p>
          </table:table-cell>
          <table:table-cell table:formula="of:=IF([.C1891]=&quot;NA&quot;; &quot;NA&quot;; ([.B1891]-[.C1891]))" office:value-type="float" office:value="0" calcext:value-type="float">
            <text:p>0.00</text:p>
          </table:table-cell>
          <table:table-cell table:formula="of:=IF([.C18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37524b9d347a6984161601290f8ff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92]=&quot;NA&quot;; &quot;NA&quot;; ([.B1892]-[.C1892]))" office:value-type="float" office:value="0" calcext:value-type="float">
            <text:p>0.00</text:p>
          </table:table-cell>
          <table:table-cell table:formula="of:=IF([.C18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3ff8efab06a3bc0214dbf359006996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893]=&quot;NA&quot;; &quot;NA&quot;; ([.B1893]-[.C1893]))" office:value-type="float" office:value="0" calcext:value-type="float">
            <text:p>0.00</text:p>
          </table:table-cell>
          <table:table-cell table:formula="of:=IF([.C18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46a0e0d5dc70b3819c59733ab7ff52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1894]=&quot;NA&quot;; &quot;NA&quot;; ([.B1894]-[.C1894]))" office:value-type="float" office:value="-1.25" calcext:value-type="float">
            <text:p>-1.25</text:p>
          </table:table-cell>
          <table:table-cell table:formula="of:=IF([.C18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567d0eaa92fa91a189d4773ccdf98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95]=&quot;NA&quot;; &quot;NA&quot;; ([.B1895]-[.C1895]))" office:value-type="float" office:value="0" calcext:value-type="float">
            <text:p>0.00</text:p>
          </table:table-cell>
          <table:table-cell table:formula="of:=IF([.C18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7aa012fffb263f96a890b9ab8bd7f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896]=&quot;NA&quot;; &quot;NA&quot;; ([.B1896]-[.C1896]))" office:value-type="float" office:value="0" calcext:value-type="float">
            <text:p>0.00</text:p>
          </table:table-cell>
          <table:table-cell table:formula="of:=IF([.C18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9a6056bc2cbedf037e5d30fae0f29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897]=&quot;NA&quot;; &quot;NA&quot;; ([.B1897]-[.C1897]))" office:value-type="float" office:value="0" calcext:value-type="float">
            <text:p>0.00</text:p>
          </table:table-cell>
          <table:table-cell table:formula="of:=IF([.C18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c4f068970ea69d66293c52e7279117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C1898]=&quot;NA&quot;; &quot;NA&quot;; ([.B1898]-[.C1898]))" office:value-type="float" office:value="0" calcext:value-type="float">
            <text:p>0.00</text:p>
          </table:table-cell>
          <table:table-cell table:formula="of:=IF([.C18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cdc0c637cab4f382cbee77d9a9c2e7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1899]=&quot;NA&quot;; &quot;NA&quot;; ([.B1899]-[.C1899]))" office:value-type="float" office:value="0" calcext:value-type="float">
            <text:p>0.00</text:p>
          </table:table-cell>
          <table:table-cell table:formula="of:=IF([.C18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d98ef2203fa1d1de8a6c618d4012e5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900]=&quot;NA&quot;; &quot;NA&quot;; ([.B1900]-[.C1900]))" office:value-type="float" office:value="0" calcext:value-type="float">
            <text:p>0.00</text:p>
          </table:table-cell>
          <table:table-cell table:formula="of:=IF([.C19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e0c31e740d02513dcc0f61f21195c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01]=&quot;NA&quot;; &quot;NA&quot;; ([.B1901]-[.C1901]))" office:value-type="float" office:value="0" calcext:value-type="float">
            <text:p>0.00</text:p>
          </table:table-cell>
          <table:table-cell table:formula="of:=IF([.C19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ef3e9f987c8f06c8e488f3f007f41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02]=&quot;NA&quot;; &quot;NA&quot;; ([.B1902]-[.C1902]))" office:value-type="float" office:value="0" calcext:value-type="float">
            <text:p>0.00</text:p>
          </table:table-cell>
          <table:table-cell table:formula="of:=IF([.C19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0adf6eeb25da8aaf6ed2f46036818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03]=&quot;NA&quot;; &quot;NA&quot;; ([.B1903]-[.C1903]))" office:value-type="string" office:string-value="NA" calcext:value-type="string">
            <text:p>NA</text:p>
          </table:table-cell>
          <table:table-cell table:formula="of:=IF([.C190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273bcd0508f13264657f3d2f302c64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904]=&quot;NA&quot;; &quot;NA&quot;; ([.B1904]-[.C1904]))" office:value-type="float" office:value="0" calcext:value-type="float">
            <text:p>0.00</text:p>
          </table:table-cell>
          <table:table-cell table:formula="of:=IF([.C19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46fc78b3a208eafc93ed2a9c6fae6c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1905]=&quot;NA&quot;; &quot;NA&quot;; ([.B1905]-[.C1905]))" office:value-type="float" office:value="-1.25" calcext:value-type="float">
            <text:p>-1.25</text:p>
          </table:table-cell>
          <table:table-cell table:formula="of:=IF([.C19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4c6f0a50af958349a03ee08ab178f7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906]=&quot;NA&quot;; &quot;NA&quot;; ([.B1906]-[.C1906]))" office:value-type="float" office:value="0" calcext:value-type="float">
            <text:p>0.00</text:p>
          </table:table-cell>
          <table:table-cell table:formula="of:=IF([.C19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570854c5c09584f126ba6c9147492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07]=&quot;NA&quot;; &quot;NA&quot;; ([.B1907]-[.C1907]))" office:value-type="float" office:value="0" calcext:value-type="float">
            <text:p>0.00</text:p>
          </table:table-cell>
          <table:table-cell table:formula="of:=IF([.C19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57a1b036ef142b552530a6b1c4f00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08]=&quot;NA&quot;; &quot;NA&quot;; ([.B1908]-[.C1908]))" office:value-type="string" office:string-value="NA" calcext:value-type="string">
            <text:p>NA</text:p>
          </table:table-cell>
          <table:table-cell table:formula="of:=IF([.C190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7558c263f8a0881285eeec3df073c4</text:p>
          </table:table-cell>
          <table:table-cell table:number-columns-repeated="2" office:value-type="float" office:value="18.75" calcext:value-type="float">
            <text:p>18.75</text:p>
          </table:table-cell>
          <table:table-cell table:formula="of:=IF([.C1909]=&quot;NA&quot;; &quot;NA&quot;; ([.B1909]-[.C1909]))" office:value-type="float" office:value="0" calcext:value-type="float">
            <text:p>0.00</text:p>
          </table:table-cell>
          <table:table-cell table:formula="of:=IF([.C19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7fdec08184ff3fcd7f5a801051158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910]=&quot;NA&quot;; &quot;NA&quot;; ([.B1910]-[.C1910]))" office:value-type="float" office:value="0" calcext:value-type="float">
            <text:p>0.00</text:p>
          </table:table-cell>
          <table:table-cell table:formula="of:=IF([.C19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f695e53e8dc0b82ee91a019f4c085e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911]=&quot;NA&quot;; &quot;NA&quot;; ([.B1911]-[.C1911]))" office:value-type="float" office:value="0" calcext:value-type="float">
            <text:p>0.00</text:p>
          </table:table-cell>
          <table:table-cell table:formula="of:=IF([.C19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23bb9655c374f91619f82211f1e79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12]=&quot;NA&quot;; &quot;NA&quot;; ([.B1912]-[.C1912]))" office:value-type="float" office:value="0" calcext:value-type="float">
            <text:p>0.00</text:p>
          </table:table-cell>
          <table:table-cell table:formula="of:=IF([.C19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77b3b2dd47514434975c0430718a6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13]=&quot;NA&quot;; &quot;NA&quot;; ([.B1913]-[.C1913]))" office:value-type="float" office:value="0" calcext:value-type="float">
            <text:p>0.00</text:p>
          </table:table-cell>
          <table:table-cell table:formula="of:=IF([.C19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b92eee46f2ab71de912ca3a81ed7fb</text:p>
          </table:table-cell>
          <table:table-cell office:value-type="float" office:value="30" calcext:value-type="float">
            <text:p>30.00</text:p>
          </table:table-cell>
          <table:table-cell office:value-type="float" office:value="25" calcext:value-type="float">
            <text:p>25.00</text:p>
          </table:table-cell>
          <table:table-cell table:formula="of:=IF([.C1914]=&quot;NA&quot;; &quot;NA&quot;; ([.B1914]-[.C1914]))" office:value-type="float" office:value="5" calcext:value-type="float">
            <text:p>5.00</text:p>
          </table:table-cell>
          <table:table-cell table:formula="of:=IF([.C19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c76a516a37c15b042f2104e64ce3a8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915]=&quot;NA&quot;; &quot;NA&quot;; ([.B1915]-[.C1915]))" office:value-type="float" office:value="0" calcext:value-type="float">
            <text:p>0.00</text:p>
          </table:table-cell>
          <table:table-cell table:formula="of:=IF([.C19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e1f46c60de55099250027f83047ab1</text:p>
          </table:table-cell>
          <table:table-cell office:value-type="float" office:value="22.5" calcext:value-type="float">
            <text:p>22.50</text:p>
          </table:table-cell>
          <table:table-cell office:value-type="float" office:value="23.75" calcext:value-type="float">
            <text:p>23.75</text:p>
          </table:table-cell>
          <table:table-cell table:formula="of:=IF([.C1916]=&quot;NA&quot;; &quot;NA&quot;; ([.B1916]-[.C1916]))" office:value-type="float" office:value="-1.25" calcext:value-type="float">
            <text:p>-1.25</text:p>
          </table:table-cell>
          <table:table-cell table:formula="of:=IF([.C19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e43fabed7e6f72007d675392e4e08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17]=&quot;NA&quot;; &quot;NA&quot;; ([.B1917]-[.C1917]))" office:value-type="float" office:value="0" calcext:value-type="float">
            <text:p>0.00</text:p>
          </table:table-cell>
          <table:table-cell table:formula="of:=IF([.C19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ee9336753c92457964dc5642157603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1918]=&quot;NA&quot;; &quot;NA&quot;; ([.B1918]-[.C1918]))" office:value-type="float" office:value="0" calcext:value-type="float">
            <text:p>0.00</text:p>
          </table:table-cell>
          <table:table-cell table:formula="of:=IF([.C19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f90818e3e87c0bbefe83ad3cfe27e1</text:p>
          </table:table-cell>
          <table:table-cell office:value-type="float" office:value="1240" calcext:value-type="float">
            <text:p>1240.00</text:p>
          </table:table-cell>
          <table:table-cell office:value-type="float" office:value="1280" calcext:value-type="float">
            <text:p>1280.00</text:p>
          </table:table-cell>
          <table:table-cell table:formula="of:=IF([.C1919]=&quot;NA&quot;; &quot;NA&quot;; ([.B1919]-[.C1919]))" office:value-type="float" office:value="-40" calcext:value-type="float">
            <text:p>-40.00</text:p>
          </table:table-cell>
          <table:table-cell table:formula="of:=IF([.C19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fec928cdee35de86f445324c5a737d</text:p>
          </table:table-cell>
          <table:table-cell table:number-columns-repeated="2" office:value-type="float" office:value="22.5" calcext:value-type="float">
            <text:p>22.50</text:p>
          </table:table-cell>
          <table:table-cell table:formula="of:=IF([.C1920]=&quot;NA&quot;; &quot;NA&quot;; ([.B1920]-[.C1920]))" office:value-type="float" office:value="0" calcext:value-type="float">
            <text:p>0.00</text:p>
          </table:table-cell>
          <table:table-cell table:formula="of:=IF([.C19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221c27fd6cc3d013b3310e3c77f8a4</text:p>
          </table:table-cell>
          <table:table-cell office:value-type="float" office:value="3.75" calcext:value-type="float">
            <text:p>3.75</text:p>
          </table:table-cell>
          <table:table-cell office:value-type="float" office:value="1.25" calcext:value-type="float">
            <text:p>1.25</text:p>
          </table:table-cell>
          <table:table-cell table:formula="of:=IF([.C1921]=&quot;NA&quot;; &quot;NA&quot;; ([.B1921]-[.C1921]))" office:value-type="float" office:value="2.5" calcext:value-type="float">
            <text:p>2.50</text:p>
          </table:table-cell>
          <table:table-cell table:formula="of:=IF([.C19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2575126ae1757d17799801b9dba3a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22]=&quot;NA&quot;; &quot;NA&quot;; ([.B1922]-[.C1922]))" office:value-type="float" office:value="0" calcext:value-type="float">
            <text:p>0.00</text:p>
          </table:table-cell>
          <table:table-cell table:formula="of:=IF([.C19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263087783a8e867bfe470a2c3d9d48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1923]=&quot;NA&quot;; &quot;NA&quot;; ([.B1923]-[.C1923]))" office:value-type="float" office:value="-1.25" calcext:value-type="float">
            <text:p>-1.25</text:p>
          </table:table-cell>
          <table:table-cell table:formula="of:=IF([.C19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26b4d9a8ef1f29a98c20cc1e49b740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924]=&quot;NA&quot;; &quot;NA&quot;; ([.B1924]-[.C1924]))" office:value-type="float" office:value="0" calcext:value-type="float">
            <text:p>0.00</text:p>
          </table:table-cell>
          <table:table-cell table:formula="of:=IF([.C19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30b1a54013d281112327170548e420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925]=&quot;NA&quot;; &quot;NA&quot;; ([.B1925]-[.C1925]))" office:value-type="float" office:value="0" calcext:value-type="float">
            <text:p>0.00</text:p>
          </table:table-cell>
          <table:table-cell table:formula="of:=IF([.C19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31440cd7b84206cb59b5ef77009a8b</text:p>
          </table:table-cell>
          <table:table-cell office:value-type="float" office:value="18.75" calcext:value-type="float">
            <text:p>18.75</text:p>
          </table:table-cell>
          <table:table-cell office:value-type="float" office:value="17.5" calcext:value-type="float">
            <text:p>17.50</text:p>
          </table:table-cell>
          <table:table-cell table:formula="of:=IF([.C1926]=&quot;NA&quot;; &quot;NA&quot;; ([.B1926]-[.C1926]))" office:value-type="float" office:value="1.25" calcext:value-type="float">
            <text:p>1.25</text:p>
          </table:table-cell>
          <table:table-cell table:formula="of:=IF([.C19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4eb9357b36bd1218fe970c01749af4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27]=&quot;NA&quot;; &quot;NA&quot;; ([.B1927]-[.C1927]))" office:value-type="float" office:value="0" calcext:value-type="float">
            <text:p>0.00</text:p>
          </table:table-cell>
          <table:table-cell table:formula="of:=IF([.C19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4f70d54beced163ded200ebb576753</text:p>
          </table:table-cell>
          <table:table-cell office:value-type="float" office:value="11.25" calcext:value-type="float">
            <text:p>11.25</text:p>
          </table:table-cell>
          <table:table-cell office:value-type="float" office:value="12.5" calcext:value-type="float">
            <text:p>12.50</text:p>
          </table:table-cell>
          <table:table-cell table:formula="of:=IF([.C1928]=&quot;NA&quot;; &quot;NA&quot;; ([.B1928]-[.C1928]))" office:value-type="float" office:value="-1.25" calcext:value-type="float">
            <text:p>-1.25</text:p>
          </table:table-cell>
          <table:table-cell table:formula="of:=IF([.C19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5644031c95e68d4492f11bc2070fe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29]=&quot;NA&quot;; &quot;NA&quot;; ([.B1929]-[.C1929]))" office:value-type="string" office:string-value="NA" calcext:value-type="string">
            <text:p>NA</text:p>
          </table:table-cell>
          <table:table-cell table:formula="of:=IF([.C192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7aa0e3e5883617b68779047b251f79</text:p>
          </table:table-cell>
          <table:table-cell office:value-type="float" office:value="16.25" calcext:value-type="float">
            <text:p>16.25</text:p>
          </table:table-cell>
          <table:table-cell office:value-type="float" office:value="17.5" calcext:value-type="float">
            <text:p>17.50</text:p>
          </table:table-cell>
          <table:table-cell table:formula="of:=IF([.C1930]=&quot;NA&quot;; &quot;NA&quot;; ([.B1930]-[.C1930]))" office:value-type="float" office:value="-1.25" calcext:value-type="float">
            <text:p>-1.25</text:p>
          </table:table-cell>
          <table:table-cell table:formula="of:=IF([.C19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7ef046cc85a35f3b0a195c884948e8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C1931]=&quot;NA&quot;; &quot;NA&quot;; ([.B1931]-[.C1931]))" office:value-type="float" office:value="-5" calcext:value-type="float">
            <text:p>-5.00</text:p>
          </table:table-cell>
          <table:table-cell table:formula="of:=IF([.C19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8f74e9a979e5d53f8ed32a40c87213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A</text:p>
          </table:table-cell>
          <table:table-cell table:formula="of:=IF([.C1932]=&quot;NA&quot;; &quot;NA&quot;; ([.B1932]-[.C1932]))" office:value-type="string" office:string-value="NA" calcext:value-type="string">
            <text:p>NA</text:p>
          </table:table-cell>
          <table:table-cell table:formula="of:=IF([.C193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95241682b55ef58780d42e203191e8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33]=&quot;NA&quot;; &quot;NA&quot;; ([.B1933]-[.C1933]))" office:value-type="string" office:string-value="NA" calcext:value-type="string">
            <text:p>NA</text:p>
          </table:table-cell>
          <table:table-cell table:formula="of:=IF([.C193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95acd2c9598a4871f2c5998278000fa</text:p>
          </table:table-cell>
          <table:table-cell table:number-columns-repeated="2" office:value-type="float" office:value="35" calcext:value-type="float">
            <text:p>35.00</text:p>
          </table:table-cell>
          <table:table-cell table:formula="of:=IF([.C1934]=&quot;NA&quot;; &quot;NA&quot;; ([.B1934]-[.C1934]))" office:value-type="float" office:value="0" calcext:value-type="float">
            <text:p>0.00</text:p>
          </table:table-cell>
          <table:table-cell table:formula="of:=IF([.C19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95d0a1dd184ebfd8812e10ae40f28e1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935]=&quot;NA&quot;; &quot;NA&quot;; ([.B1935]-[.C1935]))" office:value-type="float" office:value="0" calcext:value-type="float">
            <text:p>0.00</text:p>
          </table:table-cell>
          <table:table-cell table:formula="of:=IF([.C19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9b62a59764f672bf9b28df057835b6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36]=&quot;NA&quot;; &quot;NA&quot;; ([.B1936]-[.C1936]))" office:value-type="float" office:value="0" calcext:value-type="float">
            <text:p>0.00</text:p>
          </table:table-cell>
          <table:table-cell table:formula="of:=IF([.C19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0727f14d27e24812b5fd5344a4419d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937]=&quot;NA&quot;; &quot;NA&quot;; ([.B1937]-[.C1937]))" office:value-type="float" office:value="0" calcext:value-type="float">
            <text:p>0.00</text:p>
          </table:table-cell>
          <table:table-cell table:formula="of:=IF([.C19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0f18c16266883ae4cdb76668e8b709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938]=&quot;NA&quot;; &quot;NA&quot;; ([.B1938]-[.C1938]))" office:value-type="float" office:value="0" calcext:value-type="float">
            <text:p>0.00</text:p>
          </table:table-cell>
          <table:table-cell table:formula="of:=IF([.C19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1f2e07cfb3f55fbf2b879235d420a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39]=&quot;NA&quot;; &quot;NA&quot;; ([.B1939]-[.C1939]))" office:value-type="float" office:value="0" calcext:value-type="float">
            <text:p>0.00</text:p>
          </table:table-cell>
          <table:table-cell table:formula="of:=IF([.C19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3d124f9d364c8ea8b0d24ba199df3c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40]=&quot;NA&quot;; &quot;NA&quot;; ([.B1940]-[.C1940]))" office:value-type="string" office:string-value="NA" calcext:value-type="string">
            <text:p>NA</text:p>
          </table:table-cell>
          <table:table-cell table:formula="of:=IF([.C194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4f828a360454b8e0037c28ab660914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NA</text:p>
          </table:table-cell>
          <table:table-cell table:formula="of:=IF([.C1941]=&quot;NA&quot;; &quot;NA&quot;; ([.B1941]-[.C1941]))" office:value-type="string" office:string-value="NA" calcext:value-type="string">
            <text:p>NA</text:p>
          </table:table-cell>
          <table:table-cell table:formula="of:=IF([.C194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65fe45c33ce14cf5a392269d16116f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1942]=&quot;NA&quot;; &quot;NA&quot;; ([.B1942]-[.C1942]))" office:value-type="string" office:string-value="NA" calcext:value-type="string">
            <text:p>NA</text:p>
          </table:table-cell>
          <table:table-cell table:formula="of:=IF([.C1942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84227701aa979dfcdafda08926c024</text:p>
          </table:table-cell>
          <table:table-cell office:value-type="float" office:value="23.75" calcext:value-type="float">
            <text:p>23.75</text:p>
          </table:table-cell>
          <table:table-cell office:value-type="float" office:value="25" calcext:value-type="float">
            <text:p>25.00</text:p>
          </table:table-cell>
          <table:table-cell table:formula="of:=IF([.C1943]=&quot;NA&quot;; &quot;NA&quot;; ([.B1943]-[.C1943]))" office:value-type="float" office:value="-1.25" calcext:value-type="float">
            <text:p>-1.25</text:p>
          </table:table-cell>
          <table:table-cell table:formula="of:=IF([.C19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9e52db4bc7cfa33d5bf1e62a05757a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44]=&quot;NA&quot;; &quot;NA&quot;; ([.B1944]-[.C1944]))" office:value-type="string" office:string-value="NA" calcext:value-type="string">
            <text:p>NA</text:p>
          </table:table-cell>
          <table:table-cell table:formula="of:=IF([.C194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afe5736443d064079b138a401acba5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945]=&quot;NA&quot;; &quot;NA&quot;; ([.B1945]-[.C1945]))" office:value-type="float" office:value="0" calcext:value-type="float">
            <text:p>0.00</text:p>
          </table:table-cell>
          <table:table-cell table:formula="of:=IF([.C19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bf54836abe49b44a528a436878d2d3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946]=&quot;NA&quot;; &quot;NA&quot;; ([.B1946]-[.C1946]))" office:value-type="float" office:value="0" calcext:value-type="float">
            <text:p>0.00</text:p>
          </table:table-cell>
          <table:table-cell table:formula="of:=IF([.C19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c007e57e75bc20200cc6f99b48a92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47]=&quot;NA&quot;; &quot;NA&quot;; ([.B1947]-[.C1947]))" office:value-type="float" office:value="0" calcext:value-type="float">
            <text:p>0.00</text:p>
          </table:table-cell>
          <table:table-cell table:formula="of:=IF([.C19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c549cebe0869fe9cfb57ce4518aaa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48]=&quot;NA&quot;; &quot;NA&quot;; ([.B1948]-[.C1948]))" office:value-type="float" office:value="0" calcext:value-type="float">
            <text:p>0.00</text:p>
          </table:table-cell>
          <table:table-cell table:formula="of:=IF([.C19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e429aad79ae98a7a9e873ccbca17d9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table:formula="of:=IF([.C1949]=&quot;NA&quot;; &quot;NA&quot;; ([.B1949]-[.C1949]))" office:value-type="float" office:value="-1.25" calcext:value-type="float">
            <text:p>-1.25</text:p>
          </table:table-cell>
          <table:table-cell table:formula="of:=IF([.C19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f204f6018a7740499f38f046aebc1e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950]=&quot;NA&quot;; &quot;NA&quot;; ([.B1950]-[.C1950]))" office:value-type="float" office:value="0" calcext:value-type="float">
            <text:p>0.00</text:p>
          </table:table-cell>
          <table:table-cell table:formula="of:=IF([.C19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0968ab80847db6567668ac4ec4485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951]=&quot;NA&quot;; &quot;NA&quot;; ([.B1951]-[.C1951]))" office:value-type="float" office:value="0" calcext:value-type="float">
            <text:p>0.00</text:p>
          </table:table-cell>
          <table:table-cell table:formula="of:=IF([.C19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15325d77777f1b12a464fb77e92b33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0</text:p>
          </table:table-cell>
          <table:table-cell table:formula="of:=IF([.C1952]=&quot;NA&quot;; &quot;NA&quot;; ([.B1952]-[.C1952]))" office:value-type="float" office:value="-1.25" calcext:value-type="float">
            <text:p>-1.25</text:p>
          </table:table-cell>
          <table:table-cell table:formula="of:=IF([.C19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3e92107e6ee293fd7b9f4490e5c232</text:p>
          </table:table-cell>
          <table:table-cell office:value-type="float" office:value="115" calcext:value-type="float">
            <text:p>115.00</text:p>
          </table:table-cell>
          <table:table-cell office:value-type="float" office:value="105" calcext:value-type="float">
            <text:p>105.00</text:p>
          </table:table-cell>
          <table:table-cell table:formula="of:=IF([.C1953]=&quot;NA&quot;; &quot;NA&quot;; ([.B1953]-[.C1953]))" office:value-type="float" office:value="10" calcext:value-type="float">
            <text:p>10.00</text:p>
          </table:table-cell>
          <table:table-cell table:formula="of:=IF([.C19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6953bc9443dbdd7d872107082b6145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1954]=&quot;NA&quot;; &quot;NA&quot;; ([.B1954]-[.C1954]))" office:value-type="float" office:value="0" calcext:value-type="float">
            <text:p>0.00</text:p>
          </table:table-cell>
          <table:table-cell table:formula="of:=IF([.C19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b3f44caa36b5fbebe2b5356ae845ad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955]=&quot;NA&quot;; &quot;NA&quot;; ([.B1955]-[.C1955]))" office:value-type="float" office:value="0" calcext:value-type="float">
            <text:p>0.00</text:p>
          </table:table-cell>
          <table:table-cell table:formula="of:=IF([.C19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110896aa98bff92823322b39a0bf23</text:p>
          </table:table-cell>
          <table:table-cell office:value-type="float" office:value="5" calcext:value-type="float">
            <text:p>5.00</text:p>
          </table:table-cell>
          <table:table-cell office:value-type="float" office:value="1.25" calcext:value-type="float">
            <text:p>1.25</text:p>
          </table:table-cell>
          <table:table-cell table:formula="of:=IF([.C1956]=&quot;NA&quot;; &quot;NA&quot;; ([.B1956]-[.C1956]))" office:value-type="float" office:value="3.75" calcext:value-type="float">
            <text:p>3.75</text:p>
          </table:table-cell>
          <table:table-cell table:formula="of:=IF([.C19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144564c88e3739f0fbe89906706e0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57]=&quot;NA&quot;; &quot;NA&quot;; ([.B1957]-[.C1957]))" office:value-type="string" office:string-value="NA" calcext:value-type="string">
            <text:p>NA</text:p>
          </table:table-cell>
          <table:table-cell table:formula="of:=IF([.C195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28a7d0ba69694d3574b73f831bad7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58]=&quot;NA&quot;; &quot;NA&quot;; ([.B1958]-[.C1958]))" office:value-type="float" office:value="0" calcext:value-type="float">
            <text:p>0.00</text:p>
          </table:table-cell>
          <table:table-cell table:formula="of:=IF([.C19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2cb734518363c9aa5ae904f772b7e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59]=&quot;NA&quot;; &quot;NA&quot;; ([.B1959]-[.C1959]))" office:value-type="string" office:string-value="NA" calcext:value-type="string">
            <text:p>NA</text:p>
          </table:table-cell>
          <table:table-cell table:formula="of:=IF([.C195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90549de50f26af018d012899902cb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60]=&quot;NA&quot;; &quot;NA&quot;; ([.B1960]-[.C1960]))" office:value-type="float" office:value="0" calcext:value-type="float">
            <text:p>0.00</text:p>
          </table:table-cell>
          <table:table-cell table:formula="of:=IF([.C196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954793ff856045ed3df78ceec58d9c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1961]=&quot;NA&quot;; &quot;NA&quot;; ([.B1961]-[.C1961]))" office:value-type="float" office:value="0" calcext:value-type="float">
            <text:p>0.00</text:p>
          </table:table-cell>
          <table:table-cell table:formula="of:=IF([.C19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b69bde73ada9a091cc98621d6c99d6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1962]=&quot;NA&quot;; &quot;NA&quot;; ([.B1962]-[.C1962]))" office:value-type="float" office:value="-1.25" calcext:value-type="float">
            <text:p>-1.25</text:p>
          </table:table-cell>
          <table:table-cell table:formula="of:=IF([.C19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6bf05f9ea3f2de57e6f57224cfe0b1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963]=&quot;NA&quot;; &quot;NA&quot;; ([.B1963]-[.C1963]))" office:value-type="float" office:value="0" calcext:value-type="float">
            <text:p>0.00</text:p>
          </table:table-cell>
          <table:table-cell table:formula="of:=IF([.C19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a9f67f1f7b3a0a23d9792ef775a8ed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1964]=&quot;NA&quot;; &quot;NA&quot;; ([.B1964]-[.C1964]))" office:value-type="float" office:value="0" calcext:value-type="float">
            <text:p>0.00</text:p>
          </table:table-cell>
          <table:table-cell table:formula="of:=IF([.C19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ef62e6f053a075584df3570766c87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65]=&quot;NA&quot;; &quot;NA&quot;; ([.B1965]-[.C1965]))" office:value-type="float" office:value="0" calcext:value-type="float">
            <text:p>0.00</text:p>
          </table:table-cell>
          <table:table-cell table:formula="of:=IF([.C19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04a454fb0b76aa8a726f3172a204e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66]=&quot;NA&quot;; &quot;NA&quot;; ([.B1966]-[.C1966]))" office:value-type="float" office:value="0" calcext:value-type="float">
            <text:p>0.00</text:p>
          </table:table-cell>
          <table:table-cell table:formula="of:=IF([.C19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0737bd4e0ca6955ac8fd75eeae34ae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967]=&quot;NA&quot;; &quot;NA&quot;; ([.B1967]-[.C1967]))" office:value-type="float" office:value="0" calcext:value-type="float">
            <text:p>0.00</text:p>
          </table:table-cell>
          <table:table-cell table:formula="of:=IF([.C196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0f3089b5a6675645b9292eda761c1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68]=&quot;NA&quot;; &quot;NA&quot;; ([.B1968]-[.C1968]))" office:value-type="float" office:value="0" calcext:value-type="float">
            <text:p>0.00</text:p>
          </table:table-cell>
          <table:table-cell table:formula="of:=IF([.C196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2c8c9a73e894ec812ee0c16ebabd1d</text:p>
          </table:table-cell>
          <table:table-cell table:number-columns-repeated="2" office:value-type="float" office:value="17.5" calcext:value-type="float">
            <text:p>17.50</text:p>
          </table:table-cell>
          <table:table-cell table:formula="of:=IF([.C1969]=&quot;NA&quot;; &quot;NA&quot;; ([.B1969]-[.C1969]))" office:value-type="float" office:value="0" calcext:value-type="float">
            <text:p>0.00</text:p>
          </table:table-cell>
          <table:table-cell table:formula="of:=IF([.C19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4a19259edf11e9e90005773cb8ad16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1970]=&quot;NA&quot;; &quot;NA&quot;; ([.B1970]-[.C1970]))" office:value-type="float" office:value="0" calcext:value-type="float">
            <text:p>0.00</text:p>
          </table:table-cell>
          <table:table-cell table:formula="of:=IF([.C19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74642f59b5c4b818d42f7a630f7e2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71]=&quot;NA&quot;; &quot;NA&quot;; ([.B1971]-[.C1971]))" office:value-type="float" office:value="0" calcext:value-type="float">
            <text:p>0.00</text:p>
          </table:table-cell>
          <table:table-cell table:formula="of:=IF([.C19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a3e62ef771958a7f1f1816cd7463fa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1972]=&quot;NA&quot;; &quot;NA&quot;; ([.B1972]-[.C1972]))" office:value-type="float" office:value="0" calcext:value-type="float">
            <text:p>0.00</text:p>
          </table:table-cell>
          <table:table-cell table:formula="of:=IF([.C19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edef516fc6392b14c3968ee7ffb028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1973]=&quot;NA&quot;; &quot;NA&quot;; ([.B1973]-[.C1973]))" office:value-type="float" office:value="0" calcext:value-type="float">
            <text:p>0.00</text:p>
          </table:table-cell>
          <table:table-cell table:formula="of:=IF([.C19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1ca01f617499ba65b621f7d9fb966e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1974]=&quot;NA&quot;; &quot;NA&quot;; ([.B1974]-[.C1974]))" office:value-type="string" office:string-value="NA" calcext:value-type="string">
            <text:p>NA</text:p>
          </table:table-cell>
          <table:table-cell table:formula="of:=IF([.C1974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285b4434ca947168ec09b54336c68e</text:p>
          </table:table-cell>
          <table:table-cell office:value-type="float" office:value="85" calcext:value-type="float">
            <text:p>85.00</text:p>
          </table:table-cell>
          <table:table-cell office:value-type="float" office:value="90" calcext:value-type="float">
            <text:p>90.00</text:p>
          </table:table-cell>
          <table:table-cell table:formula="of:=IF([.C1975]=&quot;NA&quot;; &quot;NA&quot;; ([.B1975]-[.C1975]))" office:value-type="float" office:value="-5" calcext:value-type="float">
            <text:p>-5.00</text:p>
          </table:table-cell>
          <table:table-cell table:formula="of:=IF([.C19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2a9be1807118400564624959a671b4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1976]=&quot;NA&quot;; &quot;NA&quot;; ([.B1976]-[.C1976]))" office:value-type="float" office:value="0" calcext:value-type="float">
            <text:p>0.00</text:p>
          </table:table-cell>
          <table:table-cell table:formula="of:=IF([.C19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368a47ec318c792ea365add5f9f443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1977]=&quot;NA&quot;; &quot;NA&quot;; ([.B1977]-[.C1977]))" office:value-type="float" office:value="0" calcext:value-type="float">
            <text:p>0.00</text:p>
          </table:table-cell>
          <table:table-cell table:formula="of:=IF([.C19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83f24a712864f1781209fb34eb0fa6</text:p>
          </table:table-cell>
          <table:table-cell table:number-columns-repeated="2" office:value-type="float" office:value="22.5" calcext:value-type="float">
            <text:p>22.50</text:p>
          </table:table-cell>
          <table:table-cell table:formula="of:=IF([.C1978]=&quot;NA&quot;; &quot;NA&quot;; ([.B1978]-[.C1978]))" office:value-type="float" office:value="0" calcext:value-type="float">
            <text:p>0.00</text:p>
          </table:table-cell>
          <table:table-cell table:formula="of:=IF([.C19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ac905a7a46c8c29fd25e56ef9ca3e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79]=&quot;NA&quot;; &quot;NA&quot;; ([.B1979]-[.C1979]))" office:value-type="float" office:value="0" calcext:value-type="float">
            <text:p>0.00</text:p>
          </table:table-cell>
          <table:table-cell table:formula="of:=IF([.C19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b2393c11f06d5f3773779a3430b6b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80]=&quot;NA&quot;; &quot;NA&quot;; ([.B1980]-[.C1980]))" office:value-type="string" office:string-value="NA" calcext:value-type="string">
            <text:p>NA</text:p>
          </table:table-cell>
          <table:table-cell table:formula="of:=IF([.C198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e8a6192c2405d78f8fd8bc7a85e05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81]=&quot;NA&quot;; &quot;NA&quot;; ([.B1981]-[.C1981]))" office:value-type="float" office:value="0" calcext:value-type="float">
            <text:p>0.00</text:p>
          </table:table-cell>
          <table:table-cell table:formula="of:=IF([.C19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eaf597dd634038f79b48c8382baee6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IF([.C1982]=&quot;NA&quot;; &quot;NA&quot;; ([.B1982]-[.C1982]))" office:value-type="float" office:value="-5" calcext:value-type="float">
            <text:p>-5.00</text:p>
          </table:table-cell>
          <table:table-cell table:formula="of:=IF([.C19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f724ef3f568039248fbfedb2643b67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983]=&quot;NA&quot;; &quot;NA&quot;; ([.B1983]-[.C1983]))" office:value-type="float" office:value="0" calcext:value-type="float">
            <text:p>0.00</text:p>
          </table:table-cell>
          <table:table-cell table:formula="of:=IF([.C19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05c3bb22f6785587abb0ae6ff6ccc5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1984]=&quot;NA&quot;; &quot;NA&quot;; ([.B1984]-[.C1984]))" office:value-type="float" office:value="0" calcext:value-type="float">
            <text:p>0.00</text:p>
          </table:table-cell>
          <table:table-cell table:formula="of:=IF([.C19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05fccd5308438d31a74348b726f390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985]=&quot;NA&quot;; &quot;NA&quot;; ([.B1985]-[.C1985]))" office:value-type="float" office:value="0" calcext:value-type="float">
            <text:p>0.00</text:p>
          </table:table-cell>
          <table:table-cell table:formula="of:=IF([.C19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0754c1f86499169dd6eac41e0760dc3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1986]=&quot;NA&quot;; &quot;NA&quot;; ([.B1986]-[.C1986]))" office:value-type="float" office:value="0" calcext:value-type="float">
            <text:p>0.00</text:p>
          </table:table-cell>
          <table:table-cell table:formula="of:=IF([.C19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0bfbb98416315a6b61a5007abdb611e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987]=&quot;NA&quot;; &quot;NA&quot;; ([.B1987]-[.C1987]))" office:value-type="float" office:value="0" calcext:value-type="float">
            <text:p>0.00</text:p>
          </table:table-cell>
          <table:table-cell table:formula="of:=IF([.C19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0cf726fe8fda1f32d084390607fbe2c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1988]=&quot;NA&quot;; &quot;NA&quot;; ([.B1988]-[.C1988]))" office:value-type="float" office:value="0" calcext:value-type="float">
            <text:p>0.00</text:p>
          </table:table-cell>
          <table:table-cell table:formula="of:=IF([.C19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0ed2228780b0046fc54a5b063288765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1989]=&quot;NA&quot;; &quot;NA&quot;; ([.B1989]-[.C1989]))" office:value-type="float" office:value="-1.25" calcext:value-type="float">
            <text:p>-1.25</text:p>
          </table:table-cell>
          <table:table-cell table:formula="of:=IF([.C19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0edea95764d211864a91664d8383f4c</text:p>
          </table:table-cell>
          <table:table-cell office:value-type="float" office:value="13.75" calcext:value-type="float">
            <text:p>13.75</text:p>
          </table:table-cell>
          <table:table-cell office:value-type="float" office:value="12.5" calcext:value-type="float">
            <text:p>12.50</text:p>
          </table:table-cell>
          <table:table-cell table:formula="of:=IF([.C1990]=&quot;NA&quot;; &quot;NA&quot;; ([.B1990]-[.C1990]))" office:value-type="float" office:value="1.25" calcext:value-type="float">
            <text:p>1.25</text:p>
          </table:table-cell>
          <table:table-cell table:formula="of:=IF([.C19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f58f36e03780d0a50293af92cfaf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1991]=&quot;NA&quot;; &quot;NA&quot;; ([.B1991]-[.C1991]))" office:value-type="float" office:value="0" calcext:value-type="float">
            <text:p>0.00</text:p>
          </table:table-cell>
          <table:table-cell table:formula="of:=IF([.C19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e7784ae8905a1bc2a786fd7150647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1992]=&quot;NA&quot;; &quot;NA&quot;; ([.B1992]-[.C1992]))" office:value-type="float" office:value="0" calcext:value-type="float">
            <text:p>0.00</text:p>
          </table:table-cell>
          <table:table-cell table:formula="of:=IF([.C19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6924b614ffdc2d136f1d2111eaf0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93]=&quot;NA&quot;; &quot;NA&quot;; ([.B1993]-[.C1993]))" office:value-type="string" office:string-value="NA" calcext:value-type="string">
            <text:p>NA</text:p>
          </table:table-cell>
          <table:table-cell table:formula="of:=IF([.C1993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dfac909c80e53f616018658fb4dd9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1994]=&quot;NA&quot;; &quot;NA&quot;; ([.B1994]-[.C1994]))" office:value-type="float" office:value="-1.25" calcext:value-type="float">
            <text:p>-1.25</text:p>
          </table:table-cell>
          <table:table-cell table:formula="of:=IF([.C19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dfab5643a6b1a94a46569982f8cc5</text:p>
          </table:table-cell>
          <table:table-cell table:number-columns-repeated="2" office:value-type="float" office:value="21.25" calcext:value-type="float">
            <text:p>21.25</text:p>
          </table:table-cell>
          <table:table-cell table:formula="of:=IF([.C1995]=&quot;NA&quot;; &quot;NA&quot;; ([.B1995]-[.C1995]))" office:value-type="float" office:value="0" calcext:value-type="float">
            <text:p>0.00</text:p>
          </table:table-cell>
          <table:table-cell table:formula="of:=IF([.C19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716e8c0997925e02903f3d620a42e2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1996]=&quot;NA&quot;; &quot;NA&quot;; ([.B1996]-[.C1996]))" office:value-type="float" office:value="0" calcext:value-type="float">
            <text:p>0.00</text:p>
          </table:table-cell>
          <table:table-cell table:formula="of:=IF([.C19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cda4e1a3da3b73bbe257ae33016789</text:p>
          </table:table-cell>
          <table:table-cell office:value-type="float" office:value="2.5" calcext:value-type="float">
            <text:p>2.50</text:p>
          </table:table-cell>
          <table:table-cell office:value-type="float" office:value="1.25" calcext:value-type="float">
            <text:p>1.25</text:p>
          </table:table-cell>
          <table:table-cell table:formula="of:=IF([.C1997]=&quot;NA&quot;; &quot;NA&quot;; ([.B1997]-[.C1997]))" office:value-type="float" office:value="1.25" calcext:value-type="float">
            <text:p>1.25</text:p>
          </table:table-cell>
          <table:table-cell table:formula="of:=IF([.C19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d6e8d9fe4c2d559f1c64c9df81b5d2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1998]=&quot;NA&quot;; &quot;NA&quot;; ([.B1998]-[.C1998]))" office:value-type="float" office:value="-1.25" calcext:value-type="float">
            <text:p>-1.25</text:p>
          </table:table-cell>
          <table:table-cell table:formula="of:=IF([.C19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d731e43e0801e9b8b009f225b9433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1999]=&quot;NA&quot;; &quot;NA&quot;; ([.B1999]-[.C1999]))" office:value-type="string" office:string-value="NA" calcext:value-type="string">
            <text:p>NA</text:p>
          </table:table-cell>
          <table:table-cell table:formula="of:=IF([.C199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3c5d6832cd13b654597a02407470f6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C2000]=&quot;NA&quot;; &quot;NA&quot;; ([.B2000]-[.C2000]))" office:value-type="float" office:value="0" calcext:value-type="float">
            <text:p>0.00</text:p>
          </table:table-cell>
          <table:table-cell table:formula="of:=IF([.C20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66c219df09614ecf67f76e344e755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01]=&quot;NA&quot;; &quot;NA&quot;; ([.B2001]-[.C2001]))" office:value-type="float" office:value="0" calcext:value-type="float">
            <text:p>0.00</text:p>
          </table:table-cell>
          <table:table-cell table:formula="of:=IF([.C200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8a87e550869614aa59c4478a0c229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02]=&quot;NA&quot;; &quot;NA&quot;; ([.B2002]-[.C2002]))" office:value-type="float" office:value="0" calcext:value-type="float">
            <text:p>0.00</text:p>
          </table:table-cell>
          <table:table-cell table:formula="of:=IF([.C20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e7b4947dd4c2a3d7f71638c7abee19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003]=&quot;NA&quot;; &quot;NA&quot;; ([.B2003]-[.C2003]))" office:value-type="float" office:value="0" calcext:value-type="float">
            <text:p>0.00</text:p>
          </table:table-cell>
          <table:table-cell table:formula="of:=IF([.C20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eb91afb78475d95e118e314e48f879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table:formula="of:=IF([.C2004]=&quot;NA&quot;; &quot;NA&quot;; ([.B2004]-[.C2004]))" office:value-type="float" office:value="-5" calcext:value-type="float">
            <text:p>-5.00</text:p>
          </table:table-cell>
          <table:table-cell table:formula="of:=IF([.C20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05c82758d637897aa099375f5170c6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005]=&quot;NA&quot;; &quot;NA&quot;; ([.B2005]-[.C2005]))" office:value-type="float" office:value="0" calcext:value-type="float">
            <text:p>0.00</text:p>
          </table:table-cell>
          <table:table-cell table:formula="of:=IF([.C20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08880ca618e62d5cf7b7912ca1da00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2006]=&quot;NA&quot;; &quot;NA&quot;; ([.B2006]-[.C2006]))" office:value-type="float" office:value="0" calcext:value-type="float">
            <text:p>0.00</text:p>
          </table:table-cell>
          <table:table-cell table:formula="of:=IF([.C20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2eb8f17277674ca22558672b671622</text:p>
          </table:table-cell>
          <table:table-cell office:value-type="float" office:value="140" calcext:value-type="float">
            <text:p>140.00</text:p>
          </table:table-cell>
          <table:table-cell office:value-type="float" office:value="145" calcext:value-type="float">
            <text:p>145.00</text:p>
          </table:table-cell>
          <table:table-cell table:formula="of:=IF([.C2007]=&quot;NA&quot;; &quot;NA&quot;; ([.B2007]-[.C2007]))" office:value-type="float" office:value="-5" calcext:value-type="float">
            <text:p>-5.00</text:p>
          </table:table-cell>
          <table:table-cell table:formula="of:=IF([.C20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39ee6ef7cbf22619b03bfa34e5a4a0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2008]=&quot;NA&quot;; &quot;NA&quot;; ([.B2008]-[.C2008]))" office:value-type="float" office:value="-1.25" calcext:value-type="float">
            <text:p>-1.25</text:p>
          </table:table-cell>
          <table:table-cell table:formula="of:=IF([.C20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62f7a1cd00a16e9d91740a6723af0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2009]=&quot;NA&quot;; &quot;NA&quot;; ([.B2009]-[.C2009]))" office:value-type="string" office:string-value="NA" calcext:value-type="string">
            <text:p>NA</text:p>
          </table:table-cell>
          <table:table-cell table:formula="of:=IF([.C2009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6dba0030f49799a90a4d4e4db6ec1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10]=&quot;NA&quot;; &quot;NA&quot;; ([.B2010]-[.C2010]))" office:value-type="float" office:value="0" calcext:value-type="float">
            <text:p>0.00</text:p>
          </table:table-cell>
          <table:table-cell table:formula="of:=IF([.C20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7e23342b34acd33f7d0884e686d34d</text:p>
          </table:table-cell>
          <table:table-cell table:number-columns-repeated="2" office:value-type="float" office:value="18.75" calcext:value-type="float">
            <text:p>18.75</text:p>
          </table:table-cell>
          <table:table-cell table:formula="of:=IF([.C2011]=&quot;NA&quot;; &quot;NA&quot;; ([.B2011]-[.C2011]))" office:value-type="float" office:value="0" calcext:value-type="float">
            <text:p>0.00</text:p>
          </table:table-cell>
          <table:table-cell table:formula="of:=IF([.C20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9310adb510947aae9feb60584bf6d6</text:p>
          </table:table-cell>
          <table:table-cell office:value-type="float" office:value="15" calcext:value-type="float">
            <text:p>15.00</text:p>
          </table:table-cell>
          <table:table-cell office:value-type="float" office:value="16.25" calcext:value-type="float">
            <text:p>16.25</text:p>
          </table:table-cell>
          <table:table-cell table:formula="of:=IF([.C2012]=&quot;NA&quot;; &quot;NA&quot;; ([.B2012]-[.C2012]))" office:value-type="float" office:value="-1.25" calcext:value-type="float">
            <text:p>-1.25</text:p>
          </table:table-cell>
          <table:table-cell table:formula="of:=IF([.C201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a1bea58c00c0fb67e4955054b9d1f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13]=&quot;NA&quot;; &quot;NA&quot;; ([.B2013]-[.C2013]))" office:value-type="float" office:value="0" calcext:value-type="float">
            <text:p>0.00</text:p>
          </table:table-cell>
          <table:table-cell table:formula="of:=IF([.C201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107cade70976eed8e7287624fb3ebf</text:p>
          </table:table-cell>
          <table:table-cell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  <table:table-cell table:formula="of:=IF([.C2014]=&quot;NA&quot;; &quot;NA&quot;; ([.B2014]-[.C2014]))" office:value-type="float" office:value="-5" calcext:value-type="float">
            <text:p>-5.00</text:p>
          </table:table-cell>
          <table:table-cell table:formula="of:=IF([.C201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1f66b1a3490ad155786f6ddd1f16d5</text:p>
          </table:table-cell>
          <table:table-cell office:value-type="float" office:value="385" calcext:value-type="float">
            <text:p>385.00</text:p>
          </table:table-cell>
          <table:table-cell office:value-type="float" office:value="400" calcext:value-type="float">
            <text:p>400.00</text:p>
          </table:table-cell>
          <table:table-cell table:formula="of:=IF([.C2015]=&quot;NA&quot;; &quot;NA&quot;; ([.B2015]-[.C2015]))" office:value-type="float" office:value="-15" calcext:value-type="float">
            <text:p>-15.00</text:p>
          </table:table-cell>
          <table:table-cell table:formula="of:=IF([.C201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99872d1adc698fe0145896867069e0</text:p>
          </table:table-cell>
          <table:table-cell office:value-type="float" office:value="50" calcext:value-type="float">
            <text:p>50.00</text:p>
          </table:table-cell>
          <table:table-cell office:value-type="float" office:value="3.75" calcext:value-type="float">
            <text:p>3.75</text:p>
          </table:table-cell>
          <table:table-cell table:formula="of:=IF([.C2016]=&quot;NA&quot;; &quot;NA&quot;; ([.B2016]-[.C2016]))" office:value-type="float" office:value="46.25" calcext:value-type="float">
            <text:p>46.25</text:p>
          </table:table-cell>
          <table:table-cell table:formula="of:=IF([.C201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c38dcf72336193a55f83d53db873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017]=&quot;NA&quot;; &quot;NA&quot;; ([.B2017]-[.C2017]))" office:value-type="float" office:value="0" calcext:value-type="float">
            <text:p>0.00</text:p>
          </table:table-cell>
          <table:table-cell table:formula="of:=IF([.C201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d70940fd6330add993460d81593b87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2018]=&quot;NA&quot;; &quot;NA&quot;; ([.B2018]-[.C2018]))" office:value-type="float" office:value="0" calcext:value-type="float">
            <text:p>0.00</text:p>
          </table:table-cell>
          <table:table-cell table:formula="of:=IF([.C201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1b483c50a7438f647ceae05459979b</text:p>
          </table:table-cell>
          <table:table-cell office:value-type="float" office:value="11.25" calcext:value-type="float">
            <text:p>11.25</text:p>
          </table:table-cell>
          <table:table-cell office:value-type="float" office:value="10" calcext:value-type="float">
            <text:p>10.00</text:p>
          </table:table-cell>
          <table:table-cell table:formula="of:=IF([.C2019]=&quot;NA&quot;; &quot;NA&quot;; ([.B2019]-[.C2019]))" office:value-type="float" office:value="1.25" calcext:value-type="float">
            <text:p>1.25</text:p>
          </table:table-cell>
          <table:table-cell table:formula="of:=IF([.C201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4f51af9ccd1bb3b38fcd02e290b997</text:p>
          </table:table-cell>
          <table:table-cell office:value-type="float" office:value="2.5" calcext:value-type="float">
            <text:p>2.50</text:p>
          </table:table-cell>
          <table:table-cell office:value-type="float" office:value="3.75" calcext:value-type="float">
            <text:p>3.75</text:p>
          </table:table-cell>
          <table:table-cell table:formula="of:=IF([.C2020]=&quot;NA&quot;; &quot;NA&quot;; ([.B2020]-[.C2020]))" office:value-type="float" office:value="-1.25" calcext:value-type="float">
            <text:p>-1.25</text:p>
          </table:table-cell>
          <table:table-cell table:formula="of:=IF([.C202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5273555197291a829d2e88d15bc595</text:p>
          </table:table-cell>
          <table:table-cell office:value-type="float" office:value="180" calcext:value-type="float">
            <text:p>180.00</text:p>
          </table:table-cell>
          <table:table-cell office:value-type="float" office:value="175" calcext:value-type="float">
            <text:p>175.00</text:p>
          </table:table-cell>
          <table:table-cell table:formula="of:=IF([.C2021]=&quot;NA&quot;; &quot;NA&quot;; ([.B2021]-[.C2021]))" office:value-type="float" office:value="5" calcext:value-type="float">
            <text:p>5.00</text:p>
          </table:table-cell>
          <table:table-cell table:formula="of:=IF([.C202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4eac38bf29e3b056603f0b05d970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22]=&quot;NA&quot;; &quot;NA&quot;; ([.B2022]-[.C2022]))" office:value-type="float" office:value="0" calcext:value-type="float">
            <text:p>0.00</text:p>
          </table:table-cell>
          <table:table-cell table:formula="of:=IF([.C202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af71894ee2d45b646b15420cc1383</text:p>
          </table:table-cell>
          <table:table-cell office:value-type="float" office:value="10" calcext:value-type="float">
            <text:p>10.00</text:p>
          </table:table-cell>
          <table:table-cell office:value-type="float" office:value="11.25" calcext:value-type="float">
            <text:p>11.25</text:p>
          </table:table-cell>
          <table:table-cell table:formula="of:=IF([.C2023]=&quot;NA&quot;; &quot;NA&quot;; ([.B2023]-[.C2023]))" office:value-type="float" office:value="-1.25" calcext:value-type="float">
            <text:p>-1.25</text:p>
          </table:table-cell>
          <table:table-cell table:formula="of:=IF([.C202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c3c415aa30caf0cf987fa6200fed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24]=&quot;NA&quot;; &quot;NA&quot;; ([.B2024]-[.C2024]))" office:value-type="float" office:value="0" calcext:value-type="float">
            <text:p>0.00</text:p>
          </table:table-cell>
          <table:table-cell table:formula="of:=IF([.C202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fb714a11887c6895d914de404bd9e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2025]=&quot;NA&quot;; &quot;NA&quot;; ([.B2025]-[.C2025]))" office:value-type="float" office:value="0" calcext:value-type="float">
            <text:p>0.00</text:p>
          </table:table-cell>
          <table:table-cell table:formula="of:=IF([.C202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cce458fb3532c38dd1757b8fbe9eca</text:p>
          </table:table-cell>
          <table:table-cell office:value-type="float" office:value="120" calcext:value-type="float">
            <text:p>120.00</text:p>
          </table:table-cell>
          <table:table-cell office:value-type="float" office:value="125" calcext:value-type="float">
            <text:p>125.00</text:p>
          </table:table-cell>
          <table:table-cell table:formula="of:=IF([.C2026]=&quot;NA&quot;; &quot;NA&quot;; ([.B2026]-[.C2026]))" office:value-type="float" office:value="-5" calcext:value-type="float">
            <text:p>-5.00</text:p>
          </table:table-cell>
          <table:table-cell table:formula="of:=IF([.C202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e5133282f34c97a70111a4a79fa11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2027]=&quot;NA&quot;; &quot;NA&quot;; ([.B2027]-[.C2027]))" office:value-type="float" office:value="-5" calcext:value-type="float">
            <text:p>-5.00</text:p>
          </table:table-cell>
          <table:table-cell table:formula="of:=IF([.C202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fd733d4afa02693e4e9ba478fee918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2028]=&quot;NA&quot;; &quot;NA&quot;; ([.B2028]-[.C2028]))" office:value-type="float" office:value="0" calcext:value-type="float">
            <text:p>0.00</text:p>
          </table:table-cell>
          <table:table-cell table:formula="of:=IF([.C202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195972997938251791122cebb16c84</text:p>
          </table:table-cell>
          <table:table-cell table:number-columns-repeated="2" office:value-type="float" office:value="18.75" calcext:value-type="float">
            <text:p>18.75</text:p>
          </table:table-cell>
          <table:table-cell table:formula="of:=IF([.C2029]=&quot;NA&quot;; &quot;NA&quot;; ([.B2029]-[.C2029]))" office:value-type="float" office:value="0" calcext:value-type="float">
            <text:p>0.00</text:p>
          </table:table-cell>
          <table:table-cell table:formula="of:=IF([.C202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1973ca0b0c665ab69fcdaa164ddca2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2030]=&quot;NA&quot;; &quot;NA&quot;; ([.B2030]-[.C2030]))" office:value-type="float" office:value="0" calcext:value-type="float">
            <text:p>0.00</text:p>
          </table:table-cell>
          <table:table-cell table:formula="of:=IF([.C203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1bd18142e8ccfd5907f1a4e1bbcb7f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031]=&quot;NA&quot;; &quot;NA&quot;; ([.B2031]-[.C2031]))" office:value-type="float" office:value="0" calcext:value-type="float">
            <text:p>0.00</text:p>
          </table:table-cell>
          <table:table-cell table:formula="of:=IF([.C203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27742aed8627f590792f711c651913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C2032]=&quot;NA&quot;; &quot;NA&quot;; ([.B2032]-[.C2032]))" office:value-type="float" office:value="0" calcext:value-type="float">
            <text:p>0.00</text:p>
          </table:table-cell>
          <table:table-cell table:formula="of:=IF([.C203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2f1c9cf854337001f5479fe4ce4115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.00</text:p>
          </table:table-cell>
          <table:table-cell table:formula="of:=IF([.C2033]=&quot;NA&quot;; &quot;NA&quot;; ([.B2033]-[.C2033]))" office:value-type="float" office:value="-1.25" calcext:value-type="float">
            <text:p>-1.25</text:p>
          </table:table-cell>
          <table:table-cell table:formula="of:=IF([.C203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3b0e183a641ad9afce477e6be19d2c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2034]=&quot;NA&quot;; &quot;NA&quot;; ([.B2034]-[.C2034]))" office:value-type="float" office:value="0" calcext:value-type="float">
            <text:p>0.00</text:p>
          </table:table-cell>
          <table:table-cell table:formula="of:=IF([.C203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6216541a960a17279f61db1e1054fc</text:p>
          </table:table-cell>
          <table:table-cell office:value-type="float" office:value="85" calcext:value-type="float">
            <text:p>85.00</text:p>
          </table:table-cell>
          <table:table-cell office:value-type="float" office:value="90" calcext:value-type="float">
            <text:p>90.00</text:p>
          </table:table-cell>
          <table:table-cell table:formula="of:=IF([.C2035]=&quot;NA&quot;; &quot;NA&quot;; ([.B2035]-[.C2035]))" office:value-type="float" office:value="-5" calcext:value-type="float">
            <text:p>-5.00</text:p>
          </table:table-cell>
          <table:table-cell table:formula="of:=IF([.C203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97feb4e17a75eded452dee9e8eaaa0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2036]=&quot;NA&quot;; &quot;NA&quot;; ([.B2036]-[.C2036]))" office:value-type="float" office:value="0" calcext:value-type="float">
            <text:p>0.00</text:p>
          </table:table-cell>
          <table:table-cell table:formula="of:=IF([.C203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c8aa817ca3f418a8024efcf57a47b0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2037]=&quot;NA&quot;; &quot;NA&quot;; ([.B2037]-[.C2037]))" office:value-type="float" office:value="0" calcext:value-type="float">
            <text:p>0.00</text:p>
          </table:table-cell>
          <table:table-cell table:formula="of:=IF([.C203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e9b9c140a2363fd623bfe0048f2425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formula="of:=IF([.C2038]=&quot;NA&quot;; &quot;NA&quot;; ([.B2038]-[.C2038]))" office:value-type="float" office:value="-5" calcext:value-type="float">
            <text:p>-5.00</text:p>
          </table:table-cell>
          <table:table-cell table:formula="of:=IF([.C203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ea44c6b89a6e4bbb14fe2c271ee30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039]=&quot;NA&quot;; &quot;NA&quot;; ([.B2039]-[.C2039]))" office:value-type="float" office:value="0" calcext:value-type="float">
            <text:p>0.00</text:p>
          </table:table-cell>
          <table:table-cell table:formula="of:=IF([.C203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eee1f53dabdb723178a21d40ff9b66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IF([.C2040]=&quot;NA&quot;; &quot;NA&quot;; ([.B2040]-[.C2040]))" office:value-type="float" office:value="0" calcext:value-type="float">
            <text:p>0.00</text:p>
          </table:table-cell>
          <table:table-cell table:formula="of:=IF([.C204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2659fbed483943f15529be3e7995c0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41]=&quot;NA&quot;; &quot;NA&quot;; ([.B2041]-[.C2041]))" office:value-type="float" office:value="0" calcext:value-type="float">
            <text:p>0.00</text:p>
          </table:table-cell>
          <table:table-cell table:formula="of:=IF([.C204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52ca9d048980b674c19d9fb78333c6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table:formula="of:=IF([.C2042]=&quot;NA&quot;; &quot;NA&quot;; ([.B2042]-[.C2042]))" office:value-type="float" office:value="-5" calcext:value-type="float">
            <text:p>-5.00</text:p>
          </table:table-cell>
          <table:table-cell table:formula="of:=IF([.C204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6d9c65b2a7fdd1b25166ae9418782b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IF([.C2043]=&quot;NA&quot;; &quot;NA&quot;; ([.B2043]-[.C2043]))" office:value-type="float" office:value="0" calcext:value-type="float">
            <text:p>0.00</text:p>
          </table:table-cell>
          <table:table-cell table:formula="of:=IF([.C204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8b6e501c0b04a4b25ec91bd160723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44]=&quot;NA&quot;; &quot;NA&quot;; ([.B2044]-[.C2044]))" office:value-type="float" office:value="0" calcext:value-type="float">
            <text:p>0.00</text:p>
          </table:table-cell>
          <table:table-cell table:formula="of:=IF([.C204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9c3844182df30807787b404834bfd9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.00</text:p>
          </table:table-cell>
          <table:table-cell table:formula="of:=IF([.C2045]=&quot;NA&quot;; &quot;NA&quot;; ([.B2045]-[.C2045]))" office:value-type="float" office:value="-1.25" calcext:value-type="float">
            <text:p>-1.25</text:p>
          </table:table-cell>
          <table:table-cell table:formula="of:=IF([.C204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0e67c24c8b4f3b40ab74e5229e2c2</text:p>
          </table:table-cell>
          <table:table-cell table:number-columns-repeated="2" office:value-type="float" office:value="22.5" calcext:value-type="float">
            <text:p>22.50</text:p>
          </table:table-cell>
          <table:table-cell table:formula="of:=IF([.C2046]=&quot;NA&quot;; &quot;NA&quot;; ([.B2046]-[.C2046]))" office:value-type="float" office:value="0" calcext:value-type="float">
            <text:p>0.00</text:p>
          </table:table-cell>
          <table:table-cell table:formula="of:=IF([.C204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1213672bc1c63acc6fb1acdd51f558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2047]=&quot;NA&quot;; &quot;NA&quot;; ([.B2047]-[.C2047]))" office:value-type="float" office:value="0" calcext:value-type="float">
            <text:p>0.00</text:p>
          </table:table-cell>
          <table:table-cell table:formula="of:=IF([.C204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379242f9d94fc6e9783b15170749f9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IF([.C2048]=&quot;NA&quot;; &quot;NA&quot;; ([.B2048]-[.C2048]))" office:value-type="float" office:value="0" calcext:value-type="float">
            <text:p>0.00</text:p>
          </table:table-cell>
          <table:table-cell table:formula="of:=IF([.C204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42f4a3fe5f23bdaa9efd535273cfb2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2049]=&quot;NA&quot;; &quot;NA&quot;; ([.B2049]-[.C2049]))" office:value-type="float" office:value="0" calcext:value-type="float">
            <text:p>0.00</text:p>
          </table:table-cell>
          <table:table-cell table:formula="of:=IF([.C204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5d969512b3394e3c613af468d1d18a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50]=&quot;NA&quot;; &quot;NA&quot;; ([.B2050]-[.C2050]))" office:value-type="float" office:value="0" calcext:value-type="float">
            <text:p>0.00</text:p>
          </table:table-cell>
          <table:table-cell table:formula="of:=IF([.C205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ad6212e13e1ace2220547b03ab8241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2051]=&quot;NA&quot;; &quot;NA&quot;; ([.B2051]-[.C2051]))" office:value-type="float" office:value="-1.25" calcext:value-type="float">
            <text:p>-1.25</text:p>
          </table:table-cell>
          <table:table-cell table:formula="of:=IF([.C205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d40d94eb39f95f0f580dd071ccca3b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2052]=&quot;NA&quot;; &quot;NA&quot;; ([.B2052]-[.C2052]))" office:value-type="float" office:value="-5" calcext:value-type="float">
            <text:p>-5.00</text:p>
          </table:table-cell>
          <table:table-cell table:formula="of:=IF([.C205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da52c753a04935bd4e2380e71ebfff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2053]=&quot;NA&quot;; &quot;NA&quot;; ([.B2053]-[.C2053]))" office:value-type="float" office:value="0" calcext:value-type="float">
            <text:p>0.00</text:p>
          </table:table-cell>
          <table:table-cell table:formula="of:=IF([.C205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dd3793de1f830b583d00f91b3dd79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54]=&quot;NA&quot;; &quot;NA&quot;; ([.B2054]-[.C2054]))" office:value-type="float" office:value="0" calcext:value-type="float">
            <text:p>0.00</text:p>
          </table:table-cell>
          <table:table-cell table:formula="of:=IF([.C205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fab9b305ab0a92b976e51b386650e6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IF([.C2055]=&quot;NA&quot;; &quot;NA&quot;; ([.B2055]-[.C2055]))" office:value-type="float" office:value="0" calcext:value-type="float">
            <text:p>0.00</text:p>
          </table:table-cell>
          <table:table-cell table:formula="of:=IF([.C205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22620a5164f5ae8cbb689f87e1413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56]=&quot;NA&quot;; &quot;NA&quot;; ([.B2056]-[.C2056]))" office:value-type="float" office:value="0" calcext:value-type="float">
            <text:p>0.00</text:p>
          </table:table-cell>
          <table:table-cell table:formula="of:=IF([.C205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2af401f9d0bf51ed5c6d621427edc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57]=&quot;NA&quot;; &quot;NA&quot;; ([.B2057]-[.C2057]))" office:value-type="float" office:value="0" calcext:value-type="float">
            <text:p>0.00</text:p>
          </table:table-cell>
          <table:table-cell table:formula="of:=IF([.C205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37cab50085de9d2c54b6a7980a096c</text:p>
          </table:table-cell>
          <table:table-cell office:value-type="float" office:value="8.75" calcext:value-type="float">
            <text:p>8.75</text:p>
          </table:table-cell>
          <table:table-cell office:value-type="float" office:value="6.25" calcext:value-type="float">
            <text:p>6.25</text:p>
          </table:table-cell>
          <table:table-cell table:formula="of:=IF([.C2058]=&quot;NA&quot;; &quot;NA&quot;; ([.B2058]-[.C2058]))" office:value-type="float" office:value="2.5" calcext:value-type="float">
            <text:p>2.50</text:p>
          </table:table-cell>
          <table:table-cell table:formula="of:=IF([.C205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77703c3a06398c85ac8e34968c8b9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59]=&quot;NA&quot;; &quot;NA&quot;; ([.B2059]-[.C2059]))" office:value-type="float" office:value="0" calcext:value-type="float">
            <text:p>0.00</text:p>
          </table:table-cell>
          <table:table-cell table:formula="of:=IF([.C205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94d3abb35780210e0327bad1d77579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</text:p>
          </table:table-cell>
          <table:table-cell table:formula="of:=IF([.C2060]=&quot;NA&quot;; &quot;NA&quot;; ([.B2060]-[.C2060]))" office:value-type="string" office:string-value="NA" calcext:value-type="string">
            <text:p>NA</text:p>
          </table:table-cell>
          <table:table-cell table:formula="of:=IF([.C2060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99d223b1cbf879460bd088ded9d1d8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61]=&quot;NA&quot;; &quot;NA&quot;; ([.B2061]-[.C2061]))" office:value-type="float" office:value="0" calcext:value-type="float">
            <text:p>0.00</text:p>
          </table:table-cell>
          <table:table-cell table:formula="of:=IF([.C206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3222c3c184dad559ffe5d9a96a4fe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62]=&quot;NA&quot;; &quot;NA&quot;; ([.B2062]-[.C2062]))" office:value-type="float" office:value="0" calcext:value-type="float">
            <text:p>0.00</text:p>
          </table:table-cell>
          <table:table-cell table:formula="of:=IF([.C206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37ebe5cad4e08ba77304c85f3f21c3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63]=&quot;NA&quot;; &quot;NA&quot;; ([.B2063]-[.C2063]))" office:value-type="float" office:value="0" calcext:value-type="float">
            <text:p>0.00</text:p>
          </table:table-cell>
          <table:table-cell table:formula="of:=IF([.C206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4cc5e166d567a0fe6d803f1349d958</text:p>
          </table:table-cell>
          <table:table-cell office:value-type="float" office:value="5" calcext:value-type="float">
            <text:p>5.00</text:p>
          </table:table-cell>
          <table:table-cell office:value-type="float" office:value="1.25" calcext:value-type="float">
            <text:p>1.25</text:p>
          </table:table-cell>
          <table:table-cell table:formula="of:=IF([.C2064]=&quot;NA&quot;; &quot;NA&quot;; ([.B2064]-[.C2064]))" office:value-type="float" office:value="3.75" calcext:value-type="float">
            <text:p>3.75</text:p>
          </table:table-cell>
          <table:table-cell table:formula="of:=IF([.C206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64800755c6ce65079e9778e1680770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.00</text:p>
          </table:table-cell>
          <table:table-cell table:formula="of:=IF([.C2065]=&quot;NA&quot;; &quot;NA&quot;; ([.B2065]-[.C2065]))" office:value-type="float" office:value="-1.25" calcext:value-type="float">
            <text:p>-1.25</text:p>
          </table:table-cell>
          <table:table-cell table:formula="of:=IF([.C206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d71feb3d00fb7df54be7e079b21b6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66]=&quot;NA&quot;; &quot;NA&quot;; ([.B2066]-[.C2066]))" office:value-type="float" office:value="0" calcext:value-type="float">
            <text:p>0.00</text:p>
          </table:table-cell>
          <table:table-cell table:formula="of:=IF([.C206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0144117840fceb8c3cc56c68592eb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A</text:p>
          </table:table-cell>
          <table:table-cell table:formula="of:=IF([.C2067]=&quot;NA&quot;; &quot;NA&quot;; ([.B2067]-[.C2067]))" office:value-type="string" office:string-value="NA" calcext:value-type="string">
            <text:p>NA</text:p>
          </table:table-cell>
          <table:table-cell table:formula="of:=IF([.C2067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1a102c39d89387876003df2830c01b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2068]=&quot;NA&quot;; &quot;NA&quot;; ([.B2068]-[.C2068]))" office:value-type="string" office:string-value="NA" calcext:value-type="string">
            <text:p>NA</text:p>
          </table:table-cell>
          <table:table-cell table:formula="of:=IF([.C2068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2241204128347687bc3e2ac6762d59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2069]=&quot;NA&quot;; &quot;NA&quot;; ([.B2069]-[.C2069]))" office:value-type="float" office:value="0" calcext:value-type="float">
            <text:p>0.00</text:p>
          </table:table-cell>
          <table:table-cell table:formula="of:=IF([.C206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3f0673803f915287cd5ac3a3394e66</text:p>
          </table:table-cell>
          <table:table-cell table:number-columns-repeated="2" office:value-type="float" office:value="8.75" calcext:value-type="float">
            <text:p>8.75</text:p>
          </table:table-cell>
          <table:table-cell table:formula="of:=IF([.C2070]=&quot;NA&quot;; &quot;NA&quot;; ([.B2070]-[.C2070]))" office:value-type="float" office:value="0" calcext:value-type="float">
            <text:p>0.00</text:p>
          </table:table-cell>
          <table:table-cell table:formula="of:=IF([.C207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411d4675c1a0360e132df8d41c6046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071]=&quot;NA&quot;; &quot;NA&quot;; ([.B2071]-[.C2071]))" office:value-type="float" office:value="0" calcext:value-type="float">
            <text:p>0.00</text:p>
          </table:table-cell>
          <table:table-cell table:formula="of:=IF([.C207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66e039cc17a2022aee58de9853ba3b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72]=&quot;NA&quot;; &quot;NA&quot;; ([.B2072]-[.C2072]))" office:value-type="float" office:value="0" calcext:value-type="float">
            <text:p>0.00</text:p>
          </table:table-cell>
          <table:table-cell table:formula="of:=IF([.C207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aa9ad38365baf185e3db993677dd25</text:p>
          </table:table-cell>
          <table:table-cell table:number-columns-repeated="2" office:value-type="float" office:value="45" calcext:value-type="float">
            <text:p>45.00</text:p>
          </table:table-cell>
          <table:table-cell table:formula="of:=IF([.C2073]=&quot;NA&quot;; &quot;NA&quot;; ([.B2073]-[.C2073]))" office:value-type="float" office:value="0" calcext:value-type="float">
            <text:p>0.00</text:p>
          </table:table-cell>
          <table:table-cell table:formula="of:=IF([.C207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afd481fda92df08cc3f2e2515778ec</text:p>
          </table:table-cell>
          <table:table-cell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  <table:table-cell table:formula="of:=IF([.C2074]=&quot;NA&quot;; &quot;NA&quot;; ([.B2074]-[.C2074]))" office:value-type="float" office:value="-5" calcext:value-type="float">
            <text:p>-5.00</text:p>
          </table:table-cell>
          <table:table-cell table:formula="of:=IF([.C207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b39e73dcda2b7b5e13410b86b789f8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IF([.C2075]=&quot;NA&quot;; &quot;NA&quot;; ([.B2075]-[.C2075]))" office:value-type="float" office:value="0" calcext:value-type="float">
            <text:p>0.00</text:p>
          </table:table-cell>
          <table:table-cell table:formula="of:=IF([.C207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d60bc83edcb82dd820a429fa5398f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76]=&quot;NA&quot;; &quot;NA&quot;; ([.B2076]-[.C2076]))" office:value-type="float" office:value="0" calcext:value-type="float">
            <text:p>0.00</text:p>
          </table:table-cell>
          <table:table-cell table:formula="of:=IF([.C207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df05466d41d356c65a79fe889487a0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formula="of:=IF([.C2077]=&quot;NA&quot;; &quot;NA&quot;; ([.B2077]-[.C2077]))" office:value-type="float" office:value="-5" calcext:value-type="float">
            <text:p>-5.00</text:p>
          </table:table-cell>
          <table:table-cell table:formula="of:=IF([.C207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09617a6aa15bba714569198522806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78]=&quot;NA&quot;; &quot;NA&quot;; ([.B2078]-[.C2078]))" office:value-type="float" office:value="0" calcext:value-type="float">
            <text:p>0.00</text:p>
          </table:table-cell>
          <table:table-cell table:formula="of:=IF([.C207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16b878dc21ccad243b41c66d9f9c4f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79]=&quot;NA&quot;; &quot;NA&quot;; ([.B2079]-[.C2079]))" office:value-type="float" office:value="0" calcext:value-type="float">
            <text:p>0.00</text:p>
          </table:table-cell>
          <table:table-cell table:formula="of:=IF([.C207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38b066fe61f9b30ed6598c52a7daeb</text:p>
          </table:table-cell>
          <table:table-cell table:number-columns-repeated="2" office:value-type="float" office:value="25" calcext:value-type="float">
            <text:p>25.00</text:p>
          </table:table-cell>
          <table:table-cell table:formula="of:=IF([.C2080]=&quot;NA&quot;; &quot;NA&quot;; ([.B2080]-[.C2080]))" office:value-type="float" office:value="0" calcext:value-type="float">
            <text:p>0.00</text:p>
          </table:table-cell>
          <table:table-cell table:formula="of:=IF([.C208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de05657ae4b0f0fb6bae43b982888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81]=&quot;NA&quot;; &quot;NA&quot;; ([.B2081]-[.C2081]))" office:value-type="float" office:value="0" calcext:value-type="float">
            <text:p>0.00</text:p>
          </table:table-cell>
          <table:table-cell table:formula="of:=IF([.C208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f9ee463557e206157a53eaaf7172f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82]=&quot;NA&quot;; &quot;NA&quot;; ([.B2082]-[.C2082]))" office:value-type="float" office:value="0" calcext:value-type="float">
            <text:p>0.00</text:p>
          </table:table-cell>
          <table:table-cell table:formula="of:=IF([.C208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218494f0ee4ee3dc880eeb84ddc586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2083]=&quot;NA&quot;; &quot;NA&quot;; ([.B2083]-[.C2083]))" office:value-type="float" office:value="-1.25" calcext:value-type="float">
            <text:p>-1.25</text:p>
          </table:table-cell>
          <table:table-cell table:formula="of:=IF([.C208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25c3e54e51190721bbc15c5085a508</text:p>
          </table:table-cell>
          <table:table-cell office:value-type="float" office:value="3960" calcext:value-type="float">
            <text:p>3960.00</text:p>
          </table:table-cell>
          <table:table-cell office:value-type="float" office:value="4120" calcext:value-type="float">
            <text:p>4120.00</text:p>
          </table:table-cell>
          <table:table-cell table:formula="of:=IF([.C2084]=&quot;NA&quot;; &quot;NA&quot;; ([.B2084]-[.C2084]))" office:value-type="float" office:value="-160" calcext:value-type="float">
            <text:p>-160.00</text:p>
          </table:table-cell>
          <table:table-cell table:formula="of:=IF([.C208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34ab4033fcac5cb3e6dcad6bd2d6c5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2085]=&quot;NA&quot;; &quot;NA&quot;; ([.B2085]-[.C2085]))" office:value-type="float" office:value="0" calcext:value-type="float">
            <text:p>0.00</text:p>
          </table:table-cell>
          <table:table-cell table:formula="of:=IF([.C208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5ef6cdb1c2611dc39e106faea20bb7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2086]=&quot;NA&quot;; &quot;NA&quot;; ([.B2086]-[.C2086]))" office:value-type="float" office:value="0" calcext:value-type="float">
            <text:p>0.00</text:p>
          </table:table-cell>
          <table:table-cell table:formula="of:=IF([.C208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8bf94446105ffa781c54414e287dc6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C2087]=&quot;NA&quot;; &quot;NA&quot;; ([.B2087]-[.C2087]))" office:value-type="float" office:value="0" calcext:value-type="float">
            <text:p>0.00</text:p>
          </table:table-cell>
          <table:table-cell table:formula="of:=IF([.C208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97cd082bacd1fc5244cb71092f0642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088]=&quot;NA&quot;; &quot;NA&quot;; ([.B2088]-[.C2088]))" office:value-type="float" office:value="0" calcext:value-type="float">
            <text:p>0.00</text:p>
          </table:table-cell>
          <table:table-cell table:formula="of:=IF([.C208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a0739e22e485f9c8cf0fcda1ec443f</text:p>
          </table:table-cell>
          <table:table-cell table:number-columns-repeated="2" office:value-type="float" office:value="13.75" calcext:value-type="float">
            <text:p>13.75</text:p>
          </table:table-cell>
          <table:table-cell table:formula="of:=IF([.C2089]=&quot;NA&quot;; &quot;NA&quot;; ([.B2089]-[.C2089]))" office:value-type="float" office:value="0" calcext:value-type="float">
            <text:p>0.00</text:p>
          </table:table-cell>
          <table:table-cell table:formula="of:=IF([.C208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b4d733d80862e93a1e3df98fc487d9</text:p>
          </table:table-cell>
          <table:table-cell office:value-type="float" office:value="5" calcext:value-type="float">
            <text:p>5.00</text:p>
          </table:table-cell>
          <table:table-cell office:value-type="float" office:value="6.25" calcext:value-type="float">
            <text:p>6.25</text:p>
          </table:table-cell>
          <table:table-cell table:formula="of:=IF([.C2090]=&quot;NA&quot;; &quot;NA&quot;; ([.B2090]-[.C2090]))" office:value-type="float" office:value="-1.25" calcext:value-type="float">
            <text:p>-1.25</text:p>
          </table:table-cell>
          <table:table-cell table:formula="of:=IF([.C209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b8dfc010b5e72295e4abf530876ed9</text:p>
          </table:table-cell>
          <table:table-cell office:value-type="float" office:value="25" calcext:value-type="float">
            <text:p>25.00</text:p>
          </table:table-cell>
          <table:table-cell office:value-type="float" office:value="23.75" calcext:value-type="float">
            <text:p>23.75</text:p>
          </table:table-cell>
          <table:table-cell table:formula="of:=IF([.C2091]=&quot;NA&quot;; &quot;NA&quot;; ([.B2091]-[.C2091]))" office:value-type="float" office:value="1.25" calcext:value-type="float">
            <text:p>1.25</text:p>
          </table:table-cell>
          <table:table-cell table:formula="of:=IF([.C209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c4e9c8c0ae77b5efac53572bd06fb6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92]=&quot;NA&quot;; &quot;NA&quot;; ([.B2092]-[.C2092]))" office:value-type="float" office:value="0" calcext:value-type="float">
            <text:p>0.00</text:p>
          </table:table-cell>
          <table:table-cell table:formula="of:=IF([.C209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c7e04c70a57f8963fb823f619e8964</text:p>
          </table:table-cell>
          <table:table-cell office:value-type="float" office:value="20" calcext:value-type="float">
            <text:p>20.00</text:p>
          </table:table-cell>
          <table:table-cell office:value-type="float" office:value="21.25" calcext:value-type="float">
            <text:p>21.25</text:p>
          </table:table-cell>
          <table:table-cell table:formula="of:=IF([.C2093]=&quot;NA&quot;; &quot;NA&quot;; ([.B2093]-[.C2093]))" office:value-type="float" office:value="-1.25" calcext:value-type="float">
            <text:p>-1.25</text:p>
          </table:table-cell>
          <table:table-cell table:formula="of:=IF([.C209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c9f8dc8c895c58c0fea2ca0ce6f33f</text:p>
          </table:table-cell>
          <table:table-cell table:number-columns-repeated="2" office:value-type="float" office:value="75" calcext:value-type="float">
            <text:p>75.00</text:p>
          </table:table-cell>
          <table:table-cell table:formula="of:=IF([.C2094]=&quot;NA&quot;; &quot;NA&quot;; ([.B2094]-[.C2094]))" office:value-type="float" office:value="0" calcext:value-type="float">
            <text:p>0.00</text:p>
          </table:table-cell>
          <table:table-cell table:formula="of:=IF([.C209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cf855bfa10a3cb48589eb3532e7fc9</text:p>
          </table:table-cell>
          <table:table-cell table:number-columns-repeated="2" office:value-type="float" office:value="5" calcext:value-type="float">
            <text:p>5.00</text:p>
          </table:table-cell>
          <table:table-cell table:formula="of:=IF([.C2095]=&quot;NA&quot;; &quot;NA&quot;; ([.B2095]-[.C2095]))" office:value-type="float" office:value="0" calcext:value-type="float">
            <text:p>0.00</text:p>
          </table:table-cell>
          <table:table-cell table:formula="of:=IF([.C209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1516ed07b418718ecd87cd95d548b5</text:p>
          </table:table-cell>
          <table:table-cell table:number-columns-repeated="2" office:value-type="float" office:value="7.5" calcext:value-type="float">
            <text:p>7.50</text:p>
          </table:table-cell>
          <table:table-cell table:formula="of:=IF([.C2096]=&quot;NA&quot;; &quot;NA&quot;; ([.B2096]-[.C2096]))" office:value-type="float" office:value="0" calcext:value-type="float">
            <text:p>0.00</text:p>
          </table:table-cell>
          <table:table-cell table:formula="of:=IF([.C209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3288ff15fdb98a1df9de2a73f1b7ed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2097]=&quot;NA&quot;; &quot;NA&quot;; ([.B2097]-[.C2097]))" office:value-type="float" office:value="0" calcext:value-type="float">
            <text:p>0.00</text:p>
          </table:table-cell>
          <table:table-cell table:formula="of:=IF([.C209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43ab277aa6e250ec69786f49228feb</text:p>
          </table:table-cell>
          <table:table-cell table:number-columns-repeated="2" office:value-type="float" office:value="30" calcext:value-type="float">
            <text:p>30.00</text:p>
          </table:table-cell>
          <table:table-cell table:formula="of:=IF([.C2098]=&quot;NA&quot;; &quot;NA&quot;; ([.B2098]-[.C2098]))" office:value-type="float" office:value="0" calcext:value-type="float">
            <text:p>0.00</text:p>
          </table:table-cell>
          <table:table-cell table:formula="of:=IF([.C209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4810fb473ba0ac104029b5c270c24c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099]=&quot;NA&quot;; &quot;NA&quot;; ([.B2099]-[.C2099]))" office:value-type="float" office:value="0" calcext:value-type="float">
            <text:p>0.00</text:p>
          </table:table-cell>
          <table:table-cell table:formula="of:=IF([.C209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64bf018e8544e218a4ab9c02e12ef6</text:p>
          </table:table-cell>
          <table:table-cell office:value-type="float" office:value="12.5" calcext:value-type="float">
            <text:p>12.50</text:p>
          </table:table-cell>
          <table:table-cell office:value-type="float" office:value="13.75" calcext:value-type="float">
            <text:p>13.75</text:p>
          </table:table-cell>
          <table:table-cell table:formula="of:=IF([.C2100]=&quot;NA&quot;; &quot;NA&quot;; ([.B2100]-[.C2100]))" office:value-type="float" office:value="-1.25" calcext:value-type="float">
            <text:p>-1.25</text:p>
          </table:table-cell>
          <table:table-cell table:formula="of:=IF([.C210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b61fcd66f07a1b4b6348182cd46806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NA</text:p>
          </table:table-cell>
          <table:table-cell table:formula="of:=IF([.C2101]=&quot;NA&quot;; &quot;NA&quot;; ([.B2101]-[.C2101]))" office:value-type="string" office:string-value="NA" calcext:value-type="string">
            <text:p>NA</text:p>
          </table:table-cell>
          <table:table-cell table:formula="of:=IF([.C2101]=&quot;NA&quot;;&quot;F&quot;;&quot;T&quot;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ead2f7fbcac15d701b476995871850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102]=&quot;NA&quot;; &quot;NA&quot;; ([.B2102]-[.C2102]))" office:value-type="float" office:value="0" calcext:value-type="float">
            <text:p>0.00</text:p>
          </table:table-cell>
          <table:table-cell table:formula="of:=IF([.C2102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faf48f10784c16cbbe467a17e8f247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103]=&quot;NA&quot;; &quot;NA&quot;; ([.B2103]-[.C2103]))" office:value-type="float" office:value="0" calcext:value-type="float">
            <text:p>0.00</text:p>
          </table:table-cell>
          <table:table-cell table:formula="of:=IF([.C2103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23b176b8b8ca7d3fe2a6c0c66323b2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C2104]=&quot;NA&quot;; &quot;NA&quot;; ([.B2104]-[.C2104]))" office:value-type="float" office:value="0" calcext:value-type="float">
            <text:p>0.00</text:p>
          </table:table-cell>
          <table:table-cell table:formula="of:=IF([.C2104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3046d771cdb21b98c680023a4cab49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105]=&quot;NA&quot;; &quot;NA&quot;; ([.B2105]-[.C2105]))" office:value-type="float" office:value="0" calcext:value-type="float">
            <text:p>0.00</text:p>
          </table:table-cell>
          <table:table-cell table:formula="of:=IF([.C2105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5a2ec8deff880b22f7bfdbbe94e902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106]=&quot;NA&quot;; &quot;NA&quot;; ([.B2106]-[.C2106]))" office:value-type="float" office:value="0" calcext:value-type="float">
            <text:p>0.00</text:p>
          </table:table-cell>
          <table:table-cell table:formula="of:=IF([.C2106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7934e4791f6caba5d2264f51988864</text:p>
          </table:table-cell>
          <table:table-cell table:number-columns-repeated="2" office:value-type="float" office:value="15" calcext:value-type="float">
            <text:p>15.00</text:p>
          </table:table-cell>
          <table:table-cell table:formula="of:=IF([.C2107]=&quot;NA&quot;; &quot;NA&quot;; ([.B2107]-[.C2107]))" office:value-type="float" office:value="0" calcext:value-type="float">
            <text:p>0.00</text:p>
          </table:table-cell>
          <table:table-cell table:formula="of:=IF([.C2107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9195b402d9fce448863768acbf1d12</text:p>
          </table:table-cell>
          <table:table-cell table:number-columns-repeated="2" office:value-type="float" office:value="6.25" calcext:value-type="float">
            <text:p>6.25</text:p>
          </table:table-cell>
          <table:table-cell table:formula="of:=IF([.C2108]=&quot;NA&quot;; &quot;NA&quot;; ([.B2108]-[.C2108]))" office:value-type="float" office:value="0" calcext:value-type="float">
            <text:p>0.00</text:p>
          </table:table-cell>
          <table:table-cell table:formula="of:=IF([.C2108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a5262a0e8273bc250a7cca70f49b3d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IF([.C2109]=&quot;NA&quot;; &quot;NA&quot;; ([.B2109]-[.C2109]))" office:value-type="float" office:value="0" calcext:value-type="float">
            <text:p>0.00</text:p>
          </table:table-cell>
          <table:table-cell table:formula="of:=IF([.C2109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b45ad8a3dfa9c3543f836740ba0224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formula="of:=IF([.C2110]=&quot;NA&quot;; &quot;NA&quot;; ([.B2110]-[.C2110]))" office:value-type="float" office:value="-5" calcext:value-type="float">
            <text:p>-5.00</text:p>
          </table:table-cell>
          <table:table-cell table:formula="of:=IF([.C2110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fa35f85e4f057deac56371bbb21ab7</text:p>
          </table:table-cell>
          <table:table-cell table:number-columns-repeated="2" office:value-type="float" office:value="2.5" calcext:value-type="float">
            <text:p>2.50</text:p>
          </table:table-cell>
          <table:table-cell table:formula="of:=IF([.C2111]=&quot;NA&quot;; &quot;NA&quot;; ([.B2111]-[.C2111]))" office:value-type="float" office:value="0" calcext:value-type="float">
            <text:p>0.00</text:p>
          </table:table-cell>
          <table:table-cell table:formula="of:=IF([.C2111]=&quot;NA&quot;;&quot;F&quot;;&quot;T&quot;)" office:value-type="string" office:string-value="T" calcext:value-type="string">
            <text:p>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00-00-00</text:date>, <text:time style:data-style-name="N2" text:time-value="09:45:51.344152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11:51:52.853404788</dc:date>
    <meta:editing-duration>PT1H8M48S</meta:editing-duration>
    <meta:editing-cycles>5</meta:editing-cycles>
    <meta:generator>LibreOffice/5.4.2.2$Linux_X86_64 LibreOffice_project/40m0$Build-2</meta:generator>
    <meta:document-statistic meta:table-count="1" meta:cell-count="10594" meta:object-count="0"/>
  </office:meta>
</office:document-meta>
</file>